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content.xml" manifest:media-type="text/xml"/>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settings.xml" manifest:media-type="text/xml"/>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
  <manifest:file-entry manifest:full-path="ObjectReplacements/Object 1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0" manifest:media-type=""/>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13/meta.xml" manifest:media-type="text/xml"/>
  <manifest:file-entry manifest:full-path="Object 113/content.xml" manifest:media-type="text/xml"/>
  <manifest:file-entry manifest:full-path="Object 113/styles.xml" manifest:media-type="text/xml"/>
  <manifest:file-entry manifest:full-path="Object 113/" manifest:media-type="application/vnd.oasis.opendocument.chart"/>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4/meta.xml" manifest:media-type="text/xml"/>
  <manifest:file-entry manifest:full-path="Object 114/content.xml" manifest:media-type="text/xml"/>
  <manifest:file-entry manifest:full-path="Object 114/styles.xml" manifest:media-type="text/xml"/>
  <manifest:file-entry manifest:full-path="Object 114/" manifest:media-type="application/vnd.oasis.opendocument.chart"/>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15/meta.xml" manifest:media-type="text/xml"/>
  <manifest:file-entry manifest:full-path="Object 115/content.xml" manifest:media-type="text/xml"/>
  <manifest:file-entry manifest:full-path="Object 115/styles.xml" manifest:media-type="text/xml"/>
  <manifest:file-entry manifest:full-path="Object 115/" manifest:media-type="application/vnd.oasis.opendocument.chart"/>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6/meta.xml" manifest:media-type="text/xml"/>
  <manifest:file-entry manifest:full-path="Object 116/content.xml" manifest:media-type="text/xml"/>
  <manifest:file-entry manifest:full-path="Object 116/styles.xml" manifest:media-type="text/xml"/>
  <manifest:file-entry manifest:full-path="Object 116/" manifest:media-type="application/vnd.oasis.opendocument.chart"/>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17/meta.xml" manifest:media-type="text/xml"/>
  <manifest:file-entry manifest:full-path="Object 117/content.xml" manifest:media-type="text/xml"/>
  <manifest:file-entry manifest:full-path="Object 117/styles.xml" manifest:media-type="text/xml"/>
  <manifest:file-entry manifest:full-path="Object 117/" manifest:media-type="application/vnd.oasis.opendocument.chart"/>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Configurations2/accelerator/current.xml" manifest:media-type=""/>
  <manifest:file-entry manifest:full-path="Object 192/Configurations2/" manifest:media-type="application/vnd.sun.xml.ui.configuration"/>
  <manifest:file-entry manifest:full-path="Object 19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Configurations2/accelerator/current.xml" manifest:media-type=""/>
  <manifest:file-entry manifest:full-path="Object 197/Configurations2/" manifest:media-type="application/vnd.sun.xml.ui.configuration"/>
  <manifest:file-entry manifest:full-path="Object 197/"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98/Pictures/100000000000007F00000076DCB0AC82.png" manifest:media-type="image/png"/>
  <manifest:file-entry manifest:full-path="Object 198/Pictures/10000000000001770000007A70CD4F2B.png" manifest:media-type="image/png"/>
  <manifest:file-entry manifest:full-path="Object 198/settings.xml" manifest:media-type="text/xml"/>
  <manifest:file-entry manifest:full-path="Object 198/content.xml" manifest:media-type="text/xml"/>
  <manifest:file-entry manifest:full-path="Object 198/styles.xml" manifest:media-type="text/xml"/>
  <manifest:file-entry manifest:full-path="Object 198/" manifest:version="1.2" manifest:media-type="application/vnd.oasis.opendocument.graphics"/>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styles.xml" manifest:media-type="text/xml"/>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97/meta.xml" manifest:media-type="text/xml"/>
  <manifest:file-entry manifest:full-path="Object 97/content.xml" manifest:media-type="text/xml"/>
  <manifest:file-entry manifest:full-path="Object 97/styles.xml" manifest:media-type="text/xml"/>
  <manifest:file-entry manifest:full-path="Object 97/" manifest:media-type="application/vnd.oasis.opendocument.chart"/>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Configurations2/accelerator/current.xml" manifest:media-type=""/>
  <manifest:file-entry manifest:full-path="Object 205/Configurations2/" manifest:media-type="application/vnd.sun.xml.ui.configuration"/>
  <manifest:file-entry manifest:full-path="Object 205/"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Configurations2/accelerator/current.xml" manifest:media-type=""/>
  <manifest:file-entry manifest:full-path="Object 210/Configurations2/" manifest:media-type="application/vnd.sun.xml.ui.configuration"/>
  <manifest:file-entry manifest:full-path="Object 210/"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Configurations2/accelerator/current.xml" manifest:media-type=""/>
  <manifest:file-entry manifest:full-path="Object 211/Configurations2/" manifest:media-type="application/vnd.sun.xml.ui.configuration"/>
  <manifest:file-entry manifest:full-path="Object 211/"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Thumbnails/thumbnail.png" manifest:media-type="image/png"/>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7.4813in" fo:margin-left="-0.2569in" table:align="left"/>
    </style:style>
    <style:style style:name="Tabela1.A" style:family="table-column">
      <style:table-column-properties style:column-width="0.7389in"/>
    </style:style>
    <style:style style:name="Tabela1.B" style:family="table-column">
      <style:table-column-properties style:column-width="0.9375in"/>
    </style:style>
    <style:style style:name="Tabela1.C" style:family="table-column">
      <style:table-column-properties style:column-width="0.6535in"/>
    </style:style>
    <style:style style:name="Tabela1.D" style:family="table-column">
      <style:table-column-properties style:column-width="0.6056in"/>
    </style:style>
    <style:style style:name="Tabela1.E" style:family="table-column">
      <style:table-column-properties style:column-width="0.6819in"/>
    </style:style>
    <style:style style:name="Tabela1.F" style:family="table-column">
      <style:table-column-properties style:column-width="0.7104in"/>
    </style:style>
    <style:style style:name="Tabela1.G" style:family="table-column">
      <style:table-column-properties style:column-width="0.8806in"/>
    </style:style>
    <style:style style:name="Tabela1.H" style:family="table-column">
      <style:table-column-properties style:column-width="2.2729in"/>
    </style:style>
    <style:style style:name="Tabela1.1" style:family="table-row">
      <style:table-row-properties style:min-row-height="0.559in"/>
    </style:style>
    <style:style style:name="Tabela1.A1" style:family="table-cell">
      <style:table-cell-properties fo:padding="0.0382in" fo:border-left="0.05pt solid #000000" fo:border-right="none" fo:border-top="0.05pt solid #000000" fo:border-bottom="0.05pt solid #000000"/>
    </style:style>
    <style:style style:name="Tabela1.H1" style:family="table-cell">
      <style:table-cell-properties fo:padding="0.0382in" fo:border="0.05pt solid #000000"/>
    </style:style>
    <style:style style:name="Tabela1.2" style:family="table-row">
      <style:table-row-properties style:min-row-height="0.0097in"/>
    </style:style>
    <style:style style:name="Tabela1.A2" style:family="table-cell">
      <style:table-cell-properties fo:padding="0.0382in" fo:border-left="0.05pt solid #000000" fo:border-right="none" fo:border-top="none" fo:border-bottom="0.05pt solid #000000"/>
    </style:style>
    <style:style style:name="Tabela1.H2" style:family="table-cell">
      <style:table-cell-properties fo:padding="0.0382in" fo:border-left="0.05pt solid #000000" fo:border-right="0.05pt solid #000000" fo:border-top="none" fo:border-bottom="0.05pt solid #000000"/>
    </style:style>
    <style:style style:name="Tabela2" style:family="table">
      <style:table-properties style:width="6.925in" table:align="margins"/>
    </style:style>
    <style:style style:name="Tabela2.A" style:family="table-column">
      <style:table-column-properties style:column-width="1.7313in" style:rel-column-width="16384*"/>
    </style:style>
    <style:style style:name="Tabela2.C" style:family="table-column">
      <style:table-column-properties style:column-width="1.7313in" style:rel-column-width="16383*"/>
    </style:style>
    <style:style style:name="Tabela2.A1" style:family="table-cell">
      <style:table-cell-properties fo:padding="0.0382in" fo:border-left="0.05pt solid #000000" fo:border-right="none" fo:border-top="0.05pt solid #000000" fo:border-bottom="0.05pt solid #000000"/>
    </style:style>
    <style:style style:name="Tabela2.D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 style:family="paragraph" style:parent-style-name="Standard">
      <style:paragraph-properties fo:text-align="center" style:justify-single-word="false"/>
      <style:text-properties fo:font-variant="normal" fo:text-transform="none" fo:color="#000000" style:font-name="Liberation Serif" fo:font-size="8.25pt" fo:letter-spacing="normal" fo:language="en" fo:country="GB" fo:font-style="italic" style:text-underline-style="solid" style:text-underline-width="auto" style:text-underline-color="font-color" fo:font-weight="normal"/>
    </style:style>
    <style:style style:name="P3"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5"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6"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pt" fo:letter-spacing="normal" fo:language="en" fo:country="GB" fo:font-style="normal" fo:font-weight="normal" style:font-size-asian="12pt" style:font-weight-asian="normal" style:font-size-complex="12pt" style:font-weight-complex="normal"/>
    </style:style>
    <style:style style:name="P10" style:family="paragraph" style:parent-style-name="Standard">
      <style:text-properties fo:font-variant="normal" fo:text-transform="none" fo:color="#000000" style:font-name="Liberation Serif" fo:font-size="12.75pt" fo:letter-spacing="normal" fo:language="en" fo:country="GB" fo:font-style="normal" fo:font-weight="bold" style:font-size-asian="12.25pt" style:font-weight-asian="bold" style:font-size-complex="14pt" style:font-weight-complex="bold"/>
    </style:style>
    <style:style style:name="P11" style:family="paragraph" style:parent-style-name="Standard">
      <style:text-properties fo:font-variant="normal" fo:text-transform="none" fo:color="#000000" style:font-name="Liberation Serif" fo:font-size="10.5pt" fo:letter-spacing="normal" fo:language="en" fo:country="GB" fo:font-style="normal" fo:font-weight="bold"/>
    </style:style>
    <style:style style:name="P12" style:family="paragraph" style:parent-style-name="Standard">
      <style:paragraph-properties fo:text-align="center" style:justify-single-word="false"/>
      <style:text-properties fo:color="#000000" style:font-name="Liberation Serif" fo:font-size="18pt" fo:language="en" fo:country="GB"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color="#000000" style:font-name="Liberation Serif" fo:font-size="18pt" fo:language="en" fo:country="GB" style:text-underline-style="none" fo:font-weight="normal" style:font-size-asian="18pt" style:font-weight-asian="normal" style:font-size-complex="18pt" style:font-weight-complex="normal"/>
    </style:style>
    <style:style style:name="P14" style:family="paragraph" style:parent-style-name="Standard">
      <style:text-properties fo:color="#000000" style:font-name="Liberation Serif" fo:language="en" fo:country="GB"/>
    </style:style>
    <style:style style:name="P15" style:family="paragraph" style:parent-style-name="Standard">
      <style:text-properties fo:color="#000000" style:font-name="Liberation Serif" fo:language="en" fo:country="GB" fo:font-weight="normal" style:font-weight-asian="normal" style:font-weight-complex="normal"/>
    </style:style>
    <style:style style:name="P16" style:family="paragraph" style:parent-style-name="Standard">
      <style:paragraph-properties fo:text-align="center" style:justify-single-word="false"/>
      <style:text-properties fo:color="#000000" style:font-name="Liberation Serif" fo:language="en" fo:country="GB"/>
    </style:style>
    <style:style style:name="P17" style:family="paragraph" style:parent-style-name="Standard">
      <style:text-properties fo:color="#000000" style:font-name="Liberation Serif" fo:language="en" fo:country="GB" style:font-size-asian="10.5pt"/>
    </style:style>
    <style:style style:name="P18" style:family="paragraph" style:parent-style-name="Standard">
      <style:text-properties fo:color="#000000" style:font-name="Liberation Serif" fo:language="en" fo:country="GB" fo:font-weight="bold" style:font-weight-asian="bold" style:font-weight-complex="bold"/>
    </style:style>
    <style:style style:name="P19" style:family="paragraph" style:parent-style-name="Standard">
      <style:text-properties fo:color="#000000" style:font-name="Liberation Serif" fo:font-size="12pt" fo:language="en" fo:country="GB" style:font-size-asian="12pt" style:font-size-complex="12pt"/>
    </style:style>
    <style:style style:name="P20" style:family="paragraph" style:parent-style-name="Standard">
      <style:paragraph-properties fo:text-align="center" style:justify-single-word="false"/>
      <style:text-properties fo:color="#000000" style:font-name="Liberation Serif" fo:font-size="12pt" fo:language="en" fo:country="GB" fo:font-weight="bold" style:font-size-asian="12pt" style:font-weight-asian="bold" style:font-size-complex="12pt" style:font-weight-complex="bold"/>
    </style:style>
    <style:style style:name="P21" style:family="paragraph" style:parent-style-name="Standard">
      <style:text-properties fo:color="#000000" style:font-name="Liberation Serif" fo:font-size="12pt" fo:language="en" fo:country="GB" fo:font-weight="normal" style:font-size-asian="12pt" style:font-weight-asian="normal" style:font-size-complex="12pt" style:font-weight-complex="normal"/>
    </style:style>
    <style:style style:name="P22" style:family="paragraph" style:parent-style-name="Standard">
      <style:text-properties fo:color="#000000" style:font-name="Liberation Serif" fo:font-size="12pt" fo:language="en" fo:country="GB" fo:font-weight="normal"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25" style:family="paragraph" style:parent-style-name="Standard">
      <style:paragraph-properties fo:text-align="center"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26"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27" style:family="paragraph" style:parent-style-name="Standard">
      <style:paragraph-properties fo:text-align="start" style:justify-single-word="false">
        <style:tab-stops>
          <style:tab-stop style:position="2.1043in"/>
        </style:tab-stops>
      </style:paragraph-properties>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2pt" style:font-weight-asian="normal" style:font-size-complex="12pt" style:font-weight-complex="normal"/>
    </style:style>
    <style:style style:name="P29" style:family="paragraph" style:parent-style-name="Standard">
      <style:text-properties fo:color="#000000" style:font-name="Liberation Serif" fo:font-size="14pt" fo:language="en" fo:country="GB" style:font-size-asian="14pt" style:font-size-complex="14pt"/>
    </style:style>
    <style:style style:name="P30" style:family="paragraph" style:parent-style-name="Standard">
      <style:text-properties fo:color="#000000" style:font-name="Liberation Serif" fo:font-size="14pt" fo:language="en" fo:country="GB" fo:font-weight="bold" style:font-size-asian="14pt" style:font-weight-asian="bold" style:font-size-complex="14pt" style:font-weight-complex="bold"/>
    </style:style>
    <style:style style:name="P31" style:family="paragraph" style:parent-style-name="Standard">
      <style:text-properties fo:color="#000000" style:font-name="Liberation Serif" fo:font-size="14pt" fo:language="en" fo:country="GB" fo:font-weight="bold" style:font-size-asian="12.25pt" style:font-weight-asian="bold" style:font-size-complex="14pt" style:font-weight-complex="bold"/>
    </style:style>
    <style:style style:name="P32" style:family="paragraph" style:parent-style-name="Standard">
      <style:paragraph-properties fo:text-align="center" style:justify-single-word="false"/>
      <style:text-properties fo:color="#000000" style:font-name="Liberation Serif" fo:font-size="14pt" fo:language="en" fo:country="GB" fo:font-weight="bold" style:font-size-asian="12.25pt" style:font-weight-asian="bold" style:font-size-complex="14pt" style:font-weight-complex="bold"/>
    </style:style>
    <style:style style:name="P33" style:family="paragraph" style:parent-style-name="Standard">
      <style:paragraph-properties fo:text-align="center"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34" style:family="paragraph" style:parent-style-name="Standard">
      <style:paragraph-properties fo:text-align="start" style:justify-single-word="false"/>
      <style:text-properties fo:color="#000000" style:font-name="Liberation Serif" fo:font-size="14pt" fo:language="en" fo:country="GB" style:text-underline-style="none" fo:font-weight="bold" style:font-size-asian="14pt" style:font-weight-asian="bold" style:font-size-complex="14pt" style:font-weight-complex="bold"/>
    </style:style>
    <style:style style:name="P35" style:family="paragraph" style:parent-style-name="Standard">
      <style:paragraph-properties fo:text-align="start" style:justify-single-word="false"/>
      <style:text-properties fo:color="#000000" style:font-name="Liberation Serif" fo:font-size="14pt" fo:language="en" fo:country="GB" style:text-underline-style="none" fo:font-weight="bold" style:font-size-asian="12.25pt" style:font-weight-asian="bold" style:font-size-complex="14pt" style:font-weight-complex="bold"/>
    </style:style>
    <style:style style:name="P36" style:family="paragraph" style:parent-style-name="Standard">
      <style:paragraph-properties fo:text-align="start" style:justify-single-word="false"/>
      <style:text-properties fo:color="#000000" style:font-name="Liberation Serif" fo:font-size="14pt" fo:language="en" fo:country="GB" style:text-underline-style="none" fo:font-weight="normal" style:font-size-asian="12.25pt" style:font-weight-asian="normal" style:font-size-complex="14pt" style:font-weight-complex="normal"/>
    </style:style>
    <style:style style:name="P37" style:family="paragraph" style:parent-style-name="Standard">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38" style:family="paragraph" style:parent-style-name="Standard">
      <style:paragraph-properties fo:text-align="center" style:justify-single-word="false"/>
      <style:text-properties fo:color="#000000"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39" style:family="paragraph" style:parent-style-name="Standard">
      <style:paragraph-properties fo:text-align="start"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40" style:family="paragraph" style:parent-style-name="Standard">
      <style:paragraph-properties fo:text-align="center"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41" style:family="paragraph" style:parent-style-name="Standard">
      <style:paragraph-properties fo:text-align="start" style:justify-single-word="false"/>
      <style:text-properties fo:color="#000000" style:font-name="Liberation Serif" fo:font-size="7pt" fo:language="en" fo:country="GB" fo:font-weight="normal" style:font-name-asian="WenQuanYi Micro Hei" style:font-size-asian="7pt" style:font-weight-asian="normal" style:font-name-complex="Lohit Hindi" style:font-size-complex="7pt" style:font-weight-complex="normal"/>
    </style:style>
    <style:style style:name="P42"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3"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44"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45"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46"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47" style:family="paragraph" style:parent-style-name="Standard">
      <style:paragraph-properties fo:margin-left="0in" fo:margin-right="0in" fo:text-indent="-0.25in" style:auto-text-indent="false"/>
      <style:text-properties fo:color="#000000" style:font-name="Liberation Serif" fo:language="en" fo:country="GB"/>
    </style:style>
    <style:style style:name="P48" style:family="paragraph" style:parent-style-name="Standard">
      <style:paragraph-properties fo:margin-left="0in" fo:margin-right="0in" fo:text-align="start" style:justify-single-word="false" fo:text-indent="-0.25in" style:auto-text-indent="false"/>
      <style:text-properties fo:color="#000000" style:font-name="Liberation Serif" fo:language="en" fo:country="GB"/>
    </style:style>
    <style:style style:name="P49" style:family="paragraph" style:parent-style-name="Standard">
      <style:paragraph-properties fo:margin-left="0in" fo:margin-right="0in" fo:text-indent="-0.25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50" style:family="paragraph" style:parent-style-name="Standard">
      <style:paragraph-properties fo:margin-left="0in" fo:margin-right="0in"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1" style:family="paragraph" style:parent-style-name="Standard">
      <style:paragraph-properties fo:margin-left="0in" fo:margin-right="0in" fo:text-align="center" style:justify-single-word="false"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2" style:family="paragraph" style:parent-style-name="Standard">
      <style:paragraph-properties fo:margin-left="0in" fo:margin-right="0in" fo:text-align="start" style:justify-single-word="false"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3"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54" style:family="paragraph" style:parent-style-name="Standard">
      <style:paragraph-properties fo:margin-left="-0.25in" fo:margin-right="0in" fo:text-indent="0in" style:auto-text-indent="false"/>
      <style:text-properties fo:color="#000000"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55" style:family="paragraph" style:parent-style-name="Standard">
      <style:paragraph-properties fo:margin-left="-0.25in" fo:margin-right="0in" fo:text-align="start" style:justify-single-word="false" fo:text-indent="0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6" style:family="paragraph" style:parent-style-name="Standard">
      <style:paragraph-properties fo:margin-left="-0.25in" fo:margin-right="0in" fo:text-indent="0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57"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58"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59" style:family="paragraph" style:parent-style-name="Text_20_body">
      <style:paragraph-properties fo:margin-left="0in" fo:margin-right="0in" style:line-height-at-least="0.198in" fo:text-indent="0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60" style:family="paragraph" style:parent-style-name="Text_20_body">
      <style:paragraph-properties fo:margin-left="0in" fo:margin-right="0in" style:line-height-at-least="0.198in" fo:text-indent="0in" style:auto-text-indent="false"/>
      <style:text-properties fo:color="#000000" style:font-name="Liberation Serif" fo:font-size="12pt" fo:language="en" fo:country="GB" fo:font-weight="bold" style:font-size-asian="12pt" style:font-weight-asian="bold" style:font-size-complex="12pt" style:font-weight-complex="bold"/>
    </style:style>
    <style:style style:name="P61" style:family="paragraph" style:parent-style-name="Table_20_Contents">
      <style:paragraph-properties fo:text-align="start" style:justify-single-word="false"/>
      <style:text-properties fo:color="#000000" style:font-name="Liberation Serif" fo:font-size="10pt" style:font-name-asian="WenQuanYi Micro Hei" style:font-size-asian="10pt" style:font-name-complex="Lohit Hindi" style:font-size-complex="10pt"/>
    </style:style>
    <style:style style:name="P62" style:family="paragraph" style:parent-style-name="Table_20_Contents">
      <style:paragraph-properties fo:text-align="start" style:justify-single-word="false"/>
      <style:text-properties fo:color="#000000" style:font-name="Liberation Serif" fo:font-size="10pt" fo:font-weight="bold" style:font-name-asian="WenQuanYi Micro Hei" style:font-size-asian="10pt" style:font-weight-asian="bold" style:font-name-complex="Lohit Hindi" style:font-size-complex="10pt" style:font-weight-complex="bold"/>
    </style:style>
    <style:style style:name="P63" style:family="paragraph" style:parent-style-name="Table_20_Contents">
      <style:paragraph-properties fo:text-align="start" style:justify-single-word="false"/>
      <style:text-properties fo:color="#000000" style:font-name="Liberation Serif" fo:font-size="10pt" fo:font-weight="normal" style:font-name-asian="WenQuanYi Micro Hei" style:font-size-asian="10pt" style:font-weight-asian="normal" style:font-name-complex="Lohit Hindi" style:font-size-complex="10pt" style:font-weight-complex="normal"/>
    </style:style>
    <style:style style:name="P64" style:family="paragraph" style:parent-style-name="Standard" style:list-style-name="L1">
      <style:text-properties fo:color="#000000" style:font-name="Liberation Serif" fo:font-size="12pt" fo:language="en" fo:country="GB" fo:font-weight="bold" style:font-size-asian="12pt" style:font-weight-asian="bold" style:font-size-complex="12pt" style:font-weight-complex="bold"/>
    </style:style>
    <style:style style:name="P65" style:family="paragraph" style:parent-style-name="Standard" style:list-style-name="L1">
      <style:text-properties fo:color="#000000" style:font-name="Liberation Serif" fo:font-size="12pt" fo:language="en" fo:country="GB" fo:font-weight="normal" style:font-size-asian="12pt" style:font-weight-asian="normal" style:font-size-complex="12pt" style:font-weight-complex="normal"/>
    </style:style>
    <style:style style:name="P66" style:family="paragraph" style:parent-style-name="Standard" style:list-style-name="L28">
      <style:paragraph-properties fo:text-align="start" style:justify-single-word="false"/>
      <style:text-properties fo:color="#000000" style:font-name="Liberation Serif" fo:font-size="12pt" fo:language="en" fo:country="GB" fo:font-weight="normal" style:font-size-asian="12pt" style:font-weight-asian="normal" style:font-size-complex="12pt" style:font-weight-complex="normal"/>
    </style:style>
    <style:style style:name="P67" style:family="paragraph" style:parent-style-name="Standard" style:list-style-name="L6">
      <style:text-properties fo:color="#000000" style:font-name="Liberation Serif" fo:font-size="12pt" fo:language="en" fo:country="GB" fo:font-weight="normal" style:font-size-asian="10.5pt" style:font-weight-asian="normal" style:font-size-complex="12pt" style:font-weight-complex="normal"/>
    </style:style>
    <style:style style:name="P68" style:family="paragraph" style:parent-style-name="Standard" style:list-style-name="L8">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69" style:family="paragraph" style:parent-style-name="Standard" style:list-style-name="L16">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0" style:family="paragraph" style:parent-style-name="Standard" style:list-style-name="L20">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1" style:family="paragraph" style:parent-style-name="Standard" style:list-style-name="L21">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2" style:family="paragraph" style:parent-style-name="Standard" style:list-style-name="L9">
      <style:text-properties fo:color="#000000" style:font-name="Liberation Serif" fo:font-size="12pt" fo:language="en" fo:country="GB" fo:font-weight="normal" style:font-size-asian="10.5pt" style:font-weight-asian="normal" style:font-size-complex="12pt" style:font-weight-complex="normal"/>
    </style:style>
    <style:style style:name="P73" style:family="paragraph" style:parent-style-name="Standard" style:list-style-name="L18">
      <style:text-properties fo:color="#000000" style:font-name="Liberation Serif" fo:font-size="12pt" fo:language="en" fo:country="GB" fo:font-weight="normal" style:font-size-asian="10.5pt" style:font-weight-asian="normal" style:font-size-complex="12pt" style:font-weight-complex="normal"/>
    </style:style>
    <style:style style:name="P74" style:family="paragraph" style:parent-style-name="Standard" style:list-style-name="L19">
      <style:text-properties fo:color="#000000" style:font-name="Liberation Serif" fo:font-size="12pt" fo:language="en" fo:country="GB" fo:font-weight="normal" style:font-size-asian="10.5pt" style:font-weight-asian="normal" style:font-size-complex="12pt" style:font-weight-complex="normal"/>
    </style:style>
    <style:style style:name="P75" style:family="paragraph" style:parent-style-name="Standard" style:list-style-name="L10">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6" style:family="paragraph" style:parent-style-name="Standard" style:list-style-name="L11">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7" style:family="paragraph" style:parent-style-name="Standard" style:list-style-name="L12">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8" style:family="paragraph" style:parent-style-name="Standard" style:list-style-name="L14">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9" style:family="paragraph" style:parent-style-name="Standard" style:list-style-name="L15">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0"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1" style:family="paragraph" style:parent-style-name="Standard" style:list-style-name="L22">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2" style:family="paragraph" style:parent-style-name="Standard" style:list-style-name="L23">
      <style:paragraph-properties fo:text-align="start" style:justify-single-word="false">
        <style:tab-stops>
          <style:tab-stop style:position="2.1043in"/>
        </style:tab-stops>
      </style:paragraph-properties>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3" style:family="paragraph" style:parent-style-name="Standard" style:list-style-name="L24">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4" style:family="paragraph" style:parent-style-name="Standard" style:list-style-name="L25">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5" style:family="paragraph" style:parent-style-name="Standard" style:list-style-name="L26">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6" style:family="paragraph" style:parent-style-name="Standard" style:list-style-name="L28">
      <style:paragraph-properties fo:text-align="start" style:justify-single-word="false"/>
      <style:text-properties fo:color="#000000" style:font-name="Liberation Serif" fo:font-size="12pt" fo:language="en" fo:country="GB"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28">
      <style:paragraph-properties fo:text-align="start" style:justify-single-word="false"/>
      <style:text-properties fo:color="#000000" style:font-name="Liberation Serif"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28">
      <style:paragraph-properties fo:text-align="start" style:justify-single-word="false"/>
      <style:text-properties fo:color="#000000" style:font-name="Liberation Serif" fo:font-size="12pt" fo:language="en" fo:country="GB" fo:font-style="italic" fo:font-weight="normal" style:font-size-asian="12pt" style:font-style-asian="italic" style:font-weight-asian="normal" style:font-size-complex="12pt" style:font-style-complex="italic" style:font-weight-complex="normal"/>
    </style:style>
    <style:style style:name="P89" style:family="paragraph" style:parent-style-name="Standard" style:list-style-name="L2">
      <style:text-properties fo:color="#000000" style:font-name="Liberation Serif" fo:language="en" fo:country="GB" fo:font-weight="normal" style:font-weight-asian="normal" style:font-weight-complex="normal"/>
    </style:style>
    <style:style style:name="P90" style:family="paragraph" style:parent-style-name="Standard" style:list-style-name="L7">
      <style:text-properties fo:color="#000000" style:font-name="Liberation Serif" fo:language="en" fo:country="GB"/>
    </style:style>
    <style:style style:name="P91" style:family="paragraph" style:parent-style-name="Standard" style:list-style-name="L3">
      <style:text-properties fo:color="#000000" style:font-name="Liberation Serif" fo:font-size="14pt" fo:language="en" fo:country="GB" fo:font-weight="bold" style:font-size-asian="12.25pt" style:font-weight-asian="bold" style:font-size-complex="14pt" style:font-weight-complex="bold"/>
    </style:style>
    <style:style style:name="P92" style:family="paragraph" style:parent-style-name="Standard" style:list-style-name="L5">
      <style:text-properties fo:color="#000000" style:font-name="Liberation Serif" fo:font-size="14pt" fo:language="en" fo:country="GB" fo:font-weight="bold" style:font-size-asian="12.25pt" style:font-weight-asian="bold" style:font-size-complex="14pt" style:font-weight-complex="bold"/>
    </style:style>
    <style:style style:name="P93" style:family="paragraph" style:parent-style-name="Standard" style:list-style-name="L8">
      <style:paragraph-properties fo:text-align="center" style:justify-single-word="false"/>
      <style:text-properties fo:color="#000000" style:font-name="Liberation Serif" fo:font-size="14pt" fo:language="en" fo:country="GB" fo:font-weight="bold" style:font-size-asian="12.25pt" style:font-weight-asian="bold" style:font-size-complex="14pt" style:font-weight-complex="bold"/>
    </style:style>
    <style:style style:name="P94" style:family="paragraph" style:parent-style-name="Standard" style:list-style-name="L4">
      <style:text-properties fo:color="#000000" style:font-name="Liberation Serif" fo:font-size="14pt" fo:language="en" fo:country="GB" fo:font-weight="bold" style:font-size-asian="14pt" style:font-weight-asian="bold" style:font-size-complex="14pt" style:font-weight-complex="bold"/>
    </style:style>
    <style:style style:name="P95" style:family="paragraph" style:parent-style-name="Standard" style:list-style-name="L17">
      <style:text-properties fo:color="#000000" style:font-name="Liberation Serif" fo:font-size="14pt" fo:language="en" fo:country="GB" fo:font-weight="bold" style:font-size-asian="14pt" style:font-weight-asian="bold" style:font-size-complex="14pt" style:font-weight-complex="bold"/>
    </style:style>
    <style:style style:name="P96" style:family="paragraph" style:parent-style-name="Standard" style:list-style-name="L13">
      <style:paragraph-properties fo:text-align="start"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97" style:family="paragraph" style:parent-style-name="Standard" style:list-style-name="L13">
      <style:paragraph-properties fo:text-align="center"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98" style:family="paragraph" style:parent-style-name="Standard" style:list-style-name="L17">
      <style:paragraph-properties fo:text-align="start" style:justify-single-word="false"/>
      <style:text-properties fo:color="#000000" style:font-name="Liberation Serif" fo:font-size="14pt" fo:language="en" fo:country="GB" style:text-underline-style="none" fo:font-weight="bold" style:font-size-asian="14pt" style:font-weight-asian="bold" style:font-size-complex="14pt" style:font-weight-complex="bold"/>
    </style:style>
    <style:style style:name="P99" style:family="paragraph" style:parent-style-name="Standard" style:list-style-name="L17">
      <style:paragraph-properties fo:text-align="start" style:justify-single-word="false"/>
      <style:text-properties fo:color="#000000" style:font-name="Liberation Serif" fo:font-size="14pt" fo:language="en" fo:country="GB" style:text-underline-style="none" fo:font-weight="bold" style:font-size-asian="12.25pt" style:font-weight-asian="bold" style:font-size-complex="14pt" style:font-weight-complex="bold"/>
    </style:style>
    <style:style style:name="P100" style:family="paragraph" style:parent-style-name="Standard" style:list-style-name="L17">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101" style:family="paragraph" style:parent-style-name="Standard" style:list-style-name="L17">
      <style:paragraph-properties fo:text-align="center"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102" style:family="paragraph" style:parent-style-name="Standard">
      <style:paragraph-properties fo:text-align="start" style:justify-single-word="false"/>
      <style:text-properties fo:color="#000000" style:font-name="Liberation Serif" fo:font-size="8pt" fo:language="en" fo:country="GB" style:text-underline-style="none" fo:font-weight="normal" style:font-size-asian="8pt" style:font-weight-asian="normal" style:font-size-complex="8pt" style:font-weight-complex="normal"/>
    </style:style>
    <style:style style:name="P103" style:family="paragraph" style:parent-style-name="Standard" style:list-style-name="L4">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104" style:family="paragraph" style:parent-style-name="Standard" style:list-style-name="L26">
      <style:paragraph-properties fo:text-align="start" style:justify-single-word="false"/>
    </style:style>
    <style:style style:name="P105" style:family="paragraph" style:parent-style-name="Standard" style:list-style-name="L4">
      <style:paragraph-properties fo:margin-left="0in" fo:margin-right="0in" fo:text-indent="-0.25in" style:auto-text-indent="false"/>
      <style:text-properties fo:color="#000000" style:font-name="Liberation Serif" fo:language="en" fo:country="GB"/>
    </style:style>
    <style:style style:name="P106" style:family="paragraph" style:parent-style-name="Standard" style:list-style-name="L4">
      <style:paragraph-properties fo:margin-left="0in" fo:margin-right="0in" fo:text-indent="-0.25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107"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108" style:family="paragraph" style:parent-style-name="Standard" style:list-style-name="L12">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09" style:family="paragraph" style:parent-style-name="Standard" style:list-style-name="L15">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10" style:family="paragraph" style:parent-style-name="Standard" style:list-style-name="L15">
      <style:paragraph-properties fo:margin-left="1.4772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11" style:family="paragraph" style:parent-style-name="Standard" style:list-style-name="L15">
      <style:paragraph-properties fo:margin-left="1.9693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T1" style:family="text">
      <style:text-properties fo:font-variant="normal" fo:text-transform="none" fo:font-size="9pt" fo:letter-spacing="normal" fo:font-style="normal" fo:font-weight="normal"/>
    </style:style>
    <style:style style:name="T2" style:family="text">
      <style:text-properties fo:font-variant="normal" fo:text-transform="none" fo:font-size="12pt" fo:letter-spacing="normal" fo:font-style="normal" fo:font-weight="normal" style:font-size-asian="12pt" style:font-size-complex="12pt"/>
    </style:style>
    <style:style style:name="T3" style:family="text">
      <style:text-properties fo:font-variant="normal" fo:text-transform="none" fo:letter-spacing="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font-size="14pt" fo:letter-spacing="normal" fo:font-style="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12pt" fo:font-weight="normal" style:font-size-asian="10.5pt" style:font-weight-asian="normal" style:font-size-complex="12pt" style:font-weight-complex="normal"/>
    </style:style>
    <style:style style:name="T14" style:family="text">
      <style:text-properties style:font-name-asian="WenQuanYi Micro Hei" style:font-name-complex="Lohit Hindi"/>
    </style:style>
    <style:style style:name="T15" style:family="text">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Formula">
      <style:graphic-properties style:vertical-pos="from-top"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prefix=" "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bstract</text:p>
      <text:p text:style-name="P14"/>
      <text:p text:style-name="P14"/>
      <text:p text:style-name="P14"/>
      <text:p text:style-name="P19"/>
      <text:p text:style-name="P19">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text:s/>it introduces a lot of problems, and is out of the scope of this project.</text:p>
      <text:p text:style-name="P29"/>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text:soft-page-break/>Contents</text:p>
      <text:p text:style-name="P14"/>
      <text:p text:style-name="P30"/>
      <text:list xml:id="list298806750" text:style-name="L1">
        <text:list-item>
          <text:p text:style-name="P64">Introduction</text:p>
        </text:list-item>
        <text:list-item>
          <text:p text:style-name="P64">Speech signal</text:p>
          <text:list>
            <text:list-item>
              <text:p text:style-name="P65">Human factor</text:p>
            </text:list-item>
            <text:list-item>
              <text:p text:style-name="P65">Mel scale.</text:p>
            </text:list-item>
            <text:list-item>
              <text:p text:style-name="P65">Frequency spectrum.</text:p>
            </text:list-item>
            <text:list-item>
              <text:p text:style-name="P65">Cepstrum</text:p>
            </text:list-item>
            <text:list-item>
              <text:p text:style-name="P65">Sphinx frontend</text:p>
            </text:list-item>
          </text:list>
        </text:list-item>
        <text:list-item>
          <text:p text:style-name="P64">Speech modelling</text:p>
          <text:list>
            <text:list-item>
              <text:p text:style-name="P65">Phonetics</text:p>
            </text:list-item>
            <text:list-item>
              <text:p text:style-name="P65">Audio distances</text:p>
            </text:list-item>
            <text:list-item>
              <text:p text:style-name="P65">Gaussian models</text:p>
            </text:list-item>
            <text:list-item>
              <text:p text:style-name="P65">EM algorithm</text:p>
            </text:list-item>
            <text:list-item>
              <text:p text:style-name="P65">Hidden Markov Model</text:p>
            </text:list-item>
            <text:list-item>
              <text:p text:style-name="P65">Baum-Welch algorithm</text:p>
            </text:list-item>
          </text:list>
        </text:list-item>
        <text:list-item>
          <text:p text:style-name="P64">Simple pause and length alignment.</text:p>
          <text:list>
            <text:list-item>
              <text:p text:style-name="P65">Speech detection</text:p>
            </text:list-item>
            <text:list-item>
              <text:p text:style-name="P65">Text split</text:p>
            </text:list-item>
            <text:list-item>
              <text:p text:style-name="P65">Estimating time.</text:p>
            </text:list-item>
            <text:list-item>
              <text:p text:style-name="P65">Alignment</text:p>
            </text:list-item>
            <text:list-item>
              <text:p text:style-name="P65">Results</text:p>
            </text:list-item>
          </text:list>
        </text:list-item>
        <text:list-item>
          <text:p text:style-name="P64">Word alignment based on similar audio model.</text:p>
          <text:list>
            <text:list-item>
              <text:p text:style-name="P65">Speech recognition.</text:p>
            </text:list-item>
            <text:list-item>
              <text:p text:style-name="P65">Differences between Russian, Polish and English phonology.</text:p>
            </text:list-item>
            <text:list-item>
              <text:p text:style-name="P65">Grapheme to phoneme conversion grammar.</text:p>
            </text:list-item>
            <text:list-item>
              <text:p text:style-name="P65">Alignment using audio model and results.</text:p>
            </text:list-item>
          </text:list>
        </text:list-item>
        <text:list-item>
          <text:p text:style-name="P64">Phoneme alignment.</text:p>
          <text:list>
            <text:list-item>
              <text:p text:style-name="P65">Using foreign audio model.</text:p>
            </text:list-item>
            <text:list-item>
              <text:p text:style-name="P65">Training phoneme distribution using word alignment.</text:p>
            </text:list-item>
            <text:list-item>
              <text:p text:style-name="P65">Results</text:p>
            </text:list-item>
          </text:list>
        </text:list-item>
        <text:list-item>
          <text:p text:style-name="P64">Training audio from large audio files</text:p>
          <text:list>
            <text:list-item>
              <text:p text:style-name="P65">Using imperfect large chunk alignment as training database.</text:p>
            </text:list-item>
            <text:list-item>
              <text:p text:style-name="P65">Word alignment with imperfect model.</text:p>
            </text:list-item>
            <text:list-item>
              <text:p text:style-name="P65">Results</text:p>
            </text:list-item>
            <text:list-item>
              <text:p text:style-name="P65">Conclusions</text:p>
            </text:list-item>
          </text:list>
        </text:list-item>
        <text:list-item>
          <text:p text:style-name="P64">Testing alignment with synthesizer.</text:p>
          <text:list>
            <text:list-item>
              <text:p text:style-name="P65">Synthesizing speech with phoneme alignment.</text:p>
            </text:list-item>
            <text:list-item>
              <text:p text:style-name="P65">Testing application of synthesizer.</text:p>
            </text:list-item>
            <text:list-item>
              <text:p text:style-name="P65">Results and conclusions.</text:p>
            </text:list-item>
          </text:list>
        </text:list-item>
        <text:list-item>
          <text:p text:style-name="P64">Summary and conclusions.</text:p>
        </text:list-item>
        <text:list-item>
          <text:p text:style-name="P64">Bibliography</text:p>
        </text:list-item>
      </text:list>
      <text:list xml:id="list1142781126" text:style-name="L2">
        <text:list-header>
          <text:p text:style-name="P89"/>
        </text:list-header>
      </text:list>
      <text:p text:style-name="P14"/>
      <text:p text:style-name="P14"/>
      <text:p text:style-name="P14"><text:soft-page-break/></text:p>
      <text:p text:style-name="P14"/>
      <text:p text:style-name="P14"/>
      <text:p text:style-name="P14"/>
      <text:p text:style-name="P37">1. Introduction</text:p>
      <text:p text:style-name="P14"/>
      <text:p text:style-name="P14"/>
      <text:p text:style-name="P14"/>
      <text:p text:style-name="P14"/>
      <text:p text:style-name="P14"/>
      <text:p text:style-name="P14"/>
      <text:p text:style-name="P14"/>
      <text:p text:style-name="P14"/>
      <text:p text:style-name="P26"/>
      <text:p text:style-name="P13">TOD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text:soft-page-break/>2. Speech Signal</text:p>
      <text:p text:style-name="P37"/>
      <text:p text:style-name="P14"/>
      <text:list xml:id="list1782635490" text:style-name="L3">
        <text:list-item>
          <text:list>
            <text:list-item>
              <text:p text:style-name="P91">Human factor</text:p>
            </text:list-item>
          </text:list>
        </text:list-item>
      </text:list>
      <text:p text:style-name="P14"/>
      <text:p text:style-name="P14"/>
      <text:p text:style-name="P14">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1"/>
      <text:p text:style-name="P14">What is sound? According to dictionary: „Vibrations transmitted through an elastic solid or liquid or gas, with frequencies in the approximate range of 20 to 20000 hertz, capable of being detected by human organs of hearing”. [1]</text:p>
      <text:p text:style-name="P11"/>
      <text:p text:style-name="P14">How do we hear? Human ear consist about 30000 hair-cells, which can convert mechanical wave of the sound into electromagnetic wave inside auditory nerves [2]. </text:p>
      <text:p text:style-name="P14">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14"/>
      <text:p text:style-name="P14">Humans can hear frequencies, that begins as low as 12Hz (under laboratory conditions) to 20kHz (for adults usually much lower). However speech range is a little bit smaller than that [3]:</text:p>
      <text:p text:style-name="P14"/>
      <text:p text:style-name="P14"/>
      <text:p text:style-name="P14"><draw:frame draw:style-name="fr1" draw:name="grafika3" text:anchor-type="paragraph" svg:x="1.248in" svg:y="0.1165in" svg:width="4.3882in" svg:height="3.728in" draw:z-index="2"><draw:image xlink:href="Pictures/1000000000000200000001C70E0F2BC0.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641525296" text:style-name="L4">
        <text:list-item>
          <text:list>
            <text:list-header>
              <text:p text:style-name="P94">2.2. <text:soft-page-break/>2.2. Mel scale.</text:p>
              <text:p text:style-name="P94"/>
            </text:list-header>
          </text:list>
        </text:list-item>
      </text:list>
      <text:p text:style-name="P14">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to the frequency scale, but a perceptual scale was closer to logarithmic one. [5]</text:p>
      <text:p text:style-name="P14"/>
      <text:p text:style-name="P14">Certain formulas were conceived to translate frequency scale to some, that is closer to how human actually perceive sound.</text:p>
      <text:p text:style-name="P14"/>
      <text:p text:style-name="P14">One popular is mel scale, where mel comes from melody: [6]</text:p>
      <text:p text:style-name="P16"><text:tab/><draw:frame draw:style-name="fr4" draw:name="Obiekt24" text:anchor-type="as-char" svg:y="-0.3047in" svg:width="1.9992in" svg:height="0.4925in" draw:z-index="20"><draw:object xlink:href="./Object 24" xlink:type="simple" xlink:show="embed" xlink:actuate="onLoad"/><draw:image xlink:href="./ObjectReplacements/Object 24" xlink:type="simple" xlink:show="embed" xlink:actuate="onLoad"/></draw:frame></text:p>
      <text:list xml:id="list1429072370" text:continue-numbering="true" text:style-name="L4">
        <text:list-item>
          <text:list>
            <text:list-header>
              <text:p text:style-name="P105">What looks like that:</text:p>
            </text:list-header>
          </text:list>
        </text:list-item>
      </text:list>
      <text:p text:style-name="P14"/>
      <text:p text:style-name="P3"><draw:frame draw:style-name="fr1" draw:name="grafika2" text:anchor-type="paragraph" svg:x="0.748in" svg:y="0.0283in" svg:width="5.4925in" svg:height="3.2929in" draw:z-index="1"><draw:image xlink:href="Pictures/20000001000052AF00003E032502140A.svg" xlink:type="simple" xlink:show="embed" xlink:actuate="onLoad"/></draw:frame></text:p>
      <text:p text:style-name="P3"/>
      <text:p text:style-name="P6">Another popular formula of so called <text:span text:style-name="T7">bark scale</text:span>, which is based on perception of loudness of the sound and proposed by Eberhard Zwicker in 1961. [7]</text:p>
      <text:p text:style-name="P7"><text:tab/><draw:frame draw:style-name="fr4" draw:name="Obiekt25" text:anchor-type="as-char" svg:y="-0.3339in" svg:width="3.4366in" svg:height="0.552in" draw:z-index="21"><draw:object xlink:href="./Object 25" xlink:type="simple" xlink:show="embed" xlink:actuate="onLoad"/><draw:image xlink:href="./ObjectReplacements/Object 25" xlink:type="simple" xlink:show="embed" xlink:actuate="onLoad"/></draw:frame></text:p>
      <text:p text:style-name="P6"><text:tab/></text:p>
      <text:p text:style-name="P6">In this project we use mel scale implemented in sphinx library, although bark scale is becoming more popular recently.</text:p>
      <text:p text:style-name="P6"/>
      <text:list xml:id="list273955021" text:continue-numbering="true" text:style-name="L4">
        <text:list-item>
          <text:list>
            <text:list-header>
              <text:p text:style-name="P103"><text:soft-page-break/>2.3. Frequency spectrum.</text:p>
            </text:list-header>
          </text:list>
        </text:list-item>
      </text:list>
      <text:p text:style-name="P3"/>
      <text:p text:style-name="P6">The conclusion from the anatomy of human ear is, that frequencies of the sound are important.</text:p>
      <text:p text:style-name="P6">How can we obtain frequency spectrum from a digitized sound, so we can process this further?</text:p>
      <text:p text:style-name="P6"/>
      <text:p text:style-name="P6">The obvious tool for conversion of discrete function to frequencies is Discrete Fourier Transform.</text:p>
      <text:p text:style-name="P6">Named after Jean Baptiste Joseph Fourier it is one of the most often used techniques of modern times.</text:p>
      <text:p text:style-name="P6"/>
      <text:p text:style-name="P6">It all starts from the postulate, that a heat equation can be satisfied by function of form: [11]</text:p>
      <text:p text:style-name="P7"><text:tab/><draw:frame draw:style-name="fr4" draw:name="Obiekt26" text:anchor-type="as-char" svg:y="-0.278in" svg:width="3.1917in" svg:height="0.3945in" draw:z-index="22"><draw:object xlink:href="./Object 26" xlink:type="simple" xlink:show="embed" xlink:actuate="onLoad"/><draw:image xlink:href="./ObjectReplacements/Object 26" xlink:type="simple" xlink:show="embed" xlink:actuate="onLoad"/></draw:frame></text:p>
      <text:p text:style-name="P8">or in complex form:</text:p>
      <text:p text:style-name="P7"><draw:frame draw:style-name="fr4" draw:name="Obiekt27" text:anchor-type="as-char" svg:y="-0.2307in" svg:width="1.7902in" svg:height="0.3465in" draw:z-index="24"><draw:object xlink:href="./Object 27" xlink:type="simple" xlink:show="embed" xlink:actuate="onLoad"/><draw:image xlink:href="./ObjectReplacements/Object 27" xlink:type="simple" xlink:show="embed" xlink:actuate="onLoad"/></draw:frame></text:p>
      <text:p text:style-name="P8">Basically we convert our function's domain to frequency domain or to domain of sinusoidal functions. <draw:frame draw:style-name="fr4" draw:name="Obiekt28" text:anchor-type="as-char" svg:y="-0.1484in" svg:width="0.2516in" svg:height="0.2091in" draw:z-index="26"><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6"/>
      <text:p text:style-name="P6">The coefficients for any integrable functions over an interval <draw:frame draw:style-name="fr4" draw:name="Obiekt30" text:anchor-type="as-char" svg:y="-0.3047in" svg:width="0.8299in" svg:height="0.4925in" draw:z-index="27"><draw:object xlink:href="./Object 30" xlink:type="simple" xlink:show="embed" xlink:actuate="onLoad"/><draw:image xlink:href="./ObjectReplacements/Object 30" xlink:type="simple" xlink:show="embed" xlink:actuate="onLoad"/></draw:frame> can be obtain using formula: [11]</text:p>
      <text:p text:style-name="P7"><draw:frame draw:style-name="fr4" draw:name="Obiekt29" text:anchor-type="as-char" svg:y="-0.3571in" svg:width="2.072in" svg:height="0.589in" draw:z-index="28"><draw:object xlink:href="./Object 29" xlink:type="simple" xlink:show="embed" xlink:actuate="onLoad"/><draw:image xlink:href="./ObjectReplacements/Object 29" xlink:type="simple" xlink:show="embed" xlink:actuate="onLoad"/></draw:frame></text:p>
      <text:p text:style-name="P6">or for the discrete case:</text:p>
      <text:p text:style-name="P7"><text:tab/><draw:frame draw:style-name="fr4" draw:name="Obiekt31" text:anchor-type="as-char" svg:y="-0.278in" svg:width="2.1484in" svg:height="0.3945in" draw:z-index="29"><draw:object xlink:href="./Object 31" xlink:type="simple" xlink:show="embed" xlink:actuate="onLoad"/><draw:image xlink:href="./ObjectReplacements/Object 31" xlink:type="simple" xlink:show="embed" xlink:actuate="onLoad"/><svg:desc>formuła</svg:desc></draw:frame></text:p>
      <text:p text:style-name="P6"/>
      <text:p text:style-name="P6">So far we haven't found any use in the speech recognition for phase part of the coefficients, however amplitude determins how powerful is signal at given frequncy. The power value is given by:</text:p>
      <text:p text:style-name="P7"><draw:frame draw:style-name="fr4" draw:name="Obiekt32" text:anchor-type="as-char" svg:y="-0.2374in" svg:width="2.7634in" svg:height="0.3138in" draw:z-index="30"><draw:object xlink:href="./Object 32" xlink:type="simple" xlink:show="embed" xlink:actuate="onLoad"/><draw:image xlink:href="./ObjectReplacements/Object 32" xlink:type="simple" xlink:show="embed" xlink:actuate="onLoad"/></draw:frame></text:p>
      <text:p text:style-name="P6"><draw:frame draw:style-name="fr1" draw:name="grafika4" text:anchor-type="paragraph" svg:x="1.7146in" svg:y="0.0252in" svg:width="4.6008in" svg:height="3.5055in" draw:z-index="3"><draw:image xlink:href="Pictures/1000000000000223000001FBD519B101.gif" xlink:type="simple" xlink:show="embed" xlink:actuate="onLoad"/></draw:frame>A sample conversion:</text:p>
      <text:p text:style-name="P6"/>
      <text:p text:style-name="P6"/>
      <text:p text:style-name="P6"/>
      <text:p text:style-name="P3"/>
      <text:list xml:id="list657322517" text:continue-numbering="true" text:style-name="L4">
        <text:list-item>
          <text:list>
            <text:list-header>
              <text:p text:style-name="P103"/>
            </text:list-header>
          </text:list>
        </text:list-item>
      </text:list>
      <text:p text:style-name="P3"/>
      <text:p text:style-name="P3"/>
      <text:p text:style-name="P3"/>
      <text:p text:style-name="P3"/>
      <text:p text:style-name="P3"/>
      <text:p text:style-name="P3"/>
      <text:p text:style-name="P6"/>
      <text:p text:style-name="P6"><text:soft-page-break/>What size of the window should we use? First we have to notice, that in order to capture certain frequency, the window needs to be large enough. We would like to examine signals of frequency ranged from 100Hz (see speech frequencies ranges in chapter 2.1), which is a period of 100th of the second, so a 10millisecond window would be our bottom limit.</text:p>
      <text:p text:style-name="P6"/>
      <text:p text:style-name="P6">Also windows with abrupt signal discontinuities may cause result with spectral artefacts, so a windowing function is usually applied. Popular choice is a Hamming window function: [8]</text:p>
      <text:p text:style-name="P4"><draw:frame draw:style-name="fr4" draw:name="Obiekt34" text:anchor-type="as-char" svg:y="-0.3047in" svg:width="2.3783in" svg:height="0.4925in" draw:z-index="31"><draw:object xlink:href="./Object 34" xlink:type="simple" xlink:show="embed" xlink:actuate="onLoad"/><draw:image xlink:href="./ObjectReplacements/Object 34" xlink:type="simple" xlink:show="embed" xlink:actuate="onLoad"/></draw:frame></text:p>
      <text:p text:style-name="P8">Which plot is:</text:p>
      <text:p text:style-name="P8"><draw:frame draw:style-name="fr2" draw:name="grafika29" text:anchor-type="paragraph" svg:width="2.261in" svg:height="1.2807in" draw:z-index="5"><draw:image xlink:href="Pictures/1000000000000134000000D30D8F5345.gif" xlink:type="simple" xlink:show="embed" xlink:actuate="onLoad"/></draw:frame></text:p>
      <text:p text:style-name="P3"/>
      <text:p text:style-name="P3"/>
      <text:p text:style-name="P3"/>
      <text:p text:style-name="P3"/>
      <text:p text:style-name="P3"/>
      <text:p text:style-name="P3"/>
      <text:p text:style-name="P6">Note that it emphasises values in the middle of the window, so our actual windows should overlap to cover whole time domain. For example by shifting a window by a percentage of it actual width:</text:p>
      <text:p text:style-name="P6"/>
      <text:p text:style-name="P6"><draw:frame draw:style-name="fr1" draw:name="grafika30" text:anchor-type="paragraph" svg:x="1.8035in" svg:y="0.0134in" svg:width="3.7535in" svg:height="2.7508in" draw:z-index="6"><draw:image xlink:href="Pictures/100000000000019300000150425FF569.gif" xlink:type="simple" xlink:show="embed" xlink:actuate="onLoad"/></draw:frame></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
      <text:p text:style-name="P3"/>
      <text:p text:style-name="P3"/>
      <text:p text:style-name="P3"/>
      <text:p text:style-name="P3"/>
      <text:p text:style-name="P3"/>
      <text:p text:style-name="P3"/>
      <text:p text:style-name="P3"/>
      <text:p text:style-name="P6"><text:soft-page-break/>A human speech signal in frequency and time domain: [3]</text:p>
      <text:p text:style-name="P6"><draw:frame draw:style-name="fr1" draw:name="grafika5" text:anchor-type="paragraph" svg:x="0.7071in" svg:y="0.9272in" svg:width="5.511in" svg:height="6.2307in" draw:z-index="4"><draw:image xlink:href="Pictures/1000000000000208000002698F28F1DD.png" xlink:type="simple" xlink:show="embed" xlink:actuate="onLoad"/></draw:frame></text:p>
      <text:p text:style-name="P6"/>
      <text:p text:style-name="P3"/>
      <text:p text:style-name="P3"/>
      <text:p text:style-name="P3"/>
      <text:p text:style-name="P3"/>
      <text:p text:style-name="P3"/>
      <text:p text:style-name="P3"/>
      <text:p text:style-name="P3"/>
      <text:p text:style-name="P3"/>
      <text:p text:style-name="P3"/>
      <text:list xml:id="list1234748037" text:continue-numbering="true" text:style-name="L4">
        <text:list-item>
          <text:list>
            <text:list-header>
              <text:p text:style-name="P103"><text:soft-page-break/>2.4. Cepstrum.</text:p>
              <text:p text:style-name="P103"/>
              <text:p text:style-name="P107">Looking at the frequency spectrum of human speech we see, that <text:s/>the signal in the frequency domain contain features that are quite periodic. As it is with converting initial signal with DFT, we would like to extract the information of periodicity in the spectrum. </text:p>
            </text:list-header>
          </text:list>
        </text:list-item>
      </text:list>
      <text:p text:style-name="P6">A cepstrum of the signal is gives us this additional information.</text:p>
      <text:p text:style-name="P6"/>
      <text:p text:style-name="P6">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6">For example a cepstrum of an echoed signal in the picture below shows clearly a three 'quefrencies' of the echo of the signal. [12]</text:p>
      <text:p text:style-name="P3"/>
      <text:p text:style-name="P14"><draw:frame draw:style-name="fr3" draw:name="grafika8" text:anchor-type="paragraph" svg:width="6.048in" svg:height="3.1689in" draw:z-index="7"><draw:image xlink:href="Pictures/10000000000002460000020C8C71AC73.png" xlink:type="simple" xlink:show="embed" xlink:actuate="onLoad"/></draw:frame></text:p>
      <text:p text:style-name="P14">Cepstrum definition is: „Inverse Fourier transform of the logarithm of the magnitude of the Fourier transform ” or:</text:p>
      <text:p text:style-name="P16"><draw:frame draw:style-name="fr4" draw:name="Obiekt38" text:anchor-type="as-char" svg:y="-0.2154in" svg:width="1.9728in" svg:height="0.2756in" draw:z-index="32"><draw:object xlink:href="./Object 38" xlink:type="simple" xlink:show="embed" xlink:actuate="onLoad"/><draw:image xlink:href="./ObjectReplacements/Object 38" xlink:type="simple" xlink:show="embed" xlink:actuate="onLoad"/></draw:frame></text:p>
      <text:p text:style-name="P14">,or:</text:p>
      <text:p text:style-name="P16"><draw:frame draw:style-name="fr4" draw:name="Obiekt37" text:anchor-type="as-char" svg:y="-0.3047in" svg:width="2.9882in" svg:height="0.4925in" draw:z-index="33"><draw:object xlink:href="./Object 37" xlink:type="simple" xlink:show="embed" xlink:actuate="onLoad"/><draw:image xlink:href="./ObjectReplacements/Object 37" xlink:type="simple" xlink:show="embed" xlink:actuate="onLoad"/></draw:frame></text:p>
      <text:p text:style-name="P14">This is the definition of the power cepstrum, since it is calculated from the magnitude of each frequency band. However there also exists a complex, real and phase cepstrum depending on what part of initial Fourier transform it uses.</text:p>
      <text:p text:style-name="P14">In speech related problems a power cepstrum is usually used and I haven't see any reason to not focus only on this.</text:p>
      <text:p text:style-name="P14"/>
      <text:p text:style-name="P14"/>
      <text:p text:style-name="P14"/>
      <text:p text:style-name="P14"/>
      <text:p text:style-name="P59"><draw:frame draw:style-name="fr1" draw:name="grafika9" text:anchor-type="paragraph" svg:x="-0.0016in" svg:y="-0.3311in" svg:width="2.3445in" svg:height="8.3154in" draw:z-index="8"><draw:image xlink:href="Pictures/10000000000001800000033CD832ECF5.png" xlink:type="simple" xlink:show="embed" xlink:actuate="onLoad"/></draw:frame><text:soft-page-break/><text:span text:style-name="T1">Th</text:span><text:span text:style-name="T2">is is a typical cepstrum sequence of the vowel [3] computed every </text:span><text:span text:style-name="T2">10ms.</text:span></text:p>
      <text:p text:style-name="P57">If the sound becomes periodic in the frequency domain it quefrency domain contains a peak which is related to the periodicity of the sound.</text:p>
      <text:p text:style-name="P57">Note that similar results can be obtained by taking just additional DFT of the signal. Inverse Fourier Transform is closely related to Fourier Transform and also performs a split of the function into periodic components. </text:p>
      <text:p text:style-name="P60"><text:span text:style-name="T4">After all IFT is defined: </text:span><text:span text:style-name="T4"><draw:frame draw:style-name="fr4" draw:name="Obiekt39" text:anchor-type="as-char" svg:y="-0.2272in" svg:width="2.0945in" svg:height="0.3409in" draw:z-index="36"><draw:object xlink:href="./Object 39" xlink:type="simple" xlink:show="embed" xlink:actuate="onLoad"/><draw:image xlink:href="./ObjectReplacements/Object 39" xlink:type="simple" xlink:show="embed" xlink:actuate="onLoad"/></draw:frame></text:span></text:p>
      <text:p text:style-name="P60"><text:span text:style-name="T4">while FT is defined: </text:span><text:span text:style-name="T4"><draw:frame draw:style-name="fr4" draw:name="Obiekt40" text:anchor-type="as-char" svg:y="-0.2272in" svg:width="2.1374in" svg:height="0.3409in" draw:z-index="39"><draw:object xlink:href="./Object 40" xlink:type="simple" xlink:show="embed" xlink:actuate="onLoad"/><draw:image xlink:href="./ObjectReplacements/Object 40" xlink:type="simple" xlink:show="embed" xlink:actuate="onLoad"/></draw:frame></text:span></text:p>
      <text:p text:style-name="P57"/>
      <text:p text:style-name="P57">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57"/>
      <text:p text:style-name="P57"/>
      <text:p text:style-name="P57">A bit different way of looking at the signal cepstrum is as a homomorphic transformation which changes convolution into sum. [3]</text:p>
      <text:p text:style-name="P20"><draw:frame draw:style-name="fr4" draw:name="Obiekt41" text:anchor-type="as-char" svg:y="-0.1898in" svg:width="1.5429in" svg:height="0.2508in" draw:z-index="43"><draw:object xlink:href="./Object 41" xlink:type="simple" xlink:show="embed" xlink:actuate="onLoad"/><draw:image xlink:href="./ObjectReplacements/Object 41" xlink:type="simple" xlink:show="embed" xlink:actuate="onLoad"/></draw:frame></text:p>
      <text:p text:style-name="P20"><draw:frame draw:style-name="fr4" draw:name="Obiekt42" text:anchor-type="as-char" svg:y="-0.1898in" svg:width="1.5484in" svg:height="0.2508in" draw:z-index="44"><draw:object xlink:href="./Object 42" xlink:type="simple" xlink:show="embed" xlink:actuate="onLoad"/><draw:image xlink:href="./ObjectReplacements/Object 42" xlink:type="simple" xlink:show="embed" xlink:actuate="onLoad"/><svg:desc>formuła</svg:desc></draw:frame></text:p>
      <text:p text:style-name="P23">Which on it's own can be seen as way of separating signals. In the example with echo, we could have used the cepstrum to separate echoed signal from initial signal, and for example it might be used to filter out the audio feedback.</text:p>
      <text:p text:style-name="P30"/>
      <text:p text:style-name="P30"/>
      <text:p text:style-name="P30"/>
      <text:p text:style-name="P30"/>
      <text:p text:style-name="P30"/>
      <text:p text:style-name="P30"/>
      <text:p text:style-name="P30"/>
      <text:p text:style-name="P30"/>
      <text:p text:style-name="P30"/>
      <text:p text:style-name="P30"/>
      <text:list xml:id="list1238829996" text:continue-numbering="true" text:style-name="L4">
        <text:list-item>
          <text:list>
            <text:list-header>
              <text:p text:style-name="P94"><text:soft-page-break/>2.5. Sphinx frontend.</text:p>
            </text:list-header>
          </text:list>
        </text:list-item>
      </text:list>
      <text:p text:style-name="P14"/>
      <text:p text:style-name="P14"/>
      <text:p text:style-name="P14">Sphinx is a speech recognition toolkit with a lot of useful features for any speech related problem. </text:p>
      <text:p text:style-name="P14">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14"/>
      <text:p text:style-name="P14">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14"/>
      <text:p text:style-name="P14">Sphinx frontend is a list of transformations executed on the result of the transformation placed higher in the list or stated differently a transformation composition.</text:p>
      <text:p text:style-name="P14">This includes:</text:p>
      <text:p text:style-name="P14"><text:tab/>Data Blocker,</text:p>
      <text:p text:style-name="P14"><text:tab/>Preemphasizer,</text:p>
      <text:p text:style-name="P14"><text:tab/>Windower,</text:p>
      <text:p text:style-name="P14"><text:tab/>Discrete Fourier Transform,</text:p>
      <text:p text:style-name="P14"><text:tab/>Mel Frequency Filter Bank,</text:p>
      <text:p text:style-name="P14"><text:tab/>Discrete Cosine Transform,</text:p>
      <text:p text:style-name="P14"><text:tab/>Cepstral Mean Normalization,</text:p>
      <text:p text:style-name="P14"><text:tab/>Deltas Feature Extractor.</text:p>
      <text:p text:style-name="P14"/>
      <text:list xml:id="list1860444522" text:continue-numbering="true" text:style-name="L4">
        <text:list-item>
          <text:list>
            <text:list-item>
              <text:list>
                <text:list-header>
                  <text:p text:style-name="P106">2.5.1. Data Blocker</text:p>
                </text:list-header>
              </text:list>
            </text:list-item>
          </text:list>
        </text:list-item>
      </text:list>
      <text:p text:style-name="P49"/>
      <text:p text:style-name="P47">This initial transformation reads incoming double data read from audio source (way or microphone) and</text:p>
      <text:p text:style-name="P47">prepares blocks of the data to be used in later phases. In our case blocks contain 10ms of audio data.</text:p>
      <text:p text:style-name="P14"/>
      <text:list xml:id="list799278360" text:continue-numbering="true" text:style-name="L4">
        <text:list-item>
          <text:list>
            <text:list-item>
              <text:list>
                <text:list-header>
                  <text:p text:style-name="P106">2.5.2. Preemphasizer</text:p>
                </text:list-header>
              </text:list>
            </text:list-item>
          </text:list>
        </text:list-item>
      </text:list>
      <text:p text:style-name="P49"/>
      <text:p text:style-name="P50">The Preemphasizer applies a formula: <draw:frame draw:style-name="fr4" draw:name="Obiekt35" text:anchor-type="as-char" svg:y="-0.1898in" svg:width="3.8925in" svg:height="0.2508in" draw:z-index="45"><draw:object xlink:href="./Object 35" xlink:type="simple" xlink:show="embed" xlink:actuate="onLoad"/><draw:image xlink:href="./ObjectReplacements/Object 35" xlink:type="simple" xlink:show="embed" xlink:actuate="onLoad"/></draw:frame>.</text:p>
      <text:p text:style-name="P50">The purpose of this transformation is to emphasize the high frequency components. It is kind of filter,</text:p>
      <text:p text:style-name="P50">which allows high frequency components to pass through, but weakens the low frequency ones.</text:p>
      <text:p text:style-name="P54"/>
      <text:p text:style-name="P49"/>
      <text:list xml:id="list1631110661" text:continue-numbering="true" text:style-name="L4">
        <text:list-item>
          <text:list>
            <text:list-item>
              <text:list>
                <text:list-header>
                  <text:p text:style-name="P106">2.5.3. Raised cosine windower</text:p>
                </text:list-header>
              </text:list>
            </text:list-item>
          </text:list>
        </text:list-item>
      </text:list>
      <text:p text:style-name="P50"/>
      <text:p text:style-name="P50">Creates windows from the incoming data. A windowing function <draw:frame draw:style-name="fr4" draw:name="Obiekt36" text:anchor-type="as-char" svg:y="-0.3047in" svg:width="2.5665in" svg:height="0.4925in" draw:z-index="46"><draw:object xlink:href="./Object 36" xlink:type="simple" xlink:show="embed" xlink:actuate="onLoad"/><draw:image xlink:href="./ObjectReplacements/Object 36" xlink:type="simple" xlink:show="embed" xlink:actuate="onLoad"/></draw:frame></text:p>
      <text:p text:style-name="P50"><text:s/>is applied afterwards. Alpha coefficient set to 0.46 results with a mentioned before Hamming windowing</text:p>
      <text:p text:style-name="P50"><text:s/>function, which is a default setting and the one used by me.</text:p>
      <text:p text:style-name="P44"/>
      <text:list xml:id="list1967483909" text:continue-numbering="true" text:style-name="L4">
        <text:list-item>
          <text:list>
            <text:list-item>
              <text:list>
                <text:list-header>
                  <text:p text:style-name="P106"><text:soft-page-break/>2.5.4 Discrete Fourier Transform</text:p>
                </text:list-header>
              </text:list>
            </text:list-item>
          </text:list>
        </text:list-item>
      </text:list>
      <text:p text:style-name="P49"/>
      <text:p text:style-name="P50">Implementation of fast Fourier transform .<text:span text:style-name="T3">The FFT can perform this operation in </text:span><text:span text:style-name="T3"><draw:frame draw:style-name="fr4" draw:name="Obiekt33" text:anchor-type="as-char" svg:y="-0.1898in" svg:width="1.1661in" svg:height="0.2508in" draw:z-index="47"><draw:object xlink:href="./Object 33" xlink:type="simple" xlink:show="embed" xlink:actuate="onLoad"/><draw:image xlink:href="./ObjectReplacements/Object 33" xlink:type="simple" xlink:show="embed" xlink:actuate="onLoad"/></draw:frame></text:span><text:span text:style-name="T3">,</text:span></text:p>
      <text:p text:style-name="P42">where N is the size of the input data.</text:p>
      <text:p text:style-name="P42">It can be perform on whole data, however in speech we would like to get an information of the frequencies </text:p>
      <text:p text:style-name="P53">of a small frame, that contains consistent speech signal, in particular a single phoneme.</text:p>
      <text:p text:style-name="P53">The output data is the power spectrum of input data window and the complex/phase information is lost.</text:p>
      <text:p text:style-name="P53">The number of FFT points is the closest power of 2 equal or larger to the number of samples in the incoming window of data. However the input signal is real, so resulting FFT is symmetric, so only half of the data is return (output size is FFT points / 2 + 1).</text:p>
      <text:p text:style-name="P46"/>
      <text:list xml:id="list820344819" text:continue-numbering="true" text:style-name="L4">
        <text:list-item>
          <text:list>
            <text:list-item>
              <text:list>
                <text:list-header>
                  <text:p text:style-name="P106">2.5.5. Mel frequency filter bank</text:p>
                </text:list-header>
              </text:list>
            </text:list-item>
          </text:list>
        </text:list-item>
      </text:list>
      <text:p text:style-name="P6"/>
      <text:p text:style-name="P42">This step is a part of calculating a Mel Frequency Cepstrum.</text:p>
      <text:p text:style-name="P42"/>
      <text:p text:style-name="P50">Conversion of frequency spectrum into a mel-spectrum using triangular overlapping windows defined as:</text:p>
      <text:p text:style-name="P50"/>
      <text:p text:style-name="P51"><draw:frame draw:style-name="fr4" draw:name="Obiekt43" text:anchor-type="as-char" svg:y="-0.3236in" svg:width="2.1807in" svg:height="0.5311in" draw:z-index="48"><draw:object xlink:href="./Object 43" xlink:type="simple" xlink:show="embed" xlink:actuate="onLoad"/><draw:image xlink:href="./ObjectReplacements/Object 43" xlink:type="simple" xlink:show="embed" xlink:actuate="onLoad"/></draw:frame></text:p>
      <text:p text:style-name="P51"/>
      <text:p text:style-name="P55">The number of triangles/filters defined the size of mel-spectrum (default in sphinx is 40).</text:p>
      <text:p text:style-name="P52">The filters are chosen, so the result would simulate a mel-scale given by the formula:</text:p>
      <text:p text:style-name="P52"/>
      <text:p text:style-name="P51"><text:span text:style-name="T5"><text:s/></text:span><text:span text:style-name="T5"><draw:frame draw:style-name="fr4" draw:name="Obiekt44" text:anchor-type="as-char" svg:y="-0.1898in" svg:width="3.198in" svg:height="0.2508in" draw:z-index="49"><draw:object xlink:href="./Object 44" xlink:type="simple" xlink:show="embed" xlink:actuate="onLoad"/><draw:image xlink:href="./ObjectReplacements/Object 44" xlink:type="simple" xlink:show="embed" xlink:actuate="onLoad"/></draw:frame></text:span></text:p>
      <text:p text:style-name="P45"/>
      <text:p text:style-name="P43">The given filters should look similar to the picture:</text:p>
      <text:p text:style-name="P48"><draw:frame draw:style-name="fr1" draw:name="grafika1" text:anchor-type="paragraph" svg:x="-0.0591in" svg:y="0.1299in" svg:width="5.7398in" svg:height="2.1146in" draw:z-index="10"><draw:image xlink:href="Pictures/1000000000000227000000CB3E10B3C0.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6"/>
      <text:p text:style-name="P6"/>
      <text:p text:style-name="P6">Not all frequencies are covered by the filters. The chosen range of frequencies may differ for various audio encodings, but generally should cover only the speech ranges. The default values for 16kHz are 130Hz-6800Hz and are not changed in this project.</text:p>
      <text:p text:style-name="P3"/>
      <text:p text:style-name="P3"/>
      <text:list xml:id="list2056469652" text:continue-numbering="true" text:style-name="L4">
        <text:list-item>
          <text:list>
            <text:list-item>
              <text:list>
                <text:list-header>
                  <text:p text:style-name="P106"><text:soft-page-break/>2.5.6. Discrete Cosine Transform</text:p>
                </text:list-header>
              </text:list>
            </text:list-item>
          </text:list>
        </text:list-item>
      </text:list>
      <text:p text:style-name="P49"/>
      <text:p text:style-name="P50">Another part of calculating Mel Frequency Cepstral Coefficient vector. </text:p>
      <text:p text:style-name="P50">It applies a logarithm and the DST type II to the input data.</text:p>
      <text:p text:style-name="P50"/>
      <text:p text:style-name="P50">A DST type II (most common) coefficients are defined as: <draw:frame draw:style-name="fr4" draw:name="Obiekt45" text:anchor-type="as-char" svg:y="-0.3508in" svg:width="3.1756in" svg:height="0.561in" draw:z-index="50"><draw:object xlink:href="./Object 45" xlink:type="simple" xlink:show="embed" xlink:actuate="onLoad"/><draw:image xlink:href="./ObjectReplacements/Object 45" xlink:type="simple" xlink:show="embed" xlink:actuate="onLoad"/></draw:frame></text:p>
      <text:p text:style-name="P50">and it is clearly visible that quite tighly related to real part of the Fourier Transform. [18]</text:p>
      <text:p text:style-name="P50">The transform represents a function as a sum of cosine functions and it is equivalent to the DFT operating</text:p>
      <text:p text:style-name="P50">real data with even symmetry.</text:p>
      <text:p text:style-name="P50">The number of dimensions returned is set by default to 13.</text:p>
      <text:p text:style-name="P49"/>
      <text:list xml:id="list1505311587" text:continue-numbering="true" text:style-name="L4">
        <text:list-item>
          <text:list>
            <text:list-item>
              <text:list>
                <text:list-header>
                  <text:p text:style-name="P106">2.5.7. Cepstral Mean Normalization</text:p>
                </text:list-header>
              </text:list>
            </text:list-item>
          </text:list>
        </text:list-item>
      </text:list>
      <text:p text:style-name="P49"/>
      <text:p text:style-name="P50">Performs a normalization of MFCC vector by subtracting a mean of all the input. There are two versions</text:p>
      <text:p text:style-name="P50">of this step. One that calculates mean online and the other that reads all data before performing</text:p>
      <text:p text:style-name="P50">subtraction.</text:p>
      <text:p text:style-name="P56"/>
      <text:list xml:id="list1049728235" text:continue-numbering="true" text:style-name="L4">
        <text:list-item>
          <text:list>
            <text:list-item>
              <text:list>
                <text:list-header>
                  <text:p text:style-name="P106">2.5.8. Deltas feature extractor</text:p>
                </text:list-header>
              </text:list>
            </text:list-item>
          </text:list>
        </text:list-item>
      </text:list>
      <text:p text:style-name="P49"/>
      <text:p text:style-name="P50">The final transformation in the sphinx frontend chain. It calculates first and second order derivative of the</text:p>
      <text:p text:style-name="P50">cepstrum as additional features of the speech signal. It improves noticeable speech processing algorithms</text:p>
      <text:p text:style-name="P50">by adding additional information about changes in the cepstrum data.</text:p>
      <text:p text:style-name="P50"/>
      <text:p text:style-name="P50">For the initial cepstrum data it adds additionally twice the size vector with first and second order</text:p>
      <text:p text:style-name="P50">differences, calculated as follows:</text:p>
      <text:p text:style-name="P14"><draw:frame draw:style-name="fr1" draw:name="grafika6" text:anchor-type="paragraph" svg:x="1.6063in" svg:y="0in" svg:width="4.8173in" svg:height="2.4291in" draw:z-index="11"><draw:image xlink:href="Pictures/10000000000002A0000001203BEBE176.jpg" xlink:type="simple" xlink:show="embed" xlink:actuate="onLoad"/></draw:frame></text:p>
      <text:p text:style-name="P5"/>
      <text:p text:style-name="P58"/>
      <text:p text:style-name="P58"/>
      <text:p text:style-name="P58"/>
      <text:p text:style-name="P58"/>
      <text:p text:style-name="P58"/>
      <text:p text:style-name="P58"> </text:p>
      <text:p text:style-name="P58"/>
      <text:p text:style-name="P14"/>
      <text:p text:style-name="P14"/>
      <text:p text:style-name="P14"/>
      <text:p text:style-name="P14"/>
      <text:p text:style-name="P14"/>
      <text:p text:style-name="P37"><text:soft-page-break/>3. Speech Modelling.</text:p>
      <text:p text:style-name="P14"/>
      <text:p text:style-name="P14"/>
      <text:p text:style-name="P14"/>
      <text:list xml:id="list1146052689" text:style-name="L5">
        <text:list-item>
          <text:list>
            <text:list-item>
              <text:p text:style-name="P92">Phones, phonemes and graphemes.</text:p>
            </text:list-item>
          </text:list>
        </text:list-item>
      </text:list>
      <text:p text:style-name="P31"/>
      <text:p text:style-name="P31"/>
      <text:p text:style-name="P22">A phone is a unit of speech sound [20], while a phoneme's definition is: „The smallest contrastive linguistic unit, which may bring about a change of meaning” [21]. So the phoneme is a classification unit of phones, which allow us to represent speech while preserving its meaning.</text:p>
      <text:p text:style-name="P22"/>
      <text:p text:style-name="P22">While speech is being modelled using phonemes the graphical part of the language in form of text is modelled with characters or graphemes.</text:p>
      <text:p text:style-name="P22"/>
      <text:p text:style-name="P22">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22"/>
      <text:p text:style-name="P22"/>
      <text:p text:style-name="P22">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22"/>
      <text:p text:style-name="P22">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22"/>
      <text:p text:style-name="P22">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22"/>
      <text:p text:style-name="P22"/>
      <text:p text:style-name="P22"/>
      <text:p text:style-name="P22"/>
      <text:p text:style-name="P22"/>
      <text:p text:style-name="P22"/>
      <text:p text:style-name="P22"/>
      <text:p text:style-name="P22"><text:soft-page-break/></text:p>
      <text:p text:style-name="P22"/>
      <text:p text:style-name="P22"/>
      <text:p text:style-name="P22">Some of English phonemes and example phones:</text:p>
      <text:p text:style-name="P22"><draw:frame draw:style-name="fr1" draw:name="grafika21" text:anchor-type="paragraph" svg:x="0.5354in" svg:y="0.1571in" svg:width="5.4902in" svg:height="4.4028in" draw:z-index="13"><draw:image xlink:href="Pictures/1000000000000284000002E9292142C7.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1" draw:name="grafika12" text:anchor-type="paragraph" svg:x="0.5354in" svg:y="0.0374in" svg:width="5.4382in" svg:height="4.3701in" draw:z-index="9"><draw:image xlink:href="Pictures/10000000000002A80000029E2B24AFB5.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list xml:id="list2187146055" text:continue-numbering="true" text:style-name="L5">
        <text:list-item>
          <text:list>
            <text:list-item>
              <text:p text:style-name="P92">Audio distances.</text:p>
            </text:list-item>
          </text:list>
        </text:list-item>
      </text:list>
      <text:p text:style-name="P31"/>
      <text:p text:style-name="P31"/>
      <text:p text:style-name="P22">The simplest way to find similar audio sequence is to find a sequence which is nearby to other, that we know it represents a certain sound, phoneme or word.</text:p>
      <text:p text:style-name="P31"/>
      <text:p text:style-name="P22">There are different norms we could use here:<draw:frame draw:style-name="fr4" draw:name="Obiekt51" text:anchor-type="as-char" svg:y="-0.1862in" svg:width="1.5689in" svg:height="0.2618in" draw:z-index="52"><draw:object xlink:href="./Object 51" xlink:type="simple" xlink:show="embed" xlink:actuate="onLoad"/><draw:image xlink:href="./ObjectReplacements/Object 51" xlink:type="simple" xlink:show="embed" xlink:actuate="onLoad"/><svg:desc>formuła</svg:desc></draw:frame>, where <draw:frame draw:style-name="fr4" draw:name="Obiekt48" text:anchor-type="as-char" svg:y="-0.3571in" svg:width="1.4965in" svg:height="0.5693in" draw:z-index="53"><draw:object xlink:href="./Object 48" xlink:type="simple" xlink:show="embed" xlink:actuate="onLoad"/><draw:image xlink:href="./ObjectReplacements/Object 48" xlink:type="simple" xlink:show="embed" xlink:actuate="onLoad"/></draw:frame></text:p>
      <text:p text:style-name="P22">and they are all fine for uncorrelated vectors, which is not really our case.</text:p>
      <text:p text:style-name="P22"/>
      <text:p text:style-name="P22"/>
      <text:p text:style-name="P22">For correlated cases, we could try to introduce some weighting factor inside.</text:p>
      <text:p text:style-name="P22">What factor can we use?</text:p>
      <text:p text:style-name="P22">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22">A simpler approach would be to calculate correlations and use them in a distance measure.</text:p>
      <text:p text:style-name="P22">We would like to have a correlation matrix (Р) and than our distance would be:</text:p>
      <text:p text:style-name="P22"><text:s text:c="15"/><draw:frame draw:style-name="fr4" draw:name="Obiekt49" text:anchor-type="as-char" svg:y="-0.2154in" svg:width="3.9102in" svg:height="0.2902in" draw:z-index="54"><draw:object xlink:href="./Object 49" xlink:type="simple" xlink:show="embed" xlink:actuate="onLoad"/><draw:image xlink:href="./ObjectReplacements/Object 49" xlink:type="simple" xlink:show="embed" xlink:actuate="onLoad"/></draw:frame></text:p>
      <text:p text:style-name="P22"/>
      <text:p text:style-name="P22"/>
      <text:p text:style-name="P22"/>
      <text:p text:style-name="P22">Karl Pearson introduced such an idea [23] in form of correlation coefficient defined between two random populations: <text:s/><draw:frame draw:style-name="fr4" draw:name="Obiekt52" text:anchor-type="as-char" svg:y="-0.3398in" svg:width="3.3492in" svg:height="0.4819in" draw:z-index="56"><draw:object xlink:href="./Object 52" xlink:type="simple" xlink:show="embed" xlink:actuate="onLoad"/><draw:image xlink:href="./ObjectReplacements/Object 52" xlink:type="simple" xlink:show="embed" xlink:actuate="onLoad"/></draw:frame></text:p>
      <text:p text:style-name="P22">and in the form of matrices: <text:s/><draw:frame draw:style-name="fr4" draw:name="Obiekt50" text:anchor-type="as-char" svg:y="-0.2154in" svg:width="2.5508in" svg:height="0.2744in" draw:z-index="57"><draw:object xlink:href="./Object 50" xlink:type="simple" xlink:show="embed" xlink:actuate="onLoad"/><draw:image xlink:href="./ObjectReplacements/Object 50" xlink:type="simple" xlink:show="embed" xlink:actuate="onLoad"/></draw:frame></text:p>
      <text:p text:style-name="P22"/>
      <text:p text:style-name="P22">It should be noted, that in the denominator we have standard deviations which don't really bring any value to our measure, since this is a constant factor.</text:p>
      <text:p text:style-name="P22">By removing them we obtain so called Mahalanobis distance [16]:</text:p>
      <text:p text:style-name="P22"><text:s text:c="25"/><text:span text:style-name="T9"><text:s/></text:span><text:span text:style-name="T9"><draw:frame draw:style-name="fr4" draw:name="Obiekt53" text:anchor-type="as-char" svg:y="-0.2154in" svg:width="3.6874in" svg:height="0.2902in" draw:z-index="60"><draw:object xlink:href="./Object 53" xlink:type="simple" xlink:show="embed" xlink:actuate="onLoad"/><draw:image xlink:href="./ObjectReplacements/Object 53" xlink:type="simple" xlink:show="embed" xlink:actuate="onLoad"/><svg:desc>formuła</svg:desc></draw:frame></text:span></text:p>
      <text:p text:style-name="P22"/>
      <text:p text:style-name="P22">If we knew elements belonging to given phoneme, we could calculate a distance from a phoneme.</text:p>
      <text:p text:style-name="P31"/>
      <text:p text:style-name="P31"/>
      <text:p text:style-name="P31"/>
      <text:p text:style-name="P31"/>
      <text:p text:style-name="P31"/>
      <text:p text:style-name="P31"/>
      <text:p text:style-name="P31"><text:soft-page-break/></text:p>
      <text:p text:style-name="P22">I conducted couple of experiments with different distances by having an flawed alignment with larger chunks I tried to and based on:</text:p>
      <text:list xml:id="list1780787432" text:style-name="L6">
        <text:list-item>
          <text:list>
            <text:list-item>
              <text:p text:style-name="P67">find the same word, that is quite lengthy and occurs multiple times just by searching for similar sequences,</text:p>
            </text:list-item>
            <text:list-item>
              <text:p text:style-name="P67">find a given sequence of three phonemes in a text based on estimated location (by time)</text:p>
            </text:list-item>
          </text:list>
        </text:list-item>
      </text:list>
      <text:p text:style-name="P22">Mahalanobis distance in those experiments where not expected to give any results, since there were conducted without knowledge of phone classification and even then the expectations where not met.</text:p>
      <text:p text:style-name="P22"/>
      <text:p text:style-name="P22">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22"/>
      <text:p text:style-name="P22">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list xml:id="list775136617" text:continue-list="list2187146055" text:style-name="L5">
        <text:list-item>
          <text:list>
            <text:list-item>
              <text:p text:style-name="P92">Gaussian Model.</text:p>
            </text:list-item>
          </text:list>
        </text:list-item>
      </text:list>
      <text:p text:style-name="P31"/>
      <text:p text:style-name="P31"/>
      <text:p text:style-name="P21">Given observation points belonging to a single class (phoneme) with a given probability, we would like to model a distribution of emitting data point of the class.</text:p>
      <text:p text:style-name="P21"/>
      <text:p text:style-name="P21"/>
      <text:p text:style-name="P21">A natural choice is a normal distribution, although we have to remember, that observation is a comes from multidimensional universum where populations are not independent.</text:p>
      <text:p text:style-name="P21">Luckily there is a definition of multivariate normal distribution, that considers correlations:</text:p>
      <text:p text:style-name="P21"><text:s text:c="23"/><draw:frame draw:style-name="fr4" draw:name="Obiekt55" text:anchor-type="as-char" svg:y="-0.4063in" svg:width="5.8902in" svg:height="0.7425in" draw:z-index="63"><draw:object xlink:href="./Object 55" xlink:type="simple" xlink:show="embed" xlink:actuate="onLoad"/><draw:image xlink:href="./ObjectReplacements/Object 55" xlink:type="simple" xlink:show="embed" xlink:actuate="onLoad"/><svg:desc>formuła</svg:desc></draw:frame></text:p>
      <text:p text:style-name="P21">where <draw:frame draw:style-name="fr4" draw:name="Obiekt56" text:anchor-type="as-char" svg:y="-0.1465in" svg:width="0.2098in" svg:height="0.1575in" draw:z-index="65"><draw:object xlink:href="./Object 56" xlink:type="simple" xlink:show="embed" xlink:actuate="onLoad"/><draw:image xlink:href="./ObjectReplacements/Object 56" xlink:type="simple" xlink:show="embed" xlink:actuate="onLoad"/></draw:frame>is a covariance matrix <draw:frame draw:style-name="fr4" draw:name="Obiekt5" text:anchor-type="as-char" svg:y="-0.1752in" svg:width="0.3437in" svg:height="0.2311in" draw:z-index="66"><draw:object xlink:href="./Object 5" xlink:type="simple" xlink:show="embed" xlink:actuate="onLoad"/><draw:image xlink:href="./ObjectReplacements/Object 5" xlink:type="simple" xlink:show="embed" xlink:actuate="onLoad"/></draw:frame>is its determinant.</text:p>
      <text:p text:style-name="P21"/>
      <text:p text:style-name="P21"/>
      <text:p text:style-name="P21">Covariance matrix is always symmetric and positive-semidefinitive.</text:p>
      <text:p text:style-name="P21"><text:s/>Symmetry comes directly from a definition: <draw:frame draw:style-name="fr4" draw:name="Obiekt8" text:anchor-type="as-char" svg:y="-0.2154in" svg:width="3.1929in" svg:height="0.2744in" draw:z-index="68"><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4" draw:name="Obiekt9" text:anchor-type="as-char" svg:y="-0.2154in" svg:width="0.8661in" svg:height="0.2598in" draw:z-index="69"><draw:object xlink:href="./Object 9" xlink:type="simple" xlink:show="embed" xlink:actuate="onLoad"/><draw:image xlink:href="./ObjectReplacements/Object 9" xlink:type="simple" xlink:show="embed" xlink:actuate="onLoad"/></draw:frame></text:p>
      <text:p text:style-name="P21"/>
      <text:p text:style-name="P21">It is also equal to: <draw:frame draw:style-name="fr4" draw:name="Obiekt7" text:anchor-type="as-char" svg:y="-0.3508in" svg:width="5.0165in" svg:height="0.561in" draw:z-index="71"><draw:object xlink:href="./Object 7" xlink:type="simple" xlink:show="embed" xlink:actuate="onLoad"/><draw:image xlink:href="./ObjectReplacements/Object 7" xlink:type="simple" xlink:show="embed" xlink:actuate="onLoad"/></draw:frame></text:p>
      <text:p text:style-name="P21">and each element of the sum is square of inner product of two vectors<draw:frame draw:style-name="fr4" draw:name="Obiekt10" text:anchor-type="as-char" svg:y="-0.2154in" svg:width="2.5866in" svg:height="0.2744in" draw:z-index="72"><draw:object xlink:href="./Object 10" xlink:type="simple" xlink:show="embed" xlink:actuate="onLoad"/><draw:image xlink:href="./ObjectReplacements/Object 10" xlink:type="simple" xlink:show="embed" xlink:actuate="onLoad"/></draw:frame>, so it is always positive (or equal to zero).</text:p>
      <text:p text:style-name="P21">In order to prevent degenerate cases we can allow only positive-definite matrices, which are guaranteed to be invertible.</text:p>
      <text:p text:style-name="P21"/>
      <text:p text:style-name="P31"/>
      <text:p text:style-name="P22">If the number of dimensions is equal to one, then the formula reduces to single-variable normal distribution: <draw:frame draw:style-name="fr4" draw:name="Obiekt6" text:anchor-type="as-char" svg:y="-0.4in" svg:width="1.9555in" svg:height="0.6244in" draw:z-index="77"><draw:object xlink:href="./Object 6" xlink:type="simple" xlink:show="embed" xlink:actuate="onLoad"/><draw:image xlink:href="./ObjectReplacements/Object 6" xlink:type="simple" xlink:show="embed" xlink:actuate="onLoad"/></draw:frame></text:p>
      <text:p text:style-name="P31"/>
      <text:p text:style-name="P31"/>
      <text:p text:style-name="P31"/>
      <text:p text:style-name="P31"/>
      <text:p text:style-name="P31"/>
      <text:p text:style-name="P31"><text:soft-page-break/></text:p>
      <text:p text:style-name="P31"/>
      <text:p text:style-name="P22"/>
      <text:p text:style-name="P22">To calculate a distribution of emitting signal frame, we first need to calculate a mean vector and a covariance matrix.</text:p>
      <text:p text:style-name="P22">Given are a list of observation with assigned probability. If probability is actually a likelihood of emitting the signal (or it estimation),</text:p>
      <text:p text:style-name="P22">than we can calculate mean with a formula: <draw:frame draw:style-name="fr4" draw:name="Obiekt57" text:anchor-type="as-char" svg:y="-0.2126in" svg:width="1.4874in" svg:height="0.3272in" draw:z-index="78"><draw:object xlink:href="./Object 57" xlink:type="simple" xlink:show="embed" xlink:actuate="onLoad"/><draw:image xlink:href="./ObjectReplacements/Object 57" xlink:type="simple" xlink:show="embed" xlink:actuate="onLoad"/></draw:frame> </text:p>
      <text:p text:style-name="P22">and a covariance matrix from a formula: <draw:frame draw:style-name="fr4" draw:name="Obiekt58" text:anchor-type="as-char" svg:y="-0.2154in" svg:width="2.6535in" svg:height="0.3291in" draw:z-index="79"><draw:object xlink:href="./Object 58" xlink:type="simple" xlink:show="embed" xlink:actuate="onLoad"/><draw:image xlink:href="./ObjectReplacements/Object 58" xlink:type="simple" xlink:show="embed" xlink:actuate="onLoad"/></draw:frame></text:p>
      <text:p text:style-name="P31"/>
      <text:p text:style-name="P31"/>
      <text:p text:style-name="P22">In the case, that probability is not a direct likelihood of given point, but a conditional probability of emitting the signal given, i.e. that it belongs to given sequence, we would have to normalize the result.</text:p>
      <text:p text:style-name="P22">We can assume, that conditional probability is the same for each observation,</text:p>
      <text:p text:style-name="P22"><text:s/>so <draw:frame draw:style-name="fr4" draw:name="Obiekt59" text:anchor-type="as-char" svg:y="-0.2098in" svg:width="2.2902in" svg:height="0.2846in" draw:z-index="80"><draw:object xlink:href="./Object 59" xlink:type="simple" xlink:show="embed" xlink:actuate="onLoad"/><draw:image xlink:href="./ObjectReplacements/Object 59" xlink:type="simple" xlink:show="embed" xlink:actuate="onLoad"/></draw:frame>,</text:p>
      <text:p text:style-name="P22">then given formulas have to be divided by a total sum to produce actual likelihood:<text:line-break/></text:p>
      <text:p text:style-name="P31"><draw:frame draw:style-name="fr4" draw:name="Obiekt60" text:anchor-type="as-char" svg:y="-0.3598in" svg:width="5.328in" svg:height="0.6437in" draw:z-index="81"><draw:object xlink:href="./Object 60" xlink:type="simple" xlink:show="embed" xlink:actuate="onLoad"/><draw:image xlink:href="./ObjectReplacements/Object 60" xlink:type="simple" xlink:show="embed" xlink:actuate="onLoad"/></draw:frame><text:span text:style-name="T13">,</text:span></text:p>
      <text:p text:style-name="P31"><text:span text:style-name="T13"><text:s/>since the denominator should sum to 1, after all it is a probability of emitting given point under a condition, that only </text:span><text:span text:style-name="T13"><draw:frame draw:style-name="fr4" draw:name="Obiekt61" text:anchor-type="as-char" svg:y="-0.1854in" svg:width="0.3744in" svg:height="0.2402in" draw:z-index="83"><draw:object xlink:href="./Object 61" xlink:type="simple" xlink:show="embed" xlink:actuate="onLoad"/><draw:image xlink:href="./ObjectReplacements/Object 61" xlink:type="simple" xlink:show="embed" xlink:actuate="onLoad"/></draw:frame></text:span><text:span text:style-name="T13">number of points were emitted.</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2"/>
      <text:p text:style-name="P31"/>
      <text:p text:style-name="P31"/>
      <text:p text:style-name="P22"/>
      <text:p text:style-name="P31"/>
      <text:p text:style-name="P31"/>
      <text:p text:style-name="P31"/>
      <text:p text:style-name="P31"><text:soft-page-break/></text:p>
      <text:p text:style-name="P31"/>
      <text:list xml:id="list1043713938" text:continue-numbering="true" text:style-name="L5">
        <text:list-item>
          <text:list>
            <text:list-item>
              <text:p text:style-name="P92">EM algorithm</text:p>
            </text:list-item>
          </text:list>
        </text:list-item>
      </text:list>
      <text:p text:style-name="P10"/>
      <text:p text:style-name="P9">Expected-Maximization method is a technique for estimating parameters of any underlying or given distribution based on observed data. It tries to maximize the likelihood, that the data would be observed <text:s text:c="2"/>by the distribution: <draw:frame draw:style-name="fr4" draw:name="Obiekt62" text:anchor-type="as-char" svg:y="-0.1898in" svg:width="1.5346in" svg:height="0.2508in" draw:z-index="85"><draw:object xlink:href="./Object 62" xlink:type="simple" xlink:show="embed" xlink:actuate="onLoad"/><draw:image xlink:href="./ObjectReplacements/Object 62" xlink:type="simple" xlink:show="embed" xlink:actuate="onLoad"/></draw:frame></text:p>
      <text:p text:style-name="P9"/>
      <text:p text:style-name="P9">For certain distribution parameters, that maximize likelihood of the data, can be solved, i.e. calculated mean vector and variance are parameters to normal distribution, that do maximize the likelihood of observing the observation data.</text:p>
      <text:p text:style-name="P9">We can calculate a derivative of normal density function to show it:</text:p>
      <text:p text:style-name="P9"><draw:frame draw:style-name="fr4" draw:name="Obiekt76" text:anchor-type="as-char" svg:y="-0.4008in" svg:width="6.6598in" svg:height="0.6543in" draw:z-index="86"><draw:object xlink:href="./Object 76" xlink:type="simple" xlink:show="embed" xlink:actuate="onLoad"/><draw:image xlink:href="./ObjectReplacements/Object 76" xlink:type="simple" xlink:show="embed" xlink:actuate="onLoad"/><svg:desc>formuła</svg:desc></draw:frame><draw:frame draw:style-name="fr4" draw:name="Obiekt75" text:anchor-type="as-char" svg:y="-0.3055in" svg:width="7.1362in" svg:height="0.522in" draw:z-index="87"><draw:object xlink:href="./Object 75" xlink:type="simple" xlink:show="embed" xlink:actuate="onLoad"/><draw:image xlink:href="./ObjectReplacements/Object 75" xlink:type="simple" xlink:show="embed" xlink:actuate="onLoad"/></draw:frame></text:p>
      <text:p text:style-name="P9"/>
      <text:p text:style-name="P9">what is a definition of a mean,</text:p>
      <text:p text:style-name="P9"><draw:frame draw:style-name="fr4" draw:name="Obiekt71" text:anchor-type="as-char" svg:y="-0.35in" svg:width="5.8547in" svg:height="0.5665in" draw:z-index="88"><draw:object xlink:href="./Object 71" xlink:type="simple" xlink:show="embed" xlink:actuate="onLoad"/><draw:image xlink:href="./ObjectReplacements/Object 71" xlink:type="simple" xlink:show="embed" xlink:actuate="onLoad"/></draw:frame></text:p>
      <text:p text:style-name="P9"><draw:frame draw:style-name="fr4" draw:name="Obiekt72" text:anchor-type="as-char" svg:y="-0.3055in" svg:width="5.1535in" svg:height="0.4201in" draw:z-index="89"><draw:object xlink:href="./Object 72" xlink:type="simple" xlink:show="embed" xlink:actuate="onLoad"/><draw:image xlink:href="./ObjectReplacements/Object 72" xlink:type="simple" xlink:show="embed" xlink:actuate="onLoad"/></draw:frame><draw:frame draw:style-name="fr4" draw:name="Obiekt73" text:anchor-type="as-char" svg:y="-0.3055in" svg:width="7.0984in" svg:height="0.5028in" draw:z-index="90"><draw:object xlink:href="./Object 73" xlink:type="simple" xlink:show="embed" xlink:actuate="onLoad"/><draw:image xlink:href="./ObjectReplacements/Object 73" xlink:type="simple" xlink:show="embed" xlink:actuate="onLoad"/></draw:frame></text:p>
      <text:p text:style-name="P9">what is a definition of variance and standard deviation is a square root of variance.</text:p>
      <text:p text:style-name="P9">And similarly can be done for many other distributions, including multivariate normal distribution.</text:p>
      <text:p text:style-name="P9"/>
      <text:p text:style-name="P9">It is not always the case, that one can calculate parameters so easily, i.e. mixture models of several populations may not give so easily.</text:p>
      <text:p text:style-name="P9">Let's consider a mixture of Gaussian models of some populations. We have a random population, where each point is randomly drawn from each distribution. </text:p>
      <text:p text:style-name="P9">So the total likelihood of any point is: <draw:frame draw:style-name="fr4" draw:name="Obiekt63" text:anchor-type="as-char" svg:y="-0.3516in" svg:width="0.9693in" svg:height="0.5626in" draw:z-index="91"><draw:object xlink:href="./Object 63" xlink:type="simple" xlink:show="embed" xlink:actuate="onLoad"/><draw:image xlink:href="./ObjectReplacements/Object 63" xlink:type="simple" xlink:show="embed" xlink:actuate="onLoad"/></draw:frame>, where <draw:frame draw:style-name="fr4" draw:name="Obiekt64" text:anchor-type="as-char" svg:y="-0.1854in" svg:width="0.2465in" svg:height="0.2618in" draw:z-index="92"><draw:object xlink:href="./Object 64" xlink:type="simple" xlink:show="embed" xlink:actuate="onLoad"/><draw:image xlink:href="./ObjectReplacements/Object 64" xlink:type="simple" xlink:show="embed" xlink:actuate="onLoad"/></draw:frame>is a probability of drawing a point from ith distribution and <draw:frame draw:style-name="fr4" draw:name="Obiekt65" text:anchor-type="as-char" svg:y="-0.1854in" svg:width="0.2161in" svg:height="0.2618in" draw:z-index="94"><draw:object xlink:href="./Object 65" xlink:type="simple" xlink:show="embed" xlink:actuate="onLoad"/><draw:image xlink:href="./ObjectReplacements/Object 65" xlink:type="simple" xlink:show="embed" xlink:actuate="onLoad"/></draw:frame> is a density function of ith model.</text:p>
      <text:p text:style-name="P9"/>
      <text:p text:style-name="P9">Since each model from a mixture is easily solvable, if we knew to which model each point belonged, than estimating parameters would be easy, or at least what is the probability, that given point was drawn from a given class (see chapter about Gaussian model).</text:p>
      <text:p text:style-name="P9"/>
      <text:p text:style-name="P9">On the other hand it would be simple to <text:s/>calculate a probability, that given point was drawn from given distribution if we knew all the parameters.</text:p>
      <text:p text:style-name="P9"><text:soft-page-break/></text:p>
      <text:p text:style-name="P9"/>
      <text:p text:style-name="P9">The Expected-Maximization technique deals with this problem, by finding better estimation of parameters using previous estimation, and thus by iterating over series of converging estimates it is guaranteed to find some local maximum.</text:p>
      <text:p text:style-name="P9"/>
      <text:p text:style-name="P9"><draw:frame draw:style-name="fr4" draw:name="Obiekt66" text:anchor-type="as-char" svg:y="-0.2161in" svg:width="3.422in" svg:height="0.2756in" draw:z-index="95"><draw:object xlink:href="./Object 66" xlink:type="simple" xlink:show="embed" xlink:actuate="onLoad"/><draw:image xlink:href="./ObjectReplacements/Object 66" xlink:type="simple" xlink:show="embed" xlink:actuate="onLoad"/></draw:frame> , here <draw:frame draw:style-name="fr4" draw:name="Obiekt67" text:anchor-type="as-char" svg:y="-0.1465in" svg:width="0.2366in" svg:height="0.1575in" draw:z-index="96"><draw:object xlink:href="./Object 67" xlink:type="simple" xlink:show="embed" xlink:actuate="onLoad"/><draw:image xlink:href="./ObjectReplacements/Object 67" xlink:type="simple" xlink:show="embed" xlink:actuate="onLoad"/></draw:frame>is an unknown data, which can be estimated using <draw:frame draw:style-name="fr4" draw:name="Obiekt68" text:anchor-type="as-char" svg:y="-0.2161in" svg:width="0.439in" svg:height="0.228in" draw:z-index="97"><draw:object xlink:href="./Object 68" xlink:type="simple" xlink:show="embed" xlink:actuate="onLoad"/><draw:image xlink:href="./ObjectReplacements/Object 68" xlink:type="simple" xlink:show="embed" xlink:actuate="onLoad"/></draw:frame>, and when known, then <draw:frame draw:style-name="fr4" draw:name="Obiekt69" text:anchor-type="as-char" svg:y="-0.2161in" svg:width="0.272in" svg:height="0.228in" draw:z-index="98"><draw:object xlink:href="./Object 69" xlink:type="simple" xlink:show="embed" xlink:actuate="onLoad"/><draw:image xlink:href="./ObjectReplacements/Object 69" xlink:type="simple" xlink:show="embed" xlink:actuate="onLoad"/></draw:frame>can be found, that maximizes log likelihood of observing <draw:frame draw:style-name="fr4" draw:name="Obiekt70" text:anchor-type="as-char" svg:y="-0.1465in" svg:width="0.2457in" svg:height="0.1575in" draw:z-index="99"><draw:object xlink:href="./Object 70" xlink:type="simple" xlink:show="embed" xlink:actuate="onLoad"/><draw:image xlink:href="./ObjectReplacements/Object 70" xlink:type="simple" xlink:show="embed" xlink:actuate="onLoad"/></draw:frame>and <draw:frame draw:style-name="fr4" draw:name="Obiekt74" text:anchor-type="as-char" svg:y="-0.1465in" svg:width="0.2366in" svg:height="0.1575in" draw:z-index="100"><draw:object xlink:href="./Object 74" xlink:type="simple" xlink:show="embed" xlink:actuate="onLoad"/><draw:image xlink:href="./ObjectReplacements/Object 74" xlink:type="simple" xlink:show="embed" xlink:actuate="onLoad"/><svg:desc>formuła</svg:desc></draw:frame>random variables.</text:p>
      <text:p text:style-name="P9"/>
      <text:p text:style-name="P9"/>
      <text:p text:style-name="P9"/>
      <text:p text:style-name="P9">Thus the EM algorithm contains two steps in single iteration: expectation step and maximization step.</text:p>
      <text:p text:style-name="P9">During E step, we find <draw:frame draw:style-name="fr4" draw:name="Obiekt77" text:anchor-type="as-char" svg:y="-0.1465in" svg:width="0.2366in" svg:height="0.1575in" draw:z-index="101"><draw:object xlink:href="./Object 77" xlink:type="simple" xlink:show="embed" xlink:actuate="onLoad"/><draw:image xlink:href="./ObjectReplacements/Object 77" xlink:type="simple" xlink:show="embed" xlink:actuate="onLoad"/><svg:desc>formuła</svg:desc></draw:frame>data given previous estimate of <draw:frame draw:style-name="fr4" draw:name="Obiekt78" text:anchor-type="as-char" svg:y="-0.1516in" svg:width="0.2346in" svg:height="0.1638in" draw:z-index="102"><draw:object xlink:href="./Object 78" xlink:type="simple" xlink:show="embed" xlink:actuate="onLoad"/><draw:image xlink:href="./ObjectReplacements/Object 78" xlink:type="simple" xlink:show="embed" xlink:actuate="onLoad"/><svg:desc>formuła</svg:desc></draw:frame>.</text:p>
      <text:p text:style-name="P9">During M step, we calculate<draw:frame draw:style-name="fr4" draw:name="Obiekt79" text:anchor-type="as-char" svg:y="-0.1516in" svg:width="0.2346in" svg:height="0.1638in" draw:z-index="103"><draw:object xlink:href="./Object 79" xlink:type="simple" xlink:show="embed" xlink:actuate="onLoad"/><draw:image xlink:href="./ObjectReplacements/Object 79" xlink:type="simple" xlink:show="embed" xlink:actuate="onLoad"/></draw:frame>, that maximizes likelihood of observed data and expected hidden data.</text:p>
      <text:p text:style-name="P9">In each iteration a likelihood <draw:frame draw:style-name="fr4" draw:name="Obiekt80" text:anchor-type="as-char" svg:y="-0.2154in" svg:width="1.0571in" svg:height="0.2756in" draw:z-index="104"><draw:object xlink:href="./Object 80" xlink:type="simple" xlink:show="embed" xlink:actuate="onLoad"/><draw:image xlink:href="./ObjectReplacements/Object 80" xlink:type="simple" xlink:show="embed" xlink:actuate="onLoad"/></draw:frame>converges to some local maximum.</text:p>
      <text:p text:style-name="P9">We are happy with only local maximum, because the problem resists to be solved.</text:p>
      <text:p text:style-name="P9"/>
      <text:p text:style-name="P9"/>
      <text:p text:style-name="P9"/>
      <text:p text:style-name="P9">For example with mixture model:</text:p>
      <text:p text:style-name="P9">In E step we calculate a probability, that a observation is drawn from each class.</text:p>
      <text:p text:style-name="P9">In M step we use this probabilities to calculate a new parameters (<draw:frame draw:style-name="fr4" draw:name="Obiekt81" text:anchor-type="as-char" svg:y="-0.1898in" svg:width="1.078in" svg:height="0.2654in" draw:z-index="105"><draw:object xlink:href="./Object 81" xlink:type="simple" xlink:show="embed" xlink:actuate="onLoad"/><draw:image xlink:href="./ObjectReplacements/Object 81" xlink:type="simple" xlink:show="embed" xlink:actuate="onLoad"/></draw:frame>), that maximize likelihood of our observed data, as well as a estimated probability of data classificatio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31"/>
      <text:list xml:id="list1295266004" text:continue-numbering="true" text:style-name="L5">
        <text:list-item>
          <text:list>
            <text:list-item>
              <text:p text:style-name="P92">Hidden Markov Model</text:p>
            </text:list-item>
          </text:list>
        </text:list-item>
      </text:list>
      <text:p text:style-name="P31"/>
      <text:p text:style-name="P31"/>
      <text:p text:style-name="P21">We can describe a HMM by a triple: <draw:frame draw:style-name="fr4" draw:name="Obiekt82" text:anchor-type="as-char" svg:y="-0.1898in" svg:width="1.1508in" svg:height="0.2492in" draw:z-index="106"><draw:object xlink:href="./Object 82" xlink:type="simple" xlink:show="embed" xlink:actuate="onLoad"/><draw:image xlink:href="./ObjectReplacements/Object 82" xlink:type="simple" xlink:show="embed" xlink:actuate="onLoad"/></draw:frame>,</text:p>
      <text:p text:style-name="P21"><text:s/>where A is a transition matrix<draw:frame draw:style-name="fr4" draw:name="Obiekt1" text:anchor-type="as-char" svg:y="-0.1898in" svg:width="2.4681in" svg:height="0.2665in" draw:z-index="107"><draw:object xlink:href="./Object 1" xlink:type="simple" xlink:show="embed" xlink:actuate="onLoad"/><draw:image xlink:href="./ObjectReplacements/Object 1" xlink:type="simple" xlink:show="embed" xlink:actuate="onLoad"/></draw:frame> ,</text:p>
      <text:p text:style-name="P21"><text:s/>B is a observation probability function vector <draw:frame draw:style-name="fr4" draw:name="Obiekt2" text:anchor-type="as-char" svg:y="-0.1854in" svg:width="0.7035in" svg:height="0.261in" draw:z-index="108"><draw:object xlink:href="./Object 2" xlink:type="simple" xlink:show="embed" xlink:actuate="onLoad"/><draw:image xlink:href="./ObjectReplacements/Object 2" xlink:type="simple" xlink:show="embed" xlink:actuate="onLoad"/></draw:frame>, where each <draw:frame draw:style-name="fr4" draw:name="Obiekt3" text:anchor-type="as-char" svg:y="-0.1854in" svg:width="0.2272in" svg:height="0.2618in" draw:z-index="110"><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4" draw:name="Obiekt4" text:anchor-type="as-char" svg:y="-0.1854in" svg:width="0.2791in" svg:height="0.261in" draw:z-index="111"><draw:object xlink:href="./Object 4" xlink:type="simple" xlink:show="embed" xlink:actuate="onLoad"/><draw:image xlink:href="./ObjectReplacements/Object 4" xlink:type="simple" xlink:show="embed" xlink:actuate="onLoad"/></draw:frame> is produced by state i, and <draw:frame draw:style-name="fr4" draw:name="Obiekt83" text:anchor-type="as-char" svg:y="-0.1854in" svg:width="0.2071in" svg:height="0.2307in" draw:z-index="112"><draw:object xlink:href="./Object 83" xlink:type="simple" xlink:show="embed" xlink:actuate="onLoad"/><draw:image xlink:href="./ObjectReplacements/Object 83" xlink:type="simple" xlink:show="embed" xlink:actuate="onLoad"/></draw:frame> is an initial state distribution <draw:frame draw:style-name="fr4" draw:name="Obiekt54" text:anchor-type="as-char" svg:y="-0.1898in" svg:width="1.1866in" svg:height="0.2654in" draw:z-index="113"><draw:object xlink:href="./Object 54" xlink:type="simple" xlink:show="embed" xlink:actuate="onLoad"/><draw:image xlink:href="./ObjectReplacements/Object 54" xlink:type="simple" xlink:show="embed" xlink:actuate="onLoad"/></draw:frame> </text:p>
      <text:p text:style-name="P21"/>
      <text:p text:style-name="P21">For our purpose a B functions will be a Gaussian multivariate distribution of given state.</text:p>
      <text:p text:style-name="P21"/>
      <text:p text:style-name="P21">The most probable state sequence for given sequence of observations can be calculated using dynamic programming (i.e. Viterbi algorithm).</text:p>
      <text:p text:style-name="P31"/>
      <text:p text:style-name="P22">At the end of k-th iteration we keep a vector of probabilities P of being at state i <text:s/>after observing k points.</text:p>
      <text:p text:style-name="P22">We initiate this vector with initial probabilities <draw:frame draw:style-name="fr4" draw:name="Obiekt84" text:anchor-type="as-char" svg:y="-0.1083in" svg:width="0.2043in" svg:height="0.1201in" draw:z-index="114"><draw:object xlink:href="./Object 84" xlink:type="simple" xlink:show="embed" xlink:actuate="onLoad"/><draw:image xlink:href="./ObjectReplacements/Object 84" xlink:type="simple" xlink:show="embed" xlink:actuate="onLoad"/></draw:frame>.</text:p>
      <text:p text:style-name="P22"/>
      <text:p text:style-name="P22">The <draw:frame draw:style-name="fr4" draw:name="Obiekt85" text:anchor-type="as-char" svg:y="-0.1854in" svg:width="0.4362in" svg:height="0.2618in" draw:z-index="116"><draw:object xlink:href="./Object 85" xlink:type="simple" xlink:show="embed" xlink:actuate="onLoad"/><draw:image xlink:href="./ObjectReplacements/Object 85" xlink:type="simple" xlink:show="embed" xlink:actuate="onLoad"/></draw:frame> is calculated as follows: <draw:frame draw:style-name="fr4" draw:name="Obiekt86" text:anchor-type="as-char" svg:y="-0.1898in" svg:width="2.7591in" svg:height="0.2654in" draw:z-index="117"><draw:object xlink:href="./Object 86" xlink:type="simple" xlink:show="embed" xlink:actuate="onLoad"/><draw:image xlink:href="./ObjectReplacements/Object 86" xlink:type="simple" xlink:show="embed" xlink:actuate="onLoad"/></draw:frame>,</text:p>
      <text:p text:style-name="P22">where <draw:frame draw:style-name="fr4" draw:name="Obiekt87" text:anchor-type="as-char" svg:y="-0.1854in" svg:width="0.2811in" svg:height="0.2618in" draw:z-index="118"><draw:object xlink:href="./Object 87" xlink:type="simple" xlink:show="embed" xlink:actuate="onLoad"/><draw:image xlink:href="./ObjectReplacements/Object 87" xlink:type="simple" xlink:show="embed" xlink:actuate="onLoad"/></draw:frame>is a probability of transition from state j to state i, and <draw:frame draw:style-name="fr4" draw:name="Obiekt88" text:anchor-type="as-char" svg:y="-0.1898in" svg:width="0.7681in" svg:height="0.2654in" draw:z-index="119"><draw:object xlink:href="./Object 88" xlink:type="simple" xlink:show="embed" xlink:actuate="onLoad"/><draw:image xlink:href="./ObjectReplacements/Object 88" xlink:type="simple" xlink:show="embed" xlink:actuate="onLoad"/></draw:frame> is probability, that state i emitted (k+1)-th observation.</text:p>
      <text:p text:style-name="P31"/>
      <text:p text:style-name="P22">At the end a maximum probability from elements of <draw:frame draw:style-name="fr4" draw:name="Obiekt89" text:anchor-type="as-char" svg:y="-0.1898in" svg:width="0.5209in" svg:height="0.2654in" draw:z-index="120"><draw:object xlink:href="./Object 89" xlink:type="simple" xlink:show="embed" xlink:actuate="onLoad"/><draw:image xlink:href="./ObjectReplacements/Object 89" xlink:type="simple" xlink:show="embed" xlink:actuate="onLoad"/></draw:frame>gives us a the maximum likelihood of observing given sequence.</text:p>
      <text:p text:style-name="P31"/>
      <text:p text:style-name="P22">To find a sequence we can keep a state for which a maximum was produced for each time k and state i and recreate the state path, which produced the maximum likelihood.</text:p>
      <text:p text:style-name="P2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list xml:id="list247702309" text:continue-numbering="true" text:style-name="L5">
        <text:list-item>
          <text:list>
            <text:list-item>
              <text:p text:style-name="P92">Baum Welch algorithm</text:p>
            </text:list-item>
          </text:list>
        </text:list-item>
      </text:list>
      <text:p text:style-name="P14"/>
      <text:p text:style-name="P14"><text:tab/>For training Hidden Markov Models we have to use a generalized version of EM algorithm, namely Baum-Welch algorithm.</text:p>
      <text:p text:style-name="P14"/>
      <text:p text:style-name="P14">For HMM training we have observed data X and we want to find parameters set θ, which will maximize the probability of observing X, meaning: <draw:frame draw:style-name="fr4" draw:name="Obiekt46" text:anchor-type="as-char" svg:y="-0.1898in" svg:width="1.8055in" svg:height="0.2508in" draw:z-index="121"><draw:object xlink:href="./Object 46" xlink:type="simple" xlink:show="embed" xlink:actuate="onLoad"/><draw:image xlink:href="./ObjectReplacements/Object 46" xlink:type="simple" xlink:show="embed" xlink:actuate="onLoad"/></draw:frame>.</text:p>
      <text:p text:style-name="P17"/>
      <text:p text:style-name="P14">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4"/>
      <text:p text:style-name="P14">EM algorithm is meant for such a situations.</text:p>
      <text:p text:style-name="P14"/>
      <text:p text:style-name="P14">In the EM spirit, for each iteration we will perform two steps, bringing us to some local maximum:</text:p>
      <text:list xml:id="list257081004" text:style-name="L7">
        <text:list-item>
          <text:list>
            <text:list-item>
              <text:p text:style-name="P90">expectation step</text:p>
            </text:list-item>
          </text:list>
        </text:list-item>
      </text:list>
      <text:p text:style-name="P14"><text:tab/>Given previous estimation of parameters <text:span text:style-name="T7">θ,</text:span> we calculate the <text:span text:style-name="T6">probability of being at any given time t at any states Pr(s_i, t)</text:span></text:p>
      <text:list xml:id="list366293337" text:continue-numbering="true" text:style-name="L7">
        <text:list-item>
          <text:list>
            <text:list-item>
              <text:p text:style-name="P90">maximization</text:p>
            </text:list-item>
          </text:list>
        </text:list-item>
      </text:list>
      <text:p text:style-name="P14"><text:tab/>Given probabilities of being at any state, we calculate next estimation of <text:span text:style-name="T7">θ</text:span> parameters, which will maximize the likelihood of observing <text:span text:style-name="T7">X</text:span>: <draw:frame draw:style-name="fr4" draw:name="Obiekt47" text:anchor-type="as-char" svg:y="-0.1898in" svg:width="1.8055in" svg:height="0.2508in" draw:z-index="122"><draw:object xlink:href="./Object 47" xlink:type="simple" xlink:show="embed" xlink:actuate="onLoad"/><draw:image xlink:href="./ObjectReplacements/Object 47" xlink:type="simple" xlink:show="embed" xlink:actuate="onLoad"/><svg:desc>formuła</svg:desc></draw:frame><text:span text:style-name="T7">.</text:span></text:p>
      <text:p text:style-name="P18"/>
      <text:p text:style-name="P15">How can we calculate <text:s/><text:span text:style-name="T7">θ</text:span> parameters?</text:p>
      <text:p text:style-name="P15"><text:tab/><text:tab/><text:span text:style-name="T7">θ</text:span> <text:s/>= {A, B}, where:</text:p>
      <text:p text:style-name="P15"><text:tab/><text:tab/>A – transition probabilities (probability of transition between any two states)</text:p>
      <text:p text:style-name="P15"><text:tab/><text:tab/>B – observation probabilities (probability of observing any data at any given time)</text:p>
      <text:p text:style-name="P15"/>
      <text:p text:style-name="P15">To calculate observation probabilities, we need:</text:p>
      <text:p text:style-name="P15"><text:tab/><draw:frame draw:style-name="fr4" draw:name="Obiekt11" text:anchor-type="as-char" svg:y="-0.1898in" svg:width="3.2134in" svg:height="0.2665in" draw:z-index="123"><draw:object xlink:href="./Object 11" xlink:type="simple" xlink:show="embed" xlink:actuate="onLoad"/><draw:image xlink:href="./ObjectReplacements/Object 11" xlink:type="simple" xlink:show="embed" xlink:actuate="onLoad"/></draw:frame></text:p>
      <text:p text:style-name="P15"/>
      <text:p text:style-name="P15"><text:s text:c="12"/><draw:frame draw:style-name="fr4" draw:name="Obiekt12" text:anchor-type="as-char" svg:y="-0.1898in" svg:width="4.6374in" svg:height="0.2665in" draw:z-index="109"><draw:object xlink:href="./Object 12" xlink:type="simple" xlink:show="embed" xlink:actuate="onLoad"/><draw:image xlink:href="./ObjectReplacements/Object 12" xlink:type="simple" xlink:show="embed" xlink:actuate="onLoad"/><svg:desc>formuła</svg:desc></draw:frame></text:p>
      <text:p text:style-name="P15"/>
      <text:p text:style-name="P15">Both of these values can be calculated using dynamic programming. One is calculated by Viterbi's algorithm in forward passage, the other can be calculated in similar manner by backward passage.</text:p>
      <text:p text:style-name="P15"/>
      <text:p text:style-name="P15"/>
      <text:p text:style-name="P15"/>
      <text:p text:style-name="P15"/>
      <text:p text:style-name="P15"/>
      <text:p text:style-name="P15"/>
      <text:p text:style-name="P15"/>
      <text:p text:style-name="P15"/>
      <text:p text:style-name="P15"/>
      <text:p text:style-name="P15"><text:soft-page-break/>Combining these values, we can obtain:</text:p>
      <text:p text:style-name="P15"/>
      <text:p text:style-name="P15"><text:tab/><draw:frame draw:style-name="fr4" draw:name="Obiekt13" text:anchor-type="as-char" svg:y="-0.3193in" svg:width="3.3764in" svg:height="0.6917in" draw:z-index="124"><draw:object xlink:href="./Object 13" xlink:type="simple" xlink:show="embed" xlink:actuate="onLoad"/><draw:image xlink:href="./ObjectReplacements/Object 13" xlink:type="simple" xlink:show="embed" xlink:actuate="onLoad"/></draw:frame></text:p>
      <text:p text:style-name="P15"/>
      <text:p text:style-name="P15">and:</text:p>
      <text:p text:style-name="P15"/>
      <text:p text:style-name="P15"><text:tab/><draw:frame draw:style-name="fr4" draw:name="Obiekt14" text:anchor-type="as-char" svg:y="-0.3193in" svg:width="5.6874in" svg:height="0.6917in" draw:z-index="115"><draw:object xlink:href="./Object 14" xlink:type="simple" xlink:show="embed" xlink:actuate="onLoad"/><draw:image xlink:href="./ObjectReplacements/Object 14" xlink:type="simple" xlink:show="embed" xlink:actuate="onLoad"/><svg:desc>formuła</svg:desc></draw:frame></text:p>
      <text:p text:style-name="P15"/>
      <text:p text:style-name="P15"/>
      <text:p text:style-name="P15">While probability of transition from states i to state j at any given time is:</text:p>
      <text:p text:style-name="P15"><text:tab/></text:p>
      <text:p text:style-name="P15"><text:tab/><draw:frame draw:style-name="fr4" draw:name="Obiekt15" text:anchor-type="as-char" svg:y="-0.4665in" svg:width="4.6854in" svg:height="0.8193in" draw:z-index="58"><draw:object xlink:href="./Object 15" xlink:type="simple" xlink:show="embed" xlink:actuate="onLoad"/><draw:image xlink:href="./ObjectReplacements/Object 15" xlink:type="simple" xlink:show="embed" xlink:actuate="onLoad"/></draw:frame></text:p>
      <text:p text:style-name="P15"/>
      <text:p text:style-name="P15"/>
      <text:p text:style-name="P15">While just a probability of being at time t at state i can be used to calculated new probabilities of observing <draw:frame draw:style-name="fr4" draw:name="Obiekt16" text:anchor-type="as-char" svg:y="-0.1854in" svg:width="0.2354in" svg:height="0.2618in" draw:z-index="25"><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5"/>
      <text:p text:style-name="P15"/>
      <text:p text:style-name="P15">New parameters of multivariate normal distribution would be:</text:p>
      <text:p text:style-name="P15"/>
      <text:p text:style-name="P15"><draw:frame draw:style-name="fr4" draw:name="Obiekt17" text:anchor-type="as-char" svg:y="-0.3047in" svg:width="2.9575in" svg:height="0.4925in" draw:z-index="12"><draw:object xlink:href="./Object 17" xlink:type="simple" xlink:show="embed" xlink:actuate="onLoad"/><draw:image xlink:href="./ObjectReplacements/Object 17" xlink:type="simple" xlink:show="embed" xlink:actuate="onLoad"/></draw:frame></text:p>
      <text:p text:style-name="P15"/>
      <text:p text:style-name="P15"><draw:frame draw:style-name="fr4" draw:name="Obiekt18" text:anchor-type="as-char" svg:y="-0.3047in" svg:width="4.1681in" svg:height="0.4925in" draw:z-index="0"><draw:object xlink:href="./Object 18" xlink:type="simple" xlink:show="embed" xlink:actuate="onLoad"/><draw:image xlink:href="./ObjectReplacements/Object 18" xlink:type="simple" xlink:show="embed" xlink:actuate="onLoad"/><svg:desc>formuła</svg:desc></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37">4. Simple pause and length based alignment</text:p>
      <text:p text:style-name="P22"/>
      <text:p text:style-name="P22">The basic idea behind this approach is to match sentences with continuous sequence of speech.</text:p>
      <text:p text:style-name="P22">Humans rarely make pauses inside a sub-sentence and rarely continue to another sentence without a pause.</text:p>
      <text:p text:style-name="P22">One simple approach to the alignment problem which uses this fact is to try to match part of speech with a text which would take a similar time to say it.</text:p>
      <text:p text:style-name="P22"/>
      <text:p text:style-name="P22"/>
      <text:p text:style-name="P22"/>
      <text:list xml:id="list868533343" text:style-name="L8">
        <text:list-item>
          <text:list>
            <text:list-item>
              <text:p text:style-name="P93">Speech Detection</text:p>
              <text:p text:style-name="P68"/>
            </text:list-item>
          </text:list>
        </text:list-item>
      </text:list>
      <text:p text:style-name="P23"/>
      <text:p text:style-name="P23"/>
      <text:p text:style-name="P23">Before we can continue with alignment, we need to detect pauses first. Dual problem to the one is a problem of detecting speeches.</text:p>
      <text:p text:style-name="P23"/>
      <text:p text:style-name="P23">On its own in various environments <text:s/>the problem is quite hard, however we don't want to consider situations where extracting speech from background is too difficult. It is true, that humans are quite proficient at extracting speech from quite challenging situations like recognizing words of the song, or distinguishing speakers in a crowd.</text:p>
      <text:p text:style-name="P23">However even humans are not perfect, and are often prone for errors. Recognizing song lyrics is not always an easy task, and it remains an open question how much you can attribute the difficulty of this to the background music, how much to changed modulation of singer voice and how much to overabundance of signal in melody scale.</text:p>
      <text:p text:style-name="P23">On the other hand, humans can hear voices in white noise, or in the sounds of nature. Sound hallucinations are the most common among all. It's an easy test, where you try to hear something, when it is not there, but after couple of minutes, you'll start to imagine things. People are sometimes overfit to hear speech.</text:p>
      <text:p text:style-name="P23"/>
      <text:p text:style-name="P23">We leave this problematic cases and focus only on situations where noise to signal ratio is low and we can utilize statistics to detect speech.</text:p>
      <text:p text:style-name="P23"/>
      <text:p text:style-name="P23">Our signal contains speech and silence parts and we assume an environment where speech volume is clearly larger than silence/noise volume. Obviously it may also contain non-speech parts which are similar to actual speech, like i.e. inhales or other sounds that talking people can make during speech intervals. At this point I don't care about them and leave dealing with them to other approaches.</text:p>
      <text:p text:style-name="P23">This is preprocessing of the speech signal required by every single approach to either speech recognition or alignment. </text:p>
      <text:p text:style-name="P23">Nevertheless I'll show later, that it actually can be used to extract some alignment information after all.</text:p>
      <text:p text:style-name="P22"/>
      <text:p text:style-name="P22"/>
      <text:p text:style-name="P22"/>
      <text:p text:style-name="P22"/>
      <text:p text:style-name="P22"/>
      <text:p text:style-name="P22"><text:soft-page-break/></text:p>
      <text:p text:style-name="P22">Speech parts are loud and silence is well, silent, almost at least. If we knew some threshold value, that split a background noise from the speech, than algorithm of detecting the speech would be to find those parts that are consistently louder then the threshold. </text:p>
      <text:p text:style-name="P22"/>
      <text:p text:style-name="P22">The only problem is to find a threshold and to deal with consistency of being above it, since small peak can always happen in the background.</text:p>
      <text:p text:style-name="P22">One should choose wisely how to deal with it, since in theory it is possible to figure out even small pauses in the speech signal, like i.e. between syllables. I found out, that on one hand it is quite difficult to find those pauses and at the same time not ignore endings of the sentences, which often are slowly fading to silence (because speaker lacks a breath). On another for alignment using length estimations it didn't improve algorithm, because it produce to fine granularity and this algorithm works better when the chunks of signal are bigger, so there's a greater chance they align with punctuation marks at the text.</text:p>
      <text:p text:style-name="P22"/>
      <text:p text:style-name="P22"/>
      <text:p text:style-name="P22">In the speech recognition systems a detection algorithms have to process the incoming data in an online fashion. Sphinx library implements Bent-Schmidt-Nielsen algorithm, which calculates background noise level and current average signal online, meaning it is update with each incoming frame.</text:p>
      <text:p text:style-name="P22">Generally when signal average level from an input window (see 2.5) is larger than a signal threshold (given) and background average, than the window is classified as a speech.</text:p>
      <text:p text:style-name="P22"><draw:frame draw:style-name="fr4" draw:name="Obiekt90" text:anchor-type="as-char" svg:y="-0.1898in" svg:width="3.7362in" svg:height="0.2508in" draw:z-index="125"><draw:object xlink:href="./Object 90" xlink:type="simple" xlink:show="embed" xlink:actuate="onLoad"/><draw:image xlink:href="./ObjectReplacements/Object 90" xlink:type="simple" xlink:show="embed" xlink:actuate="onLoad"/></draw:frame></text:p>
      <text:p text:style-name="P22">And background average is updated.</text:p>
      <text:p text:style-name="P22"/>
      <text:p text:style-name="P22"/>
      <text:p text:style-name="P22">I found this algorithm to be to volatile at the beginning of the recording and way to easy to stop a the middle of the longer sentence. I really needed an offline algorithm, which could detect quite reliably longer pauses, which are better aligned with punctuation marks.</text:p>
      <text:p text:style-name="P22"/>
      <text:p text:style-name="P22"/>
      <text:p text:style-name="P22">Firstly my algorithm worked with a spectrum of a given window. It processed the same window, but a volume was calculated as a sum of magnitudes of all frequencies. On it's own it doesn't give me additional gain, but I also experimented with different transformations of frequency spectrum:</text:p>
      <text:list xml:id="list2134232802" text:style-name="L9">
        <text:list-item>
          <text:p text:style-name="P72">i.e. weighting frequencies depending on distance from normal distribution, what in theory should favour these bands, that are responsible for speech signal,</text:p>
        </text:list-item>
        <text:list-item>
          <text:p text:style-name="P72">applying logarithm or square root, to check how different band contribute to speech signal, by normalizing the power of each frequency</text:p>
        </text:list-item>
        <text:list-item>
          <text:p text:style-name="P72">counting how many times a magnitude of frequency exceeds an average value of a background</text:p>
        </text:list-item>
      </text:list>
      <text:p text:style-name="P22">Distance from a normal distribution actually found out, that lower frequencies have more irregular histogram, which agrees with consensus, that most important speech data are located at lower frequency bands. </text:p>
      <text:p text:style-name="P22">I also found out, that by increasing magnitude differences in favour of lower frequencies gave me better results, then decreasing them, what also agrees with above.</text:p>
      <text:p text:style-name="P22"/>
      <text:p text:style-name="P22"/>
      <text:p text:style-name="P22"/>
      <text:p text:style-name="P22"><text:soft-page-break/>Anyway after mingling with above ideas, my best working solution is to calculate average for the whole frequency spectrum (not only power), without any transformation to initial values (except for sphinx's preemphasizer transformation).</text:p>
      <text:p text:style-name="P22">Next step is to calculate background averages from the frame considered background, which is all frames where each frequency power is below average, so all frames for which below formula is equal 0</text:p>
      <text:p text:style-name="P22"><text:tab/><draw:frame draw:style-name="fr4" draw:name="Obiekt95" text:anchor-type="as-char" svg:y="-0.1898in" svg:width="4.4839in" svg:height="0.2752in" draw:z-index="126"><draw:object xlink:href="./Object 95" xlink:type="simple" xlink:show="embed" xlink:actuate="onLoad"/><draw:image xlink:href="./ObjectReplacements/Object 95" xlink:type="simple" xlink:show="embed" xlink:actuate="onLoad"/></draw:frame></text:p>
      <text:p text:style-name="P22"/>
      <text:p text:style-name="P22">For all these frame a background average is calculated.</text:p>
      <text:p text:style-name="P22">A frame is considered a speech frame if all frequency magnitudes are above a background average.</text:p>
      <text:p text:style-name="P22"/>
      <text:p text:style-name="P22">These is not enough though, because there are often frames inside a speech, which are quite low on volume. These are pauses between phonemes, or some frames of quiet talking (at the end of sentence usually), which didn't not passed the above filter.</text:p>
      <text:p text:style-name="P22">However it is enough to find all interesting parts, but the granularity is to big for my purposes.</text:p>
      <text:p text:style-name="P22"/>
      <text:p text:style-name="P22">To deal with great granularity I marked all the frames, which didn't pass through filter, but where surrounded by frames, that did, as a speech as well.</text:p>
      <text:p text:style-name="P22">The reason for that, is to remove all the short pauses, because they don't have value for pause based alignment and might even be an actual speech. My choice was to mark as a speech all pauses that were shorter than 300ms.</text:p>
      <text:p text:style-name="P22"/>
      <text:p text:style-name="P22">Theoretically filling holes is similar way to just calculating average volume of couple of frames, which introduces a certain inertia for pauses or speeches, but at this point I need just a proper longer pause detection with abrupt endings as quickly as speech starts/ends. Although I must admit, that a certain inaccuracies are not so important for the paused based alignment, if only because these algorithm is quite inefficient and produces only approximated results.</text:p>
      <text:p text:style-name="P22"/>
      <text:p text:style-name="P22"/>
      <text:list xml:id="list1112169969" text:continue-list="list868533343" text:style-name="L8">
        <text:list-item>
          <text:list>
            <text:list-item>
              <text:p text:style-name="P93">Text to sentences split</text:p>
            </text:list-item>
          </text:list>
        </text:list-item>
      </text:list>
      <text:p text:style-name="P32"/>
      <text:p text:style-name="P23">Before we can continue with alignment, we still would like to have text split to sentences.<text:span text:style-name="T8"> </text:span>It is necessary to have a certain knowledge about punctuation in a given language. </text:p>
      <text:p text:style-name="P23">Many modern languages use similar punctuation symbols for marking sentence or sub-sentences,</text:p>
      <text:p text:style-name="P23">but we still need to know a given language alphabet.</text:p>
      <text:p text:style-name="P23"/>
      <text:p text:style-name="P23">This part is very simple. We treat all the alphabets characters as a part of speech, while every other character as punctuation mark, which separates parts of the text, and which may result with a pause in a recording. Resulting chunks are those, that contain only characters from alphabet and blanks.</text:p>
      <text:p text:style-name="P23"/>
      <text:p text:style-name="P23">Couple of details are to be dealt with. Not only alphanumeric characters make a word, i.e. a `'` is also a character, that must be treated as part of speech character at this point, although later on it may not be.</text:p>
      <text:p text:style-name="P23"/>
      <text:p text:style-name="P23">Another is that, a sequence of white character might also be a separation. A title for example might not be separated by a dot mark, but only be a series of line breaks. Generally more than one line break is considered a pause indicator.</text:p>
      <text:p text:style-name="P23"/>
      <text:list xml:id="list1368422698" text:continue-numbering="true" text:style-name="L8">
        <text:list-item>
          <text:list>
            <text:list-item>
              <text:p text:style-name="P93"><text:soft-page-break/>Estimating time</text:p>
            </text:list-item>
          </text:list>
        </text:list-item>
      </text:list>
      <text:p text:style-name="P23"/>
      <text:p text:style-name="P23"/>
      <text:p text:style-name="P23">We want to match a given sequence of speeches in a form of time intervals to sentences in a form of word list.</text:p>
      <text:p text:style-name="P23"/>
      <text:p text:style-name="P23">Given:</text:p>
      <text:p text:style-name="P23"><text:tab/><draw:frame draw:style-name="fr4" draw:name="Obiekt19" text:anchor-type="as-char" svg:y="-0.1854in" svg:width="1.0354in" svg:height="0.2618in" draw:z-index="127"><draw:object xlink:href="./Object 19" xlink:type="simple" xlink:show="embed" xlink:actuate="onLoad"/><draw:image xlink:href="./ObjectReplacements/Object 19" xlink:type="simple" xlink:show="embed" xlink:actuate="onLoad"/></draw:frame> <text:tab/>– time intervals</text:p>
      <text:p text:style-name="P23"><text:tab/><draw:frame draw:style-name="fr4" draw:name="Obiekt20" text:anchor-type="as-char" svg:y="-0.1854in" svg:width="1.3409in" svg:height="0.2618in" draw:z-index="128"><draw:object xlink:href="./Object 20" xlink:type="simple" xlink:show="embed" xlink:actuate="onLoad"/><draw:image xlink:href="./ObjectReplacements/Object 20" xlink:type="simple" xlink:show="embed" xlink:actuate="onLoad"/></draw:frame> <text:tab/>– sequence of list of words</text:p>
      <text:p text:style-name="P23"/>
      <text:p text:style-name="P23">First we need create a method for estimating time, that it takes to speak a given sentences or any chunk of text.</text:p>
      <text:p text:style-name="P23"/>
      <text:p text:style-name="P23"/>
      <text:p text:style-name="P23">A simple approach to this problem is to estimate a time to say a single character and use it to estimate time for whole sentence.</text:p>
      <text:p text:style-name="P23"/>
      <text:p text:style-name="P23"><text:tab/><draw:frame draw:style-name="fr4" draw:name="Obiekt21" text:anchor-type="as-char" svg:y="-0.3811in" svg:width="3.211in" svg:height="0.7047in" draw:z-index="129"><draw:object xlink:href="./Object 21" xlink:type="simple" xlink:show="embed" xlink:actuate="onLoad"/><draw:image xlink:href="./ObjectReplacements/Object 21" xlink:type="simple" xlink:show="embed" xlink:actuate="onLoad"/></draw:frame></text:p>
      <text:p text:style-name="P24"/>
      <text:p text:style-name="P23"><text:span text:style-name="T14"><text:tab/></text:span><text:span text:style-name="T14"><draw:frame draw:style-name="fr4" draw:name="Obiekt22" text:anchor-type="as-char" svg:y="-0.2126in" svg:width="3.589in" svg:height="0.328in" draw:z-index="130"><draw:object xlink:href="./Object 22" xlink:type="simple" xlink:show="embed" xlink:actuate="onLoad"/><draw:image xlink:href="./ObjectReplacements/Object 22" xlink:type="simple" xlink:show="embed" xlink:actuate="onLoad"/></draw:frame></text:span></text:p>
      <text:p text:style-name="P24"/>
      <text:p text:style-name="P24"/>
      <text:p text:style-name="P24">Although I added additional factor, which is an estimation of how much time would take on average to say a single word from a text:</text:p>
      <text:p text:style-name="P24"/>
      <text:p text:style-name="P24"><text:s text:c="12"/><draw:frame draw:style-name="fr4" draw:name="Obiekt91" text:anchor-type="as-char" svg:y="-0.3811in" svg:width="2.9591in" svg:height="0.7047in" draw:z-index="131"><draw:object xlink:href="./Object 91" xlink:type="simple" xlink:show="embed" xlink:actuate="onLoad"/><draw:image xlink:href="./ObjectReplacements/Object 91" xlink:type="simple" xlink:show="embed" xlink:actuate="onLoad"/><svg:desc>formuła</svg:desc></draw:frame></text:p>
      <text:p text:style-name="P24"/>
      <text:p text:style-name="P24">The actual estimation of text chunk is combination of above values in ratio: <draw:frame draw:style-name="fr4" draw:name="Obiekt92" text:anchor-type="as-char" svg:y="-0.1898in" svg:width="5.811in" svg:height="0.2508in" draw:z-index="132"><draw:object xlink:href="./Object 92" xlink:type="simple" xlink:show="embed" xlink:actuate="onLoad"/><draw:image xlink:href="./ObjectReplacements/Object 92" xlink:type="simple" xlink:show="embed" xlink:actuate="onLoad"/></draw:frame></text:p>
      <text:p text:style-name="P24"/>
      <text:p text:style-name="P24"/>
      <text:p text:style-name="P24">The values above are derived from purely empirical observations and tweaked without further testing.</text:p>
      <text:p text:style-name="P24"/>
      <text:p text:style-name="P23"/>
      <text:p text:style-name="P23"/>
      <text:p text:style-name="P23"/>
      <text:p text:style-name="P23"/>
      <text:p text:style-name="P23"/>
      <text:p text:style-name="P23"/>
      <text:p text:style-name="P23"><text:soft-page-break/></text:p>
      <text:list xml:id="list1278697742" text:continue-numbering="true" text:style-name="L8">
        <text:list-item>
          <text:list>
            <text:list-item>
              <text:p text:style-name="P93">Alignment</text:p>
            </text:list-item>
          </text:list>
        </text:list-item>
      </text:list>
      <text:p text:style-name="P24"/>
      <text:p text:style-name="P24"/>
      <text:p text:style-name="P24"/>
      <text:p text:style-name="P24">We would like to minimize the difference of the estimated time and a speech time:</text:p>
      <text:p text:style-name="P23"><text:span text:style-name="T14"><text:tab/></text:span><text:span text:style-name="T14"><draw:frame draw:style-name="fr4" draw:name="Obiekt23" text:anchor-type="as-char" svg:y="-0.2161in" svg:width="5.5173in" svg:height="0.3339in" draw:z-index="34"><draw:object xlink:href="./Object 23" xlink:type="simple" xlink:show="embed" xlink:actuate="onLoad"/><draw:image xlink:href="./ObjectReplacements/Object 23" xlink:type="simple" xlink:show="embed" xlink:actuate="onLoad"/></draw:frame></text:span></text:p>
      <text:p text:style-name="P24"/>
      <text:p text:style-name="P24"/>
      <text:p text:style-name="P24">This problem is easily solvable with dynamic programming.</text:p>
      <text:p text:style-name="P24"/>
      <text:p text:style-name="P24">We iterate over speeches.</text:p>
      <text:p text:style-name="P24">At k-th iteration a vector of partial results are kept. The i-th element of vector contains a result of matching first k speeches and first i sentences.</text:p>
      <text:p text:style-name="P24"/>
      <text:p text:style-name="P24">Initial values of the vector is matching of first speech part with first i chunks:</text:p>
      <text:p text:style-name="P24"><text:s text:c="15"/><draw:frame draw:style-name="fr4" draw:name="Obiekt93" text:anchor-type="as-char" svg:y="-0.3516in" svg:width="4.0563in" svg:height="0.5626in" draw:z-index="93"><draw:object xlink:href="./Object 93" xlink:type="simple" xlink:show="embed" xlink:actuate="onLoad"/><draw:image xlink:href="./ObjectReplacements/Object 93" xlink:type="simple" xlink:show="embed" xlink:actuate="onLoad"/></draw:frame></text:p>
      <text:p text:style-name="P24"/>
      <text:p text:style-name="P24">Next values are calculated based on the previous results:</text:p>
      <text:p text:style-name="P24"><text:tab/><draw:frame draw:style-name="fr4" draw:name="Obiekt94" text:anchor-type="as-char" svg:y="-0.3508in" svg:width="5.9366in" svg:height="0.561in" draw:z-index="133"><draw:object xlink:href="./Object 94" xlink:type="simple" xlink:show="embed" xlink:actuate="onLoad"/><draw:image xlink:href="./ObjectReplacements/Object 94" xlink:type="simple" xlink:show="embed" xlink:actuate="onLoad"/></draw:frame></text:p>
      <text:p text:style-name="P24"/>
      <text:p text:style-name="P24">Sum of estimated of text chunks would be quite consuming to calculate at each iteration, but it can be precomputed.</text:p>
      <text:p text:style-name="P24">Additionally a zero match was added as a way of skipping speech completely, as a way to add a speech to a text chunk from previous iteration. Note however, that it won't produce a result, where everything is matched to everything (what theoretically would give a result 0), because each iteration contributes to the score separately, so the previous adds a difference of matching speech (k-1)th and a certain number of chunks, and the skipping speech, will also produce a difference in a form of squared time of the speech.</text:p>
      <text:p text:style-name="P24">It does improve the algorithm though, because of some short speech leftovers, which actually are part of previously matched sentence.</text:p>
      <text:p text:style-name="P24"/>
      <text:p text:style-name="P24">At the end we have a best time difference of the matching. To recreate a matching, one could iterate backwards over partial values, or as I did it, to store separately, when calculating values, indexes of previous results, that maximize the current ones.</text:p>
      <text:p text:style-name="P24">At end I traverse back through these indexes to produce a matching. Empty matching is considered to be merged with previous matching (i.e. two speeches ↔ text chunks).</text:p>
      <text:p text:style-name="P24"/>
      <text:p text:style-name="P24"/>
      <text:p text:style-name="P24">From results labels are produced for given time interval with a merged text of the matched chunks.</text:p>
      <text:p text:style-name="P24"/>
      <text:p text:style-name="P24"/>
      <text:p text:style-name="P24"><text:soft-page-break/></text:p>
      <text:p text:style-name="P24">Small amendment was added to time difference calculation, to favour alignment of small chunks,</text:p>
      <text:p text:style-name="P24">by multiplying times by a constant factor greater than 1.</text:p>
      <text:p text:style-name="P24"/>
      <text:p text:style-name="P24">The reasons are:</text:p>
      <text:list xml:id="list1588442214" text:style-name="L10">
        <text:list-item>
          <text:p text:style-name="P75">small chunks are often better defined, there are shouts, commands, remarks etc. and are clearly distinguish in both text and speech</text:p>
        </text:list-item>
        <text:list-item>
          <text:p text:style-name="P75">are rare and are surrounded by bigger neighbour and because of that, they may behave as additional anchors</text:p>
        </text:list-item>
        <text:list-item>
          <text:p text:style-name="P75">small parts are better for training for other approaches, so we want them to be more correct</text:p>
        </text:list-item>
      </text:list>
      <text:p text:style-name="P24"/>
      <text:p text:style-name="P24">These algorithm could be further improved in many ways. From tweaking magic constants, using additional information to obtain some additional anchorage (like volume increase as an indicator of sentence/word start), and by realignment of larger chunks.</text:p>
      <text:p text:style-name="P24">The problem is, that these is a blind path and it is quite certain, that outstanding results is impossible.</text:p>
      <text:p text:style-name="P24">It might be a good idea for a starting alignment, which will be used by different methods, but at the end, we can't possibly expect too much from this method.</text:p>
      <text:p text:style-name="P24"/>
      <text:p text:style-name="P24"/>
      <text:p text:style-name="P24">I also experimented with running above algorithm multiple times while removing first and last labeled speech, however these produced worse results.</text:p>
      <text:p text:style-name="P24"/>
      <text:p text:style-name="P24"/>
      <text:p text:style-name="P38">4.5. Results</text:p>
      <text:p text:style-name="P24"/>
      <text:p text:style-name="P24">Results are calculated based on word alignment of better methods.</text:p>
      <text:p text:style-name="P24"/>
      <text:p text:style-name="P24">By having word labels an efficiency of above method was tested in two ways:</text:p>
      <text:list xml:id="list1904233037" text:style-name="L11">
        <text:list-item>
          <text:p text:style-name="P76">for a given label find words which produce the label,</text:p>
          <text:p text:style-name="P76">merge the word times to produce total time of the text chunk,</text:p>
          <text:p text:style-name="P76">give some statistics about time differences</text:p>
        </text:list-item>
        <text:list-item>
          <text:p text:style-name="P76">for a given label find words that are located within the time frame</text:p>
          <text:p text:style-name="P76">produce a chunk, which should equal to a labelled chunk</text:p>
          <text:p text:style-name="P76">count the biggest word difference between the texts by formula below:</text:p>
          <text:list>
            <text:list-header>
              <text:p text:style-name="P76"><draw:frame draw:style-name="fr4" draw:name="Obiekt96" text:anchor-type="as-char" svg:y="-0.1898in" svg:width="4.9429in" svg:height="0.2508in" draw:z-index="23"><draw:object xlink:href="./Object 96" xlink:type="simple" xlink:show="embed" xlink:actuate="onLoad"/><draw:image xlink:href="./ObjectReplacements/Object 96" xlink:type="simple" xlink:show="embed" xlink:actuate="onLoad"/></draw:frame></text:p>
            </text:list-header>
          </text:list>
          <text:p text:style-name="P76">produce statistics about the word differences</text:p>
        </text:list-item>
      </text:list>
      <text:p text:style-name="P24"/>
      <text:p text:style-name="P24"/>
      <text:p text:style-name="P24">For a testing recording of “Doktor Piotr” by Stefan Żeromski, which is 80minute long and consists 1886 sentences, the algorithm produced 503 labelled chunks.</text:p>
      <text:p text:style-name="P24"/>
      <text:p text:style-name="P24"/>
      <text:p text:style-name="P24"/>
      <text:p text:style-name="P24"/>
      <text:p text:style-name="P24"/>
      <text:p text:style-name="P24"/>
      <text:p text:style-name="P24"><text:soft-page-break/></text:p>
      <text:p text:style-name="P24">The statistics are:</text:p>
      <text:list xml:id="list329652859" text:style-name="L12">
        <text:list-item>
          <text:p text:style-name="P77">time differences:</text:p>
        </text:list-item>
        <text:list-item>
          <text:p text:style-name="P108">there were 154 chunks which time frame where within a 0.5s difference, </text:p>
        </text:list-item>
        <text:list-item>
          <text:p text:style-name="P108">average time difference was <text:s/>5.24s</text:p>
        </text:list-item>
        <text:list-item>
          <text:p text:style-name="P108">standard deviation was 5.23s</text:p>
        </text:list-item>
        <text:list-item>
          <text:p text:style-name="P108">maximum time difference was 37.9s</text:p>
        </text:list-item>
        <text:list-item>
          <text:p text:style-name="P77">word differences:</text:p>
        </text:list-item>
      </text:list>
      <text:p text:style-name="P24"><draw:frame draw:style-name="fr5" draw:name="Obiekt97" text:anchor-type="paragraph" svg:x="-0.0618in" svg:y="0.1311in" svg:width="6.2984in" svg:height="3.5429in" draw:z-index="14"><draw:object xlink:href="./Object 97" xlink:type="simple" xlink:show="embed" xlink:actuate="onLoad"/><draw:image xlink:href="./ObjectReplacements/Object 97" xlink:type="simple" xlink:show="embed" xlink:actuate="onLoad"/></draw:frame></text:p>
      <text:list xml:id="list1164040108" text:continue-numbering="true" text:style-name="L12">
        <text:list-item>
          <text:p text:style-name="P108">179 chunks had 0 difference in words</text:p>
        </text:list-item>
        <text:list-item>
          <text:p text:style-name="P108">54 chunks where different by 1 word (missing or additional)</text:p>
        </text:list-item>
        <text:list-item>
          <text:p text:style-name="P108">20 different by 2 words</text:p>
        </text:list-item>
        <text:list-item>
          <text:p text:style-name="P108">94 with a difference over 10 words</text:p>
        </text:list-item>
      </text:list>
      <text:p text:style-name="P24"/>
      <text:p text:style-name="P24"/>
      <text:p text:style-name="P24">The time statistics are showing a bit worse results, because word labels are more precise than chunk time frames. </text:p>
      <text:p text:style-name="P24"/>
      <text:p text:style-name="P24"/>
      <text:p text:style-name="P24">The results are within expectations, after all it is very crude algorithm. It probably could be improved though, however it is hard without introducing much more knowledge about language and possibly some additional training data (i.e. time of phonemes).</text:p>
      <text:p text:style-name="P24"/>
      <text:p text:style-name="P24"/>
      <text:p text:style-name="P24"/>
      <text:p text:style-name="P24"/>
      <text:p text:style-name="P24"/>
      <text:p text:style-name="P38"><text:soft-page-break/>5. Audio based alignment.</text:p>
      <text:p text:style-name="P24"/>
      <text:list xml:id="list1129584389" text:style-name="L13">
        <text:list-item>
          <text:list>
            <text:list-item>
              <text:p text:style-name="P96">Speech recognition</text:p>
            </text:list-item>
          </text:list>
        </text:list-item>
      </text:list>
      <text:p text:style-name="P24"/>
      <text:p text:style-name="P24">Audio based alignment is simplified problem of speech recognition. Usually in speech recognition the language consist of millions of words in different conjugations, which may create much more number of sentences. </text:p>
      <text:p text:style-name="P24"/>
      <text:p text:style-name="P24">Usually speech recognition is based on trained Hidden Markov Models with Gaussian Phoneme models, although successful systems rarely rely on single state phoneme model.</text:p>
      <text:p text:style-name="P24">As I mentioned before (3.1) there are many different allophones of single phoneme. A variations are largely attributed to surrounding they are spoken in. For example in polish there are softening phonemes 'i' and 'j', that clearly change how preceding or succeeding phonemes are realized. At some contexts it may happen that certain phoneme will lose it voice are even get silent completely, at another they will strengthened <text:s/>by additional voice, i.e.: </text:p>
      <text:p text:style-name="P24"><text:tab/>“staw płytki” → “w” loses it voice and starts to remind a phoneme “f”</text:p>
      <text:p text:style-name="P24"><text:tab/>“plac budowy” → “c” gains additional voice and reminds a phoneme “dz”</text:p>
      <text:p text:style-name="P24">And almost never one can cleanly separate two consecutive phones.</text:p>
      <text:p text:style-name="P24"/>
      <text:p text:style-name="P24"><text:s/>In order to better model different realisations of phonemes, an audio modelling contains models of phonemes at different triphone contexts. </text:p>
      <text:p text:style-name="P24">For every possible neighbourhood a given phoneme might appear, a separate Gaussian model is trained, for example a WSJ model from sphinx database contains 40 different phonemes and additional silence phoneme, that gives 68921 different triphones, however WSJ model contains over 110k elements, <text:s/>because of additional information about location within a word. </text:p>
      <text:p text:style-name="P24"/>
      <text:p text:style-name="P24">It is not over yet, because transitioning from phoneme to phoneme should be modelled somehow as well. The obvious solution is to train a triple state HMM, which will better fit the changing phone.</text:p>
      <text:p text:style-name="P24">That triples number of states.</text:p>
      <text:p text:style-name="P24"/>
      <text:p text:style-name="P24">This huge number of different models requires a lot of training data, which is on one hand not easy to come along with, on another requires a lot of time to train with.</text:p>
      <text:p text:style-name="P24">Training data for speech recognition is one constant problem, which have to be dealt with. The problem is amplified, by the fact, that training samples should be small and very well described. That hardly can be done manually.</text:p>
      <text:p text:style-name="P24">Another bad news is, that a model trained on news feeds, is expected to perform poorly as a spoken address recognition software.</text:p>
      <text:p text:style-name="P24"/>
      <text:p text:style-name="P24"/>
      <text:p text:style-name="P24"/>
      <text:p text:style-name="P24"/>
      <text:p text:style-name="P24"/>
      <text:p text:style-name="P24"/>
      <text:p text:style-name="P24"/>
      <text:p text:style-name="P24"/>
      <text:p text:style-name="P24"/>
      <text:p text:style-name="P24"><text:soft-page-break/>Once we have our audio model, than speech recognition is easy piece, isn't it?</text:p>
      <text:p text:style-name="P24">Not really, since so many possible and similar words make it hard problem. Rarely a speech recognition software is based solely on audio model to recognize a sequence of phonemes. </text:p>
      <text:p text:style-name="P24">Problem is, that the number of states is too huge in order to be processed exhaustively, even though we can use a Viterbi algorithm to find a best (most probable) sequence of states for given observation sequence and we keep states only from a present moment in time.</text:p>
      <text:p text:style-name="P24"/>
      <text:p text:style-name="P24">The sphinx library deals with this problem by searching for in a breadth first search manner, meaning that it will keep states only from a current moment. To cut on number of states to process, a priority queue is used, which keeps only best scoring ones.</text:p>
      <text:p text:style-name="P24"/>
      <text:p text:style-name="P24">And this is the part of recognition software we would like to use for the alignment problem.</text:p>
      <text:p text:style-name="P24">The difference from here is that, we do know what text is spoken, while for recognition there is no such knowledge.</text:p>
      <text:p text:style-name="P24">However let's dwell on this a little bit longer, so we can see what a huge simplification this is.</text:p>
      <text:p text:style-name="P24"/>
      <text:p text:style-name="P24">Let's start with a simple example by using WSJ dictionary:</text:p>
      <text:p text:style-name="P24">phoneme sequence “W AH N”, which <text:s/>on it's own can be recognized as word “one” or “won” is also a prefix for 36 another different words and subsequence of total 117 different words.</text:p>
      <text:p text:style-name="P24">There is a sequence “W AH N S EH L F”, which assigned to word “oneself”, however it may also be from the end of word “penguin” (“W AH N”) and beginning of word “cellphone” (“S EH L F”).</text:p>
      <text:p text:style-name="P24"/>
      <text:p text:style-name="P24">Sphinx library provides two ways of language modelling to deal with this problem:</text:p>
      <text:list xml:id="list1406871159" text:style-name="L14">
        <text:list-item>
          <text:list>
            <text:list-item>
              <text:p text:style-name="P78">ngrams frequencies</text:p>
            </text:list-item>
            <text:list-item>
              <text:p text:style-name="P78">language grammar</text:p>
            </text:list-item>
          </text:list>
        </text:list-item>
      </text:list>
      <text:p text:style-name="P24">For simple languages, like a sequence of digits or language containing one long sequence (like in case of text alignment), it is advisable to use language grammar.</text:p>
      <text:p text:style-name="P24"/>
      <text:p text:style-name="P24">For general recognition software like Apple Siri, ngrams are necessary, although I am not convinced that they haven't used a sort of grammar for typical queries.</text:p>
      <text:p text:style-name="P24">Ngrams (in wsj only up to 3) are a way to assign a probability to word sequences. In above example it is expected, that “oneself” is more probable to occur in real word, than the later case, although obviously we can't judge, since the probability of choosing these particular word depends on a probability of whole sentence.</text:p>
      <text:p text:style-name="P24"/>
      <text:p text:style-name="P24">Anyway I think that's enough about speech recognition.</text:p>
      <text:p text:style-name="P24">For our purposes we need “only” audio model and word to phoneme sequence dictionary, in order to efficiently <text:s/>align text to speech.</text:p>
      <text:p text:style-name="P24"/>
      <text:p text:style-name="P24">The question is what we can do, if we don't have an audio model for our specific language?</text:p>
      <text:p text:style-name="P24">My solution is to try to use an audio model for similar language and see how it can perform.</text:p>
      <text:p text:style-name="P24"/>
      <text:p text:style-name="P24"/>
      <text:p text:style-name="P24"/>
      <text:p text:style-name="P24"/>
      <text:p text:style-name="P24"/>
      <text:list xml:id="list843695089" text:continue-list="list1129584389" text:style-name="L13">
        <text:list-item>
          <text:list>
            <text:list-item>
              <text:p text:style-name="P96"><text:soft-page-break/>Differences between english, russian and polish phonetics.</text:p>
            </text:list-item>
          </text:list>
        </text:list-item>
      </text:list>
      <text:p text:style-name="P24"/>
      <text:p text:style-name="P24">The sets of phonemes for any given language differ slightly between publications and they differ even more between different models. For that reason I'm not going to introduce here established phonology for any language, however I'll try to match a phoneme set used by WSJ model for English, VoxForge model for Russian, Corpora and mine for Polish.</text:p>
      <text:p text:style-name="P24"/>
      <text:p text:style-name="P24">In the table below I collected phonemes from four used sets and analysed differences, that may cause problem with representing word using given phonetics and in result may cause problems with alignment. The table is organized so the similar phonemes are next to each other. If there is not alternative in a language, than the row remains empty.</text:p>
      <text:p text:style-name="P24"/>
      <text:p text:style-name="P41"/>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style-name="Tabela1.1">
          <table:table-cell table:style-name="Tabela1.A1" office:value-type="string">
            <text:p text:style-name="P61">English phonemes</text:p>
          </table:table-cell>
          <table:table-cell table:style-name="Tabela1.A1" office:value-type="string">
            <text:p text:style-name="P61">like in word</text:p>
          </table:table-cell>
          <table:table-cell table:style-name="Tabela1.A1" office:value-type="string">
            <text:p text:style-name="P61">Russian phonemes</text:p>
          </table:table-cell>
          <table:table-cell table:style-name="Tabela1.A1" office:value-type="string">
            <text:p text:style-name="P61">like in word</text:p>
          </table:table-cell>
          <table:table-cell table:style-name="Tabela1.A1" office:value-type="string">
            <text:p text:style-name="P61">Corpora Polish phonemes</text:p>
          </table:table-cell>
          <table:table-cell table:style-name="Tabela1.A1" office:value-type="string">
            <text:p text:style-name="P61">Used by me Polish phonemes</text:p>
          </table:table-cell>
          <table:table-cell table:style-name="Tabela1.A1" office:value-type="string">
            <text:p text:style-name="P61">Like in word</text:p>
          </table:table-cell>
          <table:table-cell table:style-name="Tabela1.H1" office:value-type="string">
            <text:p text:style-name="P61">Notes on similarities</text:p>
          </table:table-cell>
        </table:table-row>
        <table:table-row table:style-name="Tabela1.2">
          <table:table-cell table:style-name="Tabela1.A2" office:value-type="string">
            <text:p text:style-name="P61">AA</text:p>
          </table:table-cell>
          <table:table-cell table:style-name="Tabela1.A2" office:value-type="string">
            <text:p text:style-name="P61">ad<text:span text:style-name="T7">o</text:span>pt</text:p>
          </table:table-cell>
          <table:table-cell table:style-name="Tabela1.A2" office:value-type="string">
            <text:p text:style-name="P61">a</text:p>
          </table:table-cell>
          <table:table-cell table:style-name="Tabela1.A2" office:value-type="string">
            <text:p text:style-name="P61"><text:span text:style-name="T7">а</text:span>рен<text:span text:style-name="T7">а</text:span></text:p>
          </table:table-cell>
          <table:table-cell table:style-name="Tabela1.A2" office:value-type="string">
            <text:p text:style-name="P61">a</text:p>
          </table:table-cell>
          <table:table-cell table:style-name="Tabela1.A2" office:value-type="string">
            <text:p text:style-name="P61">a</text:p>
          </table:table-cell>
          <table:table-cell table:style-name="Tabela1.A2" office:value-type="string">
            <text:p text:style-name="P61">dw<text:span text:style-name="T7">a</text:span></text:p>
          </table:table-cell>
          <table:table-cell table:style-name="Tabela1.H2" table:number-rows-spanned="3" office:value-type="string">
            <text:p text:style-name="P61">The most different from this set is English „AE”, which also shows a similarity to Polish and Russian „e”</text:p>
          </table:table-cell>
        </table:table-row>
        <table:table-row>
          <table:table-cell table:style-name="Tabela1.A2" office:value-type="string">
            <text:p text:style-name="P61">AE</text:p>
          </table:table-cell>
          <table:table-cell table:style-name="Tabela1.A2" office:value-type="string">
            <text:p text:style-name="P61"><text:span text:style-name="T7">a</text:span>ct</text:p>
          </table:table-cell>
          <table:table-cell table:style-name="Tabela1.A2" office:value-type="string">
            <text:p text:style-name="P61">aa</text:p>
          </table:table-cell>
          <table:table-cell table:style-name="Tabela1.A2" office:value-type="string">
            <text:p text:style-name="P61"><text:span text:style-name="T7">а</text:span>кт</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2"/>
          </table:table-cell>
          <table:covered-table-cell/>
        </table:table-row>
        <table:table-row>
          <table:table-cell table:style-name="Tabela1.A2" office:value-type="string">
            <text:p text:style-name="P61">AH</text:p>
          </table:table-cell>
          <table:table-cell table:style-name="Tabela1.A2" office:value-type="string">
            <text:p text:style-name="P61"><text:span text:style-name="T7">a</text:span>cute</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AW</text:p>
          </table:table-cell>
          <table:table-cell table:style-name="Tabela1.A2" office:value-type="string">
            <text:p text:style-name="P61"><text:span text:style-name="T6">all</text:span><text:span text:style-name="T7">ow</text:span></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a_ (ą)</text:p>
          </table:table-cell>
          <table:table-cell table:style-name="Tabela1.A2" office:value-type="string">
            <text:p text:style-name="P61"/>
          </table:table-cell>
          <table:table-cell table:style-name="Tabela1.A2" office:value-type="string">
            <text:p text:style-name="P61">t<text:span text:style-name="T7">ą</text:span></text:p>
          </table:table-cell>
          <table:table-cell table:style-name="Tabela1.H2" table:number-rows-spanned="2" office:value-type="string">
            <text:p text:style-name="P61">There is no such a vowel in Russian however it can be substituted with „oo l”, similar for my Polish model with „o ł”.</text:p>
          </table:table-cell>
        </table:table-row>
        <table:table-row>
          <table:table-cell table:style-name="Tabela1.A2" office:value-type="string">
            <text:p text:style-name="P61">OW</text:p>
          </table:table-cell>
          <table:table-cell table:style-name="Tabela1.A2" office:value-type="string">
            <text:p text:style-name="P61">aer<text:span text:style-name="T7">o</text:span></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AY</text:p>
          </table:table-cell>
          <table:table-cell table:style-name="Tabela1.A2" office:value-type="string">
            <text:p text:style-name="P61">b<text:span text:style-name="T7">i</text:span>ke</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H2" office:value-type="string">
            <text:p text:style-name="P61">Simulated with Russian and Polish</text:p>
            <text:p text:style-name="P61">„a j”</text:p>
          </table:table-cell>
        </table:table-row>
        <table:table-row>
          <table:table-cell table:style-name="Tabela1.A2" office:value-type="string">
            <text:p text:style-name="P61">B</text:p>
          </table:table-cell>
          <table:table-cell table:style-name="Tabela1.A2" office:value-type="string">
            <text:p text:style-name="P61"><text:span text:style-name="T7">b</text:span>ill</text:p>
          </table:table-cell>
          <table:table-cell table:style-name="Tabela1.A2" office:value-type="string">
            <text:p text:style-name="P61">b</text:p>
          </table:table-cell>
          <table:table-cell table:style-name="Tabela1.A2" office:value-type="string">
            <text:p text:style-name="P61"><text:span text:style-name="T7">б</text:span>ыл</text:p>
          </table:table-cell>
          <table:table-cell table:style-name="Tabela1.A2" office:value-type="string">
            <text:p text:style-name="P61">b</text:p>
          </table:table-cell>
          <table:table-cell table:style-name="Tabela1.A2" office:value-type="string">
            <text:p text:style-name="P61">b</text:p>
          </table:table-cell>
          <table:table-cell table:style-name="Tabela1.A2" office:value-type="string">
            <text:p text:style-name="P61"><text:span text:style-name="T7">b</text:span>yć</text:p>
          </table:table-cell>
          <table:table-cell table:style-name="Tabela1.H2" office:value-type="string">
            <text:p text:style-name="P61">Quite similar</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bb</text:p>
          </table:table-cell>
          <table:table-cell table:style-name="Tabela1.A2" office:value-type="string">
            <text:p text:style-name="P61">де<text:span text:style-name="T12">б</text:span>ет</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H2" office:value-type="string">
            <text:p text:style-name="P61">A soften version of „b”, a bit different, but Polish and English „b” <text:s/>also can be slightly softened</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c</text:p>
          </table:table-cell>
          <table:table-cell table:style-name="Tabela1.A2" office:value-type="string">
            <text:p text:style-name="P61"><text:span text:style-name="T7">ц</text:span>вет</text:p>
          </table:table-cell>
          <table:table-cell table:style-name="Tabela1.A2" office:value-type="string">
            <text:p text:style-name="P61">c</text:p>
          </table:table-cell>
          <table:table-cell table:style-name="Tabela1.A2" office:value-type="string">
            <text:p text:style-name="P61">c</text:p>
          </table:table-cell>
          <table:table-cell table:style-name="Tabela1.A2" office:value-type="string">
            <text:p text:style-name="P61"><text:span text:style-name="T7">c</text:span>oś</text:p>
          </table:table-cell>
          <table:table-cell table:style-name="Tabela1.H2" office:value-type="string">
            <text:p text:style-name="P61">In English it is something like „T S”</text:p>
          </table:table-cell>
        </table:table-row>
        <table:table-row>
          <table:table-cell table:style-name="Tabela1.A2" office:value-type="string">
            <text:p text:style-name="P61">CH</text:p>
          </table:table-cell>
          <table:table-cell table:style-name="Tabela1.A2" office:value-type="string">
            <text:p text:style-name="P61">jackovi<text:span text:style-name="T7">ch</text:span></text:p>
          </table:table-cell>
          <table:table-cell table:style-name="Tabela1.A2" office:value-type="string">
            <text:p text:style-name="P61">ch</text:p>
          </table:table-cell>
          <table:table-cell table:style-name="Tabela1.A2" office:value-type="string">
            <text:p text:style-name="P61">дево<text:span text:style-name="T7">ч</text:span>ка</text:p>
          </table:table-cell>
          <table:table-cell table:style-name="Tabela1.A2" office:value-type="string">
            <text:p text:style-name="P61">ci (ć)</text:p>
          </table:table-cell>
          <table:table-cell table:style-name="Tabela1.A2" office:value-type="string">
            <text:p text:style-name="P61">ć</text:p>
          </table:table-cell>
          <table:table-cell table:style-name="Tabela1.A2" office:value-type="string">
            <text:p text:style-name="P61">czci<text:span text:style-name="T7">ć</text:span></text:p>
          </table:table-cell>
          <table:table-cell table:style-name="Tabela1.H2" table:number-rows-spanned="2" office:value-type="string">
            <text:p text:style-name="P61">English „CH” is actually used for slavian words containing „c”, „ć”, „cz” like phonemes. Russian „ch” is like softened Polish „cz”, so it has replace both „ć” and „cz”</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cz</text:p>
          </table:table-cell>
          <table:table-cell table:style-name="Tabela1.A2" office:value-type="string">
            <text:p text:style-name="P61">cz</text:p>
          </table:table-cell>
          <table:table-cell table:style-name="Tabela1.A2" office:value-type="string">
            <text:p text:style-name="P61"><text:span text:style-name="T7">cz</text:span>ego</text:p>
          </table:table-cell>
          <table:covered-table-cell/>
        </table:table-row>
        <table:table-row>
          <table:table-cell table:style-name="Tabela1.A2" office:value-type="string">
            <text:p text:style-name="P61">JH</text:p>
          </table:table-cell>
          <table:table-cell table:style-name="Tabela1.A2" office:value-type="string">
            <text:p text:style-name="P61"><text:span text:style-name="T7">j</text:span>ust</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drz</text:p>
          </table:table-cell>
          <table:table-cell table:style-name="Tabela1.A2" office:value-type="string">
            <text:p text:style-name="P61"/>
          </table:table-cell>
          <table:table-cell table:style-name="Tabela1.A2" office:value-type="string">
            <text:p text:style-name="P61"><text:span text:style-name="T7">dż</text:span>em</text:p>
          </table:table-cell>
          <table:table-cell table:style-name="Tabela1.H2" office:value-type="string">
            <text:p text:style-name="P61">Simulated by „d zh” or „d ż”, English „JH” is quite similar.</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dzi (dź)</text:p>
          </table:table-cell>
          <table:table-cell table:style-name="Tabela1.A2" office:value-type="string">
            <text:p text:style-name="P61"/>
          </table:table-cell>
          <table:table-cell table:style-name="Tabela1.A2" office:value-type="string">
            <text:p text:style-name="P61">ka<text:span text:style-name="T7">dź</text:span></text:p>
          </table:table-cell>
          <table:table-cell table:style-name="Tabela1.H2" office:value-type="string">
            <text:p text:style-name="P61">Simulated by „d zh” or „d ź”, English „JH” must simulate this one as well, although it might be softened is not very similar.</text:p>
          </table:table-cell>
        </table:table-row>
        <table:table-row>
          <table:table-cell table:style-name="Tabela1.A2" office:value-type="string">
            <text:p text:style-name="P61">D</text:p>
          </table:table-cell>
          <table:table-cell table:style-name="Tabela1.A2" office:value-type="string">
            <text:p text:style-name="P61"><text:span text:style-name="T7">d</text:span>a<text:span text:style-name="T7">d</text:span></text:p>
          </table:table-cell>
          <table:table-cell table:style-name="Tabela1.A2" office:value-type="string">
            <text:p text:style-name="P61">d</text:p>
          </table:table-cell>
          <table:table-cell table:style-name="Tabela1.A2" office:value-type="string">
            <text:p text:style-name="P61"><text:span text:style-name="T7">д</text:span>лина</text:p>
          </table:table-cell>
          <table:table-cell table:style-name="Tabela1.A2" office:value-type="string">
            <text:p text:style-name="P61">d</text:p>
          </table:table-cell>
          <table:table-cell table:style-name="Tabela1.A2" office:value-type="string">
            <text:p text:style-name="P61">d</text:p>
          </table:table-cell>
          <table:table-cell table:style-name="Tabela1.A2" office:value-type="string">
            <text:p text:style-name="P61"><text:span text:style-name="T7">d</text:span>uży</text:p>
          </table:table-cell>
          <table:table-cell table:style-name="Tabela1.H2" table:number-rows-spanned="2" office:value-type="string">
            <text:p text:style-name="P61">Except for Russian and Polish „d”, all are a bit different. „dd” is again a softened version.</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dd</text:p>
          </table:table-cell>
          <table:table-cell table:style-name="Tabela1.A2" office:value-type="string">
            <text:p text:style-name="P61"><text:span text:style-name="T7">д</text:span>итя</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DH</text:p>
          </table:table-cell>
          <table:table-cell table:style-name="Tabela1.A2" office:value-type="string">
            <text:p text:style-name="P61"><text:span text:style-name="T7">th</text:span>ey</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H2" office:value-type="string">
            <text:p text:style-name="P61">No counterparts, something between „d” and „z”.</text:p>
          </table:table-cell>
        </table:table-row>
        <text:soft-page-break/>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e_ (ę)</text:p>
          </table:table-cell>
          <table:table-cell table:style-name="Tabela1.A2" office:value-type="string">
            <text:p text:style-name="P61"/>
          </table:table-cell>
          <table:table-cell table:style-name="Tabela1.A2" office:value-type="string">
            <text:p text:style-name="P61">s<text:span text:style-name="T7">ę</text:span>k</text:p>
          </table:table-cell>
          <table:table-cell table:style-name="Tabela1.H2" office:value-type="string">
            <text:p text:style-name="P61">Like „ee l” or „e ł” or „EH W”</text:p>
          </table:table-cell>
        </table:table-row>
        <table:table-row>
          <table:table-cell table:style-name="Tabela1.A2" office:value-type="string">
            <text:p text:style-name="P61">EH</text:p>
          </table:table-cell>
          <table:table-cell table:style-name="Tabela1.A2" office:value-type="string">
            <text:p text:style-name="P61">thr<text:span text:style-name="T7">ea</text:span>d</text:p>
          </table:table-cell>
          <table:table-cell table:style-name="Tabela1.A2" office:value-type="string">
            <text:p text:style-name="P61">e</text:p>
          </table:table-cell>
          <table:table-cell table:style-name="Tabela1.A2" office:value-type="string">
            <text:p text:style-name="P61">диван<text:span text:style-name="T7">е</text:span></text:p>
          </table:table-cell>
          <table:table-cell table:style-name="Tabela1.A2" office:value-type="string">
            <text:p text:style-name="P61">e</text:p>
          </table:table-cell>
          <table:table-cell table:style-name="Tabela1.A2" office:value-type="string">
            <text:p text:style-name="P61">e</text:p>
          </table:table-cell>
          <table:table-cell table:style-name="Tabela1.A2" office:value-type="string">
            <text:p text:style-name="P61"><text:span text:style-name="T7">e</text:span>la</text:p>
          </table:table-cell>
          <table:table-cell table:style-name="Tabela1.H2" table:number-rows-spanned="2" office:value-type="string">
            <text:p text:style-name="P61">Similary as „a” alternatives, all sound quite alike, but a bit different. Russian differs in a stress, English in „ER” is merged with a silent „R”.</text:p>
          </table:table-cell>
        </table:table-row>
        <table:table-row>
          <table:table-cell table:style-name="Tabela1.A2" office:value-type="string">
            <text:p text:style-name="P61">ER</text:p>
          </table:table-cell>
          <table:table-cell table:style-name="Tabela1.A2" office:value-type="string">
            <text:p text:style-name="P61">thrill<text:span text:style-name="T7">er</text:span></text:p>
          </table:table-cell>
          <table:table-cell table:style-name="Tabela1.A2" office:value-type="string">
            <text:p text:style-name="P61">ee</text:p>
          </table:table-cell>
          <table:table-cell table:style-name="Tabela1.A2" office:value-type="string">
            <text:p text:style-name="P61">дн<text:span text:style-name="T7">е</text:span></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EY</text:p>
          </table:table-cell>
          <table:table-cell table:style-name="Tabela1.A2" office:value-type="string">
            <text:p text:style-name="P61">thursd<text:span text:style-name="T7">ay</text:span></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H2" office:value-type="string">
            <text:p text:style-name="P61">Like „e j”.</text:p>
          </table:table-cell>
        </table:table-row>
        <table:table-row>
          <table:table-cell table:style-name="Tabela1.A2" office:value-type="string">
            <text:p text:style-name="P61">F</text:p>
          </table:table-cell>
          <table:table-cell table:style-name="Tabela1.A2" office:value-type="string">
            <text:p text:style-name="P61"/>
          </table:table-cell>
          <table:table-cell table:style-name="Tabela1.A2" office:value-type="string">
            <text:p text:style-name="P61">f</text:p>
          </table:table-cell>
          <table:table-cell table:style-name="Tabela1.A2" office:value-type="string">
            <text:p text:style-name="P61"/>
          </table:table-cell>
          <table:table-cell table:style-name="Tabela1.A2" office:value-type="string">
            <text:p text:style-name="P61">f</text:p>
          </table:table-cell>
          <table:table-cell table:style-name="Tabela1.A2" office:value-type="string">
            <text:p text:style-name="P61">f</text:p>
          </table:table-cell>
          <table:table-cell table:style-name="Tabela1.A2" office:value-type="string">
            <text:p text:style-name="P61"><text:span text:style-name="T7">f</text:span>ilm</text:p>
          </table:table-cell>
          <table:table-cell table:style-name="Tabela1.H2" table:number-rows-spanned="2" office:value-type="string">
            <text:p text:style-name="P61">Very alike, except of course a softened Russian version.</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ff</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G</text:p>
          </table:table-cell>
          <table:table-cell table:style-name="Tabela1.A2" office:value-type="string">
            <text:p text:style-name="P61">ea<text:span text:style-name="T7">g</text:span>er</text:p>
          </table:table-cell>
          <table:table-cell table:style-name="Tabela1.A2" office:value-type="string">
            <text:p text:style-name="P61">g</text:p>
          </table:table-cell>
          <table:table-cell table:style-name="Tabela1.A2" office:value-type="string">
            <text:p text:style-name="P61">дол<text:span text:style-name="T7">г</text:span>о</text:p>
          </table:table-cell>
          <table:table-cell table:style-name="Tabela1.A2" office:value-type="string">
            <text:p text:style-name="P61">g</text:p>
          </table:table-cell>
          <table:table-cell table:style-name="Tabela1.A2" office:value-type="string">
            <text:p text:style-name="P61">g</text:p>
          </table:table-cell>
          <table:table-cell table:style-name="Tabela1.A2" office:value-type="string">
            <text:p text:style-name="P61"><text:span text:style-name="T7">g</text:span>ęś</text:p>
          </table:table-cell>
          <table:table-cell table:style-name="Tabela1.H2" table:number-rows-spanned="2" office:value-type="string">
            <text:p text:style-name="P61">As above.</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gg</text:p>
          </table:table-cell>
          <table:table-cell table:style-name="Tabela1.A2" office:value-type="string">
            <text:p text:style-name="P61">дол<text:span text:style-name="T7">г</text:span>е</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HH</text:p>
          </table:table-cell>
          <table:table-cell table:style-name="Tabela1.A2" office:value-type="string">
            <text:p text:style-name="P61"><text:span text:style-name="T7">wh</text:span>o</text:p>
          </table:table-cell>
          <table:table-cell table:style-name="Tabela1.A2" office:value-type="string">
            <text:p text:style-name="P61">h</text:p>
          </table:table-cell>
          <table:table-cell table:style-name="Tabela1.A2" office:value-type="string">
            <text:p text:style-name="P61">дома<text:span text:style-name="T7">х</text:span></text:p>
          </table:table-cell>
          <table:table-cell table:style-name="Tabela1.A2" office:value-type="string">
            <text:p text:style-name="P61">h</text:p>
          </table:table-cell>
          <table:table-cell table:style-name="Tabela1.A2" office:value-type="string">
            <text:p text:style-name="P61">h</text:p>
          </table:table-cell>
          <table:table-cell table:style-name="Tabela1.A2" office:value-type="string">
            <text:p text:style-name="P61"><text:span text:style-name="T7">ch</text:span>ata</text:p>
          </table:table-cell>
          <table:table-cell table:style-name="Tabela1.H2" table:number-rows-spanned="2" office:value-type="string">
            <text:p text:style-name="P61">As above.</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hh</text:p>
          </table:table-cell>
          <table:table-cell table:style-name="Tabela1.A2" office:value-type="string">
            <text:p text:style-name="P61">ду<text:span text:style-name="T7">х</text:span>и</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IH</text:p>
          </table:table-cell>
          <table:table-cell table:style-name="Tabela1.A2" office:value-type="string">
            <text:p text:style-name="P61">p<text:span text:style-name="T7">i</text:span>cture</text:p>
          </table:table-cell>
          <table:table-cell table:style-name="Tabela1.A2" office:value-type="string">
            <text:p text:style-name="P61">i</text:p>
          </table:table-cell>
          <table:table-cell table:style-name="Tabela1.A2" office:value-type="string">
            <text:p text:style-name="P61">духам<text:span text:style-name="T7">и</text:span></text:p>
          </table:table-cell>
          <table:table-cell table:style-name="Tabela1.A2" office:value-type="string">
            <text:p text:style-name="P61">i</text:p>
          </table:table-cell>
          <table:table-cell table:style-name="Tabela1.A2" office:value-type="string">
            <text:p text:style-name="P61">i</text:p>
          </table:table-cell>
          <table:table-cell table:style-name="Tabela1.A2" office:value-type="string">
            <text:p text:style-name="P61"><text:span text:style-name="T7">i</text:span>gła</text:p>
          </table:table-cell>
          <table:table-cell table:style-name="Tabela1.H2" table:number-rows-spanned="2" office:value-type="string">
            <text:p text:style-name="P61">Russian and English differ in a stress, but all are quite similar</text:p>
          </table:table-cell>
        </table:table-row>
        <table:table-row>
          <table:table-cell table:style-name="Tabela1.A2" office:value-type="string">
            <text:p text:style-name="P61">IY</text:p>
          </table:table-cell>
          <table:table-cell table:style-name="Tabela1.A2" office:value-type="string">
            <text:p text:style-name="P61">acr<text:span text:style-name="T7">ee</text:span></text:p>
          </table:table-cell>
          <table:table-cell table:style-name="Tabela1.A2" office:value-type="string">
            <text:p text:style-name="P61">ii</text:p>
          </table:table-cell>
          <table:table-cell table:style-name="Tabela1.A2" office:value-type="string">
            <text:p text:style-name="P61">ду<text:span text:style-name="T6">х</text:span><text:span text:style-name="T7">и</text:span></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ae</text:p>
          </table:table-cell>
          <table:table-cell table:style-name="Tabela1.A2" office:value-type="string">
            <text:p text:style-name="P61">ран<text:span text:style-name="T7">я</text:span>т</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H2" office:value-type="string">
            <text:p text:style-name="P61">This is a quite like „i” phoneme, but not completely. In Russian many vowels can be shortened to unrecognized version, which sounds like „i”.</text:p>
          </table:table-cell>
        </table:table-row>
        <table:table-row>
          <table:table-cell table:style-name="Tabela1.A2" office:value-type="string">
            <text:p text:style-name="P61">K</text:p>
          </table:table-cell>
          <table:table-cell table:style-name="Tabela1.A2" office:value-type="string">
            <text:p text:style-name="P61"/>
          </table:table-cell>
          <table:table-cell table:style-name="Tabela1.A2" office:value-type="string">
            <text:p text:style-name="P61">k</text:p>
          </table:table-cell>
          <table:table-cell table:style-name="Tabela1.A2" office:value-type="string">
            <text:p text:style-name="P61"/>
          </table:table-cell>
          <table:table-cell table:style-name="Tabela1.A2" office:value-type="string">
            <text:p text:style-name="P61">k</text:p>
          </table:table-cell>
          <table:table-cell table:style-name="Tabela1.A2" office:value-type="string">
            <text:p text:style-name="P61">k</text:p>
          </table:table-cell>
          <table:table-cell table:style-name="Tabela1.A2" office:value-type="string">
            <text:p text:style-name="P61"><text:span text:style-name="T7">k</text:span>to</text:p>
          </table:table-cell>
          <table:table-cell table:style-name="Tabela1.H2" table:number-rows-spanned="2" office:value-type="string">
            <text:p text:style-name="P61">Very alike, except of course a softened Russian version.</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kk</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Y</text:p>
          </table:table-cell>
          <table:table-cell table:style-name="Tabela1.A2" office:value-type="string">
            <text:p text:style-name="P61">la<text:span text:style-name="T7">wy</text:span>er</text:p>
          </table:table-cell>
          <table:table-cell table:style-name="Tabela1.A2" office:value-type="string">
            <text:p text:style-name="P61">j</text:p>
          </table:table-cell>
          <table:table-cell table:style-name="Tabela1.A2" office:value-type="string">
            <text:p text:style-name="P61">рано<text:span text:style-name="T7">й</text:span></text:p>
          </table:table-cell>
          <table:table-cell table:style-name="Tabela1.A2" office:value-type="string">
            <text:p text:style-name="P61">j</text:p>
          </table:table-cell>
          <table:table-cell table:style-name="Tabela1.A2" office:value-type="string">
            <text:p text:style-name="P61">j</text:p>
          </table:table-cell>
          <table:table-cell table:style-name="Tabela1.A2" office:value-type="string">
            <text:p text:style-name="P61"><text:span text:style-name="T7">j</text:span>ak</text:p>
          </table:table-cell>
          <table:table-cell table:style-name="Tabela1.H2" office:value-type="string">
            <text:p text:style-name="P61">Very similar.</text:p>
          </table:table-cell>
        </table:table-row>
        <table:table-row>
          <table:table-cell table:style-name="Tabela1.A2" office:value-type="string">
            <text:p text:style-name="P61">L</text:p>
          </table:table-cell>
          <table:table-cell table:style-name="Tabela1.A2" office:value-type="string">
            <text:p text:style-name="P61"><text:span text:style-name="T7">l</text:span>awyer</text:p>
          </table:table-cell>
          <table:table-cell table:style-name="Tabela1.A2" office:value-type="string">
            <text:p text:style-name="P61">ll</text:p>
          </table:table-cell>
          <table:table-cell table:style-name="Tabela1.A2" office:value-type="string">
            <text:p text:style-name="P61">а<text:span text:style-name="T7">л</text:span>екс</text:p>
          </table:table-cell>
          <table:table-cell table:style-name="Tabela1.A2" office:value-type="string">
            <text:p text:style-name="P61">l</text:p>
          </table:table-cell>
          <table:table-cell table:style-name="Tabela1.A2" office:value-type="string">
            <text:p text:style-name="P61">l</text:p>
          </table:table-cell>
          <table:table-cell table:style-name="Tabela1.A2" office:value-type="string">
            <text:p text:style-name="P61"><text:span text:style-name="T7">l</text:span>ato</text:p>
          </table:table-cell>
          <table:table-cell table:style-name="Tabela1.H2" office:value-type="string">
            <text:p text:style-name="P61">Quite similar, although Russian is a softened version of „l”, so it doesn't cover all cases of Polish „l”</text:p>
          </table:table-cell>
        </table:table-row>
        <table:table-row>
          <table:table-cell table:style-name="Tabela1.A2" office:value-type="string">
            <text:p text:style-name="P61">W</text:p>
          </table:table-cell>
          <table:table-cell table:style-name="Tabela1.A2" office:value-type="string">
            <text:p text:style-name="P61"><text:span text:style-name="T7">w</text:span>ork</text:p>
          </table:table-cell>
          <table:table-cell table:style-name="Tabela1.A2" office:value-type="string">
            <text:p text:style-name="P61">l</text:p>
          </table:table-cell>
          <table:table-cell table:style-name="Tabela1.A2" office:value-type="string">
            <text:p text:style-name="P61"><text:span text:style-name="T7">л</text:span>ад</text:p>
          </table:table-cell>
          <table:table-cell table:style-name="Tabela1.A2" office:value-type="string">
            <text:p text:style-name="P61">l_ (ł)</text:p>
          </table:table-cell>
          <table:table-cell table:style-name="Tabela1.A2" office:value-type="string">
            <text:p text:style-name="P61">ł</text:p>
          </table:table-cell>
          <table:table-cell table:style-name="Tabela1.A2" office:value-type="string">
            <text:p text:style-name="P61"><text:span text:style-name="T7">ł</text:span>ąka</text:p>
          </table:table-cell>
          <table:table-cell table:style-name="Tabela1.H2" office:value-type="string">
            <text:p text:style-name="P61">Quite similar</text:p>
          </table:table-cell>
        </table:table-row>
        <table:table-row>
          <table:table-cell table:style-name="Tabela1.A2" office:value-type="string">
            <text:p text:style-name="P61">M</text:p>
          </table:table-cell>
          <table:table-cell table:style-name="Tabela1.A2" office:value-type="string">
            <text:p text:style-name="P62">m<text:span text:style-name="T6">o</text:span>m</text:p>
          </table:table-cell>
          <table:table-cell table:style-name="Tabela1.A2" office:value-type="string">
            <text:p text:style-name="P61">m</text:p>
          </table:table-cell>
          <table:table-cell table:style-name="Tabela1.A2" office:value-type="string">
            <text:p text:style-name="P61"><text:span text:style-name="T7">м</text:span>алы</text:p>
          </table:table-cell>
          <table:table-cell table:style-name="Tabela1.A2" office:value-type="string">
            <text:p text:style-name="P61">m</text:p>
          </table:table-cell>
          <table:table-cell table:style-name="Tabela1.A2" office:value-type="string">
            <text:p text:style-name="P61">m</text:p>
          </table:table-cell>
          <table:table-cell table:style-name="Tabela1.A2" office:value-type="string">
            <text:p text:style-name="P61"><text:span text:style-name="T7">m</text:span>a<text:span text:style-name="T7">m</text:span>a</text:p>
          </table:table-cell>
          <table:table-cell table:style-name="Tabela1.H2" table:number-rows-spanned="2" office:value-type="string">
            <text:p text:style-name="P61">Very alike, except of course a softened Russian version.</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mm</text:p>
          </table:table-cell>
          <table:table-cell table:style-name="Tabela1.A2" office:value-type="string">
            <text:p text:style-name="P61">малы<text:span text:style-name="T7">м</text:span>и</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N</text:p>
          </table:table-cell>
          <table:table-cell table:style-name="Tabela1.A2" office:value-type="string">
            <text:p text:style-name="P61"><text:span text:style-name="T7">n</text:span>ail</text:p>
          </table:table-cell>
          <table:table-cell table:style-name="Tabela1.A2" office:value-type="string">
            <text:p text:style-name="P61">n</text:p>
          </table:table-cell>
          <table:table-cell table:style-name="Tabela1.A2" office:value-type="string">
            <text:p text:style-name="P61"><text:span text:style-name="T7">н</text:span>адеюсь</text:p>
          </table:table-cell>
          <table:table-cell table:style-name="Tabela1.A2" office:value-type="string">
            <text:p text:style-name="P61">n</text:p>
          </table:table-cell>
          <table:table-cell table:style-name="Tabela1.A2" office:value-type="string">
            <text:p text:style-name="P61">n</text:p>
          </table:table-cell>
          <table:table-cell table:style-name="Tabela1.A2" office:value-type="string">
            <text:p text:style-name="P61"><text:span text:style-name="T7">n</text:span>os</text:p>
          </table:table-cell>
          <table:table-cell table:style-name="Tabela1.H2" office:value-type="string">
            <text:p text:style-name="P61">Very alike.</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nn</text:p>
          </table:table-cell>
          <table:table-cell table:style-name="Tabela1.A2" office:value-type="string">
            <text:p text:style-name="P61">наде<text:span text:style-name="T7">нь</text:span></text:p>
          </table:table-cell>
          <table:table-cell table:style-name="Tabela1.A2" office:value-type="string">
            <text:p text:style-name="P61">ni (ń)</text:p>
          </table:table-cell>
          <table:table-cell table:style-name="Tabela1.A2" office:value-type="string">
            <text:p text:style-name="P61">ń</text:p>
          </table:table-cell>
          <table:table-cell table:style-name="Tabela1.A2" office:value-type="string">
            <text:p text:style-name="P61">ko<text:span text:style-name="T7">ń</text:span></text:p>
          </table:table-cell>
          <table:table-cell table:style-name="Tabela1.H2" office:value-type="string">
            <text:p text:style-name="P61">No English alternatives, although I tried with „N Y” sequence.</text:p>
          </table:table-cell>
        </table:table-row>
        <table:table-row>
          <table:table-cell table:style-name="Tabela1.A2" office:value-type="string">
            <text:p text:style-name="P61">NG</text:p>
          </table:table-cell>
          <table:table-cell table:style-name="Tabela1.A2" office:value-type="string">
            <text:p text:style-name="P61">thi<text:span text:style-name="T7">ng</text:span></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H2" office:value-type="string">
            <text:p text:style-name="P61">In Russian and Polish might be simulated with „n g” or just „n”, but no natural alternatives</text:p>
          </table:table-cell>
        </table:table-row>
        <table:table-row>
          <table:table-cell table:style-name="Tabela1.A2" office:value-type="string">
            <text:p text:style-name="P61">AO</text:p>
          </table:table-cell>
          <table:table-cell table:style-name="Tabela1.A2" office:value-type="string">
            <text:p text:style-name="P61">f<text:span text:style-name="T7">o</text:span>r</text:p>
          </table:table-cell>
          <table:table-cell table:style-name="Tabela1.A2" office:value-type="string">
            <text:p text:style-name="P61">oo</text:p>
          </table:table-cell>
          <table:table-cell table:style-name="Tabela1.A2" office:value-type="string">
            <text:p text:style-name="P61">подн<text:span text:style-name="T7">ё</text:span>с</text:p>
          </table:table-cell>
          <table:table-cell table:style-name="Tabela1.A2" office:value-type="string">
            <text:p text:style-name="P61">o</text:p>
          </table:table-cell>
          <table:table-cell table:style-name="Tabela1.A2" office:value-type="string">
            <text:p text:style-name="P61">o</text:p>
          </table:table-cell>
          <table:table-cell table:style-name="Tabela1.A2" office:value-type="string">
            <text:p text:style-name="P61">t<text:span text:style-name="T7">o</text:span>k</text:p>
          </table:table-cell>
          <table:table-cell table:style-name="Tabela1.H2" office:value-type="string">
            <text:p text:style-name="P61">Quite similar</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ay</text:p>
          </table:table-cell>
          <table:table-cell table:style-name="Tabela1.A2" office:value-type="string">
            <text:p text:style-name="P61">п<text:span text:style-name="T7">о</text:span>гадай</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H2" office:value-type="string">
            <text:p text:style-name="P61">Non stressed version of „oo”, however it sounds more like „a”</text:p>
          </table:table-cell>
        </table:table-row>
        <table:table-row>
          <table:table-cell table:style-name="Tabela1.A2" office:value-type="string">
            <text:p text:style-name="P61">OY</text:p>
          </table:table-cell>
          <table:table-cell table:style-name="Tabela1.A2" office:value-type="string">
            <text:p text:style-name="P61">f<text:span text:style-name="T7">oi</text:span>l</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H2" office:value-type="string">
            <text:p text:style-name="P61">Can be simulated with „o i”.</text:p>
          </table:table-cell>
        </table:table-row>
        <table:table-row>
          <table:table-cell table:style-name="Tabela1.A2" office:value-type="string">
            <text:p text:style-name="P61">P</text:p>
          </table:table-cell>
          <table:table-cell table:style-name="Tabela1.A2" office:value-type="string">
            <text:p text:style-name="P61"><text:span text:style-name="T7">p</text:span>ack</text:p>
          </table:table-cell>
          <table:table-cell table:style-name="Tabela1.A2" office:value-type="string">
            <text:p text:style-name="P61">p</text:p>
          </table:table-cell>
          <table:table-cell table:style-name="Tabela1.A2" office:value-type="string">
            <text:p text:style-name="P61"><text:span text:style-name="T7">п</text:span>оезд</text:p>
          </table:table-cell>
          <table:table-cell table:style-name="Tabela1.A2" office:value-type="string">
            <text:p text:style-name="P61">p</text:p>
          </table:table-cell>
          <table:table-cell table:style-name="Tabela1.A2" office:value-type="string">
            <text:p text:style-name="P61">p</text:p>
          </table:table-cell>
          <table:table-cell table:style-name="Tabela1.A2" office:value-type="string">
            <text:p text:style-name="P61"><text:span text:style-name="T7">p</text:span>as</text:p>
          </table:table-cell>
          <table:table-cell table:style-name="Tabela1.H2" table:number-rows-spanned="2" office:value-type="string">
            <text:p text:style-name="P61">Similar. Russian softened version is a complement of Polish and English version.</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pp</text:p>
          </table:table-cell>
          <table:table-cell table:style-name="Tabela1.A2" office:value-type="string">
            <text:p text:style-name="P61">пом<text:span text:style-name="T7">п</text:span>е</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R</text:p>
          </table:table-cell>
          <table:table-cell table:style-name="Tabela1.A2" office:value-type="string">
            <text:p text:style-name="P61"><text:span text:style-name="T7">r</text:span>ace</text:p>
          </table:table-cell>
          <table:table-cell table:style-name="Tabela1.A2" office:value-type="string">
            <text:p text:style-name="P61">r</text:p>
          </table:table-cell>
          <table:table-cell table:style-name="Tabela1.A2" office:value-type="string">
            <text:p text:style-name="P61"><text:span text:style-name="T7">р</text:span>ад</text:p>
          </table:table-cell>
          <table:table-cell table:style-name="Tabela1.A2" office:value-type="string">
            <text:p text:style-name="P61">r</text:p>
          </table:table-cell>
          <table:table-cell table:style-name="Tabela1.A2" office:value-type="string">
            <text:p text:style-name="P61">r</text:p>
          </table:table-cell>
          <table:table-cell table:style-name="Tabela1.A2" office:value-type="string">
            <text:p text:style-name="P61"><text:span text:style-name="T7">r</text:span>u<text:span text:style-name="T7">r</text:span>a</text:p>
          </table:table-cell>
          <table:table-cell table:style-name="Tabela1.H2" table:number-rows-spanned="2" office:value-type="string">
            <text:p text:style-name="P61">As above.</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rr</text:p>
          </table:table-cell>
          <table:table-cell table:style-name="Tabela1.A2" office:value-type="string">
            <text:p text:style-name="P61"><text:span text:style-name="T7">р</text:span>юкзак</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S</text:p>
          </table:table-cell>
          <table:table-cell table:style-name="Tabela1.A2" office:value-type="string">
            <text:p text:style-name="P61"><text:span text:style-name="T7">s</text:span>and</text:p>
          </table:table-cell>
          <table:table-cell table:style-name="Tabela1.A2" office:value-type="string">
            <text:p text:style-name="P61">s</text:p>
          </table:table-cell>
          <table:table-cell table:style-name="Tabela1.A2" office:value-type="string">
            <text:p text:style-name="P61"><text:span text:style-name="T7">с</text:span>цен</text:p>
          </table:table-cell>
          <table:table-cell table:style-name="Tabela1.A2" office:value-type="string">
            <text:p text:style-name="P61">s</text:p>
          </table:table-cell>
          <table:table-cell table:style-name="Tabela1.A2" office:value-type="string">
            <text:p text:style-name="P61">s</text:p>
          </table:table-cell>
          <table:table-cell table:style-name="Tabela1.A2" office:value-type="string">
            <text:p text:style-name="P61"><text:span text:style-name="T7">s</text:span>en</text:p>
          </table:table-cell>
          <table:table-cell table:style-name="Tabela1.H2" table:number-rows-spanned="2" office:value-type="string">
            <text:p text:style-name="P61">As above.</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ss</text:p>
          </table:table-cell>
          <table:table-cell table:style-name="Tabela1.A2" office:value-type="string">
            <text:p text:style-name="P61"><text:span text:style-name="T7">с</text:span>егодня</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H2" office:value-type="string">
            <text:p text:style-name="P61"/>
          </table:table-cell>
        </table:table-row>
        <table:table-row>
          <table:table-cell table:style-name="Tabela1.A2" office:value-type="string">
            <text:p text:style-name="P61">SH</text:p>
          </table:table-cell>
          <table:table-cell table:style-name="Tabela1.A2" office:value-type="string">
            <text:p text:style-name="P61"><text:span text:style-name="T7">sh</text:span>op</text:p>
          </table:table-cell>
          <table:table-cell table:style-name="Tabela1.A2" office:value-type="string">
            <text:p text:style-name="P61">sh</text:p>
          </table:table-cell>
          <table:table-cell table:style-name="Tabela1.A2" office:value-type="string">
            <text:p text:style-name="P61"><text:span text:style-name="T7">ш</text:span>ёлка</text:p>
          </table:table-cell>
          <table:table-cell table:style-name="Tabela1.A2" office:value-type="string">
            <text:p text:style-name="P61">si</text:p>
          </table:table-cell>
          <table:table-cell table:style-name="Tabela1.A2" office:value-type="string">
            <text:p text:style-name="P61">ś</text:p>
          </table:table-cell>
          <table:table-cell table:style-name="Tabela1.A2" office:value-type="string">
            <text:p text:style-name="P61"><text:span text:style-name="T7">ś</text:span>liwka</text:p>
          </table:table-cell>
          <table:table-cell table:style-name="Tabela1.H2" office:value-type="string">
            <text:p text:style-name="P61">Quite alike.</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sz</text:p>
          </table:table-cell>
          <table:table-cell table:style-name="Tabela1.A2" office:value-type="string">
            <text:p text:style-name="P61">sz</text:p>
          </table:table-cell>
          <table:table-cell table:style-name="Tabela1.A2" office:value-type="string">
            <text:p text:style-name="P61"><text:span text:style-name="T7">sz</text:span>osa</text:p>
          </table:table-cell>
          <table:table-cell table:style-name="Tabela1.H2" office:value-type="string">
            <text:p text:style-name="P61">It is a bit similar like above, but no real alternatives.</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sch</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H2" office:value-type="string">
            <text:p text:style-name="P61">No real counterpart. Can be simulated with „SH CH” and „ś ć' or „sz cz” and variations</text:p>
          </table:table-cell>
        </table:table-row>
        <table:table-row>
          <table:table-cell table:style-name="Tabela1.A2" office:value-type="string">
            <text:p text:style-name="P61">T</text:p>
          </table:table-cell>
          <table:table-cell table:style-name="Tabela1.A2" office:value-type="string">
            <text:p text:style-name="P61"><text:span text:style-name="T7">t</text:span>in</text:p>
          </table:table-cell>
          <table:table-cell table:style-name="Tabela1.A2" office:value-type="string">
            <text:p text:style-name="P61">t</text:p>
          </table:table-cell>
          <table:table-cell table:style-name="Tabela1.A2" office:value-type="string">
            <text:p text:style-name="P61"><text:span text:style-name="T7">т</text:span>а</text:p>
          </table:table-cell>
          <table:table-cell table:style-name="Tabela1.A2" office:value-type="string">
            <text:p text:style-name="P61">t</text:p>
          </table:table-cell>
          <table:table-cell table:style-name="Tabela1.A2" office:value-type="string">
            <text:p text:style-name="P61">t</text:p>
          </table:table-cell>
          <table:table-cell table:style-name="Tabela1.A2" office:value-type="string">
            <text:p text:style-name="P61"><text:span text:style-name="T7">t</text:span>en</text:p>
          </table:table-cell>
          <table:table-cell table:style-name="Tabela1.H2" table:number-rows-spanned="2" office:value-type="string">
            <text:p text:style-name="P61">Similar. Russian softened version is a complement of Polish and English version.</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tt</text:p>
          </table:table-cell>
          <table:table-cell table:style-name="Tabela1.A2" office:value-type="string">
            <text:p text:style-name="P61"><text:span text:style-name="T7">т</text:span>ёмный</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TH</text:p>
          </table:table-cell>
          <table:table-cell table:style-name="Tabela1.A2" office:value-type="string">
            <text:p text:style-name="P61"><text:span text:style-name="T7">th</text:span>anks</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table-cell table:style-name="Tabela1.H2" office:value-type="string">
            <text:p text:style-name="P61">No counterparts, something between „f” and „t”.</text:p>
          </table:table-cell>
        </table:table-row>
        <table:table-row>
          <table:table-cell table:style-name="Tabela1.A2" office:value-type="string">
            <text:p text:style-name="P61">UH</text:p>
          </table:table-cell>
          <table:table-cell table:style-name="Tabela1.A2" office:value-type="string">
            <text:p text:style-name="P61">f<text:span text:style-name="T7">oo</text:span>t</text:p>
          </table:table-cell>
          <table:table-cell table:style-name="Tabela1.A2" office:value-type="string">
            <text:p text:style-name="P61">u</text:p>
          </table:table-cell>
          <table:table-cell table:style-name="Tabela1.A2" office:value-type="string">
            <text:p text:style-name="P61">ёлк<text:span text:style-name="T7">у</text:span></text:p>
          </table:table-cell>
          <table:table-cell table:style-name="Tabela1.A2" office:value-type="string">
            <text:p text:style-name="P61">u</text:p>
          </table:table-cell>
          <table:table-cell table:style-name="Tabela1.A2" office:value-type="string">
            <text:p text:style-name="P61">u</text:p>
          </table:table-cell>
          <table:table-cell table:style-name="Tabela1.A2" office:value-type="string">
            <text:p text:style-name="P61"><text:span text:style-name="T7">ó</text:span>semka</text:p>
          </table:table-cell>
          <table:table-cell table:style-name="Tabela1.H2" table:number-rows-spanned="3" office:value-type="string">
            <text:p text:style-name="P61">All are quite alike, although subtle differences remain.</text:p>
          </table:table-cell>
        </table:table-row>
        <table:table-row>
          <table:table-cell table:style-name="Tabela1.A2" office:value-type="string">
            <text:p text:style-name="P61">UW</text:p>
          </table:table-cell>
          <table:table-cell table:style-name="Tabela1.A2" office:value-type="string">
            <text:p text:style-name="P61">f<text:span text:style-name="T7">oo</text:span>l</text:p>
          </table:table-cell>
          <table:table-cell table:style-name="Tabela1.A2" office:value-type="string">
            <text:p text:style-name="P61">ur</text:p>
          </table:table-cell>
          <table:table-cell table:style-name="Tabela1.A2" office:value-type="string">
            <text:p text:style-name="P61"><text:span text:style-name="T7">ю</text:span>г</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uu</text:p>
          </table:table-cell>
          <table:table-cell table:style-name="Tabela1.A2" office:value-type="string">
            <text:p text:style-name="P61">абсол<text:span text:style-name="T7">ю</text:span>т</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V</text:p>
          </table:table-cell>
          <table:table-cell table:style-name="Tabela1.A2" office:value-type="string">
            <text:p text:style-name="P61"><text:span text:style-name="T7">v</text:span>isit</text:p>
          </table:table-cell>
          <table:table-cell table:style-name="Tabela1.A2" office:value-type="string">
            <text:p text:style-name="P61">v</text:p>
          </table:table-cell>
          <table:table-cell table:style-name="Tabela1.A2" office:value-type="string">
            <text:p text:style-name="P61"><text:span text:style-name="T7">в</text:span>а<text:span text:style-name="T7">з</text:span>а</text:p>
          </table:table-cell>
          <table:table-cell table:style-name="Tabela1.A2" office:value-type="string">
            <text:p text:style-name="P61">w</text:p>
          </table:table-cell>
          <table:table-cell table:style-name="Tabela1.A2" office:value-type="string">
            <text:p text:style-name="P61">w</text:p>
          </table:table-cell>
          <table:table-cell table:style-name="Tabela1.A2" office:value-type="string">
            <text:p text:style-name="P61"><text:span text:style-name="T7">w</text:span>iedza</text:p>
          </table:table-cell>
          <table:table-cell table:style-name="Tabela1.H2" table:number-rows-spanned="2" office:value-type="string">
            <text:p text:style-name="P61">Similar. Russian softened version is a complement of Polish and English version.</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vv</text:p>
          </table:table-cell>
          <table:table-cell table:style-name="Tabela1.A2" office:value-type="string">
            <text:p text:style-name="P63">жи<text:span text:style-name="T7">вь</text:span>ем</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y</text:p>
          </table:table-cell>
          <table:table-cell table:style-name="Tabela1.A2" office:value-type="string">
            <text:p text:style-name="P61">жив<text:span text:style-name="T7">ы</text:span></text:p>
          </table:table-cell>
          <table:table-cell table:style-name="Tabela1.A2" office:value-type="string">
            <text:p text:style-name="P61">y</text:p>
          </table:table-cell>
          <table:table-cell table:style-name="Tabela1.A2" office:value-type="string">
            <text:p text:style-name="P61">y</text:p>
          </table:table-cell>
          <table:table-cell table:style-name="Tabela1.A2" office:value-type="string">
            <text:p text:style-name="P61">d<text:span text:style-name="T7">y</text:span>m</text:p>
          </table:table-cell>
          <table:table-cell table:style-name="Tabela1.H2" table:number-rows-spanned="2" office:value-type="string">
            <text:p text:style-name="P61">Russian differs in stress, but there is a problem with English equivalent. The most alike phoneme is „IH”.</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yy</text:p>
          </table:table-cell>
          <table:table-cell table:style-name="Tabela1.A2" office:value-type="string">
            <text:p text:style-name="P61">жив<text:span text:style-name="T7">ы</text:span>х</text:p>
          </table:table-cell>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
          </table:table-cell>
          <table:covered-table-cell/>
        </table:table-row>
        <table:table-row>
          <table:table-cell table:style-name="Tabela1.A2" office:value-type="string">
            <text:p text:style-name="P61">Z</text:p>
          </table:table-cell>
          <table:table-cell table:style-name="Tabela1.A2" office:value-type="string">
            <text:p text:style-name="P61">vi<text:span text:style-name="T7">s</text:span>or</text:p>
          </table:table-cell>
          <table:table-cell table:style-name="Tabela1.A2" office:value-type="string">
            <text:p text:style-name="P61">z</text:p>
          </table:table-cell>
          <table:table-cell table:style-name="Tabela1.A2" office:value-type="string">
            <text:p text:style-name="P61">ва<text:span text:style-name="T7">з</text:span>а</text:p>
          </table:table-cell>
          <table:table-cell table:style-name="Tabela1.A2" office:value-type="string">
            <text:p text:style-name="P61">z</text:p>
          </table:table-cell>
          <table:table-cell table:style-name="Tabela1.A2" office:value-type="string">
            <text:p text:style-name="P61">z</text:p>
          </table:table-cell>
          <table:table-cell table:style-name="Tabela1.A2" office:value-type="string">
            <text:p text:style-name="P61"><text:span text:style-name="T7">z</text:span>ebra</text:p>
          </table:table-cell>
          <table:table-cell table:style-name="Tabela1.H2" office:value-type="string">
            <text:p text:style-name="P61">Quite alike.</text:p>
          </table:table-cell>
        </table:table-row>
        <table:table-row>
          <table:table-cell table:style-name="Tabela1.A2" office:value-type="string">
            <text:p text:style-name="P61"/>
          </table:table-cell>
          <table:table-cell table:style-name="Tabela1.A2" office:value-type="string">
            <text:p text:style-name="P61"/>
          </table:table-cell>
          <table:table-cell table:style-name="Tabela1.A2" office:value-type="string">
            <text:p text:style-name="P61">zz</text:p>
          </table:table-cell>
          <table:table-cell table:style-name="Tabela1.A2" office:value-type="string">
            <text:p text:style-name="P61">ва<text:span text:style-name="T7">з</text:span>е</text:p>
          </table:table-cell>
          <table:table-cell table:style-name="Tabela1.A2" office:value-type="string">
            <text:p text:style-name="P61">zi (ź)</text:p>
          </table:table-cell>
          <table:table-cell table:style-name="Tabela1.A2" office:value-type="string">
            <text:p text:style-name="P61">ź</text:p>
          </table:table-cell>
          <table:table-cell table:style-name="Tabela1.A2" office:value-type="string">
            <text:p text:style-name="P61"><text:span text:style-name="T7">ź</text:span>le</text:p>
          </table:table-cell>
          <table:table-cell table:style-name="Tabela1.H2" office:value-type="string">
            <text:p text:style-name="P61">Russian and Polish are very alike. No English equivalent, „ZH” is the closest.</text:p>
          </table:table-cell>
        </table:table-row>
        <table:table-row>
          <table:table-cell table:style-name="Tabela1.A2" office:value-type="string">
            <text:p text:style-name="P61">ZH</text:p>
          </table:table-cell>
          <table:table-cell table:style-name="Tabela1.A2" office:value-type="string">
            <text:p text:style-name="P61">vi<text:span text:style-name="T7">s</text:span>ual</text:p>
          </table:table-cell>
          <table:table-cell table:style-name="Tabela1.A2" office:value-type="string">
            <text:p text:style-name="P61">zh</text:p>
          </table:table-cell>
          <table:table-cell table:style-name="Tabela1.A2" office:value-type="string">
            <text:p text:style-name="P61"><text:span text:style-name="T7">ж</text:span>аба</text:p>
          </table:table-cell>
          <table:table-cell table:style-name="Tabela1.A2" office:value-type="string">
            <text:p text:style-name="P61">rz (ż)</text:p>
          </table:table-cell>
          <table:table-cell table:style-name="Tabela1.A2" office:value-type="string">
            <text:p text:style-name="P61">ż</text:p>
          </table:table-cell>
          <table:table-cell table:style-name="Tabela1.A2" office:value-type="string">
            <text:p text:style-name="P61"><text:span text:style-name="T7">rz</text:span>eka</text:p>
          </table:table-cell>
          <table:table-cell table:style-name="Tabela1.H2" office:value-type="string">
            <text:p text:style-name="P61">Quite alike.</text:p>
          </table:table-cell>
        </table:table-row>
      </table:table>
      <text:p text:style-name="P41"/>
      <text:p text:style-name="P24"/>
      <text:p text:style-name="P24"/>
      <text:p text:style-name="P24">I can try to draw some conclusions from the table alone. </text:p>
      <text:p text:style-name="P24">In English there are no natural alternatives in 8 cases, while in Russian only in 2 cases, although there are some other dissimilarities, it is clearly visible now (if it wasn't before), that Russian is much more similar language to Polish, than English.</text:p>
      <text:p text:style-name="P24">It might be a surprise though, that English isn't so different, that it is impossible to emulate every Polish word with English phonemes. After all we are all humans.</text:p>
      <text:p text:style-name="P24"/>
      <text:p text:style-name="P24"/>
      <text:p text:style-name="P24"/>
      <text:p text:style-name="P24"/>
      <text:p text:style-name="P24"/>
      <text:p text:style-name="P24"/>
      <text:p text:style-name="P24"/>
      <text:p text:style-name="P24"/>
      <text:list xml:id="list862614522" text:continue-numbering="true" text:style-name="L13">
        <text:list-item>
          <text:list>
            <text:list-item>
              <text:p text:style-name="P97"><text:soft-page-break/>Grapheme to phoneme conversion grammar.</text:p>
            </text:list-item>
          </text:list>
        </text:list-item>
      </text:list>
      <text:p text:style-name="P25"/>
      <text:p text:style-name="P24">For the purpose of speech recognition we require very accurate dictionaries, which keep track of actual pronunciation of words with all possible variations. Take a look at English <text:s/>word “one” and “tone”. The differ with character, but a phonectics are: “W AH N” <text:s/>and “T OW N”. </text:p>
      <text:p text:style-name="P24"/>
      <text:p text:style-name="P24">I would like to propose a way of converting grapheme sequences into phonetic description, which might be good enough for many real life applications, like word alignment or even phoneme alignment.</text:p>
      <text:p text:style-name="P24">Nevertheless it would still be applicable to problems which are slightly easier than speech recognition, but only because it is a hard problem, which tries to get as much accuracy from sub-problems as it is only possible.</text:p>
      <text:p text:style-name="P24"/>
      <text:p text:style-name="P24">It seems, that polish language is easy enough to create such a grammar. We need at least three of such a grammars, converting to English, Russian and Polish phonemes.</text:p>
      <text:p text:style-name="P24"/>
      <text:p text:style-name="P24"/>
      <text:p text:style-name="P24"><text:s/>Here are example conversions:</text:p>
      <text:p text:style-name="P24"/>
      <text:p text:style-name="P24"/>
      <table:table table:name="Tabela2" table:style-name="Tabela2">
        <table:table-column table:style-name="Tabela2.A" table:number-columns-repeated="2"/>
        <table:table-column table:style-name="Tabela2.C"/>
        <table:table-column table:style-name="Tabela2.A"/>
        <table:table-row>
          <table:table-cell table:style-name="Tabela2.A1" office:value-type="string">
            <text:p text:style-name="P61">Character sequence</text:p>
          </table:table-cell>
          <table:table-cell table:style-name="Tabela2.A1" office:value-type="string">
            <text:p text:style-name="P61">English phoneme sequence</text:p>
          </table:table-cell>
          <table:table-cell table:style-name="Tabela2.A1" office:value-type="string">
            <text:p text:style-name="P61">Russian phoneme sequence</text:p>
          </table:table-cell>
          <table:table-cell table:style-name="Tabela2.D1" office:value-type="string">
            <text:p text:style-name="P61">Polish phoneme sequence</text:p>
          </table:table-cell>
        </table:table-row>
        <table:table-row>
          <table:table-cell table:style-name="Tabela2.A2" office:value-type="string">
            <text:p text:style-name="P61">a</text:p>
          </table:table-cell>
          <table:table-cell table:style-name="Tabela2.A2" office:value-type="string">
            <text:p text:style-name="P61">AA</text:p>
          </table:table-cell>
          <table:table-cell table:style-name="Tabela2.A2" office:value-type="string">
            <text:p text:style-name="P61">aa</text:p>
          </table:table-cell>
          <table:table-cell table:style-name="Tabela2.D2" office:value-type="string">
            <text:p text:style-name="P61">a</text:p>
          </table:table-cell>
        </table:table-row>
        <table:table-row>
          <table:table-cell table:style-name="Tabela2.A2" office:value-type="string">
            <text:p text:style-name="P61">ą</text:p>
          </table:table-cell>
          <table:table-cell table:style-name="Tabela2.A2" office:value-type="string">
            <text:p text:style-name="P61">AW</text:p>
          </table:table-cell>
          <table:table-cell table:style-name="Tabela2.A2" office:value-type="string">
            <text:p text:style-name="P61">oo l</text:p>
          </table:table-cell>
          <table:table-cell table:style-name="Tabela2.D2" office:value-type="string">
            <text:p text:style-name="P61">o ł</text:p>
          </table:table-cell>
        </table:table-row>
        <table:table-row>
          <table:table-cell table:style-name="Tabela2.A2" office:value-type="string">
            <text:p text:style-name="P61">b</text:p>
          </table:table-cell>
          <table:table-cell table:style-name="Tabela2.A2" office:value-type="string">
            <text:p text:style-name="P61">B</text:p>
          </table:table-cell>
          <table:table-cell table:style-name="Tabela2.A2" office:value-type="string">
            <text:p text:style-name="P61">b</text:p>
          </table:table-cell>
          <table:table-cell table:style-name="Tabela2.D2" office:value-type="string">
            <text:p text:style-name="P61">b</text:p>
          </table:table-cell>
        </table:table-row>
        <table:table-row>
          <table:table-cell table:style-name="Tabela2.A2" office:value-type="string">
            <text:p text:style-name="P61">c</text:p>
          </table:table-cell>
          <table:table-cell table:style-name="Tabela2.A2" office:value-type="string">
            <text:p text:style-name="P61">T S</text:p>
          </table:table-cell>
          <table:table-cell table:style-name="Tabela2.A2" office:value-type="string">
            <text:p text:style-name="P61">c</text:p>
          </table:table-cell>
          <table:table-cell table:style-name="Tabela2.D2" office:value-type="string">
            <text:p text:style-name="P61">c</text:p>
          </table:table-cell>
        </table:table-row>
        <table:table-row>
          <table:table-cell table:style-name="Tabela2.A2" office:value-type="string">
            <text:p text:style-name="P61">ci</text:p>
          </table:table-cell>
          <table:table-cell table:style-name="Tabela2.A2" office:value-type="string">
            <text:p text:style-name="P61">CH IH</text:p>
          </table:table-cell>
          <table:table-cell table:style-name="Tabela2.A2" office:value-type="string">
            <text:p text:style-name="P61">ch ii</text:p>
          </table:table-cell>
          <table:table-cell table:style-name="Tabela2.D2" office:value-type="string">
            <text:p text:style-name="P61">ć i</text:p>
          </table:table-cell>
        </table:table-row>
        <table:table-row>
          <table:table-cell table:style-name="Tabela2.A2" office:value-type="string">
            <text:p text:style-name="P61">cia</text:p>
          </table:table-cell>
          <table:table-cell table:style-name="Tabela2.A2" office:value-type="string">
            <text:p text:style-name="P61">CH Y AA</text:p>
          </table:table-cell>
          <table:table-cell table:style-name="Tabela2.A2" office:value-type="string">
            <text:p text:style-name="P61">ch aa</text:p>
          </table:table-cell>
          <table:table-cell table:style-name="Tabela2.D2" office:value-type="string">
            <text:p text:style-name="P61">ć j a </text:p>
          </table:table-cell>
        </table:table-row>
        <table:table-row>
          <table:table-cell table:style-name="Tabela2.A2" office:value-type="string">
            <text:p text:style-name="P61">trz</text:p>
          </table:table-cell>
          <table:table-cell table:style-name="Tabela2.A2" office:value-type="string">
            <text:p text:style-name="P61">T SH</text:p>
          </table:table-cell>
          <table:table-cell table:style-name="Tabela2.A2" office:value-type="string">
            <text:p text:style-name="P61">t sh</text:p>
          </table:table-cell>
          <table:table-cell table:style-name="Tabela2.D2" office:value-type="string">
            <text:p text:style-name="P61">t sz</text:p>
          </table:table-cell>
        </table:table-row>
        <table:table-row>
          <table:table-cell table:style-name="Tabela2.A2" office:value-type="string">
            <text:p text:style-name="P61">dż</text:p>
          </table:table-cell>
          <table:table-cell table:style-name="Tabela2.A2" office:value-type="string">
            <text:p text:style-name="P61">JH</text:p>
          </table:table-cell>
          <table:table-cell table:style-name="Tabela2.A2" office:value-type="string">
            <text:p text:style-name="P61">d zh</text:p>
          </table:table-cell>
          <table:table-cell table:style-name="Tabela2.D2" office:value-type="string">
            <text:p text:style-name="P61">d ż</text:p>
          </table:table-cell>
        </table:table-row>
        <table:table-row>
          <table:table-cell table:style-name="Tabela2.A2" office:value-type="string">
            <text:p text:style-name="P61">dź</text:p>
          </table:table-cell>
          <table:table-cell table:style-name="Tabela2.A2" office:value-type="string">
            <text:p text:style-name="P61">JH</text:p>
          </table:table-cell>
          <table:table-cell table:style-name="Tabela2.A2" office:value-type="string">
            <text:p text:style-name="P61">d zh</text:p>
          </table:table-cell>
          <table:table-cell table:style-name="Tabela2.D2" office:value-type="string">
            <text:p text:style-name="P61">d ź</text:p>
          </table:table-cell>
        </table:table-row>
        <table:table-row>
          <table:table-cell table:style-name="Tabela2.A2" office:value-type="string">
            <text:p text:style-name="P61">ch</text:p>
          </table:table-cell>
          <table:table-cell table:style-name="Tabela2.A2" office:value-type="string">
            <text:p text:style-name="P61">HH</text:p>
          </table:table-cell>
          <table:table-cell table:style-name="Tabela2.A2" office:value-type="string">
            <text:p text:style-name="P61">h</text:p>
          </table:table-cell>
          <table:table-cell table:style-name="Tabela2.D2" office:value-type="string">
            <text:p text:style-name="P61">h</text:p>
          </table:table-cell>
        </table:table-row>
        <table:table-row>
          <table:table-cell table:style-name="Tabela2.A2" office:value-type="string">
            <text:p text:style-name="P61">h</text:p>
          </table:table-cell>
          <table:table-cell table:style-name="Tabela2.A2" office:value-type="string">
            <text:p text:style-name="P61">HH</text:p>
          </table:table-cell>
          <table:table-cell table:style-name="Tabela2.A2" office:value-type="string">
            <text:p text:style-name="P61">h</text:p>
          </table:table-cell>
          <table:table-cell table:style-name="Tabela2.D2" office:value-type="string">
            <text:p text:style-name="P61">h</text:p>
          </table:table-cell>
        </table:table-row>
        <table:table-row>
          <table:table-cell table:style-name="Tabela2.A2" office:value-type="string">
            <text:p text:style-name="P61">ij</text:p>
          </table:table-cell>
          <table:table-cell table:style-name="Tabela2.A2" office:value-type="string">
            <text:p text:style-name="P61">IY</text:p>
          </table:table-cell>
          <table:table-cell table:style-name="Tabela2.A2" office:value-type="string">
            <text:p text:style-name="P61">---</text:p>
          </table:table-cell>
          <table:table-cell table:style-name="Tabela2.D2" office:value-type="string">
            <text:p text:style-name="P61">---</text:p>
          </table:table-cell>
        </table:table-row>
        <table:table-row>
          <table:table-cell table:style-name="Tabela2.A2" office:value-type="string">
            <text:p text:style-name="P61">ó</text:p>
          </table:table-cell>
          <table:table-cell table:style-name="Tabela2.A2" office:value-type="string">
            <text:p text:style-name="P61">UH</text:p>
          </table:table-cell>
          <table:table-cell table:style-name="Tabela2.A2" office:value-type="string">
            <text:p text:style-name="P61">u</text:p>
          </table:table-cell>
          <table:table-cell table:style-name="Tabela2.D2" office:value-type="string">
            <text:p text:style-name="P61">u</text:p>
          </table:table-cell>
        </table:table-row>
        <table:table-row>
          <table:table-cell table:style-name="Tabela2.A2" office:value-type="string">
            <text:p text:style-name="P61">rz</text:p>
          </table:table-cell>
          <table:table-cell table:style-name="Tabela2.A2" office:value-type="string">
            <text:p text:style-name="P61">ZH</text:p>
          </table:table-cell>
          <table:table-cell table:style-name="Tabela2.A2" office:value-type="string">
            <text:p text:style-name="P61">zh</text:p>
          </table:table-cell>
          <table:table-cell table:style-name="Tabela2.D2" office:value-type="string">
            <text:p text:style-name="P61">ż</text:p>
          </table:table-cell>
        </table:table-row>
        <table:table-row>
          <table:table-cell table:style-name="Tabela2.A2" office:value-type="string">
            <text:p text:style-name="P61">ł</text:p>
          </table:table-cell>
          <table:table-cell table:style-name="Tabela2.A2" office:value-type="string">
            <text:p text:style-name="P61">W</text:p>
          </table:table-cell>
          <table:table-cell table:style-name="Tabela2.A2" office:value-type="string">
            <text:p text:style-name="P61">l</text:p>
          </table:table-cell>
          <table:table-cell table:style-name="Tabela2.D2" office:value-type="string">
            <text:p text:style-name="P61">ł</text:p>
          </table:table-cell>
        </table:table-row>
        <table:table-row>
          <table:table-cell table:style-name="Tabela2.A2" office:value-type="string">
            <text:p text:style-name="P61">dzia</text:p>
          </table:table-cell>
          <table:table-cell table:style-name="Tabela2.A2" office:value-type="string">
            <text:p text:style-name="P61">JH Y AA</text:p>
          </table:table-cell>
          <table:table-cell table:style-name="Tabela2.A2" office:value-type="string">
            <text:p text:style-name="P61">d zz aa</text:p>
          </table:table-cell>
          <table:table-cell table:style-name="Tabela2.D2" office:value-type="string">
            <text:p text:style-name="P61">d ź j a</text:p>
          </table:table-cell>
        </table:table-row>
        <table:table-row>
          <table:table-cell table:style-name="Tabela2.A2" office:value-type="string">
            <text:p text:style-name="P61">ź</text:p>
          </table:table-cell>
          <table:table-cell table:style-name="Tabela2.A2" office:value-type="string">
            <text:p text:style-name="P61">ZH</text:p>
          </table:table-cell>
          <table:table-cell table:style-name="Tabela2.A2" office:value-type="string">
            <text:p text:style-name="P61">zh</text:p>
          </table:table-cell>
          <table:table-cell table:style-name="Tabela2.D2" office:value-type="string">
            <text:p text:style-name="P61">ź</text:p>
          </table:table-cell>
        </table:table-row>
        <table:table-row>
          <table:table-cell table:style-name="Tabela2.A2" office:value-type="string">
            <text:p text:style-name="P61">ś</text:p>
          </table:table-cell>
          <table:table-cell table:style-name="Tabela2.A2" office:value-type="string">
            <text:p text:style-name="P61">SH</text:p>
          </table:table-cell>
          <table:table-cell table:style-name="Tabela2.A2" office:value-type="string">
            <text:p text:style-name="P61">sh</text:p>
          </table:table-cell>
          <table:table-cell table:style-name="Tabela2.D2" office:value-type="string">
            <text:p text:style-name="P61">ś</text:p>
          </table:table-cell>
        </table:table-row>
      </table:table>
      <text:p text:style-name="P24"/>
      <text:p text:style-name="P24"/>
      <text:p text:style-name="P24"/>
      <text:p text:style-name="P24"/>
      <text:p text:style-name="P24"><text:soft-page-break/>The conversion table looks similar to description of lexer tokens and in general it is what we do here. We convert word into tokens standing for a phoneme sequence. It might be a good idea to use regular expression in the grammar, however I haven't found a need for these, hence my rules convert a character sequence only. Additionally my rules were able to produce a set of possible phoneme representations, by adding a set of phoneme sequences to right side of the rule. These however didn't prove to be quite beneficial, and after a short time experimenting with it, I reduced number of sets dramatically. After awhile I actually used a different variants only for the word alignment and only when I used sphinx with foreign audio model.</text:p>
      <text:p text:style-name="P24"/>
      <text:p text:style-name="P24">The algorithm is simple:</text:p>
      <text:p text:style-name="P24"><text:tab/><draw:frame draw:style-name="fr4" draw:name="Obiekt99" text:anchor-type="as-char" svg:y="-0.1854in" svg:width="0.198in" svg:height="0.2307in" draw:z-index="37"><draw:object xlink:href="./Object 99" xlink:type="simple" xlink:show="embed" xlink:actuate="onLoad"/><draw:image xlink:href="./ObjectReplacements/Object 99" xlink:type="simple" xlink:show="embed" xlink:actuate="onLoad"/></draw:frame>- a set of all rules in the grammar</text:p>
      <text:p text:style-name="P24"><text:tab/><draw:frame draw:style-name="fr4" draw:name="Obiekt100" text:anchor-type="as-char" svg:y="-0.1854in" svg:width="0.222in" svg:height="0.2307in" draw:z-index="51"><draw:object xlink:href="./Object 100" xlink:type="simple" xlink:show="embed" xlink:actuate="onLoad"/><draw:image xlink:href="./ObjectReplacements/Object 100" xlink:type="simple" xlink:show="embed" xlink:actuate="onLoad"/></draw:frame>- a set of potential candidates</text:p>
      <text:p text:style-name="P24"><text:tab/><draw:frame draw:style-name="fr4" draw:name="Obiekt101" text:anchor-type="as-char" svg:y="-0.1854in" svg:width="0.1835in" svg:height="0.2307in" draw:z-index="55"><draw:object xlink:href="./Object 101" xlink:type="simple" xlink:show="embed" xlink:actuate="onLoad"/><draw:image xlink:href="./ObjectReplacements/Object 101" xlink:type="simple" xlink:show="embed" xlink:actuate="onLoad"/></draw:frame>- longest matched candidate so far</text:p>
      <text:p text:style-name="P24"><text:tab/><draw:frame draw:style-name="fr4" draw:name="Obiekt105" text:anchor-type="as-char" svg:y="-0.1854in" svg:width="0.2244in" svg:height="0.2307in" draw:z-index="59"><draw:object xlink:href="./Object 105" xlink:type="simple" xlink:show="embed" xlink:actuate="onLoad"/><draw:image xlink:href="./ObjectReplacements/Object 105" xlink:type="simple" xlink:show="embed" xlink:actuate="onLoad"/></draw:frame>- output set of phoneme sequences</text:p>
      <text:list xml:id="list401456400" text:style-name="L15">
        <text:list-item>
          <text:p text:style-name="P79">at the start we have:</text:p>
          <text:p text:style-name="P79"><draw:frame draw:style-name="fr4" draw:name="Obiekt102" text:anchor-type="as-char" svg:y="-0.1854in" svg:width="1.352in" svg:height="0.2307in" draw:z-index="61"><draw:object xlink:href="./Object 102" xlink:type="simple" xlink:show="embed" xlink:actuate="onLoad"/><draw:image xlink:href="./ObjectReplacements/Object 102" xlink:type="simple" xlink:show="embed" xlink:actuate="onLoad"/></draw:frame></text:p>
        </text:list-item>
        <text:list-item>
          <text:p text:style-name="P79">we iterate over a character sequence,</text:p>
        </text:list-item>
        <text:list-item>
          <text:p text:style-name="P109"><text:s/>we remove all candidates from <draw:frame draw:style-name="fr4" draw:name="Obiekt103" text:anchor-type="as-char" svg:y="-0.1854in" svg:width="0.222in" svg:height="0.2307in" draw:z-index="62"><draw:object xlink:href="./Object 103" xlink:type="simple" xlink:show="embed" xlink:actuate="onLoad"/><draw:image xlink:href="./ObjectReplacements/Object 103" xlink:type="simple" xlink:show="embed" xlink:actuate="onLoad"/></draw:frame>, that will never be a match after adding current character,</text:p>
        </text:list-item>
        <text:list-item>
          <text:p text:style-name="P109">if <draw:frame draw:style-name="fr4" draw:name="Obiekt104" text:anchor-type="as-char" svg:y="-0.1854in" svg:width="0.222in" svg:height="0.2307in" draw:z-index="64"><draw:object xlink:href="./Object 104" xlink:type="simple" xlink:show="embed" xlink:actuate="onLoad"/><draw:image xlink:href="./ObjectReplacements/Object 104" xlink:type="simple" xlink:show="embed" xlink:actuate="onLoad"/></draw:frame>is empty</text:p>
        </text:list-item>
        <text:list-item>
          <text:p text:style-name="P110">for each <draw:frame draw:style-name="fr4" draw:name="Obiekt107" text:anchor-type="as-char" svg:y="-0.1854in" svg:width="0.1717in" svg:height="0.2307in" draw:z-index="67"><draw:object xlink:href="./Object 107" xlink:type="simple" xlink:show="embed" xlink:actuate="onLoad"/><draw:image xlink:href="./ObjectReplacements/Object 107" xlink:type="simple" xlink:show="embed" xlink:actuate="onLoad"/></draw:frame> phoneme sequence in <draw:frame draw:style-name="fr4" draw:name="Obiekt106" text:anchor-type="as-char" svg:y="-0.1854in" svg:width="0.1835in" svg:height="0.2307in" draw:z-index="70"><draw:object xlink:href="./Object 106" xlink:type="simple" xlink:show="embed" xlink:actuate="onLoad"/><draw:image xlink:href="./ObjectReplacements/Object 106" xlink:type="simple" xlink:show="embed" xlink:actuate="onLoad"/></draw:frame>:</text:p>
        </text:list-item>
        <text:list-item>
          <text:p text:style-name="P111">we create <draw:frame draw:style-name="fr4" draw:name="Obiekt108" text:anchor-type="as-char" svg:y="-0.1854in" svg:width="0.2791in" svg:height="0.261in" draw:z-index="73"><draw:object xlink:href="./Object 108" xlink:type="simple" xlink:show="embed" xlink:actuate="onLoad"/><draw:image xlink:href="./ObjectReplacements/Object 108" xlink:type="simple" xlink:show="embed" xlink:actuate="onLoad"/></draw:frame>by adding <draw:frame draw:style-name="fr4" draw:name="Obiekt109" text:anchor-type="as-char" svg:y="-0.1854in" svg:width="0.1717in" svg:height="0.2307in" draw:z-index="74"><draw:object xlink:href="./Object 109" xlink:type="simple" xlink:show="embed" xlink:actuate="onLoad"/><draw:image xlink:href="./ObjectReplacements/Object 109" xlink:type="simple" xlink:show="embed" xlink:actuate="onLoad"/></draw:frame>to each element of <draw:frame draw:style-name="fr4" draw:name="Obiekt110" text:anchor-type="as-char" svg:y="-0.1854in" svg:width="0.2244in" svg:height="0.2307in" draw:z-index="75"><draw:object xlink:href="./Object 110" xlink:type="simple" xlink:show="embed" xlink:actuate="onLoad"/><draw:image xlink:href="./ObjectReplacements/Object 110" xlink:type="simple" xlink:show="embed" xlink:actuate="onLoad"/></draw:frame></text:p>
        </text:list-item>
        <text:list-item>
          <text:p text:style-name="P110">new output set is now <draw:frame draw:style-name="fr4" draw:name="Obiekt111" text:anchor-type="as-char" svg:y="-0.1854in" svg:width="0.8346in" svg:height="0.261in" draw:z-index="76"><draw:object xlink:href="./Object 111" xlink:type="simple" xlink:show="embed" xlink:actuate="onLoad"/><draw:image xlink:href="./ObjectReplacements/Object 111" xlink:type="simple" xlink:show="embed" xlink:actuate="onLoad"/></draw:frame></text:p>
        </text:list-item>
        <text:list-item>
          <text:p text:style-name="P110">new set of potential candidates is <draw:frame draw:style-name="fr4" draw:name="Obiekt112" text:anchor-type="as-char" svg:y="-0.1854in" svg:width="0.5146in" svg:height="0.2307in" draw:z-index="82"><draw:object xlink:href="./Object 112" xlink:type="simple" xlink:show="embed" xlink:actuate="onLoad"/><draw:image xlink:href="./ObjectReplacements/Object 112" xlink:type="simple" xlink:show="embed" xlink:actuate="onLoad"/></draw:frame></text:p>
        </text:list-item>
        <text:list-item>
          <text:p text:style-name="P110">we move iteration pointer to the end of matched sequence from <draw:frame draw:style-name="fr4" draw:name="Obiekt98" text:anchor-type="as-char" svg:y="-0.1854in" svg:width="0.1835in" svg:height="0.2307in" draw:z-index="84"><draw:object xlink:href="./Object 98" xlink:type="simple" xlink:show="embed" xlink:actuate="onLoad"/><draw:image xlink:href="./ObjectReplacements/Object 98" xlink:type="simple" xlink:show="embed" xlink:actuate="onLoad"/></draw:frame></text:p>
          <text:p text:style-name="P79"/>
        </text:list-item>
      </text:list>
      <text:p text:style-name="P24"/>
      <text:p text:style-name="P24"/>
      <text:p text:style-name="P24"/>
      <text:p text:style-name="P24">I would leave here an open question if it is possible to create such a grammar for more accurate dictionaries. It might be, since phonemes are the effect of how comfortable it is to say a given sequence of phones and people are not really able to remember too complex conversion. It is possible, that the grammar would need take into account some rare oddities, like word “one”, but there is definitely a finite number of such. In order to find such a grammar, probably a study on existing and trained dictionaries should be done, but this is out of the scope of this project.</text:p>
      <text:p text:style-name="P24"/>
      <text:p text:style-name="P24"/>
      <text:p text:style-name="P33"/>
      <text:p text:style-name="P33"/>
      <text:p text:style-name="P33"/>
      <text:p text:style-name="P33"/>
      <text:p text:style-name="P33"/>
      <text:p text:style-name="P33"/>
      <text:list xml:id="list708992901" text:continue-list="list862614522" text:style-name="L13">
        <text:list-item>
          <text:list>
            <text:list-item>
              <text:p text:style-name="P97"><text:soft-page-break/>Audio model alignment and results.</text:p>
            </text:list-item>
          </text:list>
        </text:list-item>
      </text:list>
      <text:p text:style-name="P37"/>
      <text:p text:style-name="P23">This part is relatively easy, because sphinx library already support word alignment using any audio model. It requires a phonetic dictionary, which we can create using conversion grammar from previous chapter. <text:s/>Whole conversion works similar to recognizing word, the same breadth first search algorithm with best result queue is used, except that a HMM for whole language is created from simple grammar, which allows only one big sequence of words.</text:p>
      <text:p text:style-name="P23"/>
      <text:p text:style-name="P23">We would like to test word alignment using English (WSJ) model and Russian (VoxForge) and compare it to some manually aligned sample.</text:p>
      <text:p text:style-name="P23"/>
      <text:p text:style-name="P23"/>
      <text:p text:style-name="P23">For my testing recording I used a 5 minute and 20 seconds of “Doktor Piotr” audiobook by Stefan Żeromski.</text:p>
      <text:p text:style-name="P23"/>
      <text:p text:style-name="P23"/>
      <text:p text:style-name="P23">With English model I haven't got too much luck. The problem with the algorithm for word alignment is that once it goes wrong, then it never goes back on track again. With English model after 38 seconds of recording it incorrectly assigned 3 seconds to word “części” and it never recovered. First 62 words were aligned quite nicely and actually it seems to be possible to get much more from it.</text:p>
      <text:p text:style-name="P23"/>
      <text:p text:style-name="P23"/>
      <text:p text:style-name="P23"/>
      <text:p text:style-name="P23">Nevertheless I tried Russian model as well and here statistics for 585 words in the testing sample:</text:p>
      <text:list xml:id="list899319941" text:style-name="L16">
        <text:list-item>
          <text:list>
            <text:list-item>
              <text:p text:style-name="P69">Maximum difference (start or end): <text:tab/><text:tab/><text:tab/><text:span text:style-name="T7">1.354s</text:span></text:p>
            </text:list-item>
            <text:list-item>
              <text:p text:style-name="P69">Maximum difference (start or end),</text:p>
              <text:p text:style-name="P69"><text:s/>if label was to short at one end: <text:tab/><text:tab/><text:tab/><text:span text:style-name="T7">0.534s</text:span></text:p>
            </text:list-item>
            <text:list-item>
              <text:p text:style-name="P69">Average difference <text:s/>(start or end):<text:tab/><text:tab/><text:tab/><text:span text:style-name="T7">0.033s</text:span></text:p>
            </text:list-item>
          </text:list>
        </text:list-item>
      </text:list>
      <text:p text:style-name="P23"><text:tab/></text:p>
      <text:p text:style-name="P23"/>
      <text:p text:style-name="P23"/>
      <text:p text:style-name="P23">One immediate conclusion only from these statistics, is that it is much more often, that alignment assigned too big part of recording to a single word, then vice versa. Although a manual alignment was done with a constraint, that two words cannot share the same frame.</text:p>
      <text:p text:style-name="P23">Anyway that is good, since it means, that we are quite sure, that given selection contains a assigned word, and that there is very little total misses. Direct observation of collected data supported that conclusion. There were very few total misses and only related to alignment conjunctives (“w” especially).</text:p>
      <text:p text:style-name="P23">From autopsy of collected data we also see, that the biggest mismatches were committed, when accounting a silence as a part of word.</text:p>
      <text:p text:style-name="P37"/>
      <text:p text:style-name="P37"/>
      <text:p text:style-name="P37"/>
      <text:p text:style-name="P37"/>
      <text:p text:style-name="P37"><text:soft-page-break/></text:p>
      <text:p text:style-name="P37"/>
      <text:p text:style-name="P23">Here are count statistics according to different error thresholds:</text:p>
      <text:p text:style-name="P23"/>
      <text:p text:style-name="P23"/>
      <text:p text:style-name="P23"><draw:frame draw:style-name="fr6" draw:name="Obiekt117" text:anchor-type="paragraph" svg:width="7.0425in" svg:height="5.0173in" draw:z-index="19"><draw:object xlink:href="./Object 117" xlink:type="simple" xlink:show="embed" xlink:actuate="onLoad"/><draw:image xlink:href="./ObjectReplacements/Object 117"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list xml:id="list2144057953" text:style-name="L17">
        <text:list-item>
          <text:p text:style-name="P100"><text:soft-page-break/>Phoneme alignment</text:p>
          <text:p text:style-name="P100"/>
          <text:list>
            <text:list-item>
              <text:p text:style-name="P95">Using foreign audio model.</text:p>
            </text:list-item>
          </text:list>
        </text:list-item>
      </text:list>
      <text:p text:style-name="P22"/>
      <text:p text:style-name="P22"/>
      <text:p text:style-name="P22">I would like to use Russian trained audio model (VoxForge) for aligning time frame for each phoneme.</text:p>
      <text:p text:style-name="P22">Having aligned words, I would like to do it per word basis.</text:p>
      <text:p text:style-name="P22"/>
      <text:p text:style-name="P22">Audio model is a trained Hidden Markov Model for each phoneme in a particular context (neighbouring phonemes) or no context (all occurrences). Each HMM contains three states with transition table and probabilities of each transition as well as a set of normal distribution for each state, to calculate emission probability of observations.</text:p>
      <text:p text:style-name="P22">By merging together phoneme models we get a HMM for whole input text. Of course before we need first convert this text to sequence of phonemes and then to sequence of HMMs, but this can be acchieve similarly as in chapter 5.</text:p>
      <text:p text:style-name="P22"/>
      <text:p text:style-name="P22"/>
      <text:p text:style-name="P22">Having HMM we can calculate the best possible sequence of states using Viterbi algorithm. The best possible sequence of state is an assignment of states to observations in sequence, so all audio frames assigned to states from a phoneme will create a selection of the phoneme. After that it just matter of calculating initial and ending time to produce an alignment.</text:p>
      <text:p text:style-name="P22"/>
      <text:p text:style-name="P22"/>
      <text:p text:style-name="P22">In my experiments I tried to do exactly this, however I've noticed that:</text:p>
      <text:list xml:id="list481075220" text:style-name="L18">
        <text:list-item>
          <text:p text:style-name="P73">firstly, a transition score is absolutely meaningless for the alignment problem,</text:p>
        </text:list-item>
        <text:list-item>
          <text:p text:style-name="P73">secondly, only main phoneme is really important for me, and enter and exit state only produce a noise, which doesn't help my problem. It might be because, the model was Russian and it wasn't well fit for Polish speech.</text:p>
        </text:list-item>
      </text:list>
      <text:p text:style-name="P22">In the end my algorithm used only main state without any transition probabilities.</text:p>
      <text:p text:style-name="P22"/>
      <text:p text:style-name="P22">The gaussians were extracted using sphinx library in a form of SenomeScorer objects, which were able to calculate score for given observation. A best sequence was found using a Viterbi like dynamic programming algorithm, which was all too similar to many other DP algorithms in this project.</text:p>
      <text:p text:style-name="P22"/>
      <text:p text:style-name="P22">At each iteration I processed a single audio frame. At the entry of iteration we had partial solution from previous iteration, in a form of vector, which at entry <draw:frame draw:style-name="fr4" draw:name="Obiekt118" text:anchor-type="as-char" svg:y="-0.1854in" svg:width="0.1409in" svg:height="0.2307in" draw:z-index="134"><draw:object xlink:href="./Object 118" xlink:type="simple" xlink:show="embed" xlink:actuate="onLoad"/><draw:image xlink:href="./ObjectReplacements/Object 118" xlink:type="simple" xlink:show="embed" xlink:actuate="onLoad"/></draw:frame> stored a best possible sequence of states, which ended at state <draw:frame draw:style-name="fr4" draw:name="Obiekt119" text:anchor-type="as-char" svg:y="-0.1854in" svg:width="0.1409in" svg:height="0.2307in" draw:z-index="135"><draw:object xlink:href="./Object 119" xlink:type="simple" xlink:show="embed" xlink:actuate="onLoad"/><draw:image xlink:href="./ObjectReplacements/Object 119" xlink:type="simple" xlink:show="embed" xlink:actuate="onLoad"/></draw:frame>and at previous audio frame.</text:p>
      <text:p text:style-name="P22">Next solution was calculated by finding for each ending state <draw:frame draw:style-name="fr4" draw:name="Obiekt120" text:anchor-type="as-char" svg:y="-0.1854in" svg:width="0.1409in" svg:height="0.2307in" draw:z-index="136"><draw:object xlink:href="./Object 120" xlink:type="simple" xlink:show="embed" xlink:actuate="onLoad"/><draw:image xlink:href="./ObjectReplacements/Object 120" xlink:type="simple" xlink:show="embed" xlink:actuate="onLoad"/></draw:frame>a best previous state <draw:frame draw:style-name="fr4" draw:name="Obiekt121" text:anchor-type="as-char" svg:y="-0.1854in" svg:width="0.1744in" svg:height="0.2307in" draw:z-index="137"><draw:object xlink:href="./Object 121" xlink:type="simple" xlink:show="embed" xlink:actuate="onLoad"/><draw:image xlink:href="./ObjectReplacements/Object 121" xlink:type="simple" xlink:show="embed" xlink:actuate="onLoad"/></draw:frame>, and a transition existed from state <draw:frame draw:style-name="fr4" draw:name="Obiekt122" text:anchor-type="as-char" svg:y="-0.1854in" svg:width="0.1744in" svg:height="0.2307in" draw:z-index="138"><draw:object xlink:href="./Object 122" xlink:type="simple" xlink:show="embed" xlink:actuate="onLoad"/><draw:image xlink:href="./ObjectReplacements/Object 122" xlink:type="simple" xlink:show="embed" xlink:actuate="onLoad"/></draw:frame>to <draw:frame draw:style-name="fr4" draw:name="Obiekt123" text:anchor-type="as-char" svg:y="-0.1854in" svg:width="0.1409in" svg:height="0.2307in" draw:z-index="139"><draw:object xlink:href="./Object 123" xlink:type="simple" xlink:show="embed" xlink:actuate="onLoad"/><draw:image xlink:href="./ObjectReplacements/Object 123" xlink:type="simple" xlink:show="embed" xlink:actuate="onLoad"/></draw:frame>. This is a general Viterbi algorithm, but in my case there were only two states, that could transited to any state <draw:frame draw:style-name="fr4" draw:name="Obiekt124" text:anchor-type="as-char" svg:y="-0.1854in" svg:width="0.1409in" svg:height="0.2307in" draw:z-index="140"><draw:object xlink:href="./Object 124" xlink:type="simple" xlink:show="embed" xlink:actuate="onLoad"/><draw:image xlink:href="./ObjectReplacements/Object 124" xlink:type="simple" xlink:show="embed" xlink:actuate="onLoad"/></draw:frame> a state for phoneme behind and the same state<draw:frame draw:style-name="fr4" draw:name="Obiekt125" text:anchor-type="as-char" svg:y="-0.1854in" svg:width="0.1409in" svg:height="0.2307in" draw:z-index="141"><draw:object xlink:href="./Object 125" xlink:type="simple" xlink:show="embed" xlink:actuate="onLoad"/><draw:image xlink:href="./ObjectReplacements/Object 125" xlink:type="simple" xlink:show="embed" xlink:actuate="onLoad"/></draw:frame></text:p>
      <text:p text:style-name="P22"/>
      <text:p text:style-name="P22">At the end we have a best sequence ending state with a score and by traversing backward, we can find the sequence of states, which is the translated to an alignment.</text:p>
      <text:p text:style-name="P22">This algorithm can be used with any scorers, so let's try to train the Gaussian distributions ourselves.</text:p>
      <text:p text:style-name="P22"/>
      <text:p text:style-name="P22"><text:soft-page-break/></text:p>
      <text:list xml:id="list2149508819" text:continue-list="list2144057953" text:style-name="L17">
        <text:list-item>
          <text:list>
            <text:list-item>
              <text:p text:style-name="P95">Training phoneme distribution using word alignment.</text:p>
            </text:list-item>
          </text:list>
        </text:list-item>
      </text:list>
      <text:p text:style-name="P22"/>
      <text:p text:style-name="P22">At this point I already have aligned words, which I could use as my training data. Actually that is quite a nice granularity I have here and the sphinx training software can use a data, which is larger then that, although it is advised, that it will be small and accurately described, including information silences.</text:p>
      <text:p text:style-name="P22"/>
      <text:p text:style-name="P22">From chapter 5 we could see, that my data is not as accurately described, since the initial word alignment can be wrong by including in a selection quite long pauses, which my algorithm can't know about in advance.</text:p>
      <text:p text:style-name="P22"/>
      <text:p text:style-name="P22">Training algorithm is a variation of EM algorithm and consists two steps:</text:p>
      <text:list xml:id="list502874171" text:style-name="L19">
        <text:list-item>
          <text:p text:style-name="P74">expectation step – alignment of phonemes given previously trained distributions and using an algorithm from 6.1 for each word separately</text:p>
        </text:list-item>
        <text:list-item>
          <text:p text:style-name="P74">maximization step – calculating normal distribution for each phoneme from assigned observations obtained by expectation step</text:p>
        </text:list-item>
      </text:list>
      <text:p text:style-name="P22"/>
      <text:p text:style-name="P22">Phoneme representation of a given word was once again created using our conversion grammar with a small twist, that this time I'm not going to use Russian ones, but a set of Polish phonemes, refined in a series of experiments and described in chapter 5.</text:p>
      <text:p text:style-name="P22">In order to tackle with a problem of unexpected pauses, a silence phoneme (“sil”) was added at the beginning and at the end of each word phoneme sequence.</text:p>
      <text:p text:style-name="P22"/>
      <text:p text:style-name="P22"/>
      <text:p text:style-name="P22">Initial distributions are calculated from an initial simple selection of phoneme observations. For each word, it's phoneme sequence <draw:frame draw:style-name="fr4" draw:name="Obiekt126" text:anchor-type="as-char" svg:y="-0.1854in" svg:width="0.9299in" svg:height="0.261in" draw:z-index="142"><draw:object xlink:href="./Object 126" xlink:type="simple" xlink:show="embed" xlink:actuate="onLoad"/><draw:image xlink:href="./ObjectReplacements/Object 126" xlink:type="simple" xlink:show="embed" xlink:actuate="onLoad"/></draw:frame>and aligned audio sequence <draw:frame draw:style-name="fr4" draw:name="Obiekt127" text:anchor-type="as-char" svg:y="-0.1854in" svg:width="0.8681in" svg:height="0.261in" draw:z-index="143"><draw:object xlink:href="./Object 127" xlink:type="simple" xlink:show="embed" xlink:actuate="onLoad"/><draw:image xlink:href="./ObjectReplacements/Object 127" xlink:type="simple" xlink:show="embed" xlink:actuate="onLoad"/></draw:frame>, a frame <draw:frame draw:style-name="fr4" draw:name="Obiekt130" text:anchor-type="as-char" svg:y="-0.1854in" svg:width="0.2362in" svg:height="0.261in" draw:z-index="146"><draw:object xlink:href="./Object 130" xlink:type="simple" xlink:show="embed" xlink:actuate="onLoad"/><draw:image xlink:href="./ObjectReplacements/Object 130" xlink:type="simple" xlink:show="embed" xlink:actuate="onLoad"/></draw:frame> was assigned to phoneme <draw:frame draw:style-name="fr4" draw:name="Obiekt128" text:anchor-type="as-char" svg:y="-0.1854in" svg:width="0.2465in" svg:height="0.261in" draw:z-index="144"><draw:object xlink:href="./Object 128" xlink:type="simple" xlink:show="embed" xlink:actuate="onLoad"/><draw:image xlink:href="./ObjectReplacements/Object 128" xlink:type="simple" xlink:show="embed" xlink:actuate="onLoad"/></draw:frame>if and only if <draw:frame draw:style-name="fr4" draw:name="Obiekt129" text:anchor-type="as-char" svg:y="-0.302in" svg:width="1.4154in" svg:height="0.4846in" draw:z-index="145"><draw:object xlink:href="./Object 129" xlink:type="simple" xlink:show="embed" xlink:actuate="onLoad"/><draw:image xlink:href="./ObjectReplacements/Object 129" xlink:type="simple" xlink:show="embed" xlink:actuate="onLoad"/></draw:frame></text:p>
      <text:p text:style-name="P22"/>
      <text:p text:style-name="P22"/>
      <text:p text:style-name="P22">A total score is calculated and when it converges, so a new iteration produces a score, that the absolute difference of the new and old score is lest than an input threshold, then algorithm terminates and phoneme models are saved.</text:p>
      <text:p text:style-name="P22"/>
      <text:p text:style-name="P22">Note that, the alignment algorithm has a complexity of <draw:frame draw:style-name="fr4" draw:name="Obiekt131" text:anchor-type="as-char" svg:y="-0.1898in" svg:width="0.6862in" svg:height="0.2492in" draw:z-index="147"><draw:object xlink:href="./Object 131" xlink:type="simple" xlink:show="embed" xlink:actuate="onLoad"/><draw:image xlink:href="./ObjectReplacements/Object 131" xlink:type="simple" xlink:show="embed" xlink:actuate="onLoad"/></draw:frame>, where <draw:frame draw:style-name="fr4" draw:name="Obiekt132" text:anchor-type="as-char" svg:y="-0.1854in" svg:width="0.1874in" svg:height="0.2307in" draw:z-index="148"><draw:object xlink:href="./Object 132" xlink:type="simple" xlink:show="embed" xlink:actuate="onLoad"/><draw:image xlink:href="./ObjectReplacements/Object 132" xlink:type="simple" xlink:show="embed" xlink:actuate="onLoad"/></draw:frame>is a number of states and <draw:frame draw:style-name="fr4" draw:name="Obiekt133" text:anchor-type="as-char" svg:y="-0.1854in" svg:width="0.2335in" svg:height="0.2307in" draw:z-index="149"><draw:object xlink:href="./Object 133" xlink:type="simple" xlink:show="embed" xlink:actuate="onLoad"/><draw:image xlink:href="./ObjectReplacements/Object 133" xlink:type="simple" xlink:show="embed" xlink:actuate="onLoad"/></draw:frame>is the number of audio frames. The size of the chunks we want to align or more important the number of phoneme in a given chunk, has a great impact on the total time of execution. First extracting words audio might really improve the time of audio model training.</text:p>
      <text:p text:style-name="P22"/>
      <text:p text:style-name="P22"/>
      <text:p text:style-name="P22"/>
      <text:p text:style-name="P22"/>
      <text:p text:style-name="P22"/>
      <text:p text:style-name="P22"/>
      <text:p text:style-name="P22"/>
      <text:p text:style-name="P22"><text:soft-page-break/></text:p>
      <text:p text:style-name="P22"/>
      <text:list xml:id="list1254705385" text:continue-list="list2149508819" text:style-name="L17">
        <text:list-item>
          <text:list>
            <text:list-item>
              <text:p text:style-name="P98">Results.</text:p>
            </text:list-item>
          </text:list>
        </text:list-item>
      </text:list>
      <text:p text:style-name="P37"/>
      <text:p text:style-name="P37"/>
      <text:p text:style-name="P37"/>
      <text:p text:style-name="P23">Tests are performed using Corpora corpus, which contains audio recordings from digits, names and some unusual sentences for tens of different speakers.</text:p>
      <text:p text:style-name="P23">My testing speech is created by merging all the files in random order for one speaker. The phoneme alignment is prepared by moving labels by a total time of recordings put before the given one.</text:p>
      <text:p text:style-name="P23"/>
      <text:p text:style-name="P23"/>
      <text:p text:style-name="P23"/>
      <text:p text:style-name="P23">Merged recording contains a 7 minutes and 26 second of audio data and a total of 843 spoken words,</text:p>
      <text:p text:style-name="P23">while total number of phoneme labels is 3611.</text:p>
      <text:p text:style-name="P23">The Corpora phonetics differ a bit from what I used in Polish model and definitely differs from Russian phonemes. In order to check the results I had to convert phonemes to the same set. Most of the time it was relatively easy and I just converted a Corpora phoneme the one used by me. However there were certain cases where it was not easy:</text:p>
      <text:list xml:id="list938876003" text:style-name="L20">
        <text:list-item>
          <text:p text:style-name="P70">in my polish models after soften consonant (like “nie”) I added additional “j” phoneme (resulting with “ń j e”) and Corpora didn't always have anything there, the additional phoneme was ignored in the matching</text:p>
        </text:list-item>
        <text:list-item>
          <text:p text:style-name="P70">similarly in Russian conversion I never added additional phoneme (resulting with “nn e”),</text:p>
          <text:p text:style-name="P70">and Corpora sometimes had “i” phoneme in similar situations, as above the additional phoneme was ignored</text:p>
        </text:list-item>
        <text:list-item>
          <text:p text:style-name="P70">Corpora used actual phonetics replacing soften versions of “z”, “zh” like with alternatives (“s”, “sz”) and vice-versa (hardening), the phonemes are similar and were matched against each other</text:p>
        </text:list-item>
        <text:list-item>
          <text:p text:style-name="P70">Corpora had separate phoneme for “ą”, “ę”, “dz”, “dż” like and I always split them into more phonemes, the phonemes were merged into one and these were matched against each other</text:p>
        </text:list-item>
        <text:list-item>
          <text:p text:style-name="P70">Corpora used in an “?” symbol to indicate unrecognizable phonemes, which I actually found out from other recordings, this one was replace with appropriate phonemes</text:p>
        </text:list-item>
        <text:list-item>
          <text:p text:style-name="P70">in one case few phonemes were merged into one shortened version, as speaker join two words into one, as above it was replaced with real phonemes and matched against</text:p>
        </text:list-item>
      </text:list>
      <text:p text:style-name="P23">Resulting matching was checked manually after that.</text:p>
      <text:p text:style-name="P23"/>
      <text:p text:style-name="P23"/>
      <text:p text:style-name="P23"/>
      <text:p text:style-name="P23">Each matched phoneme had starting and ending time. Statistics produced about matching times agreement include an average start time and end time difference, a maximum time difference and number of phonemes which time agree with a certain error.</text:p>
      <text:p text:style-name="P23"/>
      <text:p text:style-name="P23"/>
      <text:p text:style-name="P23"/>
      <text:p text:style-name="P23"/>
      <text:p text:style-name="P23"/>
      <text:p text:style-name="P23"><text:soft-page-break/></text:p>
      <text:p text:style-name="P23"/>
      <text:p text:style-name="P23"/>
      <text:p text:style-name="P23"/>
      <text:p text:style-name="P23">Phoneme alignment using Russian audio model.</text:p>
      <text:p text:style-name="P23">A resulting match contained 3570 of pairs.</text:p>
      <text:p text:style-name="P23"><draw:frame draw:style-name="fr5" draw:name="Obiekt113" text:anchor-type="paragraph" svg:x="1.4882in" svg:y="0.1555in" svg:width="4.0445in" svg:height="2.7374in" draw:z-index="15"><draw:object xlink:href="./Object 113" xlink:type="simple" xlink:show="embed" xlink:actuate="onLoad"/><draw:image xlink:href="./ObjectReplacements/Object 113"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Obiekt114" text:anchor-type="paragraph" svg:x="1.2984in" svg:y="0.1709in" svg:width="4.0445in" svg:height="2.6602in" draw:z-index="16"><draw:object xlink:href="./Object 114" xlink:type="simple" xlink:show="embed" xlink:actuate="onLoad"/><draw:image xlink:href="./ObjectReplacements/Object 114"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Average start difference: <text:s/>0.0571s</text:p>
      <text:p text:style-name="P23">Average end difference: 0.0574s</text:p>
      <text:p text:style-name="P23">Maximum time difference: 0.516s</text:p>
      <text:p text:style-name="P23"/>
      <text:p text:style-name="P23"/>
      <text:p text:style-name="P23">The results are not perfect at least, however one can see, that maximum time difference is around half a second, which at least tell us, that word alignment is with quite a nice accuracy.</text:p>
      <text:p text:style-name="P23">It was hard to expect anything better after all, the actual phonetics is different yet with still got a nice alignment for nearly 70% of the phonemes.</text:p>
      <text:p text:style-name="P23"/>
      <text:p text:style-name="P23"/>
      <text:p text:style-name="P23"/>
      <text:p text:style-name="P23"><text:soft-page-break/></text:p>
      <text:p text:style-name="P23"/>
      <text:p text:style-name="P23">Statistics for phoneme alignment using trained Gaussian models from aligned words.</text:p>
      <text:p text:style-name="P23">A matching phonemes contained 3611 pairs.</text:p>
      <text:p text:style-name="P23"/>
      <text:p text:style-name="P23"><draw:frame draw:style-name="fr5" draw:name="Obiekt115" text:anchor-type="paragraph" svg:x="0.4937in" svg:y="0.1555in" svg:width="5.5783in" svg:height="3.4437in" draw:z-index="17"><draw:object xlink:href="./Object 115" xlink:type="simple" xlink:show="embed" xlink:actuate="onLoad"/><draw:image xlink:href="./ObjectReplacements/Object 115" xlink:type="simple" xlink:show="embed" xlink:actuate="onLoad"/><svg:desc>wykres</svg:desc></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Obiekt116" text:anchor-type="paragraph" svg:x="0.5689in" svg:y="0.5291in" svg:width="5.7992in" svg:height="3.878in" draw:z-index="18"><draw:object xlink:href="./Object 116" xlink:type="simple" xlink:show="embed" xlink:actuate="onLoad"/><draw:image xlink:href="./ObjectReplacements/Object 116" xlink:type="simple" xlink:show="embed" xlink:actuate="onLoad"/><svg:desc>wykres</svg:desc></draw:frame></text:p>
      <text:p text:style-name="P23"/>
      <text:p text:style-name="P23"/>
      <text:p text:style-name="P23"><text:soft-page-break/></text:p>
      <text:p text:style-name="P23"/>
      <text:p text:style-name="P23"/>
      <text:p text:style-name="P23">The averages for time differences are:</text:p>
      <text:list xml:id="list212822669" text:style-name="L21">
        <text:list-item>
          <text:list>
            <text:list-item>
              <text:p text:style-name="P71">average start difference: 0.02402</text:p>
            </text:list-item>
            <text:list-item>
              <text:p text:style-name="P71">average end difference: 0.02439</text:p>
            </text:list-item>
            <text:list-item>
              <text:p text:style-name="P71">maximum difference: 0.5131</text:p>
            </text:list-item>
          </text:list>
        </text:list-item>
      </text:list>
      <text:p text:style-name="P23"/>
      <text:p text:style-name="P23"/>
      <text:p text:style-name="P23"/>
      <text:p text:style-name="P23">The average differences is down by 58% and while using Russian audio model only 40% of pairs agree on both ends with 0.05 second of error, a trained model could agree on 83% of pairs, while getting to 95% within an error of 0.1 second.</text:p>
      <text:p text:style-name="P23">Strangely the maximum stayed the same, what actually can indicate, that the word alignment, done using Russian audio model, might be a culprit here.</text:p>
      <text:p text:style-name="P23"/>
      <text:p text:style-name="P23"/>
      <text:p text:style-name="P23"/>
      <text:p text:style-name="P23">Considering the fact, that we haven't use a specifically trained audio model for Polish language and we didn't have any knowledge of actual phoneme representation, then results are really good, although probably when using a better trained model, the percentages might be much better.</text:p>
      <text:p text:style-name="P23">Actually according to [28], it is possible to obtain a phoneme alignment within error of 0.02s with accuracy over 90%. I am not near this, but as I will show in 8th chapter it may not be necessary to get a better accuracy for real life application of phoneme alignment.</text:p>
      <text:p text:style-name="P23">The important thing to remember is, that it was possible using only Russian audio model and conversion grammar, which contained only 158 rules.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list xml:id="list585893162" text:continue-list="list1254705385" text:style-name="L17">
        <text:list-item>
          <text:p text:style-name="P101"><text:s/>Training audio from large audio files.</text:p>
        </text:list-item>
      </text:list>
      <text:p text:style-name="P40"/>
      <text:p text:style-name="P40"/>
      <text:p text:style-name="P26">In this chapter I'll try to answer a question if it is possible to use audio recordings, that are 20 minutes to several hours long, with exact text of the speech and yet being able to train a model from a given audio, that would be good enough for text alignment purposes, if only for recordings of very good quality, like audio books.</text:p>
      <text:p text:style-name="P40"/>
      <text:p text:style-name="P40"/>
      <text:list xml:id="list780848869" text:continue-numbering="true" text:style-name="L17">
        <text:list-item>
          <text:list>
            <text:list-item>
              <text:p text:style-name="P98">Using imperfect large chunk alignment as training database.</text:p>
            </text:list-item>
          </text:list>
        </text:list-item>
      </text:list>
      <text:p text:style-name="P26"/>
      <text:p text:style-name="P26"/>
      <text:p text:style-name="P26">In the chapter 4th I described a method, that finds larger chunks of speech and matches text based on punctuation marks. As we have seen in the results, the output was quite inaccurate, however around 35% of the chunks had been correctly identified, and around another 15% had been nearly correct (less than 3 words difference). That doesn't seem to be good enough, but maybe we could train a model from it anyway.</text:p>
      <text:p text:style-name="P26"/>
      <text:p text:style-name="P26">First of all as I mentioned before, training audio model from a large chunks requires quite a lot of time, because of alignment, which is of complexity O(nm), where n is a number of phonemes and m is the size of audio chunk, what is more or less quadratic on a number of characters in a chunk.</text:p>
      <text:p text:style-name="P26">Secondly we would expect, that longer streams might reduce our chance for a proper convergence of phonemes, although not nearly as much as incorrectly assigned ones.</text:p>
      <text:p text:style-name="P26"/>
      <text:p text:style-name="P26">Because of that I choose only chunks, that are shorter than a given time. This value is problematic to choose automatically, because shorter texts, may require to use all of them in order to be able to train good enough model. <text:s/>For the longer texts may it may be enough to use only a few seconds short ones.</text:p>
      <text:p text:style-name="P26">In any case a certain amount of training data is required. It is hard to believe, that it would be possible to train anything from a 10 second sentence.</text:p>
      <text:p text:style-name="P26"/>
      <text:p text:style-name="P26"/>
      <text:p text:style-name="P26">For the chosen chunks the algorithm converts assigned text to a phoneme sequence, so between any two words additional silence phoneme is inserted as well as the beginning and the end of the block.</text:p>
      <text:p text:style-name="P26">Once we do this, we have quite a similar set up as in chapter 6 when I wanted to train phoneme models having word alignment. At this point I haven't changed anything and the algorithm proceeds in the same manner.</text:p>
      <text:p text:style-name="P26">Just as before initial phoneme sequence assigns frames timing and as before the training uses a variation of EM algorithm, where estimation step is an alignment of phonemes and maximization step uses assigned frames in new fashion to train a next generation of normal distributions.</text:p>
      <text:p text:style-name="P26">The only problem with this approach is, that the aligned chunks may be quite long (several tens of seconds) and that increase the runtime of algorithm quite substantially, so a proper upper time threshold should be chosen. Anyway it still <text:s/>a better way, than splitting the file manually.</text:p>
      <text:p text:style-name="P26"/>
      <text:p text:style-name="P26"/>
      <text:p text:style-name="P26"><text:soft-page-break/></text:p>
      <text:list xml:id="list1122170267" text:continue-numbering="true" text:style-name="L17">
        <text:list-item>
          <text:list>
            <text:list-item>
              <text:p text:style-name="P98">Word alignment with imperfect model.</text:p>
            </text:list-item>
          </text:list>
        </text:list-item>
      </text:list>
      <text:p text:style-name="P26"/>
      <text:p text:style-name="P26">This part has the closest resemblance to the speech recognition. Because we need to align a text that will be converted to many thousands of phonemes it is infeasible to calculate a proper best sequence alignment. At each frame of audio, we would have to calculate a best sequence ending with each phoneme and since there are even more frames, that it would be just way too many operations to complete in a reasonable time.</text:p>
      <text:p text:style-name="P26"/>
      <text:p text:style-name="P26">I have visited this kind of problem before in chapter 5 about speech recognition explosion of the number of states. The solution there was to cut on number of states by keeping a fixed size priority queue with a best scoring sequences only. In our case it should behave at least as well.</text:p>
      <text:p text:style-name="P26"/>
      <text:p text:style-name="P26"/>
      <text:p text:style-name="P26">The alignment is performed on a whole text at once. At first it is converted to a phoneme sequence <draw:frame draw:style-name="fr4" draw:name="Obiekt141" text:anchor-type="as-char" svg:y="-0.1854in" svg:width="1.2736in" svg:height="0.2618in" draw:z-index="151"><draw:object xlink:href="./Object 141" xlink:type="simple" xlink:show="embed" xlink:actuate="onLoad"/><draw:image xlink:href="./ObjectReplacements/Object 141" xlink:type="simple" xlink:show="embed" xlink:actuate="onLoad"/></draw:frame>, with additional “sil” phonemes at the beginning, at the end and between each two consecutive words.</text:p>
      <text:p text:style-name="P26"/>
      <text:p text:style-name="P26">A state <draw:frame draw:style-name="fr4" draw:name="Obiekt145" text:anchor-type="as-char" svg:y="-0.1854in" svg:width="0.2091in" svg:height="0.2618in" draw:z-index="152"><draw:object xlink:href="./Object 145" xlink:type="simple" xlink:show="embed" xlink:actuate="onLoad"/><draw:image xlink:href="./ObjectReplacements/Object 145" xlink:type="simple" xlink:show="embed" xlink:actuate="onLoad"/></draw:frame>is a phoneme at given position <draw:frame draw:style-name="fr4" draw:name="Obiekt143" text:anchor-type="as-char" svg:y="-0.1854in" svg:width="0.1409in" svg:height="0.2311in" draw:z-index="153"><draw:object xlink:href="./Object 143" xlink:type="simple" xlink:show="embed" xlink:actuate="onLoad"/><draw:image xlink:href="./ObjectReplacements/Object 143" xlink:type="simple" xlink:show="embed" xlink:actuate="onLoad"/></draw:frame>in <draw:frame draw:style-name="fr4" draw:name="Obiekt142" text:anchor-type="as-char" svg:y="-0.1854in" svg:width="0.2228in" svg:height="0.2311in" draw:z-index="154"><draw:object xlink:href="./Object 142" xlink:type="simple" xlink:show="embed" xlink:actuate="onLoad"/><draw:image xlink:href="./ObjectReplacements/Object 142" xlink:type="simple" xlink:show="embed" xlink:actuate="onLoad"/></draw:frame>sequence and a model related to the phoneme,</text:p>
      <text:p text:style-name="P26">as duple like this: <draw:frame draw:style-name="fr4" draw:name="Obiekt144" text:anchor-type="as-char" svg:y="-0.2146in" svg:width="1.5201in" svg:height="0.3228in" draw:z-index="155"><draw:object xlink:href="./Object 144" xlink:type="simple" xlink:show="embed" xlink:actuate="onLoad"/><draw:image xlink:href="./ObjectReplacements/Object 144" xlink:type="simple" xlink:show="embed" xlink:actuate="onLoad"/></draw:frame>, where <draw:frame draw:style-name="fr4" draw:name="Obiekt146" text:anchor-type="as-char" svg:y="-0.1693in" svg:width="0.3181in" svg:height="0.278in" draw:z-index="156"><draw:object xlink:href="./Object 146" xlink:type="simple" xlink:show="embed" xlink:actuate="onLoad"/><draw:image xlink:href="./ObjectReplacements/Object 146" xlink:type="simple" xlink:show="embed" xlink:actuate="onLoad"/></draw:frame>is parameters of normal distribution trained for a phoneme <draw:frame draw:style-name="fr4" draw:name="Obiekt147" text:anchor-type="as-char" svg:y="-0.1854in" svg:width="0.2465in" svg:height="0.2618in" draw:z-index="157"><draw:object xlink:href="./Object 147" xlink:type="simple" xlink:show="embed" xlink:actuate="onLoad"/><draw:image xlink:href="./ObjectReplacements/Object 147" xlink:type="simple" xlink:show="embed" xlink:actuate="onLoad"/></draw:frame>.</text:p>
      <text:p text:style-name="P26">Each two states are <draw:frame draw:style-name="fr4" draw:name="Obiekt148" text:anchor-type="as-char" svg:y="-0.1862in" svg:width="1.0965in" svg:height="0.2618in" draw:z-index="158"><draw:object xlink:href="./Object 148" xlink:type="simple" xlink:show="embed" xlink:actuate="onLoad"/><draw:image xlink:href="./ObjectReplacements/Object 148" xlink:type="simple" xlink:show="embed" xlink:actuate="onLoad"/></draw:frame>, although two phonemes and models of the states might be the same.</text:p>
      <text:p text:style-name="P26"/>
      <text:p text:style-name="P26">Queue at my algorithm contains a fixed number <draw:frame draw:style-name="fr4" draw:name="Obiekt150" text:anchor-type="as-char" svg:y="-0.1854in" svg:width="0.2492in" svg:height="0.2311in" draw:z-index="159"><draw:object xlink:href="./Object 150" xlink:type="simple" xlink:show="embed" xlink:actuate="onLoad"/><draw:image xlink:href="./ObjectReplacements/Object 150" xlink:type="simple" xlink:show="embed" xlink:actuate="onLoad"/></draw:frame>of best scoring sequences ending at different states.</text:p>
      <text:p text:style-name="P26">In other words for each state <draw:frame draw:style-name="fr4" draw:name="Obiekt149" text:anchor-type="as-char" svg:y="-0.1854in" svg:width="0.2091in" svg:height="0.2618in" draw:z-index="160"><draw:object xlink:href="./Object 149" xlink:type="simple" xlink:show="embed" xlink:actuate="onLoad"/><draw:image xlink:href="./ObjectReplacements/Object 149" xlink:type="simple" xlink:show="embed" xlink:actuate="onLoad"/></draw:frame>at most one sequence is kept in a queue only and only if there are no more than <draw:frame draw:style-name="fr4" draw:name="Obiekt151" text:anchor-type="as-char" svg:y="-0.1854in" svg:width="0.5283in" svg:height="0.2311in" draw:z-index="161"><draw:object xlink:href="./Object 151" xlink:type="simple" xlink:show="embed" xlink:actuate="onLoad"/><draw:image xlink:href="./ObjectReplacements/Object 151" xlink:type="simple" xlink:show="embed" xlink:actuate="onLoad"/></draw:frame>states, for which best performing sequence ending at the state has worse score than a best score of all sequences ending at the state <draw:frame draw:style-name="fr4" draw:name="Obiekt152" text:anchor-type="as-char" svg:y="-0.1854in" svg:width="0.2091in" svg:height="0.2618in" draw:z-index="162"><draw:object xlink:href="./Object 152" xlink:type="simple" xlink:show="embed" xlink:actuate="onLoad"/><draw:image xlink:href="./ObjectReplacements/Object 152" xlink:type="simple" xlink:show="embed" xlink:actuate="onLoad"/></draw:frame>.</text:p>
      <text:p text:style-name="P26">Even simpler my queue is a map with <draw:frame draw:style-name="fr4" draw:name="Obiekt153" text:anchor-type="as-char" svg:y="-0.1854in" svg:width="0.2492in" svg:height="0.2311in" draw:z-index="163"><draw:object xlink:href="./Object 153" xlink:type="simple" xlink:show="embed" xlink:actuate="onLoad"/><draw:image xlink:href="./ObjectReplacements/Object 153" xlink:type="simple" xlink:show="embed" xlink:actuate="onLoad"/></draw:frame>elements, where keys are states and values are sequences, which got the best score for a given state so far.</text:p>
      <text:p text:style-name="P26">Each sequence added to a queue may:</text:p>
      <text:list xml:id="list1869704363" text:style-name="L22">
        <text:list-item>
          <text:p text:style-name="P81">not be stored if all scores in map are greater than added sequence score</text:p>
        </text:list-item>
        <text:list-item>
          <text:p text:style-name="P81">may replace a value of the same state if previous sequence had worse score</text:p>
        </text:list-item>
        <text:list-item>
          <text:p text:style-name="P81">may be added as new element in the map, but then a worse scoring sequence is removed with it's key (state)</text:p>
        </text:list-item>
      </text:list>
      <text:p text:style-name="P26">This particular implementation performed noticeable better than the one, where I just remembered <draw:frame draw:style-name="fr4" draw:name="Obiekt154" text:anchor-type="as-char" svg:y="-0.1854in" svg:width="0.2492in" svg:height="0.2311in" draw:z-index="164"><draw:object xlink:href="./Object 154" xlink:type="simple" xlink:show="embed" xlink:actuate="onLoad"/><draw:image xlink:href="./ObjectReplacements/Object 154" xlink:type="simple" xlink:show="embed" xlink:actuate="onLoad"/></draw:frame>best scoring sequences regardless of ending state.</text:p>
      <text:p text:style-name="P26"/>
      <text:p text:style-name="P26"/>
      <text:p text:style-name="P26"/>
      <text:p text:style-name="P26"/>
      <text:p text:style-name="P27"/>
      <text:p text:style-name="P27"><text:soft-page-break/></text:p>
      <text:p text:style-name="P27"/>
      <text:p text:style-name="P27"/>
      <text:p text:style-name="P27"/>
      <text:p text:style-name="P27">The initial value in queue is a empty sequence ending with state <draw:frame draw:style-name="fr4" draw:name="Obiekt155" text:anchor-type="as-char" svg:y="-0.1898in" svg:width="0.989in" svg:height="0.2665in" draw:z-index="165"><draw:object xlink:href="./Object 155" xlink:type="simple" xlink:show="embed" xlink:actuate="onLoad"/><draw:image xlink:href="./ObjectReplacements/Object 155" xlink:type="simple" xlink:show="embed" xlink:actuate="onLoad"/></draw:frame></text:p>
      <text:p text:style-name="P27"/>
      <text:p text:style-name="P27"/>
      <text:p text:style-name="P27">The algorithm iterates sequentially over frames in the audio stream.</text:p>
      <text:p text:style-name="P27">At the beginning of iteration <draw:frame draw:style-name="fr4" draw:name="Obiekt156" text:anchor-type="as-char" svg:y="-0.1854in" svg:width="0.1898in" svg:height="0.2311in" draw:z-index="166"><draw:object xlink:href="./Object 156" xlink:type="simple" xlink:show="embed" xlink:actuate="onLoad"/><draw:image xlink:href="./ObjectReplacements/Object 156" xlink:type="simple" xlink:show="embed" xlink:actuate="onLoad"/></draw:frame>we have a partial result of best scoring sequences in my queue, for the first <draw:frame draw:style-name="fr4" draw:name="Obiekt157" text:anchor-type="as-char" svg:y="-0.1854in" svg:width="0.1898in" svg:height="0.2311in" draw:z-index="167"><draw:object xlink:href="./Object 157" xlink:type="simple" xlink:show="embed" xlink:actuate="onLoad"/><draw:image xlink:href="./ObjectReplacements/Object 157" xlink:type="simple" xlink:show="embed" xlink:actuate="onLoad"/></draw:frame>frames.</text:p>
      <text:p text:style-name="P27">From sequence <draw:frame draw:style-name="fr4" draw:name="Obiekt158" text:anchor-type="as-char" svg:y="-0.1854in" svg:width="0.198in" svg:height="0.2311in" draw:z-index="168"><draw:object xlink:href="./Object 158" xlink:type="simple" xlink:show="embed" xlink:actuate="onLoad"/><draw:image xlink:href="./ObjectReplacements/Object 158" xlink:type="simple" xlink:show="embed" xlink:actuate="onLoad"/></draw:frame>, its ending state <draw:frame draw:style-name="fr4" draw:name="Obiekt159" text:anchor-type="as-char" svg:y="-0.1898in" svg:width="0.9453in" svg:height="0.2665in" draw:z-index="169"><draw:object xlink:href="./Object 159" xlink:type="simple" xlink:show="embed" xlink:actuate="onLoad"/><draw:image xlink:href="./ObjectReplacements/Object 159" xlink:type="simple" xlink:show="embed" xlink:actuate="onLoad"/></draw:frame>and it's score <draw:frame draw:style-name="fr4" draw:name="Obiekt162" text:anchor-type="as-char" svg:y="-0.1047in" svg:width="0.2835in" svg:height="0.1811in" draw:z-index="170"><draw:object xlink:href="./Object 162" xlink:type="simple" xlink:show="embed" xlink:actuate="onLoad"/><draw:image xlink:href="./ObjectReplacements/Object 162" xlink:type="simple" xlink:show="embed" xlink:actuate="onLoad"/></draw:frame>two new sequences can be produced at iteration <draw:frame draw:style-name="fr4" draw:name="Obiekt164" text:anchor-type="as-char" svg:y="-0.1854in" svg:width="0.1898in" svg:height="0.2311in" draw:z-index="171"><draw:object xlink:href="./Object 164" xlink:type="simple" xlink:show="embed" xlink:actuate="onLoad"/><draw:image xlink:href="./ObjectReplacements/Object 164" xlink:type="simple" xlink:show="embed" xlink:actuate="onLoad"/></draw:frame>, which processes a frame <draw:frame draw:style-name="fr4" draw:name="Obiekt165" text:anchor-type="as-char" svg:y="-0.1854in" svg:width="0.2453in" svg:height="0.2618in" draw:z-index="172"><draw:object xlink:href="./Object 165" xlink:type="simple" xlink:show="embed" xlink:actuate="onLoad"/><draw:image xlink:href="./ObjectReplacements/Object 165" xlink:type="simple" xlink:show="embed" xlink:actuate="onLoad"/></draw:frame></text:p>
      <text:list xml:id="list1252203475" text:style-name="L23">
        <text:list-item>
          <text:p text:style-name="P82"><draw:frame draw:style-name="fr4" draw:name="Obiekt160" text:anchor-type="as-char" svg:y="-0.1854in" svg:width="0.2772in" svg:height="0.2311in" draw:z-index="173"><draw:object xlink:href="./Object 160" xlink:type="simple" xlink:show="embed" xlink:actuate="onLoad"/><draw:image xlink:href="./ObjectReplacements/Object 160" xlink:type="simple" xlink:show="embed" xlink:actuate="onLoad"/></draw:frame>with ending state <draw:frame draw:style-name="fr4" draw:name="Obiekt161" text:anchor-type="as-char" svg:y="-0.1898in" svg:width="0.9453in" svg:height="0.2665in" draw:z-index="174"><draw:object xlink:href="./Object 161" xlink:type="simple" xlink:show="embed" xlink:actuate="onLoad"/><draw:image xlink:href="./ObjectReplacements/Object 161" xlink:type="simple" xlink:show="embed" xlink:actuate="onLoad"/></draw:frame>and score <draw:frame draw:style-name="fr4" draw:name="Obiekt163" text:anchor-type="as-char" svg:y="-0.1898in" svg:width="1.2307in" svg:height="0.2665in" draw:z-index="175"><draw:object xlink:href="./Object 163" xlink:type="simple" xlink:show="embed" xlink:actuate="onLoad"/><draw:image xlink:href="./ObjectReplacements/Object 163" xlink:type="simple" xlink:show="embed" xlink:actuate="onLoad"/></draw:frame></text:p>
        </text:list-item>
        <text:list-item>
          <text:p text:style-name="P82"><draw:frame draw:style-name="fr4" draw:name="Obiekt166" text:anchor-type="as-char" svg:y="-0.1854in" svg:width="0.3555in" svg:height="0.2311in" draw:z-index="176"><draw:object xlink:href="./Object 166" xlink:type="simple" xlink:show="embed" xlink:actuate="onLoad"/><draw:image xlink:href="./ObjectReplacements/Object 166" xlink:type="simple" xlink:show="embed" xlink:actuate="onLoad"/></draw:frame>with ending state <draw:frame draw:style-name="fr4" draw:name="Obiekt167" text:anchor-type="as-char" svg:y="-0.1898in" svg:width="1.2398in" svg:height="0.2665in" draw:z-index="177"><draw:object xlink:href="./Object 167" xlink:type="simple" xlink:show="embed" xlink:actuate="onLoad"/><draw:image xlink:href="./ObjectReplacements/Object 167" xlink:type="simple" xlink:show="embed" xlink:actuate="onLoad"/></draw:frame>and score <draw:frame draw:style-name="fr4" draw:name="Obiekt168" text:anchor-type="as-char" svg:y="-0.1898in" svg:width="1.3929in" svg:height="0.2665in" draw:z-index="178"><draw:object xlink:href="./Object 168" xlink:type="simple" xlink:show="embed" xlink:actuate="onLoad"/><draw:image xlink:href="./ObjectReplacements/Object 168" xlink:type="simple" xlink:show="embed" xlink:actuate="onLoad"/></draw:frame></text:p>
        </text:list-item>
      </text:list>
      <text:p text:style-name="P27"/>
      <text:p text:style-name="P27">For each sequence in queue produced by (k-1)th iteration we create two new sequences as above and add them to a new queue, that will be a result of the current iteration.</text:p>
      <text:p text:style-name="P27"/>
      <text:p text:style-name="P27"/>
      <text:p text:style-name="P27"/>
      <text:p text:style-name="P27">At the end of audio stream, we choose a best sequence, which then has to be converted into a phoneme alignment, which in the next phase has to be converted into a word alignment.</text:p>
      <text:p text:style-name="P27"/>
      <text:p text:style-name="P27"/>
      <text:p text:style-name="P27">Notice that it is highly unlikely that we will be having a some sequence in queue, that will be ending with a state that is far from a state that should be assigned to a current frame. This is interesting, because once that all states are above certain index <draw:frame draw:style-name="fr4" draw:name="Obiekt169" text:anchor-type="as-char" svg:y="-0.1854in" svg:width="0.1898in" svg:height="0.2311in" draw:z-index="179"><draw:object xlink:href="./Object 169" xlink:type="simple" xlink:show="embed" xlink:actuate="onLoad"/><draw:image xlink:href="./ObjectReplacements/Object 169" xlink:type="simple" xlink:show="embed" xlink:actuate="onLoad"/></draw:frame>, we can produced words for all indexes less than <draw:frame draw:style-name="fr4" draw:name="Obiekt170" text:anchor-type="as-char" svg:y="-0.1854in" svg:width="0.189in" svg:height="0.2307in" draw:z-index="180"><draw:object xlink:href="./Object 170" xlink:type="simple" xlink:show="embed" xlink:actuate="onLoad"/><draw:image xlink:href="./ObjectReplacements/Object 170" xlink:type="simple" xlink:show="embed" xlink:actuate="onLoad"/></draw:frame>. Obviously in general speech recognition problem, we would have add some additional probabilities of observing a given sequence of words into the algorithm, but the idea would be similar.</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list xml:id="list2049683627" text:continue-list="list1122170267" text:style-name="L17">
        <text:list-item>
          <text:list>
            <text:list-item>
              <text:p text:style-name="P98">Results</text:p>
            </text:list-item>
            <text:list-item>
              <text:p text:style-name="P98">Conclusions</text:p>
            </text:list-item>
          </text:list>
        </text:list-item>
      </text:list>
      <text:p text:style-name="P34"/>
      <text:p text:style-name="P26"/>
      <text:p text:style-name="P13">TODO</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list xml:id="list1789055982" text:continue-numbering="true" text:style-name="L17">
        <text:list-item>
          <text:p text:style-name="P101">Testing alignment with synthesizer.</text:p>
        </text:list-item>
      </text:list>
      <text:p text:style-name="P35"/>
      <text:p text:style-name="P35"/>
      <text:p text:style-name="P35"/>
      <text:p text:style-name="P26">What do we need phoneme alignment for? For training purposes it is not needed really, since a word or sentence level tagging is great enough. </text:p>
      <text:p text:style-name="P26">There is one application, that is widely used from train announcements through automatic reading to <text:s/>blind people support systems. It is a speech synthesizer, that not only can be easily understood, but also sounds human alike. People tend to dislike artificial things that resemble humans, but not quite so. The automatic announcement systems can't be creepy or people will feel uneasy around it and may not want to use it at all. Personally I hate synthesized audio books, which are just so unpleasant to listen to.</text:p>
      <text:p text:style-name="P26"/>
      <text:p text:style-name="P26"/>
      <text:p text:style-name="P26"/>
      <text:p text:style-name="P26">It is nearly impossible to record all possible words at all possible forms to create well sounding synthesizer even for quite small announcement systems. An obvious alternative is to use a proper phoneme alignment to extract and combine parts from completely unrelated sentence, to produce a new form of or totally new word.</text:p>
      <text:p text:style-name="P26"/>
      <text:p text:style-name="P26"/>
      <text:p text:style-name="P26"/>
      <text:p text:style-name="P26"/>
      <text:list xml:id="list1120311552" text:continue-numbering="true" text:style-name="L17">
        <text:list-item>
          <text:list>
            <text:list-item>
              <text:p text:style-name="P99">Testing application of synthesizer.</text:p>
            </text:list-item>
          </text:list>
        </text:list-item>
      </text:list>
      <text:p text:style-name="P26"/>
      <text:p text:style-name="P26"/>
      <text:p text:style-name="P26"/>
      <text:p text:style-name="P26">Except for uncountable possible applications of synthesizer, we can firstly use it as an additional way for testing our alignments, especially phoneme alignment. Dry statistics are not necessary the most intuitive way to check how our software performs and in a case of phonemes, it may actually be a much better testing ground. People don't agree too well what part of recording constitutes for a phoneme, if only because a single phone is barely perceivable by a human, so naturally such a manual alignment must escape to alternatives method of trying to find a part of word, which doesn't sound like it should.</text:p>
      <text:p text:style-name="P26">It is a similar technique to synthesizing words with an audio assigned to a phoneme, but instead of doing this manually, we can try to this automatically.</text:p>
      <text:p text:style-name="P26"/>
      <text:p text:style-name="P26">Testing is relatively straightforward and requires a good ear and a bit of time. We synthesize some sentences which may contain some of interesting phonemes and the we check if doesn't sound odd or if it is even understandable.</text:p>
      <text:p text:style-name="P26"/>
      <text:p text:style-name="P26"/>
      <text:p text:style-name="P26"/>
      <text:p text:style-name="P26"/>
      <text:p text:style-name="P26"/>
      <text:p text:style-name="P26"><text:soft-page-break/></text:p>
      <text:p text:style-name="P26"/>
      <text:p text:style-name="P26"/>
      <text:list xml:id="list635815474" text:continue-numbering="true" text:style-name="L17">
        <text:list-item>
          <text:list>
            <text:list-item>
              <text:p text:style-name="P99">Synthesizing speech with phoneme alignment.</text:p>
            </text:list-item>
          </text:list>
        </text:list-item>
      </text:list>
      <text:p text:style-name="P28"/>
      <text:p text:style-name="P26">Speech synthesizing can be simple and hard depending on what we actually want to get in the end and how much can we invest into preparation of audio files. </text:p>
      <text:p text:style-name="P26">On one end we have an easy problem of combining spoken words and phrases into sentences and the only thing we need to do, is match a silence part together.</text:p>
      <text:p text:style-name="P26">On the other we have a complete synthesizer, which don't have any prepared audio data and tries to produced the sound signal on it is own. It is doable, but it has very little in common with a human speech and sounds robotic. To produce a human like speech is at this moment completely outside our capabilities, but we can't disprove, that it won't be possible someday, after all in theory it is “only” a matter of simulating human respiration organs.</text:p>
      <text:p text:style-name="P26">Current top performing synthesizers are settling somewhere at the middle. Although for announcement system (i.e. in trains) it looks like it never synthesizes single word, but all are already recorded and it only combines the into larger statements. It might be possible in this case, but most of the time it is impractical, because of the number of words needed to be recorded by a living and breathing human, that want to be paid. Recording of million of words would take around 7 weeks of non-stop work assuming, that recording of one word would take only a second. And that is nearly not enough, especially for languages where conjugation is much more complex than in English. </text:p>
      <text:p text:style-name="P26">The solution is to use much smaller recording set and use it to create/synthesize words, that don't exist in the set.</text:p>
      <text:p text:style-name="P26"/>
      <text:p text:style-name="P26">I experimented with two algorithms for word synthesizing. First is a bit better for testing purposes of phoneme alignment, while the second produces better results. Both algorithms uses as an input audio recording tagged with phonemes.</text:p>
      <text:p text:style-name="P26"/>
      <text:p text:style-name="P26">Both algorithms have a common part, which looks as follows:</text:p>
      <text:p text:style-name="P26"/>
      <text:list xml:id="list1540626748" text:style-name="L24">
        <text:list-item>
          <text:p text:style-name="P83">For each word in the text:</text:p>
          <text:list>
            <text:list-item>
              <text:p text:style-name="P83">extract all parts of recording, that are tagged with a word</text:p>
            </text:list-item>
            <text:list-item>
              <text:p text:style-name="P83">if the extracted set is empty, then synthesize the word.</text:p>
            </text:list-item>
          </text:list>
        </text:list-item>
        <text:list-item>
          <text:p text:style-name="P83">Add between words a silence set, which are untagged parts of recording, choose only the ones that satisfy durations constraints</text:p>
        </text:list-item>
        <text:list-item>
          <text:p text:style-name="P83">Choose a best sequence of audio streams using dynamic programming as below:</text:p>
          <text:list>
            <text:list-item>
              <text:p text:style-name="P83">a score of choosing two audio parts for word <draw:frame draw:style-name="fr4" draw:name="Obiekt134" text:anchor-type="as-char" svg:y="-0.1854in" svg:width="0.1409in" svg:height="0.2307in" draw:z-index="35"><draw:object xlink:href="./Object 134" xlink:type="simple" xlink:show="embed" xlink:actuate="onLoad"/><draw:image xlink:href="./ObjectReplacements/Object 134" xlink:type="simple" xlink:show="embed" xlink:actuate="onLoad"/></draw:frame> and <draw:frame draw:style-name="fr4" draw:name="Obiekt135" text:anchor-type="as-char" svg:y="-0.1854in" svg:width="0.3874in" svg:height="0.2307in" draw:z-index="38"><draw:object xlink:href="./Object 135" xlink:type="simple" xlink:show="embed" xlink:actuate="onLoad"/><draw:image xlink:href="./ObjectReplacements/Object 135" xlink:type="simple" xlink:show="embed" xlink:actuate="onLoad"/></draw:frame>is a Euclidean difference between two closest frames from the end if <draw:frame draw:style-name="fr4" draw:name="Obiekt136" text:anchor-type="as-char" svg:y="-0.1854in" svg:width="0.1409in" svg:height="0.2307in" draw:z-index="40"><draw:object xlink:href="./Object 136" xlink:type="simple" xlink:show="embed" xlink:actuate="onLoad"/><draw:image xlink:href="./ObjectReplacements/Object 136" xlink:type="simple" xlink:show="embed" xlink:actuate="onLoad"/></draw:frame> frame and the beginning of <draw:frame draw:style-name="fr4" draw:name="Obiekt137" text:anchor-type="as-char" svg:y="-0.1854in" svg:width="0.3874in" svg:height="0.2307in" draw:z-index="41"><draw:object xlink:href="./Object 137" xlink:type="simple" xlink:show="embed" xlink:actuate="onLoad"/><draw:image xlink:href="./ObjectReplacements/Object 137" xlink:type="simple" xlink:show="embed" xlink:actuate="onLoad"/></draw:frame>frame,</text:p>
              <text:p text:style-name="P83">where end and beginning is a small constant number of frames set as a part of algorithm,</text:p>
            </text:list-item>
            <text:list-item>
              <text:p text:style-name="P83">iterate over words keeping:</text:p>
              <text:list>
                <text:list-item>
                  <text:p text:style-name="P83">at the beginning of k-th iteration we remember a score for best sequence of first k words at ending with each candidate of k-th word</text:p>
                </text:list-item>
                <text:list-item>
                  <text:p text:style-name="P83">next results are calculated for each (k+1)-th word by choosing a sequence that gives minimal total difference:<draw:frame draw:style-name="fr4" draw:name="Obiekt138" text:anchor-type="as-char" svg:y="-0.1898in" svg:width="2.8417in" svg:height="0.2752in" draw:z-index="42"><draw:object xlink:href="./Object 138" xlink:type="simple" xlink:show="embed" xlink:actuate="onLoad"/><draw:image xlink:href="./ObjectReplacements/Object 138" xlink:type="simple" xlink:show="embed" xlink:actuate="onLoad"/></draw:frame></text:p>
                </text:list-item>
              </text:list>
            </text:list-item>
            <text:list-item>
              <text:p text:style-name="P83">from the last word candidates choose a best sequence and recreate it</text:p>
            </text:list-item>
          </text:list>
        </text:list-item>
        <text:list-item>
          <text:p text:style-name="P83"><text:soft-page-break/>Merge calculated sequence into one audio stream.</text:p>
        </text:list-item>
      </text:list>
      <text:p text:style-name="P26"/>
      <text:p text:style-name="P26"/>
      <text:p text:style-name="P26"/>
      <text:p text:style-name="P26">The only parts that differs for both algorithms, is the part of synthesizing a word, when we can't find a whole audio part for it.</text:p>
      <text:p text:style-name="P35"/>
      <text:p text:style-name="P35"/>
      <text:list xml:id="list643765150" text:continue-list="list635815474" text:style-name="L17">
        <text:list-item>
          <text:list>
            <text:list-item>
              <text:list>
                <text:list-item>
                  <text:p text:style-name="P99"><text:s/>Simple end to end synthesizer.</text:p>
                </text:list-item>
              </text:list>
            </text:list-item>
          </text:list>
        </text:list-item>
      </text:list>
      <text:p text:style-name="P26"/>
      <text:p text:style-name="P26"/>
      <text:p text:style-name="P26"/>
      <text:p text:style-name="P26">Actually this algorithm skips a little bit the part with synthesizing an audio stream for a given word.</text:p>
      <text:p text:style-name="P26">The 1b part of above algorithms is changed to this:</text:p>
      <text:p text:style-name="P26"/>
      <text:p text:style-name="P26"/>
      <text:list xml:id="list877560092" text:style-name="L25">
        <text:list-item>
          <text:list>
            <text:list-item>
              <text:list>
                <text:list-item>
                  <text:p text:style-name="P84">if the extracted set is empty then:</text:p>
                  <text:list>
                    <text:list-item>
                      <text:p text:style-name="P84">convert word into sequence of phonemes</text:p>
                    </text:list-item>
                    <text:list-item>
                      <text:p text:style-name="P84">for each phoneme</text:p>
                      <text:list>
                        <text:list-item>
                          <text:p text:style-name="P84"><text:s/>extract from the set of recording parts, that are tagged with the phoneme</text:p>
                        </text:list-item>
                        <text:list-item>
                          <text:p text:style-name="P84">add the set as a candidate set to be combined</text:p>
                        </text:list-item>
                      </text:list>
                    </text:list-item>
                  </text:list>
                </text:list-item>
              </text:list>
            </text:list-item>
          </text:list>
        </text:list-item>
      </text:list>
      <text:p text:style-name="P26"/>
      <text:p text:style-name="P26"/>
      <text:p text:style-name="P26">At the end a word, that was not found in the original text used for synthesizing, is synthesized by the combining part, which will try to find a sequence, that a total difference of consecutive parts is as small as possible. Although because it is calculated together with other words and phonemes it may not be optimal for each word.</text:p>
      <text:p text:style-name="P26"/>
      <text:p text:style-name="P26"/>
      <text:p text:style-name="P26">This algorithm is a bit better for checking correctness of phoneme alignment, because it combines phoneme signal end to end, so if something is wrong it should be immediately heard in the output stream.</text:p>
      <text:p text:style-name="P26">It will have a poorer quality though, because if the aligner is perfect, the boundary frames might have some sound artefacts causes by preceding or succeeding phoneme, i.e. it is quite common, that the last vowel of the sentences changes to a breathing sound, when a speaker is exhaling or breathing in after longer sentence, and that is quite hard to separate, without actually training for recognizing breathing sounds, but to train them, you need a text with marked occurrences of such.</text:p>
      <text:p text:style-name="P26"/>
      <text:p text:style-name="P26">The resulting audio contained quite some of such a artefacts and sometimes a bit additional silence here and there. The phonemes seemed to be more or less in order, but the word was a bit hard to understand, because the flow was kind of odd and very unnatural. Clearly it wasn't a good synthesizer.</text:p>
      <text:p text:style-name="P35"/>
      <text:p text:style-name="P35"/>
      <text:p text:style-name="P35"/>
      <text:p text:style-name="P35"/>
      <text:p text:style-name="P35"><text:soft-page-break/></text:p>
      <text:p text:style-name="P35"/>
      <text:p text:style-name="P35"/>
      <text:list xml:id="list226572786" text:continue-list="list643765150" text:style-name="L17">
        <text:list-item>
          <text:list>
            <text:list-item>
              <text:list>
                <text:list-item>
                  <text:p text:style-name="P99"><text:s/>Middle to middle synthesizer.</text:p>
                </text:list-item>
              </text:list>
            </text:list-item>
          </text:list>
        </text:list-item>
      </text:list>
      <text:p text:style-name="P26"/>
      <text:p text:style-name="P26">In this algorithm each non-existing word was synthesized separately resulting with only one candidate for each word to be combined in the last phase of common part.</text:p>
      <text:p text:style-name="P26"/>
      <text:p text:style-name="P26">The input to the algorithm is a larger recording phoneme alignment in form of list of sequences:</text:p>
      <text:p text:style-name="P26"><text:tab/><text:tab/><draw:frame draw:style-name="fr7" draw:name="Obiekt172" text:anchor-type="as-char" svg:y="-0.1854in" svg:width="1.6811in" svg:height="0.261in" draw:z-index="183"><draw:object xlink:href="./Object 172" xlink:type="simple" xlink:show="embed" xlink:actuate="onLoad"/><draw:image xlink:href="./ObjectReplacements/Object 172" xlink:type="simple" xlink:show="embed" xlink:actuate="onLoad"/></draw:frame>,</text:p>
      <text:p text:style-name="P26"><text:s/>where element <draw:frame draw:style-name="fr7" draw:name="Obiekt174" text:anchor-type="as-char" svg:y="-0.1854in" svg:width="0.3154in" svg:height="0.261in" draw:z-index="181"><draw:object xlink:href="./Object 174" xlink:type="simple" xlink:show="embed" xlink:actuate="onLoad"/><draw:image xlink:href="./ObjectReplacements/Object 174" xlink:type="simple" xlink:show="embed" xlink:actuate="onLoad"/></draw:frame> is a phoneme sequence <draw:frame draw:style-name="fr7" draw:name="Obiekt173" text:anchor-type="as-char" svg:y="-0.222in" svg:width="1.6575in" svg:height="0.3354in" draw:z-index="184"><draw:object xlink:href="./Object 173" xlink:type="simple" xlink:show="embed" xlink:actuate="onLoad"/><draw:image xlink:href="./ObjectReplacements/Object 173" xlink:type="simple" xlink:show="embed" xlink:actuate="onLoad"/></draw:frame>converted from a word <draw:frame draw:style-name="fr7" draw:name="Obiekt175" text:anchor-type="as-char" svg:y="-0.1854in" svg:width="0.2689in" svg:height="0.261in" draw:z-index="182"><draw:object xlink:href="./Object 175" xlink:type="simple" xlink:show="embed" xlink:actuate="onLoad"/><draw:image xlink:href="./ObjectReplacements/Object 175" xlink:type="simple" xlink:show="embed" xlink:actuate="onLoad"/></draw:frame>, <text:s/>as well as the assignment function <draw:frame draw:style-name="fr7" draw:name="Obiekt171" text:anchor-type="as-char" svg:y="-0.1854in" svg:width="0.1783in" svg:height="0.2307in" draw:z-index="185"><draw:object xlink:href="./Object 171" xlink:type="simple" xlink:show="embed" xlink:actuate="onLoad"/><draw:image xlink:href="./ObjectReplacements/Object 171" xlink:type="simple" xlink:show="embed" xlink:actuate="onLoad"/></draw:frame>which for each <draw:frame draw:style-name="fr7" draw:name="Obiekt176" text:anchor-type="as-char" svg:y="-0.1854in" svg:width="0.4382in" svg:height="0.2799in" draw:z-index="186"><draw:object xlink:href="./Object 176" xlink:type="simple" xlink:show="embed" xlink:actuate="onLoad"/><draw:image xlink:href="./ObjectReplacements/Object 176" xlink:type="simple" xlink:show="embed" xlink:actuate="onLoad"/></draw:frame>returns a unique (considering pair for indexes <draw:frame draw:style-name="fr7" draw:name="Obiekt177" text:anchor-type="as-char" svg:y="-0.1898in" svg:width="0.6154in" svg:height="0.2654in" draw:z-index="187"><draw:object xlink:href="./Object 177" xlink:type="simple" xlink:show="embed" xlink:actuate="onLoad"/><draw:image xlink:href="./ObjectReplacements/Object 177" xlink:type="simple" xlink:show="embed" xlink:actuate="onLoad"/></draw:frame>, not actual phoneme) part of audio stream, i.e. <draw:frame draw:style-name="fr7" draw:name="Obiekt178" text:anchor-type="as-char" svg:y="-0.1854in" svg:width="1.0756in" svg:height="0.261in" draw:z-index="188"><draw:object xlink:href="./Object 178" xlink:type="simple" xlink:show="embed" xlink:actuate="onLoad"/><draw:image xlink:href="./ObjectReplacements/Object 178" xlink:type="simple" xlink:show="embed" xlink:actuate="onLoad"/></draw:frame></text:p>
      <text:p text:style-name="P26"/>
      <text:p text:style-name="P26">The algorithm first looks for candidates to be merged into a synthesized stream:</text:p>
      <text:list xml:id="list2036223238" text:style-name="L26">
        <text:list-item>
          <text:list>
            <text:list-item>
              <text:list>
                <text:list-item>
                  <text:p text:style-name="P104"><text:span text:style-name="T15">convert word to phoneme sequence </text:span><text:span text:style-name="T15"><draw:frame draw:style-name="fr4" draw:name="Obiekt139" text:anchor-type="as-char" svg:y="-0.1862in" svg:width="1.1217in" svg:height="0.2618in" draw:z-index="150"><draw:object xlink:href="./Object 139" xlink:type="simple" xlink:show="embed" xlink:actuate="onLoad"/><draw:image xlink:href="./ObjectReplacements/Object 139" xlink:type="simple" xlink:show="embed" xlink:actuate="onLoad"/></draw:frame></text:span></text:p>
                </text:list-item>
                <text:list-item>
                  <text:p text:style-name="P85">for each <draw:frame draw:style-name="fr4" draw:name="Obiekt140" text:anchor-type="as-char" svg:y="-0.1854in" svg:width="0.7075in" svg:height="0.2311in" draw:z-index="189"><draw:object xlink:href="./Object 140" xlink:type="simple" xlink:show="embed" xlink:actuate="onLoad"/><draw:image xlink:href="./ObjectReplacements/Object 140" xlink:type="simple" xlink:show="embed" xlink:actuate="onLoad"/></draw:frame>start with an empty set <draw:frame draw:style-name="fr7" draw:name="Obiekt179" text:anchor-type="as-char" svg:y="-0.1854in" svg:width="0.2346in" svg:height="0.261in" draw:z-index="190"><draw:object xlink:href="./Object 179" xlink:type="simple" xlink:show="embed" xlink:actuate="onLoad"/><draw:image xlink:href="./ObjectReplacements/Object 179" xlink:type="simple" xlink:show="embed" xlink:actuate="onLoad"/></draw:frame>:</text:p>
                  <text:list>
                    <text:list-item>
                      <text:p text:style-name="P85">for each <draw:frame draw:style-name="fr7" draw:name="Obiekt180" text:anchor-type="as-char" svg:y="-0.1854in" svg:width="0.6362in" svg:height="0.261in" draw:z-index="191"><draw:object xlink:href="./Object 180" xlink:type="simple" xlink:show="embed" xlink:actuate="onLoad"/><draw:image xlink:href="./ObjectReplacements/Object 180" xlink:type="simple" xlink:show="embed" xlink:actuate="onLoad"/></draw:frame>and for each <draw:frame draw:style-name="fr7" draw:name="Obiekt181" text:anchor-type="as-char" svg:y="-0.1854in" svg:width="0.922in" svg:height="0.261in" draw:z-index="192"><draw:object xlink:href="./Object 181" xlink:type="simple" xlink:show="embed" xlink:actuate="onLoad"/><draw:image xlink:href="./ObjectReplacements/Object 181" xlink:type="simple" xlink:show="embed" xlink:actuate="onLoad"/></draw:frame>find a maximum value of <draw:frame draw:style-name="fr7" draw:name="Obiekt182" text:anchor-type="as-char" svg:y="-0.1854in" svg:width="0.2335in" svg:height="0.2307in" draw:z-index="193"><draw:object xlink:href="./Object 182" xlink:type="simple" xlink:show="embed" xlink:actuate="onLoad"/><draw:image xlink:href="./ObjectReplacements/Object 182" xlink:type="simple" xlink:show="embed" xlink:actuate="onLoad"/></draw:frame>, where <draw:frame draw:style-name="fr7" draw:name="Obiekt183" text:anchor-type="as-char" svg:y="-0.1854in" svg:width="0.9374in" svg:height="0.261in" draw:z-index="194"><draw:object xlink:href="./Object 183" xlink:type="simple" xlink:show="embed" xlink:actuate="onLoad"/><draw:image xlink:href="./ObjectReplacements/Object 183" xlink:type="simple" xlink:show="embed" xlink:actuate="onLoad"/></draw:frame>and <draw:frame draw:style-name="fr7" draw:name="Obiekt184" text:anchor-type="as-char" svg:y="-0.222in" svg:width="2.2736in" svg:height="0.3354in" draw:z-index="195"><draw:object xlink:href="./Object 184" xlink:type="simple" xlink:show="embed" xlink:actuate="onLoad"/><draw:image xlink:href="./ObjectReplacements/Object 184" xlink:type="simple" xlink:show="embed" xlink:actuate="onLoad"/></draw:frame>,</text:p>
                    </text:list-item>
                    <text:list-item>
                      <text:p text:style-name="P85">if <text:s/><draw:frame draw:style-name="fr7" draw:name="Obiekt185" text:anchor-type="as-char" svg:y="-0.1854in" svg:width="0.4811in" svg:height="0.2307in" draw:z-index="196"><draw:object xlink:href="./Object 185" xlink:type="simple" xlink:show="embed" xlink:actuate="onLoad"/><draw:image xlink:href="./ObjectReplacements/Object 185" xlink:type="simple" xlink:show="embed" xlink:actuate="onLoad"/></draw:frame>add a sequence <draw:frame draw:style-name="fr7" draw:name="Obiekt186" text:anchor-type="as-char" svg:y="-0.1854in" svg:width="1.5165in" svg:height="0.2799in" draw:z-index="197"><draw:object xlink:href="./Object 186" xlink:type="simple" xlink:show="embed" xlink:actuate="onLoad"/><draw:image xlink:href="./ObjectReplacements/Object 186" xlink:type="simple" xlink:show="embed" xlink:actuate="onLoad"/></draw:frame>to set <draw:frame draw:style-name="fr7" draw:name="Obiekt187" text:anchor-type="as-char" svg:y="-0.1854in" svg:width="0.2346in" svg:height="0.261in" draw:z-index="198"><draw:object xlink:href="./Object 187" xlink:type="simple" xlink:show="embed" xlink:actuate="onLoad"/><draw:image xlink:href="./ObjectReplacements/Object 187" xlink:type="simple" xlink:show="embed" xlink:actuate="onLoad"/></draw:frame></text:p>
                    </text:list-item>
                  </text:list>
                </text:list-item>
                <text:list-item>
                  <text:p text:style-name="P85"><text:s/>if <draw:frame draw:style-name="fr7" draw:name="Obiekt188" text:anchor-type="as-char" svg:y="-0.1854in" svg:width="0.5902in" svg:height="0.261in" draw:z-index="199"><draw:object xlink:href="./Object 188" xlink:type="simple" xlink:show="embed" xlink:actuate="onLoad"/><draw:image xlink:href="./ObjectReplacements/Object 188" xlink:type="simple" xlink:show="embed" xlink:actuate="onLoad"/></draw:frame>, then repeat step <text:span text:style-name="T7">ii </text:span>, but now choose add a sequence if <draw:frame draw:style-name="fr7" draw:name="Obiekt189" text:anchor-type="as-char" svg:y="-0.1854in" svg:width="0.4807in" svg:height="0.2307in" draw:z-index="200"><draw:object xlink:href="./Object 189" xlink:type="simple" xlink:show="embed" xlink:actuate="onLoad"/><draw:image xlink:href="./ObjectReplacements/Object 189" xlink:type="simple" xlink:show="embed" xlink:actuate="onLoad"/></draw:frame></text:p>
                </text:list-item>
              </text:list>
            </text:list-item>
          </text:list>
        </text:list-item>
      </text:list>
      <text:p text:style-name="P26"/>
      <text:p text:style-name="P26"/>
      <text:p text:style-name="P26">An element <draw:frame draw:style-name="fr7" draw:name="Obiekt191" text:anchor-type="as-char" svg:y="-0.1854in" svg:width="0.2346in" svg:height="0.261in" draw:z-index="202"><draw:object xlink:href="./Object 191" xlink:type="simple" xlink:show="embed" xlink:actuate="onLoad"/><draw:image xlink:href="./ObjectReplacements/Object 191" xlink:type="simple" xlink:show="embed" xlink:actuate="onLoad"/><svg:desc>formuła</svg:desc></draw:frame>from the sequence of candidate sets <draw:frame draw:style-name="fr7" draw:name="Obiekt190" text:anchor-type="as-char" svg:y="-0.1854in" svg:width="1.0783in" svg:height="0.2618in" draw:z-index="201"><draw:object xlink:href="./Object 190" xlink:type="simple" xlink:show="embed" xlink:actuate="onLoad"/><draw:image xlink:href="./ObjectReplacements/Object 190" xlink:type="simple" xlink:show="embed" xlink:actuate="onLoad"/></draw:frame>resulted from above procedure, has the property, that each of it's elements are a subsequences of phoneme representation of the synthesized word, and all of them start with a phoneme <draw:frame draw:style-name="fr7" draw:name="Obiekt192" text:anchor-type="as-char" svg:y="-0.111in" svg:width="0.2299in" svg:height="0.1866in" draw:z-index="203"><draw:object xlink:href="./Object 192" xlink:type="simple" xlink:show="embed" xlink:actuate="onLoad"/><draw:image xlink:href="./ObjectReplacements/Object 192" xlink:type="simple" xlink:show="embed" xlink:actuate="onLoad"/></draw:frame></text:p>
      <text:p text:style-name="P26"/>
      <text:p text:style-name="P26">It is possible theoretically, that one of such a subset would be empty, since there are no such a subsequence, but it is quite likely, that in larger file it won't happen. In this case we could fall back to some variation of this and a first method. Since I haven't encountered such a situation and actually a preferred subsequences of length at least 3 are quite common.</text:p>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The next part of algorithm has to choose which of them should be merged and at which frame they are to be combined.</text:p>
      <text:p text:style-name="P26">The algorithm once again uses a dynamic programming technique in quite similar manner, then the combining part, the main difference is in the scoring part.</text:p>
      <text:p text:style-name="P26"/>
      <text:p text:style-name="P26">It iterates over the candidate sets sequence<draw:frame draw:style-name="fr7" draw:name="Obiekt193" text:anchor-type="as-char" svg:y="-0.1854in" svg:width="1.0783in" svg:height="0.2618in" draw:z-index="204"><draw:object xlink:href="./Object 193" xlink:type="simple" xlink:show="embed" xlink:actuate="onLoad"/><draw:image xlink:href="./ObjectReplacements/Object 193" xlink:type="simple" xlink:show="embed" xlink:actuate="onLoad"/></draw:frame>: </text:p>
      <text:p text:style-name="P26">The k-th iteration processes the set <draw:frame draw:style-name="fr7" draw:name="Obiekt194" text:anchor-type="as-char" svg:y="-0.1854in" svg:width="1.1929in" svg:height="0.2618in" draw:z-index="205"><draw:object xlink:href="./Object 194" xlink:type="simple" xlink:show="embed" xlink:actuate="onLoad"/><draw:image xlink:href="./ObjectReplacements/Object 194" xlink:type="simple" xlink:show="embed" xlink:actuate="onLoad"/></draw:frame>,</text:p>
      <text:p text:style-name="P26">at the beginning of iteration (k+1)-th for each element <draw:frame draw:style-name="fr7" draw:name="Obiekt196" text:anchor-type="as-char" svg:y="-0.1854in" svg:width="0.5583in" svg:height="0.2618in" draw:z-index="206"><draw:object xlink:href="./Object 196" xlink:type="simple" xlink:show="embed" xlink:actuate="onLoad"/><draw:image xlink:href="./ObjectReplacements/Object 196" xlink:type="simple" xlink:show="embed" xlink:actuate="onLoad"/></draw:frame>it keeps a best scoring synthesized stream, that it phoneme representation ends with a sequence <draw:frame draw:style-name="fr7" draw:name="Obiekt195" text:anchor-type="as-char" svg:y="-0.1854in" svg:width="0.2091in" svg:height="0.2618in" draw:z-index="207"><draw:object xlink:href="./Object 195" xlink:type="simple" xlink:show="embed" xlink:actuate="onLoad"/><draw:image xlink:href="./ObjectReplacements/Object 195" xlink:type="simple" xlink:show="embed" xlink:actuate="onLoad"/></draw:frame>. </text:p>
      <text:p text:style-name="P26"/>
      <text:p text:style-name="P26">The next iteration results are obtained by calculating best scoring synthesized stream for each element <draw:frame draw:style-name="fr7" draw:name="Obiekt197" text:anchor-type="as-char" svg:y="-0.1862in" svg:width="0.8047in" svg:height="0.2618in" draw:z-index="208"><draw:object xlink:href="./Object 197" xlink:type="simple" xlink:show="embed" xlink:actuate="onLoad"/><draw:image xlink:href="./ObjectReplacements/Object 197" xlink:type="simple" xlink:show="embed" xlink:actuate="onLoad"/></draw:frame>, as follows:</text:p>
      <text:p text:style-name="P26"/>
      <text:p text:style-name="P26">A score between candidates <draw:frame draw:style-name="fr7" draw:name="Obiekt201" text:anchor-type="as-char" svg:y="-0.1854in" svg:width="0.2091in" svg:height="0.2618in" draw:z-index="212"><draw:object xlink:href="./Object 201" xlink:type="simple" xlink:show="embed" xlink:actuate="onLoad"/><draw:image xlink:href="./ObjectReplacements/Object 201" xlink:type="simple" xlink:show="embed" xlink:actuate="onLoad"/></draw:frame>and <draw:frame draw:style-name="fr7" draw:name="Obiekt202" text:anchor-type="as-char" svg:y="-0.1854in" svg:width="0.3083in" svg:height="0.2618in" draw:z-index="213"><draw:object xlink:href="./Object 202" xlink:type="simple" xlink:show="embed" xlink:actuate="onLoad"/><draw:image xlink:href="./ObjectReplacements/Object 202" xlink:type="simple" xlink:show="embed" xlink:actuate="onLoad"/></draw:frame>is calculated by finding a closest frame (by Euclidean distance) of the second phoneme in <draw:frame draw:style-name="fr7" draw:name="Obiekt203" text:anchor-type="as-char" svg:y="-0.1854in" svg:width="0.2091in" svg:height="0.2618in" draw:z-index="214"><draw:object xlink:href="./Object 203" xlink:type="simple" xlink:show="embed" xlink:actuate="onLoad"/><draw:image xlink:href="./ObjectReplacements/Object 203" xlink:type="simple" xlink:show="embed" xlink:actuate="onLoad"/></draw:frame>and a first phoneme <draw:frame draw:style-name="fr7" draw:name="Obiekt204" text:anchor-type="as-char" svg:y="-0.1854in" svg:width="0.3083in" svg:height="0.2618in" draw:z-index="215"><draw:object xlink:href="./Object 204" xlink:type="simple" xlink:show="embed" xlink:actuate="onLoad"/><draw:image xlink:href="./ObjectReplacements/Object 204" xlink:type="simple" xlink:show="embed" xlink:actuate="onLoad"/></draw:frame>, which should correspond to the same <draw:frame draw:style-name="fr7" draw:name="Obiekt205" text:anchor-type="as-char" svg:y="-0.111in" svg:width="0.4063in" svg:height="0.1866in" draw:z-index="216"><draw:object xlink:href="./Object 205" xlink:type="simple" xlink:show="embed" xlink:actuate="onLoad"/><draw:image xlink:href="./ObjectReplacements/Object 205" xlink:type="simple" xlink:show="embed" xlink:actuate="onLoad"/></draw:frame>.</text:p>
      <text:p text:style-name="P26"/>
      <text:p text:style-name="P26">If the second phoneme from <draw:frame draw:style-name="fr7" draw:name="Obiekt207" text:anchor-type="as-char" svg:y="-0.1854in" svg:width="0.2091in" svg:height="0.2618in" draw:z-index="218"><draw:object xlink:href="./Object 207" xlink:type="simple" xlink:show="embed" xlink:actuate="onLoad"/><draw:image xlink:href="./ObjectReplacements/Object 207" xlink:type="simple" xlink:show="embed" xlink:actuate="onLoad"/></draw:frame> has assigned consecutive frames from a to b: <draw:frame draw:style-name="fr7" draw:name="Obiekt206" text:anchor-type="as-char" svg:y="-0.1862in" svg:width="0.9047in" svg:height="0.2618in" draw:z-index="217"><draw:object xlink:href="./Object 206" xlink:type="simple" xlink:show="embed" xlink:actuate="onLoad"/><draw:image xlink:href="./ObjectReplacements/Object 206" xlink:type="simple" xlink:show="embed" xlink:actuate="onLoad"/></draw:frame>,</text:p>
      <text:p text:style-name="P26">and the first phoneme from <draw:frame draw:style-name="fr7" draw:name="Obiekt208" text:anchor-type="as-char" svg:y="-0.1854in" svg:width="0.3083in" svg:height="0.2618in" draw:z-index="219"><draw:object xlink:href="./Object 208" xlink:type="simple" xlink:show="embed" xlink:actuate="onLoad"/><draw:image xlink:href="./ObjectReplacements/Object 208" xlink:type="simple" xlink:show="embed" xlink:actuate="onLoad"/></draw:frame>has assigned frame from c to d: <draw:frame draw:style-name="fr7" draw:name="Obiekt209" text:anchor-type="as-char" svg:y="-0.1862in" svg:width="0.9063in" svg:height="0.2618in" draw:z-index="220"><draw:object xlink:href="./Object 209" xlink:type="simple" xlink:show="embed" xlink:actuate="onLoad"/><draw:image xlink:href="./ObjectReplacements/Object 209" xlink:type="simple" xlink:show="embed" xlink:actuate="onLoad"/><svg:desc>formuła</svg:desc></draw:frame>,</text:p>
      <text:p text:style-name="P26">then a score of combining those two sequences is <draw:frame draw:style-name="fr7" draw:name="Obiekt210" text:anchor-type="as-char" svg:y="-0.228in" svg:width="6.5626in" svg:height="0.522in" draw:z-index="221"><draw:object xlink:href="./Object 210" xlink:type="simple" xlink:show="embed" xlink:actuate="onLoad"/><draw:image xlink:href="./ObjectReplacements/Object 210" xlink:type="simple" xlink:show="embed" xlink:actuate="onLoad"/></draw:frame>,</text:p>
      <text:p text:style-name="P26">where <draw:frame draw:style-name="fr7" draw:name="Obiekt211" text:anchor-type="as-char" svg:y="-0.1571in" svg:width="0.1874in" svg:height="0.1693in" draw:z-index="222"><draw:object xlink:href="./Object 211" xlink:type="simple" xlink:show="embed" xlink:actuate="onLoad"/><draw:image xlink:href="./ObjectReplacements/Object 211" xlink:type="simple" xlink:show="embed" xlink:actuate="onLoad"/></draw:frame>is a constant chosen based on empirical experiments.</text:p>
      <text:p text:style-name="P26"/>
      <text:p text:style-name="P26">A picture shows intervals from two sequences, for which a distance is calculated, and if a closest frames were chosen as the arrow indicates, how a resulting stream would look like:</text:p>
      <text:p text:style-name="P102"><draw:frame draw:style-name="fr5" draw:name="Obiekt198" text:anchor-type="paragraph" svg:x="0.9965in" svg:y="0.0626in" svg:width="3.5429in" svg:height="2.5035in" draw:z-index="209"><draw:object xlink:href="./Object 198" xlink:type="simple" xlink:show="embed" xlink:actuate="onLoad"/><draw:image xlink:href="./ObjectReplacements/Object 198" xlink:type="simple" xlink:show="embed" xlink:actuate="onLoad"/></draw:frame><text:tab/></text:p>
      <text:p text:style-name="P102"/>
      <text:p text:style-name="P102"/>
      <text:p text:style-name="P102"/>
      <text:p text:style-name="P102"><draw:frame draw:style-name="fr7" draw:name="Obiekt199" text:anchor-type="as-char" svg:y="-0.1862in" svg:width="0.2091in" svg:height="0.2618in" draw:z-index="210"><draw:object xlink:href="./Object 199" xlink:type="simple" xlink:show="embed" xlink:actuate="onLoad"/><draw:image xlink:href="./ObjectReplacements/Object 199" xlink:type="simple" xlink:show="embed" xlink:actuate="onLoad"/></draw:frame></text:p>
      <text:p text:style-name="P102"/>
      <text:p text:style-name="P102"/>
      <text:p text:style-name="P102"><draw:frame draw:style-name="fr7" draw:name="Obiekt200" text:anchor-type="as-char" svg:y="-0.1854in" svg:width="0.3083in" svg:height="0.2618in" draw:z-index="211"><draw:object xlink:href="./Object 200" xlink:type="simple" xlink:show="embed" xlink:actuate="onLoad"/><draw:image xlink:href="./ObjectReplacements/Object 200" xlink:type="simple" xlink:show="embed" xlink:actuate="onLoad"/></draw:frame></text:p>
      <text:p text:style-name="P102"/>
      <text:p text:style-name="P102"/>
      <text:p text:style-name="P102"/>
      <text:p text:style-name="P102"/>
      <text:p text:style-name="P102"><draw:frame draw:style-name="fr7" draw:name="Obiekt212" text:anchor-type="as-char" svg:y="-0.1854in" svg:width="0.628in" svg:height="0.2307in" draw:z-index="223"><draw:object xlink:href="./Object 212" xlink:type="simple" xlink:show="embed" xlink:actuate="onLoad"/><draw:image xlink:href="./ObjectReplacements/Object 212" xlink:type="simple" xlink:show="embed" xlink:actuate="onLoad"/></draw:frame></text:p>
      <text:p text:style-name="P102"/>
      <text:p text:style-name="P26"/>
      <text:p text:style-name="P26"/>
      <text:p text:style-name="P26"/>
      <text:p text:style-name="P26">At the end a best scoring stream is returned as a resulting synthesized audio for input word.</text:p>
      <text:list xml:id="list841996661" text:continue-list="list226572786" text:style-name="L17">
        <text:list-item>
          <text:list>
            <text:list-item>
              <text:p text:style-name="P99"><text:soft-page-break/>Results and conclusions.</text:p>
            </text:list-item>
          </text:list>
        </text:list-item>
      </text:list>
      <text:p text:style-name="P35"/>
      <text:p text:style-name="P26"/>
      <text:p text:style-name="P26"/>
      <text:p text:style-name="P13">TODO</text:p>
      <text:p text:style-name="P35"/>
      <text:p text:style-name="P35"/>
      <text:p text:style-name="P35"/>
      <text:p text:style-name="P35"/>
      <text:p text:style-name="P35"><text: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xml:id="list968537366" text:continue-numbering="true" text:style-name="L17">
        <text:list-item>
          <text:p text:style-name="P101">Summary and conclusion.</text:p>
        </text:list-item>
      </text:list>
      <text:p text:style-name="P36"/>
      <text:p text:style-name="P39"/>
      <text:p text:style-name="P37"/>
      <text:p text:style-name="P37"/>
      <text:p text:style-name="P37"/>
      <text:p text:style-name="P26"/>
      <text:p text:style-name="P13">TODO</text:p>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Bibliography</text:p>
      <text:p text:style-name="P2"/>
      <text:list xml:id="list2084504271" text:style-name="L28">
        <text:list-item>
          <text:p text:style-name="P66">Houghton Mifflin Company. <text:span text:style-name="T10">The American Heritage Dictionary of the English Language,</text:span> Fourth Edition, 2000.</text:p>
        </text:list-item>
        <text:list-item>
          <text:p text:style-name="P66">Prof. W. Alberti. <text:span text:style-name="T10">The anatomy and physiology of the ear and hearing.</text:span></text:p>
        </text:list-item>
        <text:list-item>
          <text:p text:style-name="P66">Prof. Joseph Picone <text:span text:style-name="T10">Fundamentals of speech recognition</text:span></text:p>
        </text:list-item>
        <text:list-item>
          <text:p text:style-name="P66">Olson Harry F. (1967) M<text:span text:style-name="T10">usic, Physics and Engineering</text:span></text:p>
        </text:list-item>
        <text:list-item>
          <text:p text:style-name="P66"><text:span text:style-name="T11">Stevens Stanly Smith, Volkman John, Newman Edwin B. (1937) </text:span><text:span text:style-name="T10">A scale for the measurement of the psychological magnitude pitch </text:span><text:span text:style-name="T11">Journal of the Acoustical Society of America</text:span></text:p>
        </text:list-item>
        <text:list-item>
          <text:p text:style-name="P66"><text:span text:style-name="T11">Douglas O'Shaughnessy (1987) </text:span><text:span text:style-name="T10">Speech communication: human and machine.</text:span></text:p>
        </text:list-item>
        <text:list-item>
          <text:p text:style-name="P66"><text:span text:style-name="T11">Zwicker E. (1961) </text:span><text:span text:style-name="T10">Subdivision of the audible frequency range into critical bands.</text:span></text:p>
        </text:list-item>
        <text:list-item>
          <text:p text:style-name="P66"><text:span text:style-name="T11">H.P. Combrinck and E.C. Botha </text:span><text:span text:style-name="T10">On The Mel-scaled Cepstrum </text:span></text:p>
        </text:list-item>
        <text:list-item>
          <text:p text:style-name="P86">Welch P. (1967) <text:span text:style-name="T10">The use of fast Fourier Transform for the estimation of power spectra: A method based on time averaging over short, modified periodograms</text:span></text:p>
        </text:list-item>
        <text:list-item>
          <text:p text:style-name="P86">Steven W. Smith <text:span text:style-name="T10">The scientist and engineer's guide to digital signal processing.</text:span></text:p>
        </text:list-item>
        <text:list-item>
          <text:p text:style-name="P86">Mark A. Pinsky <text:span text:style-name="T10">Introduction to Fourier analysis and wavelets</text:span></text:p>
        </text:list-item>
        <text:list-item>
          <text:p text:style-name="P86">B.P. Bogert, M. J. R. Healy, J. W. Tukey <text:span text:style-name="T10">The Quefrency Alanysis of Time Series for Echoes: Cepstrum, Psuedo-Autocovariance, Cross-cepstrum and Saphe Cracking </text:span></text:p>
        </text:list-item>
        <text:list-item>
          <text:p text:style-name="P86">Seyed Hamidreza Mohammadi, Hossein Sameti, Amirhossein Tavanaei, Ali Soltani-Farani </text:p>
          <text:p text:style-name="P88"><text:soft-page-break/>Filter-bank design based on dependencies between frequency components and phonem characteristic</text:p>
        </text:list-item>
        <text:list-item>
          <text:p text:style-name="P87">Dr. James Glass, prof. Victor Zue <text:span text:style-name="T10">Automatic Speech Recognition MIT course.</text:span></text:p>
        </text:list-item>
        <text:list-item>
          <text:p text:style-name="P87">Daniel Jurafsky, James H. Martin <text:span text:style-name="T10">Speech and language processing</text:span></text:p>
        </text:list-item>
        <text:list-item>
          <text:p text:style-name="P87">B. Plannerer <text:span text:style-name="T10">An Introduction to Speech Recognition </text:span></text:p>
        </text:list-item>
        <text:list-item>
          <text:p text:style-name="P87">Davis, Marmelstein (1980 <text:span text:style-name="T10">Comparison of parametric representation of monosyllable word recognition in continously spoken sentences</text:span></text:p>
        </text:list-item>
        <text:list-item>
          <text:p text:style-name="P87">Ahmed N., Natarjan T., Rao K.R. (1974) <text:span text:style-name="T10">Discrete Cosine Transform</text:span></text:p>
        </text:list-item>
        <text:list-item>
          <text:p text:style-name="P87">Syed Ali Khayam <text:span text:style-name="T10">The Discrete Cosine Transform (DCT): Theory and Application </text:span></text:p>
        </text:list-item>
        <text:list-item>
          <text:p text:style-name="P87">Crystal David <text:span text:style-name="T10">Linguistic</text:span></text:p>
        </text:list-item>
        <text:list-item>
          <text:p text:style-name="P87">Chomsky N., Halle M.<text:span text:style-name="T10"> The sound pattern of English</text:span></text:p>
        </text:list-item>
        <text:list-item>
          <text:p text:style-name="P87">Jagodziński G. <text:span text:style-name="T10">Gramatyka języka polskiego.</text:span></text:p>
        </text:list-item>
        <text:list-item>
          <text:p text:style-name="P87">J.L. Rodgers, W.A.Nicewander <text:span text:style-name="T10">Thirteen ways to look at the correlation coefficient.</text:span></text:p>
        </text:list-item>
        <text:list-item>
          <text:p text:style-name="P87">Jae Myung <text:span text:style-name="T10">Tutorial on maximum likelihood estimation</text:span></text:p>
        </text:list-item>
        <text:list-item>
          <text:p text:style-name="P87">Prof. A. Moore <text:span text:style-name="T10">Clustering with Gaussian Mixtures</text:span></text:p>
        </text:list-item>
        <text:list-item>
          <text:p text:style-name="P87">Jeff A. Bilmes<text:span text:style-name="T10"> A Gentle Tutorial of the EM Algorithm and its Application to Parameter Estimation for Gaussian Mixture and Hidden Markov Models </text:span></text:p>
        </text:list-item>
        <text:list-item>
          <text:p text:style-name="P87">M. Karaś, M. Madejowa <text:span text:style-name="T10">Słownik wymowy polskiej.</text:span></text:p>
        </text:list-item>
        <text:list-item>
          <text:p text:style-name="P87">John-Paul Hosom <text:span text:style-name="T10">Speaker-Independent Phoneme Alignment Using Transition- Dependent State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22T21:39:02</dc:date>
    <dc:creator>bartek </dc:creator>
    <meta:editing-duration>P2DT19H39S</meta:editing-duration>
    <meta:editing-cycles>1815</meta:editing-cycles>
    <meta:document-statistic meta:table-count="2" meta:image-count="12" meta:object-count="212" meta:page-count="58" meta:paragraph-count="1078" meta:word-count="13923" meta:character-count="81065" meta:non-whitespace-character-count="67793"/>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00/content.xml><?xml version="1.0" encoding="utf-8"?>
<math xmlns="http://www.w3.org/1998/Math/MathML">
  <semantics>
    <mrow>
      <mi>P</mi>
    </mrow>
    <annotation encoding="StarMath 5.0">P</annotation>
  </semantics>
</math>
</file>

<file path=Object 101/content.xml><?xml version="1.0" encoding="utf-8"?>
<math xmlns="http://www.w3.org/1998/Math/MathML">
  <semantics>
    <mrow>
      <mi>c</mi>
    </mrow>
    <annotation encoding="StarMath 5.0">c</annotation>
  </semantics>
</math>
</file>

<file path=Object 102/content.xml><?xml version="1.0" encoding="utf-8"?>
<math xmlns="http://www.w3.org/1998/Math/MathML">
  <semantics>
    <mrow>
      <mrow>
        <mi>P</mi>
        <mo stretchy="false">=</mo>
        <mi>S</mi>
      </mrow>
      <mi>,</mi>
      <mi>c</mi>
      <mi mathvariant="italic">is</mi>
      <mi mathvariant="italic">unset</mi>
    </mrow>
    <annotation encoding="StarMath 5.0">P = S, c is unset</annotation>
  </semantics>
</math>
</file>

<file path=Object 103/content.xml><?xml version="1.0" encoding="utf-8"?>
<math xmlns="http://www.w3.org/1998/Math/MathML">
  <semantics>
    <mrow>
      <mi>P</mi>
    </mrow>
    <annotation encoding="StarMath 5.0">P</annotation>
  </semantics>
</math>
</file>

<file path=Object 104/content.xml><?xml version="1.0" encoding="utf-8"?>
<math xmlns="http://www.w3.org/1998/Math/MathML">
  <semantics>
    <mrow>
      <mi>P</mi>
    </mrow>
    <annotation encoding="StarMath 5.0">P</annotation>
  </semantics>
</math>
</file>

<file path=Object 105/content.xml><?xml version="1.0" encoding="utf-8"?>
<math xmlns="http://www.w3.org/1998/Math/MathML">
  <semantics>
    <mrow>
      <mi>R</mi>
    </mrow>
    <annotation encoding="StarMath 5.0">R</annotation>
  </semantics>
</math>
</file>

<file path=Object 106/content.xml><?xml version="1.0" encoding="utf-8"?>
<math xmlns="http://www.w3.org/1998/Math/MathML">
  <semantics>
    <mrow>
      <mi>c</mi>
    </mrow>
    <annotation encoding="StarMath 5.0">c</annotation>
  </semantics>
</math>
</file>

<file path=Object 107/content.xml><?xml version="1.0" encoding="utf-8"?>
<math xmlns="http://www.w3.org/1998/Math/MathML">
  <semantics>
    <mrow>
      <mi>s</mi>
    </mrow>
    <annotation encoding="StarMath 5.0">s</annotation>
  </semantics>
</math>
</file>

<file path=Object 108/content.xml><?xml version="1.0" encoding="utf-8"?>
<math xmlns="http://www.w3.org/1998/Math/MathML">
  <semantics>
    <mrow>
      <msub>
        <mi>R</mi>
        <mi>s</mi>
      </msub>
    </mrow>
    <annotation encoding="StarMath 5.0">R_s</annotation>
  </semantics>
</math>
</file>

<file path=Object 109/content.xml><?xml version="1.0" encoding="utf-8"?>
<math xmlns="http://www.w3.org/1998/Math/MathML">
  <semantics>
    <mrow>
      <mi>s</mi>
    </mrow>
    <annotation encoding="StarMath 5.0">s</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10/content.xml><?xml version="1.0" encoding="utf-8"?>
<math xmlns="http://www.w3.org/1998/Math/MathML">
  <semantics>
    <mrow>
      <mi>R</mi>
    </mrow>
    <annotation encoding="StarMath 5.0">R</annotation>
  </semantics>
</math>
</file>

<file path=Object 111/content.xml><?xml version="1.0" encoding="utf-8"?>
<math xmlns="http://www.w3.org/1998/Math/MathML">
  <semantics>
    <mrow>
      <mrow>
        <mi>R</mi>
        <mo stretchy="false">=</mo>
        <mrow>
          <mrow/>
          <msub>
            <mo stretchy="false">∪</mo>
            <mi>s</mi>
          </msub>
          <msub>
            <mi>R</mi>
            <mi>s</mi>
          </msub>
        </mrow>
      </mrow>
    </mrow>
    <annotation encoding="StarMath 5.0">R = {} union_s R_s</annotation>
  </semantics>
</math>
</file>

<file path=Object 112/content.xml><?xml version="1.0" encoding="utf-8"?>
<math xmlns="http://www.w3.org/1998/Math/MathML">
  <semantics>
    <mrow>
      <mrow>
        <mi>P</mi>
        <mo stretchy="false">=</mo>
        <mi>S</mi>
      </mrow>
    </mrow>
    <annotation encoding="StarMath 5.0">P = S</annotation>
  </semantics>
</math>
</file>

<file path=Object 1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272cm" svg:height="6.952cm" xlink:href="." xlink:type="simple" chart:class="chart:bar" chart:style-name="ch1">
        <chart:legend chart:legend-position="end" svg:x="8.088cm" svg:y="2.679cm" style:legend-expansion="high" chart:style-name="ch2"/>
        <chart:plot-area chart:style-name="ch3" chart:data-source-has-labels="both" svg:x="1.956cm" svg:y="0.691cm" svg:width="5.722cm" svg:height="5.141cm">
          <chartooo:coordinate-region svg:x="2.577cm" svg:y="0.89cm" svg:width="5.101cm" svg:height="4.295cm"/>
          <chart:axis chart:dimension="x" chart:name="primary-x" chart:style-name="ch4" chartooo:axis-type="auto">
            <chartooo:date-scale/>
            <chart:title svg:x="3.701cm" svg:y="5.971cm" chart:style-name="ch5">
              <text:p>time difference</text:p>
            </chart:title>
            <chart:categories table:cell-range-address="local-table.$A$2:.$A$3"/>
          </chart:axis>
          <chart:axis chart:dimension="y" chart:name="primary-y" chart:style-name="ch6">
            <chart:title svg:x="0.451cm" svg:y="4.575cm" chart:style-name="ch7">
              <text:p>Percentage
 within time frame
</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5s</text:p>
              </table:table-cell>
              <table:table-cell office:value-type="float" office:value="73">
                <text:p>73</text:p>
              </table:table-cell>
              <table:table-cell office:value-type="float" office:value="64">
                <text:p>64</text:p>
              </table:table-cell>
              <table:table-cell office:value-type="float" office:value="41">
                <text:p>41</text:p>
              </table:table-cell>
            </table:table-row>
            <table:table-row>
              <table:table-cell office:value-type="string">
                <text:p>0.1s</text:p>
              </table:table-cell>
              <table:table-cell office:value-type="float" office:value="82">
                <text:p>82</text:p>
              </table:table-cell>
              <table:table-cell office:value-type="float" office:value="82">
                <text:p>82</text:p>
              </table:table-cell>
              <table:table-cell office:value-type="float" office:value="70">
                <text:p>70</text:p>
              </table:table-cell>
            </table:table-row>
          </table:table-rows>
        </table:table>
      </chart:chart>
    </office:chart>
  </office:body>
</office:document-content>
</file>

<file path=Object 1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272cm" svg:height="6.757cm" xlink:href="." xlink:type="simple" chart:class="chart:bar" chart:style-name="ch1">
        <chart:legend chart:legend-position="end" svg:x="8.088cm" svg:y="2.332cm" style:legend-expansion="high" chart:style-name="ch2"/>
        <chart:plot-area chart:style-name="ch3" chart:data-source-has-labels="both" svg:x="1.586cm" svg:y="0.675cm" svg:width="6.092cm" svg:height="4.966cm">
          <chartooo:coordinate-region svg:x="2.578cm" svg:y="0.874cm" svg:width="5.1cm" svg:height="4.12cm"/>
          <chart:axis chart:dimension="x" chart:name="primary-x" chart:style-name="ch4" chartooo:axis-type="auto">
            <chartooo:date-scale/>
            <chart:title svg:x="3.516cm" svg:y="5.776cm" chart:style-name="ch5">
              <text:p>time difference</text:p>
            </chart:title>
            <chart:categories table:cell-range-address="local-table.$A$2:.$A$3"/>
          </chart:axis>
          <chart:axis chart:dimension="y" chart:name="primary-y" chart:style-name="ch6">
            <chart:title svg:x="0.451cm" svg:y="4.472cm" chart:style-name="ch7">
              <text:p>number
 within time frame</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0.05s</text:p>
              </table:table-cell>
              <table:table-cell office:value-type="float" office:value="2235">
                <text:p>2235</text:p>
              </table:table-cell>
              <table:table-cell office:value-type="float" office:value="2281">
                <text:p>2281</text:p>
              </table:table-cell>
              <table:table-cell office:value-type="float" office:value="1446">
                <text:p>1446</text:p>
              </table:table-cell>
              <table:table-cell office:value-type="float" office:value="3570">
                <text:p>3570</text:p>
              </table:table-cell>
            </table:table-row>
            <table:table-row>
              <table:table-cell office:value-type="string">
                <text:p>0.1s</text:p>
              </table:table-cell>
              <table:table-cell office:value-type="float" office:value="2919">
                <text:p>2919</text:p>
              </table:table-cell>
              <table:table-cell office:value-type="float" office:value="2931">
                <text:p>2931</text:p>
              </table:table-cell>
              <table:table-cell office:value-type="float" office:value="2494">
                <text:p>2494</text:p>
              </table:table-cell>
              <table:table-cell office:value-type="float" office:value="3570">
                <text:p>3570</text:p>
              </table:table-cell>
            </table:table-row>
          </table:table-rows>
        </table:table>
      </chart:chart>
    </office:chart>
  </office:body>
</office:document-content>
</file>

<file path=Object 1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169cm" svg:height="8.746cm" xlink:href="." xlink:type="simple" chart:class="chart:bar" chart:style-name="ch1">
        <chart:legend chart:legend-position="end" svg:x="11.985cm" svg:y="3.576cm" style:legend-expansion="high" chart:style-name="ch2"/>
        <chart:plot-area chart:style-name="ch3" chart:data-source-has-labels="both" svg:x="2.034cm" svg:y="0.831cm" svg:width="9.385cm" svg:height="6.76cm">
          <chartooo:coordinate-region svg:x="2.841cm" svg:y="1.03cm" svg:width="8.578cm" svg:height="5.914cm"/>
          <chart:axis chart:dimension="x" chart:name="primary-x" chart:style-name="ch4" chartooo:axis-type="auto">
            <chartooo:date-scale/>
            <chart:title svg:x="5.61cm" svg:y="7.765cm" chart:style-name="ch5">
              <text:p>time difference</text:p>
            </chart:title>
            <chart:categories table:cell-range-address="local-table.$A$2:.$A$10"/>
          </chart:axis>
          <chart:axis chart:dimension="y" chart:name="primary-y" chart:style-name="ch6">
            <chart:title svg:x="0.451cm" svg:y="5.525cm" chart:style-name="ch7">
              <text:p>Percentage
 within time frame
</text:p>
            </chart:title>
            <chart:grid chart:style-name="ch8" chart:class="major"/>
          </chart:axis>
          <chart:series chart:style-name="ch9" chart:values-cell-range-address="local-table.$B$2:.$B$10" chart:label-cell-address="local-table.$B$1" chart:class="chart:bar">
            <chart:data-point chart:repeated="9"/>
          </chart:series>
          <chart:series chart:style-name="ch10" chart:values-cell-range-address="local-table.$C$2:.$C$10" chart:label-cell-address="local-table.$C$1" chart:class="chart:bar">
            <chart:data-point chart:repeated="9"/>
          </chart:series>
          <chart:series chart:style-name="ch11" chart:values-cell-range-address="local-table.$D$2:.$D$10" chart:label-cell-address="local-table.$D$1" chart:class="chart:bar">
            <chart:data-point chart:repeated="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2s</text:p>
              </table:table-cell>
              <table:table-cell office:value-type="float" office:value="61">
                <text:p>61</text:p>
              </table:table-cell>
              <table:table-cell office:value-type="float" office:value="56.4">
                <text:p>56.4</text:p>
              </table:table-cell>
              <table:table-cell office:value-type="float" office:value="34.6">
                <text:p>34.6</text:p>
              </table:table-cell>
            </table:table-row>
            <table:table-row>
              <table:table-cell office:value-type="string">
                <text:p>0.03s</text:p>
              </table:table-cell>
              <table:table-cell office:value-type="float" office:value="79.9">
                <text:p>79.9</text:p>
              </table:table-cell>
              <table:table-cell office:value-type="float" office:value="79.3">
                <text:p>79.3</text:p>
              </table:table-cell>
              <table:table-cell office:value-type="float" office:value="64">
                <text:p>64</text:p>
              </table:table-cell>
            </table:table-row>
            <table:table-row>
              <table:table-cell office:value-type="string">
                <text:p>0.04s</text:p>
              </table:table-cell>
              <table:table-cell office:value-type="float" office:value="86.9">
                <text:p>86.9</text:p>
              </table:table-cell>
              <table:table-cell office:value-type="float" office:value="88.3">
                <text:p>88.3</text:p>
              </table:table-cell>
              <table:table-cell office:value-type="float" office:value="77.4">
                <text:p>77.4</text:p>
              </table:table-cell>
            </table:table-row>
            <table:table-row>
              <table:table-cell office:value-type="string">
                <text:p>0.05s</text:p>
              </table:table-cell>
              <table:table-cell office:value-type="float" office:value="90.3">
                <text:p>90.3</text:p>
              </table:table-cell>
              <table:table-cell office:value-type="float" office:value="91.3">
                <text:p>91.3</text:p>
              </table:table-cell>
              <table:table-cell office:value-type="float" office:value="83.2">
                <text:p>83.2</text:p>
              </table:table-cell>
            </table:table-row>
            <table:table-row>
              <table:table-cell office:value-type="string">
                <text:p>0.06s</text:p>
              </table:table-cell>
              <table:table-cell office:value-type="float" office:value="92.5">
                <text:p>92.5</text:p>
              </table:table-cell>
              <table:table-cell office:value-type="float" office:value="93.1">
                <text:p>93.1</text:p>
              </table:table-cell>
              <table:table-cell office:value-type="float" office:value="86.9">
                <text:p>86.9</text:p>
              </table:table-cell>
            </table:table-row>
            <table:table-row>
              <table:table-cell office:value-type="string">
                <text:p>0.07s</text:p>
              </table:table-cell>
              <table:table-cell office:value-type="float" office:value="94.2">
                <text:p>94.2</text:p>
              </table:table-cell>
              <table:table-cell office:value-type="float" office:value="94.3">
                <text:p>94.3</text:p>
              </table:table-cell>
              <table:table-cell office:value-type="float" office:value="89.5">
                <text:p>89.5</text:p>
              </table:table-cell>
            </table:table-row>
            <table:table-row>
              <table:table-cell office:value-type="string">
                <text:p>0.08s</text:p>
              </table:table-cell>
              <table:table-cell office:value-type="float" office:value="95.3">
                <text:p>95.3</text:p>
              </table:table-cell>
              <table:table-cell office:value-type="float" office:value="95.1">
                <text:p>95.1</text:p>
              </table:table-cell>
              <table:table-cell office:value-type="float" office:value="91.4">
                <text:p>91.4</text:p>
              </table:table-cell>
            </table:table-row>
            <table:table-row>
              <table:table-cell office:value-type="string">
                <text:p>0.09s</text:p>
              </table:table-cell>
              <table:table-cell office:value-type="float" office:value="96.2">
                <text:p>96.2</text:p>
              </table:table-cell>
              <table:table-cell office:value-type="float" office:value="96.1">
                <text:p>96.1</text:p>
              </table:table-cell>
              <table:table-cell office:value-type="float" office:value="92.2">
                <text:p>92.2</text:p>
              </table:table-cell>
            </table:table-row>
            <table:table-row>
              <table:table-cell office:value-type="string">
                <text:p>0.10s</text:p>
              </table:table-cell>
              <table:table-cell office:value-type="float" office:value="97">
                <text:p>97</text:p>
              </table:table-cell>
              <table:table-cell office:value-type="float" office:value="96.8">
                <text:p>96.8</text:p>
              </table:table-cell>
              <table:table-cell office:value-type="float" office:value="94.5">
                <text:p>94.5</text:p>
              </table:table-cell>
            </table:table-row>
          </table:table-rows>
        </table:table>
      </chart:chart>
    </office:chart>
  </office:body>
</office:document-content>
</file>

<file path=Object 1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729cm" svg:height="9.849cm" xlink:href="." xlink:type="simple" chart:class="chart:bar" chart:style-name="ch1">
        <chart:legend chart:legend-position="end" svg:x="12.545cm" svg:y="3.878cm" style:legend-expansion="high" chart:style-name="ch2"/>
        <chart:plot-area chart:style-name="ch3" chart:data-source-has-labels="both" svg:x="1.675cm" svg:y="0.919cm" svg:width="10.282cm" svg:height="7.753cm">
          <chartooo:coordinate-region svg:x="2.667cm" svg:y="1.118cm" svg:width="9.29cm" svg:height="6.907cm"/>
          <chart:axis chart:dimension="x" chart:name="primary-x" chart:style-name="ch4" chartooo:axis-type="auto">
            <chartooo:date-scale/>
            <chart:title svg:x="5.7cm" svg:y="8.868cm" chart:style-name="ch5">
              <text:p>time difference</text:p>
            </chart:title>
            <chart:categories table:cell-range-address="local-table.$A$2:.$A$11"/>
          </chart:axis>
          <chart:axis chart:dimension="y" chart:name="primary-y" chart:style-name="ch6">
            <chart:title svg:x="0.451cm" svg:y="6.109cm" chart:style-name="ch7">
              <text:p>number
 within time frame</text:p>
            </chart:title>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series chart:style-name="ch11" chart:values-cell-range-address="local-table.$D$2:.$D$11" chart:label-cell-address="local-table.$D$1" chart:class="chart:bar">
            <chart:data-point chart:repeated="10"/>
          </chart:series>
          <chart:series chart:style-name="ch12" chart:values-cell-range-address="local-table.$E$2:.$E$11" chart:label-cell-address="local-table.$E$1" chart:class="chart:bar">
            <chart:data-point chart:repeated="1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611">
                <text:p>3611</text:p>
              </table:table-cell>
            </table:table-row>
            <table:table-row>
              <table:table-cell office:value-type="string">
                <text:p>0.02s</text:p>
              </table:table-cell>
              <table:table-cell office:value-type="float" office:value="2202">
                <text:p>2202</text:p>
              </table:table-cell>
              <table:table-cell office:value-type="float" office:value="2033">
                <text:p>2033</text:p>
              </table:table-cell>
              <table:table-cell office:value-type="float" office:value="1248">
                <text:p>1248</text:p>
              </table:table-cell>
              <table:table-cell office:value-type="float" office:value="NaN">
                <text:p>NaN</text:p>
              </table:table-cell>
            </table:table-row>
            <table:table-row>
              <table:table-cell office:value-type="string">
                <text:p>0.03s</text:p>
              </table:table-cell>
              <table:table-cell office:value-type="float" office:value="2885">
                <text:p>2885</text:p>
              </table:table-cell>
              <table:table-cell office:value-type="float" office:value="2862">
                <text:p>2862</text:p>
              </table:table-cell>
              <table:table-cell office:value-type="float" office:value="2309">
                <text:p>2309</text:p>
              </table:table-cell>
              <table:table-cell office:value-type="float" office:value="NaN">
                <text:p>NaN</text:p>
              </table:table-cell>
            </table:table-row>
            <table:table-row>
              <table:table-cell office:value-type="string">
                <text:p>0.04s</text:p>
              </table:table-cell>
              <table:table-cell office:value-type="float" office:value="3136">
                <text:p>3136</text:p>
              </table:table-cell>
              <table:table-cell office:value-type="float" office:value="3186">
                <text:p>3186</text:p>
              </table:table-cell>
              <table:table-cell office:value-type="float" office:value="2792">
                <text:p>2792</text:p>
              </table:table-cell>
              <table:table-cell office:value-type="float" office:value="NaN">
                <text:p>NaN</text:p>
              </table:table-cell>
            </table:table-row>
            <table:table-row>
              <table:table-cell office:value-type="string">
                <text:p>0.05s</text:p>
              </table:table-cell>
              <table:table-cell office:value-type="float" office:value="3258">
                <text:p>3258</text:p>
              </table:table-cell>
              <table:table-cell office:value-type="float" office:value="3295">
                <text:p>3295</text:p>
              </table:table-cell>
              <table:table-cell office:value-type="float" office:value="3002">
                <text:p>3002</text:p>
              </table:table-cell>
              <table:table-cell office:value-type="float" office:value="NaN">
                <text:p>NaN</text:p>
              </table:table-cell>
            </table:table-row>
            <table:table-row>
              <table:table-cell office:value-type="string">
                <text:p>0.06s</text:p>
              </table:table-cell>
              <table:table-cell office:value-type="float" office:value="3338">
                <text:p>3338</text:p>
              </table:table-cell>
              <table:table-cell office:value-type="float" office:value="3359">
                <text:p>3359</text:p>
              </table:table-cell>
              <table:table-cell office:value-type="float" office:value="3136">
                <text:p>3136</text:p>
              </table:table-cell>
              <table:table-cell office:value-type="float" office:value="NaN">
                <text:p>NaN</text:p>
              </table:table-cell>
            </table:table-row>
            <table:table-row>
              <table:table-cell office:value-type="string">
                <text:p>0.07s</text:p>
              </table:table-cell>
              <table:table-cell office:value-type="float" office:value="3398">
                <text:p>3398</text:p>
              </table:table-cell>
              <table:table-cell office:value-type="float" office:value="3404">
                <text:p>3404</text:p>
              </table:table-cell>
              <table:table-cell office:value-type="float" office:value="3230">
                <text:p>3230</text:p>
              </table:table-cell>
              <table:table-cell office:value-type="float" office:value="NaN">
                <text:p>NaN</text:p>
              </table:table-cell>
            </table:table-row>
            <table:table-row>
              <table:table-cell office:value-type="string">
                <text:p>0.08s</text:p>
              </table:table-cell>
              <table:table-cell office:value-type="float" office:value="3439">
                <text:p>3439</text:p>
              </table:table-cell>
              <table:table-cell office:value-type="float" office:value="3434">
                <text:p>3434</text:p>
              </table:table-cell>
              <table:table-cell office:value-type="float" office:value="3298">
                <text:p>3298</text:p>
              </table:table-cell>
              <table:table-cell office:value-type="float" office:value="NaN">
                <text:p>NaN</text:p>
              </table:table-cell>
            </table:table-row>
            <table:table-row>
              <table:table-cell office:value-type="string">
                <text:p>0.09s</text:p>
              </table:table-cell>
              <table:table-cell office:value-type="float" office:value="3472">
                <text:p>3472</text:p>
              </table:table-cell>
              <table:table-cell office:value-type="float" office:value="3470">
                <text:p>3470</text:p>
              </table:table-cell>
              <table:table-cell office:value-type="float" office:value="3364">
                <text:p>3364</text:p>
              </table:table-cell>
              <table:table-cell office:value-type="float" office:value="NaN">
                <text:p>NaN</text:p>
              </table:table-cell>
            </table:table-row>
            <table:table-row>
              <table:table-cell office:value-type="string">
                <text:p>0.10s</text:p>
              </table:table-cell>
              <table:table-cell office:value-type="float" office:value="3500">
                <text:p>3500</text:p>
              </table:table-cell>
              <table:table-cell office:value-type="float" office:value="3492">
                <text:p>3492</text:p>
              </table:table-cell>
              <table:table-cell office:value-type="float" office:value="3411">
                <text:p>3411</text:p>
              </table:table-cell>
              <table:table-cell office:value-type="float" office:value="NaN">
                <text:p>NaN</text:p>
              </table:table-cell>
            </table:table-row>
          </table:table-rows>
        </table:table>
      </chart:chart>
    </office:chart>
  </office:body>
</office:document-content>
</file>

<file path=Object 1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887cm" svg:height="12.743cm" xlink:href="." xlink:type="simple" chart:class="chart:bar" chart:style-name="ch1">
        <chart:legend chart:legend-position="end" svg:x="13.587cm" svg:y="5.325cm" style:legend-expansion="high" chart:style-name="ch2"/>
        <chart:plot-area chart:style-name="ch3" chart:data-source-has-labels="both" svg:x="0.807cm" svg:y="1.151cm" svg:width="12.066cm" svg:height="10.918cm">
          <chartooo:coordinate-region svg:x="1.614cm" svg:y="1.351cm" svg:width="11.259cm" svg:height="10.07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5">
                <text:p>585</text:p>
              </table:table-cell>
            </table:table-row>
            <table:table-row>
              <table:table-cell office:value-type="string">
                <text:p>0.05</text:p>
              </table:table-cell>
              <table:table-cell office:value-type="float" office:value="66">
                <text:p>66</text:p>
              </table:table-cell>
              <table:table-cell office:value-type="float" office:value="78">
                <text:p>78</text:p>
              </table:table-cell>
              <table:table-cell office:value-type="float" office:value="132">
                <text:p>132</text:p>
              </table:table-cell>
              <table:table-cell office:value-type="float" office:value="NaN">
                <text:p>NaN</text:p>
              </table:table-cell>
            </table:table-row>
            <table:table-row>
              <table:table-cell office:value-type="string">
                <text:p>0.1</text:p>
              </table:table-cell>
              <table:table-cell office:value-type="float" office:value="34">
                <text:p>34</text:p>
              </table:table-cell>
              <table:table-cell office:value-type="float" office:value="42">
                <text:p>42</text:p>
              </table:table-cell>
              <table:table-cell office:value-type="float" office:value="73">
                <text:p>73</text:p>
              </table:table-cell>
              <table:table-cell office:value-type="float" office:value="NaN">
                <text:p>NaN</text:p>
              </table:table-cell>
            </table:table-row>
            <table:table-row>
              <table:table-cell office:value-type="string">
                <text:p>0.2</text:p>
              </table:table-cell>
              <table:table-cell office:value-type="float" office:value="19">
                <text:p>19</text:p>
              </table:table-cell>
              <table:table-cell office:value-type="float" office:value="26">
                <text:p>26</text:p>
              </table:table-cell>
              <table:table-cell office:value-type="float" office:value="44">
                <text:p>44</text:p>
              </table:table-cell>
              <table:table-cell office:value-type="float" office:value="NaN">
                <text:p>NaN</text:p>
              </table:table-cell>
            </table:table-row>
            <table:table-row>
              <table:table-cell office:value-type="string">
                <text:p>0.3</text:p>
              </table:table-cell>
              <table:table-cell office:value-type="float" office:value="15">
                <text:p>15</text:p>
              </table:table-cell>
              <table:table-cell office:value-type="float" office:value="18">
                <text:p>18</text:p>
              </table:table-cell>
              <table:table-cell office:value-type="float" office:value="32">
                <text:p>32</text:p>
              </table:table-cell>
              <table:table-cell office:value-type="float" office:value="NaN">
                <text:p>NaN</text:p>
              </table:table-cell>
            </table:table-row>
            <table:table-row>
              <table:table-cell office:value-type="string">
                <text:p>0.4</text:p>
              </table:table-cell>
              <table:table-cell office:value-type="float" office:value="10">
                <text:p>10</text:p>
              </table:table-cell>
              <table:table-cell office:value-type="float" office:value="11">
                <text:p>11</text:p>
              </table:table-cell>
              <table:table-cell office:value-type="float" office:value="20">
                <text:p>20</text:p>
              </table:table-cell>
              <table:table-cell office:value-type="float" office:value="NaN">
                <text:p>NaN</text:p>
              </table:table-cell>
            </table:table-row>
            <table:table-row>
              <table:table-cell office:value-type="string">
                <text:p>0.5</text:p>
              </table:table-cell>
              <table:table-cell office:value-type="float" office:value="9">
                <text:p>9</text:p>
              </table:table-cell>
              <table:table-cell office:value-type="float" office:value="8">
                <text:p>8</text:p>
              </table:table-cell>
              <table:table-cell office:value-type="float" office:value="16">
                <text:p>16</text:p>
              </table:table-cell>
              <table:table-cell office:value-type="float" office:value="NaN">
                <text:p>NaN</text:p>
              </table:table-cell>
            </table:table-row>
            <table:table-row>
              <table:table-cell office:value-type="string">
                <text:p>1</text:p>
              </table:table-cell>
              <table:table-cell office:value-type="float" office:value="2">
                <text:p>2</text:p>
              </table:table-cell>
              <table:table-cell office:value-type="float" office:value="2">
                <text:p>2</text:p>
              </table:table-cell>
              <table:table-cell office:value-type="float" office:value="4">
                <text:p>4</text:p>
              </table:table-cell>
              <table:table-cell office:value-type="float" office:value="NaN">
                <text:p>NaN</text:p>
              </table:table-cell>
            </table:table-row>
          </table:table-rows>
        </table:table>
      </chart:chart>
    </office:chart>
  </office:body>
</office:document-content>
</file>

<file path=Object 1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8/content.xml><?xml version="1.0" encoding="utf-8"?>
<math xmlns="http://www.w3.org/1998/Math/MathML">
  <semantics>
    <mrow>
      <mi>i</mi>
    </mrow>
    <annotation encoding="StarMath 5.0">i</annotation>
  </semantics>
</math>
</file>

<file path=Object 119/content.xml><?xml version="1.0" encoding="utf-8"?>
<math xmlns="http://www.w3.org/1998/Math/MathML">
  <semantics>
    <mrow>
      <mi>i</mi>
    </mrow>
    <annotation encoding="StarMath 5.0">i</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20/content.xml><?xml version="1.0" encoding="utf-8"?>
<math xmlns="http://www.w3.org/1998/Math/MathML">
  <semantics>
    <mrow>
      <mi>i</mi>
    </mrow>
    <annotation encoding="StarMath 5.0">i</annotation>
  </semantics>
</math>
</file>

<file path=Object 121/content.xml><?xml version="1.0" encoding="utf-8"?>
<math xmlns="http://www.w3.org/1998/Math/MathML">
  <semantics>
    <mrow>
      <mi>j</mi>
    </mrow>
    <annotation encoding="StarMath 5.0">j</annotation>
  </semantics>
</math>
</file>

<file path=Object 122/content.xml><?xml version="1.0" encoding="utf-8"?>
<math xmlns="http://www.w3.org/1998/Math/MathML">
  <semantics>
    <mrow>
      <mi>j</mi>
    </mrow>
    <annotation encoding="StarMath 5.0">j</annotation>
  </semantics>
</math>
</file>

<file path=Object 123/content.xml><?xml version="1.0" encoding="utf-8"?>
<math xmlns="http://www.w3.org/1998/Math/MathML">
  <semantics>
    <mrow>
      <mi>i</mi>
    </mrow>
    <annotation encoding="StarMath 5.0">i</annotation>
  </semantics>
</math>
</file>

<file path=Object 124/content.xml><?xml version="1.0" encoding="utf-8"?>
<math xmlns="http://www.w3.org/1998/Math/MathML">
  <semantics>
    <mrow>
      <mi>i</mi>
    </mrow>
    <annotation encoding="StarMath 5.0">i</annotation>
  </semantics>
</math>
</file>

<file path=Object 125/content.xml><?xml version="1.0" encoding="utf-8"?>
<math xmlns="http://www.w3.org/1998/Math/MathML">
  <semantics>
    <mrow>
      <mi>i</mi>
    </mrow>
    <annotation encoding="StarMath 5.0">i</annotation>
  </semantics>
</math>
</file>

<file path=Object 126/content.xml><?xml version="1.0" encoding="utf-8"?>
<math xmlns="http://www.w3.org/1998/Math/MathML">
  <semantics>
    <mrow>
      <mrow>
        <mo stretchy="false">{</mo>
        <mrow>
          <msub>
            <mi>p</mi>
            <mn>1,</mn>
          </msub>
          <mn>...</mn>
          <mi>,</mi>
          <msub>
            <mi>p</mi>
            <mi>k</mi>
          </msub>
        </mrow>
        <mo stretchy="false">}</mo>
      </mrow>
    </mrow>
    <annotation encoding="StarMath 5.0">lbrace p_1, ..., p_k rbrace</annotation>
  </semantics>
</math>
</file>

<file path=Object 127/content.xml><?xml version="1.0" encoding="utf-8"?>
<math xmlns="http://www.w3.org/1998/Math/MathML">
  <semantics>
    <mrow>
      <mrow>
        <mo stretchy="false">{</mo>
        <mrow>
          <msub>
            <mi>f</mi>
            <mn>1,</mn>
          </msub>
          <mn>...</mn>
          <mi>,</mi>
          <msub>
            <mi>f</mi>
            <mi>n</mi>
          </msub>
        </mrow>
        <mo stretchy="false">}</mo>
      </mrow>
    </mrow>
    <annotation encoding="StarMath 5.0">lbrace f_1, ..., f_n rbrace</annotation>
  </semantics>
</math>
</file>

<file path=Object 128/content.xml><?xml version="1.0" encoding="utf-8"?>
<math xmlns="http://www.w3.org/1998/Math/MathML">
  <semantics>
    <mrow>
      <msub>
        <mi>p</mi>
        <mi>i</mi>
      </msub>
    </mrow>
    <annotation encoding="StarMath 5.0">p_i</annotation>
  </semantics>
</math>
</file>

<file path=Object 129/content.xml><?xml version="1.0" encoding="utf-8"?>
<math xmlns="http://www.w3.org/1998/Math/MathML">
  <semantics>
    <mrow>
      <mrow>
        <mo stretchy="false">(</mo>
        <mrow>
          <mrow>
            <mi>i</mi>
            <mo stretchy="false">−</mo>
            <mn>1</mn>
          </mrow>
        </mrow>
        <mo stretchy="false">)</mo>
      </mrow>
      <mrow>
        <mrow>
          <mfrac>
            <mi>n</mi>
            <mi>k</mi>
          </mfrac>
          <mo stretchy="false">&lt;</mo>
          <mi>j</mi>
        </mrow>
        <mo stretchy="false">≤</mo>
        <mi>k</mi>
      </mrow>
      <mfrac>
        <mi>n</mi>
        <mi>k</mi>
      </mfrac>
    </mrow>
    <annotation encoding="StarMath 5.0">(i - 1) n over k &lt; j &lt;= k n over k</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30/content.xml><?xml version="1.0" encoding="utf-8"?>
<math xmlns="http://www.w3.org/1998/Math/MathML">
  <semantics>
    <mrow>
      <msub>
        <mi>f</mi>
        <mi>j</mi>
      </msub>
    </mrow>
    <annotation encoding="StarMath 5.0">f_j</annotation>
  </semantics>
</math>
</file>

<file path=Object 131/content.xml><?xml version="1.0" encoding="utf-8"?>
<math xmlns="http://www.w3.org/1998/Math/MathML">
  <semantics>
    <mrow>
      <mo stretchy="false">Θ</mo>
      <mrow>
        <mo stretchy="false">(</mo>
        <mrow>
          <mi>n</mi>
          <mi>m</mi>
        </mrow>
        <mo stretchy="false">)</mo>
      </mrow>
    </mrow>
    <annotation encoding="StarMath 5.0">%iTETA (n m)</annotation>
  </semantics>
</math>
</file>

<file path=Object 132/content.xml><?xml version="1.0" encoding="utf-8"?>
<math xmlns="http://www.w3.org/1998/Math/MathML">
  <semantics>
    <mrow>
      <mi>n</mi>
    </mrow>
    <annotation encoding="StarMath 5.0">n</annotation>
  </semantics>
</math>
</file>

<file path=Object 133/content.xml><?xml version="1.0" encoding="utf-8"?>
<math xmlns="http://www.w3.org/1998/Math/MathML">
  <semantics>
    <mrow>
      <mi>m</mi>
    </mrow>
    <annotation encoding="StarMath 5.0">m</annotation>
  </semantics>
</math>
</file>

<file path=Object 134/content.xml><?xml version="1.0" encoding="utf-8"?>
<math xmlns="http://www.w3.org/1998/Math/MathML">
  <semantics>
    <mrow>
      <mi>i</mi>
    </mrow>
    <annotation encoding="StarMath 5.0">i</annotation>
  </semantics>
</math>
</file>

<file path=Object 135/content.xml><?xml version="1.0" encoding="utf-8"?>
<math xmlns="http://www.w3.org/1998/Math/MathML">
  <semantics>
    <mrow>
      <mrow>
        <mi>i</mi>
        <mo stretchy="false">+</mo>
        <mn>1</mn>
      </mrow>
    </mrow>
    <annotation encoding="StarMath 5.0">i + 1</annotation>
  </semantics>
</math>
</file>

<file path=Object 136/content.xml><?xml version="1.0" encoding="utf-8"?>
<math xmlns="http://www.w3.org/1998/Math/MathML">
  <semantics>
    <mrow>
      <mi>i</mi>
    </mrow>
    <annotation encoding="StarMath 5.0">i</annotation>
  </semantics>
</math>
</file>

<file path=Object 137/content.xml><?xml version="1.0" encoding="utf-8"?>
<math xmlns="http://www.w3.org/1998/Math/MathML">
  <semantics>
    <mrow>
      <mrow>
        <mi>i</mi>
        <mo stretchy="false">+</mo>
        <mn>1</mn>
      </mrow>
    </mrow>
    <annotation encoding="StarMath 5.0">i + 1</annotation>
  </semantics>
</math>
</file>

<file path=Object 138/content.xml><?xml version="1.0" encoding="utf-8"?>
<math xmlns="http://www.w3.org/1998/Math/MathML">
  <semantics>
    <mrow>
      <mi>P</mi>
      <mrow>
        <mrow>
          <mo stretchy="false">(</mo>
          <mrow>
            <mi>k</mi>
            <mi>,</mi>
            <mi>i</mi>
          </mrow>
          <mo stretchy="false">)</mo>
        </mrow>
        <mo stretchy="false">=</mo>
        <mrow>
          <msub>
            <mo stretchy="false">∑</mo>
            <mi>j</mi>
          </msub>
          <mi>P</mi>
        </mrow>
      </mrow>
      <mrow>
        <mrow>
          <mo stretchy="false">(</mo>
          <mrow>
            <mrow>
              <mi>k</mi>
              <mo stretchy="false">−</mo>
              <mn>1,</mn>
            </mrow>
            <mi>j</mi>
          </mrow>
          <mo stretchy="false">)</mo>
        </mrow>
        <mo stretchy="false">+</mo>
        <mi mathvariant="italic">diff</mi>
      </mrow>
      <mrow>
        <mo stretchy="false">(</mo>
        <mrow>
          <mi>j</mi>
          <mi>,</mi>
          <mi>i</mi>
        </mrow>
        <mo stretchy="false">)</mo>
      </mrow>
    </mrow>
    <annotation encoding="StarMath 5.0">P(k,i) = sum_j P(k - 1, j) + diff(j, i)</annotation>
  </semantics>
</math>
</file>

<file path=Object 139/content.xml><?xml version="1.0" encoding="utf-8"?>
<math xmlns="http://www.w3.org/1998/Math/MathML">
  <semantics>
    <mrow>
      <mrow>
        <mo stretchy="false">{</mo>
        <mrow>
          <msub>
            <mo stretchy="false">ρ</mo>
            <mn>1,</mn>
          </msub>
          <msub>
            <mo stretchy="false">ρ</mo>
            <mn>2,</mn>
          </msub>
          <mn>...</mn>
          <mi>,</mi>
          <msub>
            <mo stretchy="false">ρ</mo>
            <mi>n</mi>
          </msub>
        </mrow>
        <mo stretchy="false">}</mo>
      </mrow>
    </mrow>
    <annotation encoding="StarMath 5.0">lbrace %iro_1, %iro_2, ..., %iro_n rbrace</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40/content.xml><?xml version="1.0" encoding="utf-8"?>
<math xmlns="http://www.w3.org/1998/Math/MathML">
  <semantics>
    <mrow>
      <mrow>
        <mrow>
          <mn>0</mn>
          <mo stretchy="false">≤</mo>
          <mi>i</mi>
        </mrow>
        <mo stretchy="false">≤</mo>
        <mi>n</mi>
      </mrow>
    </mrow>
    <annotation encoding="StarMath 5.0">0 &lt;= i &lt;= n</annotation>
  </semantics>
</math>
</file>

<file path=Object 141/content.xml><?xml version="1.0" encoding="utf-8"?>
<math xmlns="http://www.w3.org/1998/Math/MathML">
  <semantics>
    <mrow>
      <mrow>
        <mi>P</mi>
        <mo stretchy="false">=</mo>
        <mrow>
          <mo stretchy="false">{</mo>
          <mrow>
            <msub>
              <mi>p</mi>
              <mi>i</mi>
            </msub>
            <mi>,</mi>
            <mn>...</mn>
            <mi>,</mi>
            <msub>
              <mi>p</mi>
              <mi>n</mi>
            </msub>
          </mrow>
          <mo stretchy="false">}</mo>
        </mrow>
      </mrow>
    </mrow>
    <annotation encoding="StarMath 5.0">P = lbrace p_i, ..., p_n rbrace</annotation>
  </semantics>
</math>
</file>

<file path=Object 142/content.xml><?xml version="1.0" encoding="utf-8"?>
<math xmlns="http://www.w3.org/1998/Math/MathML">
  <semantics>
    <mrow>
      <mi>P</mi>
    </mrow>
    <annotation encoding="StarMath 5.0">P</annotation>
  </semantics>
</math>
</file>

<file path=Object 143/content.xml><?xml version="1.0" encoding="utf-8"?>
<math xmlns="http://www.w3.org/1998/Math/MathML">
  <semantics>
    <mrow>
      <mi>i</mi>
    </mrow>
    <annotation encoding="StarMath 5.0">i</annotation>
  </semantics>
</math>
</file>

<file path=Object 144/content.xml><?xml version="1.0" encoding="utf-8"?>
<math xmlns="http://www.w3.org/1998/Math/MathML">
  <semantics>
    <mrow>
      <mrow>
        <msub>
          <mi>s</mi>
          <mi>i</mi>
        </msub>
        <mo stretchy="false">=</mo>
        <mrow>
          <mo stretchy="false">(</mo>
          <mrow>
            <msub>
              <mi>p</mi>
              <mi>i</mi>
            </msub>
            <mi>,</mi>
            <mi>N</mi>
            <mrow>
              <mo stretchy="false">(</mo>
              <mrow>
                <msub>
                  <mo stretchy="false">θ</mo>
                  <mrow>
                    <msub>
                      <mi>p</mi>
                      <mi>i</mi>
                    </msub>
                  </mrow>
                </msub>
              </mrow>
              <mo stretchy="false">)</mo>
            </mrow>
          </mrow>
          <mo stretchy="false">)</mo>
        </mrow>
      </mrow>
    </mrow>
    <annotation encoding="StarMath 5.0">s_i = (p_i, N(%iteta_{p_i}))</annotation>
  </semantics>
</math>
</file>

<file path=Object 145/content.xml><?xml version="1.0" encoding="utf-8"?>
<math xmlns="http://www.w3.org/1998/Math/MathML">
  <semantics>
    <mrow>
      <msub>
        <mi>s</mi>
        <mi>i</mi>
      </msub>
    </mrow>
    <annotation encoding="StarMath 5.0">s_i</annotation>
  </semantics>
</math>
</file>

<file path=Object 146/content.xml><?xml version="1.0" encoding="utf-8"?>
<math xmlns="http://www.w3.org/1998/Math/MathML">
  <semantics>
    <mrow>
      <msub>
        <mo stretchy="false">θ</mo>
        <mrow>
          <msub>
            <mi>p</mi>
            <mi>i</mi>
          </msub>
        </mrow>
      </msub>
    </mrow>
    <annotation encoding="StarMath 5.0">%iteta_{p_i}</annotation>
  </semantics>
</math>
</file>

<file path=Object 147/content.xml><?xml version="1.0" encoding="utf-8"?>
<math xmlns="http://www.w3.org/1998/Math/MathML">
  <semantics>
    <mrow>
      <msub>
        <mi>p</mi>
        <mi>i</mi>
      </msub>
    </mrow>
    <annotation encoding="StarMath 5.0">p_i</annotation>
  </semantics>
</math>
</file>

<file path=Object 148/content.xml><?xml version="1.0" encoding="utf-8"?>
<math xmlns="http://www.w3.org/1998/Math/MathML">
  <semantics>
    <mrow>
      <mrow>
        <msub>
          <mi>s</mi>
          <mi>i</mi>
        </msub>
        <mo stretchy="false">≠</mo>
        <msub>
          <mi>s</mi>
          <mi>j</mi>
        </msub>
      </mrow>
      <mo stretchy="false">⇔</mo>
      <mrow>
        <mi>i</mi>
        <mo stretchy="false">≠</mo>
        <mi>j</mi>
      </mrow>
    </mrow>
    <annotation encoding="StarMath 5.0">s_i &lt;&gt; s_j dlrarrow i &lt;&gt; j</annotation>
  </semantics>
</math>
</file>

<file path=Object 149/content.xml><?xml version="1.0" encoding="utf-8"?>
<math xmlns="http://www.w3.org/1998/Math/MathML">
  <semantics>
    <mrow>
      <msub>
        <mi>s</mi>
        <mi>i</mi>
      </msub>
    </mrow>
    <annotation encoding="StarMath 5.0">s_i</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50/content.xml><?xml version="1.0" encoding="utf-8"?>
<math xmlns="http://www.w3.org/1998/Math/MathML">
  <semantics>
    <mrow>
      <mi>N</mi>
    </mrow>
    <annotation encoding="StarMath 5.0">N</annotation>
  </semantics>
</math>
</file>

<file path=Object 151/content.xml><?xml version="1.0" encoding="utf-8"?>
<math xmlns="http://www.w3.org/1998/Math/MathML">
  <semantics>
    <mrow>
      <mrow>
        <mi>N</mi>
        <mo stretchy="false">−</mo>
        <mn>1</mn>
      </mrow>
    </mrow>
    <annotation encoding="StarMath 5.0">N-1</annotation>
  </semantics>
</math>
</file>

<file path=Object 152/content.xml><?xml version="1.0" encoding="utf-8"?>
<math xmlns="http://www.w3.org/1998/Math/MathML">
  <semantics>
    <mrow>
      <msub>
        <mi>s</mi>
        <mi>i</mi>
      </msub>
    </mrow>
    <annotation encoding="StarMath 5.0">s_i</annotation>
  </semantics>
</math>
</file>

<file path=Object 153/content.xml><?xml version="1.0" encoding="utf-8"?>
<math xmlns="http://www.w3.org/1998/Math/MathML">
  <semantics>
    <mrow>
      <mi>N</mi>
    </mrow>
    <annotation encoding="StarMath 5.0">N</annotation>
  </semantics>
</math>
</file>

<file path=Object 154/content.xml><?xml version="1.0" encoding="utf-8"?>
<math xmlns="http://www.w3.org/1998/Math/MathML">
  <semantics>
    <mrow>
      <mi>N</mi>
    </mrow>
    <annotation encoding="StarMath 5.0">N</annotation>
  </semantics>
</math>
</file>

<file path=Object 155/content.xml><?xml version="1.0" encoding="utf-8"?>
<math xmlns="http://www.w3.org/1998/Math/MathML">
  <semantics>
    <mrow>
      <mrow>
        <mo stretchy="false">(</mo>
        <mrow>
          <msub>
            <mi>p</mi>
            <mn>1,</mn>
          </msub>
          <mi>N</mi>
          <mrow>
            <mo stretchy="false">(</mo>
            <mrow>
              <msub>
                <mo stretchy="false">θ</mo>
                <mn>1</mn>
              </msub>
            </mrow>
            <mo stretchy="false">)</mo>
          </mrow>
        </mrow>
        <mo stretchy="false">)</mo>
      </mrow>
    </mrow>
    <annotation encoding="StarMath 5.0">(p_1, N(%iteta_1))</annotation>
  </semantics>
</math>
</file>

<file path=Object 156/content.xml><?xml version="1.0" encoding="utf-8"?>
<math xmlns="http://www.w3.org/1998/Math/MathML">
  <semantics>
    <mrow>
      <mi>k</mi>
    </mrow>
    <annotation encoding="StarMath 5.0">k</annotation>
  </semantics>
</math>
</file>

<file path=Object 157/content.xml><?xml version="1.0" encoding="utf-8"?>
<math xmlns="http://www.w3.org/1998/Math/MathML">
  <semantics>
    <mrow>
      <mi>k</mi>
    </mrow>
    <annotation encoding="StarMath 5.0">k</annotation>
  </semantics>
</math>
</file>

<file path=Object 158/content.xml><?xml version="1.0" encoding="utf-8"?>
<math xmlns="http://www.w3.org/1998/Math/MathML">
  <semantics>
    <mrow>
      <mi>S</mi>
    </mrow>
    <annotation encoding="StarMath 5.0">S</annotation>
  </semantics>
</math>
</file>

<file path=Object 159/content.xml><?xml version="1.0" encoding="utf-8"?>
<math xmlns="http://www.w3.org/1998/Math/MathML">
  <semantics>
    <mrow>
      <mrow>
        <mo stretchy="false">(</mo>
        <mrow>
          <msub>
            <mi>s</mi>
            <mi>i</mi>
          </msub>
          <mi>,</mi>
          <mi>N</mi>
          <mrow>
            <mo stretchy="false">(</mo>
            <mrow>
              <msub>
                <mo stretchy="false">θ</mo>
                <mi>i</mi>
              </msub>
            </mrow>
            <mo stretchy="false">)</mo>
          </mrow>
        </mrow>
        <mo stretchy="false">)</mo>
      </mrow>
    </mrow>
    <annotation encoding="StarMath 5.0">(s_i, N(%iteta_i))</annotation>
  </semantics>
</math>
</file>

<file path=Object 16/content.xml><?xml version="1.0" encoding="utf-8"?>
<math xmlns="http://www.w3.org/1998/Math/MathML">
  <semantics>
    <mrow>
      <msub>
        <mi>o</mi>
        <mi>t</mi>
      </msub>
    </mrow>
    <annotation encoding="StarMath 5.0">o_t</annotation>
  </semantics>
</math>
</file>

<file path=Object 160/content.xml><?xml version="1.0" encoding="utf-8"?>
<math xmlns="http://www.w3.org/1998/Math/MathML">
  <semantics>
    <mrow>
      <mi>S</mi>
      <mi>'</mi>
    </mrow>
    <annotation encoding="StarMath 5.0">S'</annotation>
  </semantics>
</math>
</file>

<file path=Object 161/content.xml><?xml version="1.0" encoding="utf-8"?>
<math xmlns="http://www.w3.org/1998/Math/MathML">
  <semantics>
    <mrow>
      <mrow>
        <mo stretchy="false">(</mo>
        <mrow>
          <msub>
            <mi>s</mi>
            <mi>i</mi>
          </msub>
          <mi>,</mi>
          <mi>N</mi>
          <mrow>
            <mo stretchy="false">(</mo>
            <mrow>
              <msub>
                <mo stretchy="false">θ</mo>
                <mi>i</mi>
              </msub>
            </mrow>
            <mo stretchy="false">)</mo>
          </mrow>
        </mrow>
        <mo stretchy="false">)</mo>
      </mrow>
    </mrow>
    <annotation encoding="StarMath 5.0">(s_i, N(%iteta_i))</annotation>
  </semantics>
</math>
</file>

<file path=Object 162/content.xml><?xml version="1.0" encoding="utf-8"?>
<math xmlns="http://www.w3.org/1998/Math/MathML">
  <semantics>
    <mrow>
      <msub>
        <mo stretchy="false">ϕ</mo>
        <mi>S</mi>
      </msub>
    </mrow>
    <annotation encoding="StarMath 5.0">%ifi_S</annotation>
  </semantics>
</math>
</file>

<file path=Object 163/content.xml><?xml version="1.0" encoding="utf-8"?>
<math xmlns="http://www.w3.org/1998/Math/MathML">
  <semantics>
    <mrow>
      <mrow>
        <msub>
          <mo stretchy="false">ϕ</mo>
          <mi>s</mi>
        </msub>
        <mo stretchy="false">+</mo>
        <mi>N</mi>
      </mrow>
      <mrow>
        <mo stretchy="false">(</mo>
        <mrow>
          <msub>
            <mo stretchy="false">θ</mo>
            <mi>i</mi>
          </msub>
        </mrow>
        <mo stretchy="false">)</mo>
      </mrow>
      <mrow>
        <mo stretchy="false">(</mo>
        <mrow>
          <msub>
            <mi>f</mi>
            <mi>k</mi>
          </msub>
        </mrow>
        <mo stretchy="false">)</mo>
      </mrow>
    </mrow>
    <annotation encoding="StarMath 5.0">%ifi_s + N(%iteta_i)(f_k)</annotation>
  </semantics>
</math>
</file>

<file path=Object 164/content.xml><?xml version="1.0" encoding="utf-8"?>
<math xmlns="http://www.w3.org/1998/Math/MathML">
  <semantics>
    <mrow>
      <mi>k</mi>
    </mrow>
    <annotation encoding="StarMath 5.0">k</annotation>
  </semantics>
</math>
</file>

<file path=Object 165/content.xml><?xml version="1.0" encoding="utf-8"?>
<math xmlns="http://www.w3.org/1998/Math/MathML">
  <semantics>
    <mrow>
      <msub>
        <mi>f</mi>
        <mi>k</mi>
      </msub>
    </mrow>
    <annotation encoding="StarMath 5.0">f_k</annotation>
  </semantics>
</math>
</file>

<file path=Object 166/content.xml><?xml version="1.0" encoding="utf-8"?>
<math xmlns="http://www.w3.org/1998/Math/MathML">
  <semantics>
    <mrow>
      <mi>S</mi>
      <mi>'</mi>
      <mi>'</mi>
    </mrow>
    <annotation encoding="StarMath 5.0">S''</annotation>
  </semantics>
</math>
</file>

<file path=Object 167/content.xml><?xml version="1.0" encoding="utf-8"?>
<math xmlns="http://www.w3.org/1998/Math/MathML">
  <semantics>
    <mrow>
      <mrow>
        <mo stretchy="false">(</mo>
        <mrow>
          <msub>
            <mi>s</mi>
            <mrow>
              <mrow>
                <mi>i</mi>
                <mo stretchy="false">+</mo>
                <mn>1</mn>
              </mrow>
            </mrow>
          </msub>
          <mi>,</mi>
          <mi>N</mi>
          <mrow>
            <mo stretchy="false">(</mo>
            <mrow>
              <msub>
                <mo stretchy="false">θ</mo>
                <mrow>
                  <mrow>
                    <mi>i</mi>
                    <mo stretchy="false">+</mo>
                    <mn>1</mn>
                  </mrow>
                </mrow>
              </msub>
            </mrow>
            <mo stretchy="false">)</mo>
          </mrow>
        </mrow>
        <mo stretchy="false">)</mo>
      </mrow>
    </mrow>
    <annotation encoding="StarMath 5.0">(s_{i+1}, N(%iteta_{i+1}))</annotation>
  </semantics>
</math>
</file>

<file path=Object 168/content.xml><?xml version="1.0" encoding="utf-8"?>
<math xmlns="http://www.w3.org/1998/Math/MathML">
  <semantics>
    <mrow>
      <mrow>
        <msub>
          <mo stretchy="false">ϕ</mo>
          <mi>S</mi>
        </msub>
        <mo stretchy="false">+</mo>
        <mi>N</mi>
      </mrow>
      <mrow>
        <mo stretchy="false">(</mo>
        <mrow>
          <msub>
            <mo stretchy="false">θ</mo>
            <mrow>
              <mrow>
                <mi>i</mi>
                <mo stretchy="false">+</mo>
                <mn>1</mn>
              </mrow>
            </mrow>
          </msub>
        </mrow>
        <mo stretchy="false">)</mo>
      </mrow>
      <mrow>
        <mo stretchy="false">(</mo>
        <mrow>
          <msub>
            <mi>f</mi>
            <mi>k</mi>
          </msub>
        </mrow>
        <mo stretchy="false">)</mo>
      </mrow>
    </mrow>
    <annotation encoding="StarMath 5.0">%ifi_S+N(%iteta_{i+1})(f_k)</annotation>
  </semantics>
</math>
</file>

<file path=Object 169/content.xml><?xml version="1.0" encoding="utf-8"?>
<math xmlns="http://www.w3.org/1998/Math/MathML">
  <semantics>
    <mrow>
      <mi>k</mi>
    </mrow>
    <annotation encoding="StarMath 5.0">k</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70/content.xml><?xml version="1.0" encoding="utf-8"?>
<math xmlns="http://www.w3.org/1998/Math/MathML">
  <semantics>
    <mrow>
      <mi>k</mi>
    </mrow>
    <annotation encoding="StarMath 5.0">k</annotation>
  </semantics>
</math>
</file>

<file path=Object 171/content.xml><?xml version="1.0" encoding="utf-8"?>
<math xmlns="http://www.w3.org/1998/Math/MathML">
  <semantics>
    <mrow>
      <mi>f</mi>
    </mrow>
    <annotation encoding="StarMath 5.0">f</annotation>
  </semantics>
</math>
</file>

<file path=Object 172/content.xml><?xml version="1.0" encoding="utf-8"?>
<math xmlns="http://www.w3.org/1998/Math/MathML">
  <semantics>
    <mrow>
      <mrow>
        <mi>L</mi>
        <mo stretchy="false">=</mo>
        <mrow>
          <mo stretchy="false">{</mo>
          <mrow>
            <msub>
              <mi>W</mi>
              <mn>1,</mn>
            </msub>
            <msub>
              <mi>W</mi>
              <mn>2,</mn>
            </msub>
            <mn>...</mn>
            <mi>,</mi>
            <msub>
              <mi>W</mi>
              <mi>n</mi>
            </msub>
          </mrow>
          <mo stretchy="false">}</mo>
        </mrow>
      </mrow>
    </mrow>
    <annotation encoding="StarMath 5.0">L = lbrace W_1, W_2, ..., W_n rbrace</annotation>
  </semantics>
</math>
</file>

<file path=Object 173/content.xml><?xml version="1.0" encoding="utf-8"?>
<math xmlns="http://www.w3.org/1998/Math/MathML">
  <semantics>
    <mrow>
      <mrow>
        <mo stretchy="false">{</mo>
        <mrow>
          <msub>
            <mi>p</mi>
            <mrow>
              <msub>
                <mi>w</mi>
                <mi>i</mi>
              </msub>
              <mi>,</mi>
              <mn>1</mn>
            </mrow>
          </msub>
          <mi>,</mi>
          <mn>...</mn>
          <mi>,</mi>
          <msub>
            <mi>p</mi>
            <mrow>
              <msub>
                <mi>w</mi>
                <mi>i</mi>
              </msub>
              <mi>,</mi>
              <mrow>
                <mo stretchy="false">∣</mo>
                <mrow>
                  <mi>w</mi>
                </mrow>
                <mo stretchy="false">∣</mo>
              </mrow>
            </mrow>
          </msub>
        </mrow>
        <mo stretchy="false">}</mo>
      </mrow>
    </mrow>
    <annotation encoding="StarMath 5.0">lbrace p_{w_i, 1}, ..., p_{w_i, lline w rline} rbrace</annotation>
  </semantics>
</math>
</file>

<file path=Object 174/content.xml><?xml version="1.0" encoding="utf-8"?>
<math xmlns="http://www.w3.org/1998/Math/MathML">
  <semantics>
    <mrow>
      <msub>
        <mi>W</mi>
        <mi>i</mi>
      </msub>
    </mrow>
    <annotation encoding="StarMath 5.0">W_i</annotation>
  </semantics>
</math>
</file>

<file path=Object 175/content.xml><?xml version="1.0" encoding="utf-8"?>
<math xmlns="http://www.w3.org/1998/Math/MathML">
  <semantics>
    <mrow>
      <msub>
        <mi>w</mi>
        <mi>i</mi>
      </msub>
    </mrow>
    <annotation encoding="StarMath 5.0">w_i</annotation>
  </semantics>
</math>
</file>

<file path=Object 176/content.xml><?xml version="1.0" encoding="utf-8"?>
<math xmlns="http://www.w3.org/1998/Math/MathML">
  <semantics>
    <mrow>
      <msub>
        <mi>p</mi>
        <mrow>
          <msub>
            <mi>w</mi>
            <mi>i</mi>
          </msub>
          <mi>,</mi>
          <mi>j</mi>
        </mrow>
      </msub>
    </mrow>
    <annotation encoding="StarMath 5.0">p_{w_i, j}</annotation>
  </semantics>
</math>
</file>

<file path=Object 177/content.xml><?xml version="1.0" encoding="utf-8"?>
<math xmlns="http://www.w3.org/1998/Math/MathML">
  <semantics>
    <mrow>
      <mrow>
        <mo stretchy="false">(</mo>
        <mrow>
          <msub>
            <mi>w</mi>
            <mi>i</mi>
          </msub>
          <mi>,</mi>
          <mi>j</mi>
        </mrow>
        <mo stretchy="false">)</mo>
      </mrow>
    </mrow>
    <annotation encoding="StarMath 5.0">(w_i, j)</annotation>
  </semantics>
</math>
</file>

<file path=Object 178/content.xml><?xml version="1.0" encoding="utf-8"?>
<math xmlns="http://www.w3.org/1998/Math/MathML">
  <semantics>
    <mrow>
      <mrow>
        <mo stretchy="false">[</mo>
        <mrow>
          <msub>
            <mi>f</mi>
            <mi>k</mi>
          </msub>
          <mi>,</mi>
          <mn>...</mn>
          <mi>,</mi>
          <msub>
            <mi>f</mi>
            <mrow>
              <mrow>
                <mi>k</mi>
                <mo stretchy="false">+</mo>
                <mi>m</mi>
              </mrow>
            </mrow>
          </msub>
        </mrow>
        <mo stretchy="false">]</mo>
      </mrow>
    </mrow>
    <annotation encoding="StarMath 5.0">[f_k, ..., f_{k+m}]</annotation>
  </semantics>
</math>
</file>

<file path=Object 179/content.xml><?xml version="1.0" encoding="utf-8"?>
<math xmlns="http://www.w3.org/1998/Math/MathML">
  <semantics>
    <mrow>
      <msub>
        <mi>S</mi>
        <mi>i</mi>
      </msub>
    </mrow>
    <annotation encoding="StarMath 5.0">S_i</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80/content.xml><?xml version="1.0" encoding="utf-8"?>
<math xmlns="http://www.w3.org/1998/Math/MathML">
  <semantics>
    <mrow>
      <mrow>
        <msub>
          <mi>W</mi>
          <mi>k</mi>
        </msub>
        <mo stretchy="false">∈</mo>
        <mi>L</mi>
      </mrow>
    </mrow>
    <annotation encoding="StarMath 5.0">W_k in L</annotation>
  </semantics>
</math>
</file>

<file path=Object 181/content.xml><?xml version="1.0" encoding="utf-8"?>
<math xmlns="http://www.w3.org/1998/Math/MathML">
  <semantics>
    <mrow>
      <mrow>
        <mrow>
          <mn>0</mn>
          <mo stretchy="false">≤</mo>
          <mi>j</mi>
        </mrow>
        <mo stretchy="false">&lt;</mo>
        <mrow>
          <mo stretchy="false">∣</mo>
          <mrow>
            <msub>
              <mi>w</mi>
              <mi>k</mi>
            </msub>
          </mrow>
          <mo stretchy="false">∣</mo>
        </mrow>
      </mrow>
    </mrow>
    <annotation encoding="StarMath 5.0">0 &lt;= j &lt; lline w_k rline</annotation>
  </semantics>
</math>
</file>

<file path=Object 182/content.xml><?xml version="1.0" encoding="utf-8"?>
<math xmlns="http://www.w3.org/1998/Math/MathML">
  <semantics>
    <mrow>
      <mi>m</mi>
    </mrow>
    <annotation encoding="StarMath 5.0">m</annotation>
  </semantics>
</math>
</file>

<file path=Object 183/content.xml><?xml version="1.0" encoding="utf-8"?>
<math xmlns="http://www.w3.org/1998/Math/MathML">
  <semantics>
    <mrow>
      <mrow>
        <mrow>
          <mi>j</mi>
          <mo stretchy="false">+</mo>
          <mi>m</mi>
        </mrow>
        <mo stretchy="false">&lt;</mo>
        <mrow>
          <mo stretchy="false">∣</mo>
          <mrow>
            <msub>
              <mi>w</mi>
              <mi>k</mi>
            </msub>
          </mrow>
          <mo stretchy="false">∣</mo>
        </mrow>
      </mrow>
    </mrow>
    <annotation encoding="StarMath 5.0">j + m &lt; lline w_k rline</annotation>
  </semantics>
</math>
</file>

<file path=Object 184/content.xml><?xml version="1.0" encoding="utf-8"?>
<math xmlns="http://www.w3.org/1998/Math/MathML">
  <semantics>
    <mrow>
      <msub>
        <mo stretchy="false">∀</mo>
        <mrow>
          <mrow>
            <mi>z</mi>
            <mo stretchy="false">∈</mo>
            <mrow>
              <mo stretchy="false">〈</mo>
              <mrow>
                <mi>j</mi>
                <mi>,</mi>
                <mrow>
                  <mi>j</mi>
                  <mo stretchy="false">+</mo>
                  <mi>m</mi>
                </mrow>
              </mrow>
              <mo stretchy="false">〉</mo>
            </mrow>
          </mrow>
        </mrow>
      </msub>
      <mrow>
        <msub>
          <mi>p</mi>
          <mrow>
            <msub>
              <mi>w</mi>
              <mi>k</mi>
            </msub>
            <mi>,</mi>
            <mi>z</mi>
          </mrow>
        </msub>
        <mo stretchy="false">=</mo>
        <msub>
          <mo stretchy="false">ρ</mo>
          <mrow>
            <mrow>
              <mrow>
                <mi>i</mi>
                <mo stretchy="false">+</mo>
                <mi>z</mi>
              </mrow>
              <mo stretchy="false">−</mo>
              <mi>j</mi>
            </mrow>
          </mrow>
        </msub>
      </mrow>
    </mrow>
    <annotation encoding="StarMath 5.0">forall_{z in langle j, j+m rangle } p_{w_k, z} = %iro_{i+z-j}</annotation>
  </semantics>
</math>
</file>

<file path=Object 185/content.xml><?xml version="1.0" encoding="utf-8"?>
<math xmlns="http://www.w3.org/1998/Math/MathML">
  <semantics>
    <mrow>
      <mrow>
        <mi>m</mi>
        <mo stretchy="false">&gt;</mo>
        <mn>2</mn>
      </mrow>
    </mrow>
    <annotation encoding="StarMath 5.0">m &gt; 2</annotation>
  </semantics>
</math>
</file>

<file path=Object 186/content.xml><?xml version="1.0" encoding="utf-8"?>
<math xmlns="http://www.w3.org/1998/Math/MathML">
  <semantics>
    <mrow>
      <mrow>
        <mo stretchy="false">{</mo>
        <mrow>
          <msub>
            <mi>p</mi>
            <mrow>
              <msub>
                <mi>w</mi>
                <mi>k</mi>
              </msub>
              <mi>,</mi>
              <mi>j</mi>
            </mrow>
          </msub>
          <mi>,</mi>
          <mn>...</mn>
          <mi>,</mi>
          <msub>
            <mi>p</mi>
            <mrow>
              <msub>
                <mi>w</mi>
                <mi>k</mi>
              </msub>
              <mi>,</mi>
              <mrow>
                <mi>j</mi>
                <mo stretchy="false">+</mo>
                <mi>m</mi>
              </mrow>
            </mrow>
          </msub>
        </mrow>
        <mo stretchy="false">}</mo>
      </mrow>
    </mrow>
    <annotation encoding="StarMath 5.0">lbrace p_{w_k, j}, ..., p_{w_k, j + m} rbrace</annotation>
  </semantics>
</math>
</file>

<file path=Object 187/content.xml><?xml version="1.0" encoding="utf-8"?>
<math xmlns="http://www.w3.org/1998/Math/MathML">
  <semantics>
    <mrow>
      <msub>
        <mi>S</mi>
        <mi>i</mi>
      </msub>
    </mrow>
    <annotation encoding="StarMath 5.0">S_i</annotation>
  </semantics>
</math>
</file>

<file path=Object 188/content.xml><?xml version="1.0" encoding="utf-8"?>
<math xmlns="http://www.w3.org/1998/Math/MathML">
  <semantics>
    <mrow>
      <mrow>
        <msub>
          <mi>S</mi>
          <mi>i</mi>
        </msub>
        <mo stretchy="false">=</mo>
        <mo stretchy="false">∅</mo>
      </mrow>
    </mrow>
    <annotation encoding="StarMath 5.0">S_i = emptyset </annotation>
  </semantics>
</math>
</file>

<file path=Object 189/content.xml><?xml version="1.0" encoding="utf-8"?>
<math xmlns="http://www.w3.org/1998/Math/MathML">
  <semantics>
    <mrow>
      <mrow>
        <mi>m</mi>
        <mo stretchy="false">&gt;</mo>
        <mn>1</mn>
      </mrow>
    </mrow>
    <annotation encoding="StarMath 5.0">m &gt; 1</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190/content.xml><?xml version="1.0" encoding="utf-8"?>
<math xmlns="http://www.w3.org/1998/Math/MathML">
  <semantics>
    <mrow>
      <mrow>
        <mo stretchy="false">{</mo>
        <mrow>
          <msub>
            <mi>S</mi>
            <mn>1,</mn>
          </msub>
          <mn>...</mn>
          <mi>,</mi>
          <msub>
            <mi>S</mi>
            <mrow>
              <mrow>
                <mi>n</mi>
                <mo stretchy="false">−</mo>
                <mn>1</mn>
              </mrow>
            </mrow>
          </msub>
        </mrow>
        <mo stretchy="false">}</mo>
      </mrow>
    </mrow>
    <annotation encoding="StarMath 5.0">lbrace S_1, ..., S_{n-1} rbrace</annotation>
  </semantics>
</math>
</file>

<file path=Object 191/content.xml><?xml version="1.0" encoding="utf-8"?>
<math xmlns="http://www.w3.org/1998/Math/MathML">
  <semantics>
    <mrow>
      <msub>
        <mi>S</mi>
        <mi>i</mi>
      </msub>
    </mrow>
    <annotation encoding="StarMath 5.0">S_i</annotation>
  </semantics>
</math>
</file>

<file path=Object 192/content.xml><?xml version="1.0" encoding="utf-8"?>
<math xmlns="http://www.w3.org/1998/Math/MathML">
  <semantics>
    <mrow>
      <msub>
        <mo stretchy="false">ρ</mo>
        <mi>i</mi>
      </msub>
    </mrow>
    <annotation encoding="StarMath 5.0">%iro_i</annotation>
  </semantics>
</math>
</file>

<file path=Object 193/content.xml><?xml version="1.0" encoding="utf-8"?>
<math xmlns="http://www.w3.org/1998/Math/MathML">
  <semantics>
    <mrow>
      <mrow>
        <mo stretchy="false">{</mo>
        <mrow>
          <msub>
            <mi>S</mi>
            <mn>1,</mn>
          </msub>
          <mn>...</mn>
          <mi>,</mi>
          <msub>
            <mi>S</mi>
            <mrow>
              <mrow>
                <mi>n</mi>
                <mo stretchy="false">−</mo>
                <mn>1</mn>
              </mrow>
            </mrow>
          </msub>
        </mrow>
        <mo stretchy="false">}</mo>
      </mrow>
    </mrow>
    <annotation encoding="StarMath 5.0">lbrace S_1, ..., S_{n-1} rbrace</annotation>
  </semantics>
</math>
</file>

<file path=Object 194/content.xml><?xml version="1.0" encoding="utf-8"?>
<math xmlns="http://www.w3.org/1998/Math/MathML">
  <semantics>
    <mrow>
      <mrow>
        <msub>
          <mi>S</mi>
          <mi>k</mi>
        </msub>
        <mo stretchy="false">=</mo>
        <mrow>
          <mo stretchy="false">{</mo>
          <mrow>
            <msub>
              <mi>s</mi>
              <mn>1,</mn>
            </msub>
            <mn>...</mn>
            <mi>,</mi>
            <msub>
              <mi>s</mi>
              <mi>l</mi>
            </msub>
          </mrow>
          <mo stretchy="false">}</mo>
        </mrow>
      </mrow>
    </mrow>
    <annotation encoding="StarMath 5.0">S_k = lbrace s_1, ..., s_l rbrace</annotation>
  </semantics>
</math>
</file>

<file path=Object 195/content.xml><?xml version="1.0" encoding="utf-8"?>
<math xmlns="http://www.w3.org/1998/Math/MathML">
  <semantics>
    <mrow>
      <msub>
        <mi>s</mi>
        <mi>i</mi>
      </msub>
    </mrow>
    <annotation encoding="StarMath 5.0">s_i</annotation>
  </semantics>
</math>
</file>

<file path=Object 196/content.xml><?xml version="1.0" encoding="utf-8"?>
<math xmlns="http://www.w3.org/1998/Math/MathML">
  <semantics>
    <mrow>
      <mrow>
        <msub>
          <mi>s</mi>
          <mi>i</mi>
        </msub>
        <mo stretchy="false">∈</mo>
        <msub>
          <mi>S</mi>
          <mi>k</mi>
        </msub>
      </mrow>
    </mrow>
    <annotation encoding="StarMath 5.0">s_i in S_k</annotation>
  </semantics>
</math>
</file>

<file path=Object 197/content.xml><?xml version="1.0" encoding="utf-8"?>
<math xmlns="http://www.w3.org/1998/Math/MathML">
  <semantics>
    <mrow>
      <msub>
        <mi>s</mi>
        <mi>j</mi>
      </msub>
      <mrow>
        <mi>'</mi>
        <mo stretchy="false">∈</mo>
        <msub>
          <mi>S</mi>
          <mrow>
            <mrow>
              <mi>k</mi>
              <mo stretchy="false">+</mo>
              <mn>1</mn>
            </mrow>
          </mrow>
        </msub>
      </mrow>
    </mrow>
    <annotation encoding="StarMath 5.0">s_j' in S_{k+1}</annotation>
  </semantics>
</math>
</file>

<file path=Object 19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cfe7f5" draw:textarea-horizontal-align="justify" draw:textarea-vertical-align="middle" draw:auto-grow-height="fals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stroke="dash" draw:stroke-dash="Ultrafine_20_Dashed" draw:marker-start="Arrow" draw:marker-start-width="0.3cm" draw:marker-end="Arrow" draw:marker-end-width="0.3cm"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0.1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5.35cm" fo:min-width="0cm"/>
    </style:style>
    <style:style style:name="gr9" style:family="graphic" style:parent-style-name="objectwithoutfill">
      <style:graphic-properties draw:stroke="dash" draw:stroke-dash="Ultrafine_20_Dashed" draw:fill="none" draw:textarea-vertical-align="middl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objectwithoutfill">
      <style:graphic-properties draw:stroke="dash" draw:stroke-dash="Ultrafine_20_Dashed"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1" draw:layer="layout" svg:width="2.1cm" svg:height="3.1cm" svg:x="2.3cm" svg:y="2.9cm">
          <text:p text:style-name="P1">a</text:p>
          <draw:enhanced-geometry svg:viewBox="0 0 21600 21600" draw:type="rectangle" draw:enhanced-path="M 0 0 L 21600 0 21600 21600 0 21600 0 0 Z N"/>
        </draw:custom-shape>
        <draw:custom-shape draw:style-name="gr2" draw:text-style-name="P1" draw:layer="layout" svg:width="2.1cm" svg:height="3.1cm" svg:x="4.4cm" svg:y="2.9cm">
          <text:p text:style-name="P1">b</text:p>
          <draw:enhanced-geometry svg:viewBox="0 0 21600 21600" draw:type="rectangle" draw:enhanced-path="M 0 0 L 21600 0 21600 21600 0 21600 0 0 Z N"/>
        </draw:custom-shape>
        <draw:custom-shape draw:style-name="gr1" draw:text-style-name="P1" draw:layer="layout" svg:width="2.1cm" svg:height="3.1cm" svg:x="6.5cm" svg:y="2.9cm">
          <text:p text:style-name="P1">a</text:p>
          <draw:enhanced-geometry svg:viewBox="0 0 21600 21600" draw:type="rectangle" draw:enhanced-path="M 0 0 L 21600 0 21600 21600 0 21600 0 0 Z N"/>
        </draw:custom-shape>
        <draw:custom-shape draw:style-name="gr2" draw:text-style-name="P1" draw:layer="layout" svg:width="2.1cm" svg:height="3.1cm" svg:x="8.6cm" svg:y="2.9cm">
          <text:p text:style-name="P1">b</text:p>
          <draw:enhanced-geometry svg:viewBox="0 0 21600 21600" draw:mirror-horizontal="false" draw:mirror-vertical="false" draw:type="rectangle" draw:enhanced-path="M 0 0 L 21600 0 21600 21600 0 21600 0 0 Z N"/>
        </draw:custom-shape>
        <draw:custom-shape draw:style-name="gr3" draw:text-style-name="P1" draw:layer="layout" svg:width="2.1cm" svg:height="3.1cm" svg:x="10.7cm" svg:y="2.9cm">
          <text:p text:style-name="P1">d</text:p>
          <draw:enhanced-geometry svg:viewBox="0 0 21600 21600" draw:mirror-horizontal="false" draw:mirror-vertical="false" draw:type="rectangle" draw:enhanced-path="M 0 0 L 21600 0 21600 21600 0 21600 0 0 Z N"/>
        </draw:custom-shape>
        <draw:custom-shape draw:style-name="gr2" draw:text-style-name="P1" draw:layer="layout" svg:width="2.6cm" svg:height="3.1cm" svg:x="3.7cm" svg:y="7.9cm">
          <text:p text:style-name="P1">b</text:p>
          <draw:enhanced-geometry svg:viewBox="0 0 21600 21600" draw:type="rectangle" draw:enhanced-path="M 0 0 L 21600 0 21600 21600 0 21600 0 0 Z N"/>
        </draw:custom-shape>
        <draw:custom-shape draw:style-name="gr1" draw:text-style-name="P1" draw:layer="layout" svg:width="2.4cm" svg:height="3.1cm" svg:x="6.3cm" svg:y="7.9cm">
          <text:p text:style-name="P1">a</text:p>
          <draw:enhanced-geometry svg:viewBox="0 0 21600 21600" draw:type="rectangle" draw:enhanced-path="M 0 0 L 21600 0 21600 21600 0 21600 0 0 Z N"/>
        </draw:custom-shape>
        <draw:custom-shape draw:style-name="gr2" draw:text-style-name="P1" draw:layer="layout" svg:width="1.8cm" svg:height="3.1cm" svg:x="8.7cm" svg:y="7.9cm">
          <text:p text:style-name="P1">b</text:p>
          <draw:enhanced-geometry svg:viewBox="0 0 21600 21600" draw:type="rectangle" draw:enhanced-path="M 0 0 L 21600 0 21600 21600 0 21600 0 0 Z N"/>
        </draw:custom-shape>
        <draw:custom-shape draw:style-name="gr1" draw:text-style-name="P1" draw:layer="layout" svg:width="2.1cm" svg:height="3.1cm" svg:x="10.5cm" svg:y="7.9cm">
          <text:p text:style-name="P1">d</text:p>
          <draw:enhanced-geometry svg:viewBox="0 0 21600 21600" draw:type="rectangle" draw:enhanced-path="M 0 0 L 21600 0 21600 21600 0 21600 0 0 Z N"/>
        </draw:custom-shape>
        <draw:custom-shape draw:style-name="gr2" draw:text-style-name="P1" draw:layer="layout" svg:width="2.4cm" svg:height="3.1cm" svg:x="12.3cm" svg:y="7.9cm">
          <text:p text:style-name="P1">e</text:p>
          <draw:enhanced-geometry svg:viewBox="0 0 21600 21600" draw:type="rectangle" draw:enhanced-path="M 0 0 L 21600 0 21600 21600 0 21600 0 0 Z N"/>
        </draw:custom-shape>
        <draw:line draw:style-name="gr4" draw:text-style-name="P1" draw:layer="layout" svg:x1="5.2cm" svg:y1="2.9cm" svg:x2="5.2cm" svg:y2="6cm">
          <text:p/>
        </draw:line>
        <draw:line draw:style-name="gr4" draw:text-style-name="P1" draw:layer="layout" svg:x1="5.8cm" svg:y1="2.9cm" svg:x2="5.8cm" svg:y2="6cm">
          <text:p/>
        </draw:line>
        <draw:line draw:style-name="gr4" draw:text-style-name="P1" draw:layer="layout" svg:x1="4.5cm" svg:y1="7.9cm" svg:x2="4.5cm" svg:y2="11cm">
          <text:p/>
        </draw:line>
        <draw:line draw:style-name="gr4" draw:text-style-name="P1" draw:layer="layout" svg:x1="5.5cm" svg:y1="7.9cm" svg:x2="5.5cm" svg:y2="11cm">
          <text:p/>
        </draw:line>
        <draw:line draw:style-name="gr5" draw:text-style-name="P1" draw:layer="layout" svg:x1="5.6cm" svg:y1="6cm" svg:x2="4.8cm" svg:y2="7.9cm">
          <text:p/>
        </draw:line>
        <draw:frame draw:style-name="gr6" draw:layer="layout" svg:width="0.82cm" svg:height="0.962cm" svg:x="3cm" svg:y="2cm">
          <draw:text-box>
            <text:p>k</text:p>
          </draw:text-box>
        </draw:frame>
        <draw:frame draw:style-name="gr7" draw:layer="layout" svg:width="1.899cm" svg:height="0.962cm" svg:x="4.501cm" svg:y="1.938cm">
          <draw:text-box>
            <text:p>k + 1</text:p>
          </draw:text-box>
        </draw:frame>
        <draw:frame draw:style-name="gr7" draw:layer="layout" svg:width="1.543cm" svg:height="0.962cm" svg:x="6.8cm" svg:y="2cm">
          <draw:text-box>
            <text:p>k+2</text:p>
          </draw:text-box>
        </draw:frame>
        <draw:frame draw:style-name="gr7" draw:layer="layout" svg:width="1.543cm" svg:height="0.962cm" svg:x="8.957cm" svg:y="2cm">
          <draw:text-box>
            <text:p>k+3</text:p>
          </draw:text-box>
        </draw:frame>
        <draw:frame draw:style-name="gr7" draw:layer="layout" svg:width="1.543cm" svg:height="0.962cm" svg:x="11cm" svg:y="2.038cm">
          <draw:text-box>
            <text:p>k+4</text:p>
          </draw:text-box>
        </draw:frame>
        <draw:frame draw:style-name="gr7" draw:layer="layout" svg:width="1.543cm" svg:height="0.962cm" svg:x="4.3cm" svg:y="11.3cm">
          <draw:text-box>
            <text:p>k+1</text:p>
          </draw:text-box>
        </draw:frame>
        <draw:frame draw:style-name="gr8" draw:layer="layout" svg:width="1.543cm" svg:height="1.762cm" svg:x="6.657cm" svg:y="11.3cm">
          <draw:text-box>
            <text:p>k+2</text:p>
          </draw:text-box>
        </draw:frame>
        <draw:frame draw:style-name="gr7" draw:layer="layout" svg:width="1.543cm" svg:height="0.962cm" svg:x="8.857cm" svg:y="11.3cm">
          <draw:text-box>
            <text:p>k+3</text:p>
          </draw:text-box>
        </draw:frame>
        <draw:frame draw:style-name="gr7" draw:layer="layout" svg:width="1.543cm" svg:height="0.962cm" svg:x="10.6cm" svg:y="11.3cm">
          <draw:text-box>
            <text:p>k+4</text:p>
          </draw:text-box>
        </draw:frame>
        <draw:frame draw:style-name="gr7" draw:layer="layout" svg:width="1.543cm" svg:height="0.962cm" svg:x="12.7cm" svg:y="11.3cm">
          <draw:text-box>
            <text:p>k+5</text:p>
          </draw:text-box>
        </draw:frame>
        <draw:line draw:style-name="gr9" draw:text-style-name="P1" draw:layer="layout" svg:x1="5.6cm" svg:y1="6cm" svg:x2="5.6cm" svg:y2="2.9cm">
          <text:p/>
        </draw:line>
        <draw:line draw:style-name="gr9" draw:text-style-name="P1" draw:layer="layout" svg:x1="4.8cm" svg:y1="11cm" svg:x2="4.8cm" svg:y2="7.8cm">
          <text:p/>
        </draw:line>
        <draw:frame draw:style-name="gr10" draw:text-style-name="P1" draw:layer="layout" svg:width="3.359cm" svg:height="3.121cm" svg:x="2.041cm" svg:y="15.9cm">
          <draw:image xlink:href="Pictures/100000000000007F00000076DCB0AC82.png" xlink:type="simple" xlink:show="embed" xlink:actuate="onLoad">
            <text:p/>
          </draw:image>
        </draw:frame>
        <draw:frame draw:style-name="gr10" draw:text-style-name="P1" draw:layer="layout" svg:width="9.921cm" svg:height="3.227cm" svg:x="5.5cm" svg:y="15.773cm">
          <draw:image xlink:href="Pictures/10000000000001770000007A70CD4F2B.png" xlink:type="simple" xlink:show="embed" xlink:actuate="onLoad">
            <text:p/>
          </draw:image>
        </draw:frame>
        <draw:line draw:style-name="gr11" draw:text-style-name="P1" draw:layer="layout" svg:x1="9.1cm" svg:y1="13.2cm" svg:x2="9.1cm" svg:y2="15.3cm">
          <text:p/>
        </draw:line>
      </draw:page>
    </office:drawing>
  </office:body>
</office:document-content>
</file>

<file path=Object 19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pl" fo:country="PL"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199/content.xml><?xml version="1.0" encoding="utf-8"?>
<math xmlns="http://www.w3.org/1998/Math/MathML">
  <semantics>
    <mrow>
      <msub>
        <mi>s</mi>
        <mi>i</mi>
      </msub>
    </mrow>
    <annotation encoding="StarMath 5.0">s_i</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00/content.xml><?xml version="1.0" encoding="utf-8"?>
<math xmlns="http://www.w3.org/1998/Math/MathML">
  <semantics>
    <mrow>
      <msub>
        <mi>s</mi>
        <mi>j</mi>
      </msub>
      <mi>'</mi>
    </mrow>
    <annotation encoding="StarMath 5.0">s_j'</annotation>
  </semantics>
</math>
</file>

<file path=Object 201/content.xml><?xml version="1.0" encoding="utf-8"?>
<math xmlns="http://www.w3.org/1998/Math/MathML">
  <semantics>
    <mrow>
      <msub>
        <mi>s</mi>
        <mi>i</mi>
      </msub>
    </mrow>
    <annotation encoding="StarMath 5.0">s_i</annotation>
  </semantics>
</math>
</file>

<file path=Object 202/content.xml><?xml version="1.0" encoding="utf-8"?>
<math xmlns="http://www.w3.org/1998/Math/MathML">
  <semantics>
    <mrow>
      <msub>
        <mi>s</mi>
        <mi>j</mi>
      </msub>
      <mi>'</mi>
    </mrow>
    <annotation encoding="StarMath 5.0">s_j'</annotation>
  </semantics>
</math>
</file>

<file path=Object 203/content.xml><?xml version="1.0" encoding="utf-8"?>
<math xmlns="http://www.w3.org/1998/Math/MathML">
  <semantics>
    <mrow>
      <msub>
        <mi>s</mi>
        <mi>i</mi>
      </msub>
    </mrow>
    <annotation encoding="StarMath 5.0">s_i</annotation>
  </semantics>
</math>
</file>

<file path=Object 204/content.xml><?xml version="1.0" encoding="utf-8"?>
<math xmlns="http://www.w3.org/1998/Math/MathML">
  <semantics>
    <mrow>
      <msub>
        <mi>s</mi>
        <mi>j</mi>
      </msub>
      <mi>'</mi>
    </mrow>
    <annotation encoding="StarMath 5.0">s_j'</annotation>
  </semantics>
</math>
</file>

<file path=Object 205/content.xml><?xml version="1.0" encoding="utf-8"?>
<math xmlns="http://www.w3.org/1998/Math/MathML">
  <semantics>
    <mrow>
      <msub>
        <mo stretchy="false">ρ</mo>
        <mrow>
          <mrow>
            <mi>k</mi>
            <mo stretchy="false">+</mo>
            <mn>1</mn>
          </mrow>
        </mrow>
      </msub>
    </mrow>
    <annotation encoding="StarMath 5.0">%iro_{k+1}</annotation>
  </semantics>
</math>
</file>

<file path=Object 206/content.xml><?xml version="1.0" encoding="utf-8"?>
<math xmlns="http://www.w3.org/1998/Math/MathML">
  <semantics>
    <mrow>
      <mrow>
        <mo stretchy="false">[</mo>
        <mrow>
          <msub>
            <mi>f</mi>
            <mi>a</mi>
          </msub>
          <mi>,</mi>
          <mn>...</mn>
          <mi>,</mi>
          <msub>
            <mi>f</mi>
            <mi>b</mi>
          </msub>
        </mrow>
        <mo stretchy="false">]</mo>
      </mrow>
    </mrow>
    <annotation encoding="StarMath 5.0">[f_a, ..., f_b]</annotation>
  </semantics>
</math>
</file>

<file path=Object 207/content.xml><?xml version="1.0" encoding="utf-8"?>
<math xmlns="http://www.w3.org/1998/Math/MathML">
  <semantics>
    <mrow>
      <msub>
        <mi>s</mi>
        <mi>i</mi>
      </msub>
    </mrow>
    <annotation encoding="StarMath 5.0">s_i</annotation>
  </semantics>
</math>
</file>

<file path=Object 208/content.xml><?xml version="1.0" encoding="utf-8"?>
<math xmlns="http://www.w3.org/1998/Math/MathML">
  <semantics>
    <mrow>
      <msub>
        <mi>s</mi>
        <mi>j</mi>
      </msub>
      <mi>'</mi>
    </mrow>
    <annotation encoding="StarMath 5.0">s_j'</annotation>
  </semantics>
</math>
</file>

<file path=Object 209/content.xml><?xml version="1.0" encoding="utf-8"?>
<math xmlns="http://www.w3.org/1998/Math/MathML">
  <semantics>
    <mrow>
      <mrow>
        <mo stretchy="false">[</mo>
        <mrow>
          <msub>
            <mi>f</mi>
            <mi>c</mi>
          </msub>
          <mi>,</mi>
          <mn>...</mn>
          <mi>,</mi>
          <msub>
            <mi>f</mi>
            <mi>d</mi>
          </msub>
        </mrow>
        <mo stretchy="false">]</mo>
      </mrow>
    </mrow>
    <annotation encoding="StarMath 5.0">[f_c, ..., f_d]</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10/content.xml><?xml version="1.0" encoding="utf-8"?>
<math xmlns="http://www.w3.org/1998/Math/MathML">
  <semantics>
    <mrow>
      <msub>
        <mi mathvariant="italic">argmax</mi>
        <mrow>
          <mrow>
            <mi>x</mi>
            <mo stretchy="false">∈</mo>
            <mrow>
              <mo stretchy="false">〈</mo>
              <mrow>
                <mrow>
                  <mfrac>
                    <mrow>
                      <mo stretchy="false">(</mo>
                      <mrow>
                        <mrow>
                          <mi>a</mi>
                          <mo stretchy="false">+</mo>
                          <mi>b</mi>
                        </mrow>
                      </mrow>
                      <mo stretchy="false">)</mo>
                    </mrow>
                    <mn>2</mn>
                  </mfrac>
                  <mo stretchy="false">−</mo>
                  <mfrac>
                    <mfenced open="∣" close="∣">
                      <mrow>
                        <mrow>
                          <mi>a</mi>
                          <mo stretchy="false">−</mo>
                          <mi>b</mi>
                        </mrow>
                      </mrow>
                    </mfenced>
                    <mo stretchy="false">δ</mo>
                  </mfrac>
                </mrow>
                <mi>,</mi>
                <mrow>
                  <mfrac>
                    <mrow>
                      <mo stretchy="false">(</mo>
                      <mrow>
                        <mrow>
                          <mi>a</mi>
                          <mo stretchy="false">+</mo>
                          <mi>b</mi>
                        </mrow>
                      </mrow>
                      <mo stretchy="false">)</mo>
                    </mrow>
                    <mn>2</mn>
                  </mfrac>
                  <mo stretchy="false">+</mo>
                  <mfrac>
                    <mfenced open="∣" close="∣">
                      <mrow>
                        <mrow>
                          <mi>a</mi>
                          <mo stretchy="false">−</mo>
                          <mi>b</mi>
                        </mrow>
                      </mrow>
                    </mfenced>
                    <mo stretchy="false">δ</mo>
                  </mfrac>
                </mrow>
              </mrow>
              <mo stretchy="false">〉</mo>
            </mrow>
          </mrow>
          <mi>,</mi>
          <mrow>
            <mi>y</mi>
            <mo stretchy="false">∈</mo>
            <mrow>
              <mo stretchy="false">〈</mo>
              <mrow>
                <mrow>
                  <mfrac>
                    <mrow>
                      <mo stretchy="false">(</mo>
                      <mrow>
                        <mrow>
                          <mi>c</mi>
                          <mo stretchy="false">+</mo>
                          <mi>d</mi>
                        </mrow>
                      </mrow>
                      <mo stretchy="false">)</mo>
                    </mrow>
                    <mn>2</mn>
                  </mfrac>
                  <mo stretchy="false">−</mo>
                  <mfrac>
                    <mfenced open="∣" close="∣">
                      <mrow>
                        <mrow>
                          <mi>c</mi>
                          <mo stretchy="false">−</mo>
                          <mi>d</mi>
                        </mrow>
                      </mrow>
                    </mfenced>
                    <mo stretchy="false">δ</mo>
                  </mfrac>
                </mrow>
                <mi>,</mi>
                <mrow>
                  <mfrac>
                    <mrow>
                      <mo stretchy="false">(</mo>
                      <mrow>
                        <mrow>
                          <mi>c</mi>
                          <mo stretchy="false">+</mo>
                          <mi>d</mi>
                        </mrow>
                      </mrow>
                      <mo stretchy="false">)</mo>
                    </mrow>
                    <mn>2</mn>
                  </mfrac>
                  <mo stretchy="false">+</mo>
                  <mfrac>
                    <mfenced open="∣" close="∣">
                      <mrow>
                        <mrow>
                          <mi>c</mi>
                          <mo stretchy="false">−</mo>
                          <mi>d</mi>
                        </mrow>
                      </mrow>
                    </mfenced>
                    <mo stretchy="false">δ</mo>
                  </mfrac>
                </mrow>
              </mrow>
              <mo stretchy="false">〉</mo>
            </mrow>
          </mrow>
        </mrow>
      </msub>
      <mrow>
        <mo stretchy="false">(</mo>
        <mrow>
          <mi mathvariant="italic">dist</mi>
          <mrow>
            <mo stretchy="false">(</mo>
            <mrow>
              <msub>
                <mi>f</mi>
                <mi>x</mi>
              </msub>
              <mi>,</mi>
              <msub>
                <mi>f</mi>
                <mi>y</mi>
              </msub>
            </mrow>
            <mo stretchy="false">)</mo>
          </mrow>
        </mrow>
        <mo stretchy="false">)</mo>
      </mrow>
    </mrow>
    <annotation encoding="StarMath 5.0">argmax_{x in langle (a + b) over 2 - abs{a - b} over %idelta, (a + b) over 2 + abs{a - b} over %idelta rangle, y in langle (c + d) over 2 - abs{c - d} over %idelta, (c + d) over 2 + abs{c - d} over %idelta rangle}(dist(f_x, f_y))</annotation>
  </semantics>
</math>
</file>

<file path=Object 211/content.xml><?xml version="1.0" encoding="utf-8"?>
<math xmlns="http://www.w3.org/1998/Math/MathML">
  <semantics>
    <mrow>
      <mo stretchy="false">δ</mo>
    </mrow>
    <annotation encoding="StarMath 5.0">%idelta</annotation>
  </semantics>
</math>
</file>

<file path=Object 212/content.xml><?xml version="1.0" encoding="utf-8"?>
<math xmlns="http://www.w3.org/1998/Math/MathML">
  <semantics>
    <mrow>
      <mi mathvariant="italic">output</mi>
    </mrow>
    <annotation encoding="StarMath 5.0">output</annotation>
  </semantics>
</math>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semantics>
    <mrow>
      <msub>
        <mi mathvariant="italic">argmax</mi>
        <mrow>
          <mstyle mathsize="10pt">
            <mrow>
              <mi mathvariant="italic">alignment</mi>
            </mrow>
          </mstyle>
        </mrow>
      </msub>
      <mrow>
        <msub>
          <mo stretchy="false">∑</mo>
          <mrow>
            <mrow>
              <mi>a</mi>
              <mo stretchy="false">∈</mo>
              <mstyle mathsize="10pt">
                <mrow>
                  <mrow>
                    <mi mathvariant="italic">alignment</mi>
                  </mrow>
                </mrow>
              </mstyle>
            </mrow>
          </mrow>
        </msub>
        <msup>
          <mrow>
            <mo stretchy="false">(</mo>
            <mrow>
              <mi mathvariant="italic">time</mi>
              <mrow>
                <mrow>
                  <mo stretchy="false">(</mo>
                  <mrow>
                    <mi mathvariant="italic">speech</mi>
                    <mrow>
                      <mo stretchy="false">(</mo>
                      <mrow>
                        <mi>a</mi>
                      </mrow>
                      <mo stretchy="false">)</mo>
                    </mrow>
                  </mrow>
                  <mo stretchy="false">)</mo>
                </mrow>
                <mo stretchy="false">−</mo>
                <mi>E</mi>
              </mrow>
              <mrow>
                <mo stretchy="false">(</mo>
                <mrow>
                  <mi mathvariant="italic">time</mi>
                  <mrow>
                    <mo stretchy="false">(</mo>
                    <mrow>
                      <mi mathvariant="italic">text</mi>
                      <mrow>
                        <mo stretchy="false">(</mo>
                        <mrow>
                          <mi>a</mi>
                        </mrow>
                        <mo stretchy="false">)</mo>
                      </mrow>
                    </mrow>
                    <mo stretchy="false">)</mo>
                  </mrow>
                </mrow>
                <mo stretchy="false">)</mo>
              </mrow>
            </mrow>
            <mo stretchy="false">)</mo>
          </mrow>
          <mn>2</mn>
        </msup>
      </mrow>
    </mrow>
    <annotation encoding="StarMath 5.0">argmax_{size 10 alignment} sum_{a in size 10 {alignment}} (time(speech(a)) - E(time(text(a))))^2</annotation>
  </semantics>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i mathvariant="italic">calculated</mi>
              </msub>
              <mo stretchy="false">=</mo>
              <mi mathvariant="italic">Pr</mi>
            </mrow>
            <mrow>
              <mo stretchy="false">(</mo>
              <mrow>
                <mover accent="true">
                  <mi>X</mi>
                  <mo stretchy="false">⃗</mo>
                </mover>
              </mrow>
              <mo stretchy="false">)</mo>
            </mrow>
            <msub>
              <mi mathvariant="italic">Pr</mi>
              <mi mathvariant="italic">condition</mi>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62/content.xml><?xml version="1.0" encoding="utf-8"?>
<math xmlns="http://www.w3.org/1998/Math/MathML">
  <semantics>
    <mrow>
      <msub>
        <mi mathvariant="italic">argmax</mi>
        <mrow>
          <mo stretchy="false">θ</mo>
        </mrow>
      </msub>
      <mi mathvariant="italic">Pr</mi>
      <mrow>
        <mo stretchy="false">(</mo>
        <mrow>
          <mrow>
            <mi>X</mi>
            <mo stretchy="false">∣</mo>
            <mo stretchy="false">θ</mo>
          </mrow>
        </mrow>
        <mo stretchy="false">)</mo>
      </mrow>
    </mrow>
    <annotation encoding="StarMath 5.0">argmax_{%iteta} Pr(X divides %iteta)</annotation>
  </semantics>
</math>
</file>

<file path=Object 63/content.xml><?xml version="1.0" encoding="utf-8"?>
<math xmlns="http://www.w3.org/1998/Math/MathML">
  <semantics>
    <mrow>
      <mrow>
        <munderover>
          <mo stretchy="false">∑</mo>
          <mrow>
            <mi>i</mi>
            <mo stretchy="false">=</mo>
            <mn>0</mn>
          </mrow>
          <mi>N</mi>
        </munderover>
        <msub>
          <mi>p</mi>
          <mi>i</mi>
        </msub>
      </mrow>
      <msub>
        <mi>f</mi>
        <mi>i</mi>
      </msub>
      <mrow>
        <mo stretchy="false">(</mo>
        <mrow>
          <mi>x</mi>
        </mrow>
        <mo stretchy="false">)</mo>
      </mrow>
    </mrow>
    <annotation encoding="StarMath 5.0">sum from i=0 to N p_i f_i(x)</annotation>
  </semantics>
</math>
</file>

<file path=Object 64/content.xml><?xml version="1.0" encoding="utf-8"?>
<math xmlns="http://www.w3.org/1998/Math/MathML">
  <semantics>
    <mrow>
      <msub>
        <mi>p</mi>
        <mi>i</mi>
      </msub>
    </mrow>
    <annotation encoding="StarMath 5.0">p_i</annotation>
  </semantics>
</math>
</file>

<file path=Object 65/content.xml><?xml version="1.0" encoding="utf-8"?>
<math xmlns="http://www.w3.org/1998/Math/MathML">
  <semantics>
    <mrow>
      <msub>
        <mi>f</mi>
        <mi>i</mi>
      </msub>
    </mrow>
    <annotation encoding="StarMath 5.0">f_i</annotation>
  </semantics>
</math>
</file>

<file path=Object 66/content.xml><?xml version="1.0" encoding="utf-8"?>
<math xmlns="http://www.w3.org/1998/Math/MathML">
  <semantics>
    <mrow>
      <mi>Q</mi>
      <mrow>
        <mrow>
          <mo stretchy="false">(</mo>
          <mrow>
            <msup>
              <mo stretchy="false">Θ</mo>
              <mi>i</mi>
            </msup>
            <mi>,</mi>
            <msup>
              <mo stretchy="false">Θ</mo>
              <mrow>
                <mrow>
                  <mi>i</mi>
                  <mo stretchy="false">−</mo>
                  <mn>1</mn>
                </mrow>
              </mrow>
            </msup>
          </mrow>
          <mo stretchy="false">)</mo>
        </mrow>
        <mo stretchy="false">=</mo>
        <mi>E</mi>
      </mrow>
      <mrow>
        <mo stretchy="false">[</mo>
        <mrow>
          <mi>log</mi>
          <mi>p</mi>
          <mrow>
            <mrow>
              <mo stretchy="false">(</mo>
              <mrow>
                <mo stretchy="false">Χ</mo>
                <mi>,</mi>
                <mrow>
                  <mo stretchy="false">Υ</mo>
                  <mo stretchy="false">∣</mo>
                  <mo stretchy="false">Θ</mo>
                </mrow>
              </mrow>
              <mo stretchy="false">)</mo>
            </mrow>
            <mo stretchy="false">∣</mo>
            <mo stretchy="false">Χ</mo>
          </mrow>
          <mi>,</mi>
          <msup>
            <mo stretchy="false">Θ</mo>
            <mrow>
              <mrow>
                <mi>i</mi>
                <mo stretchy="false">−</mo>
                <mn>1</mn>
              </mrow>
            </mrow>
          </msup>
        </mrow>
        <mo stretchy="false">]</mo>
      </mrow>
    </mrow>
    <annotation encoding="StarMath 5.0">Q(%iTETA^i,%iTETA^{ i-1})= E[log p(%iCHI, %iYPSILON divides %iTETA) divides %iCHI, %iTETA^{i-1}]</annotation>
  </semantics>
</math>
</file>

<file path=Object 67/content.xml><?xml version="1.0" encoding="utf-8"?>
<math xmlns="http://www.w3.org/1998/Math/MathML">
  <semantics>
    <mrow>
      <mo stretchy="false">Υ</mo>
    </mrow>
    <annotation encoding="StarMath 5.0">%iYPSILON</annotation>
  </semantics>
</math>
</file>

<file path=Object 68/content.xml><?xml version="1.0" encoding="utf-8"?>
<math xmlns="http://www.w3.org/1998/Math/MathML">
  <semantics>
    <mrow>
      <msup>
        <mo stretchy="false">Θ</mo>
        <mrow>
          <mrow>
            <mi>i</mi>
            <mo stretchy="false">−</mo>
            <mn>1</mn>
          </mrow>
        </mrow>
      </msup>
    </mrow>
    <annotation encoding="StarMath 5.0">%iTETA^{i-1}</annotation>
  </semantics>
</math>
</file>

<file path=Object 69/content.xml><?xml version="1.0" encoding="utf-8"?>
<math xmlns="http://www.w3.org/1998/Math/MathML">
  <semantics>
    <mrow>
      <msup>
        <mo stretchy="false">Θ</mo>
        <mi>i</mi>
      </msup>
    </mrow>
    <annotation encoding="StarMath 5.0">%iTETA^i</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70/content.xml><?xml version="1.0" encoding="utf-8"?>
<math xmlns="http://www.w3.org/1998/Math/MathML">
  <semantics>
    <mrow>
      <mo stretchy="false">Χ</mo>
    </mrow>
    <annotation encoding="StarMath 5.0">%iCHI</annotation>
  </semantics>
</math>
</file>

<file path=Object 71/content.xml><?xml version="1.0" encoding="utf-8"?>
<math xmlns="http://www.w3.org/1998/Math/MathML">
  <semantics>
    <mrow>
      <mi>ln</mi>
      <mrow>
        <mo stretchy="false">(</mo>
        <mrow>
          <mrow>
            <msub>
              <mo stretchy="false">∏</mo>
              <mrow>
                <mrow>
                  <mi>x</mi>
                  <mo stretchy="false">∈</mo>
                  <mi>X</mi>
                </mrow>
              </mrow>
            </msub>
            <mi mathvariant="italic">Pr</mi>
          </mrow>
          <mrow>
            <mo stretchy="false">(</mo>
            <mrow>
              <mrow>
                <mi>x</mi>
                <mo stretchy="false">∣</mo>
                <mo stretchy="false">σ</mo>
              </mrow>
            </mrow>
            <mo stretchy="false">)</mo>
          </mrow>
        </mrow>
        <mo stretchy="false">)</mo>
      </mrow>
      <mi>d</mi>
      <mrow>
        <mo stretchy="false">σ</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σ</mo>
        <mo stretchy="false">=</mo>
        <mn>...</mn>
      </mrow>
    </mrow>
    <annotation encoding="StarMath 5.0"> ln(prod_{x in X} Pr(x divides %isigma))d%sigma = sum_{x in X}[-1 over 2 ln(2%ipi)-ln(%isigma)- {(x-%imi)^2} over {2 %isigma^2} ]d%sigma = ...</annotation>
  </semantics>
</math>
</file>

<file path=Object 72/content.xml><?xml version="1.0" encoding="utf-8"?>
<math xmlns="http://www.w3.org/1998/Math/MathML">
  <semantics>
    <mrow>
      <mrow>
        <mrow>
          <mn>...</mn>
          <mo stretchy="false">=</mo>
          <mrow>
            <msub>
              <mo stretchy="false">∑</mo>
              <mrow>
                <mrow>
                  <mi>x</mi>
                  <mo stretchy="false">∈</mo>
                  <mi>X</mi>
                </mrow>
              </mrow>
            </msub>
            <mrow>
              <mo stretchy="false">[</mo>
              <mrow>
                <mrow>
                  <mfrac>
                    <mrow>
                      <mo stretchy="false">−</mo>
                      <mn>1</mn>
                    </mrow>
                    <mo stretchy="false">σ</mo>
                  </mfrac>
                  <mo stretchy="false">+</mo>
                  <msup>
                    <mrow>
                      <mo stretchy="false">(</mo>
                      <mrow>
                        <mrow>
                          <mi>x</mi>
                          <mo stretchy="false">−</mo>
                          <mo stretchy="false">μ</mo>
                        </mrow>
                      </mrow>
                      <mo stretchy="false">)</mo>
                    </mrow>
                    <mn>2</mn>
                  </msup>
                </mrow>
                <msup>
                  <mo stretchy="false">σ</mo>
                  <mrow>
                    <mrow>
                      <mo stretchy="false">−</mo>
                      <mn>3</mn>
                    </mrow>
                  </mrow>
                </msup>
              </mrow>
              <mo stretchy="false">]</mo>
            </mrow>
          </mrow>
        </mrow>
        <mo stretchy="false">=</mo>
        <mfrac>
          <mrow>
            <mo stretchy="false">−</mo>
            <mn>1</mn>
          </mrow>
          <mrow>
            <mo stretchy="false">σ</mo>
          </mrow>
        </mfrac>
      </mrow>
      <mrow>
        <mrow>
          <msub>
            <mo stretchy="false">∑</mo>
            <mrow>
              <mrow>
                <mi>x</mi>
                <mo stretchy="false">∈</mo>
                <mi>X</mi>
              </mrow>
            </mrow>
          </msub>
          <mrow>
            <mo stretchy="false">[</mo>
            <mrow>
              <mrow>
                <mn>1</mn>
                <mo stretchy="false">−</mo>
                <msup>
                  <mrow>
                    <mo stretchy="false">(</mo>
                    <mrow>
                      <mrow>
                        <mi>x</mi>
                        <mo stretchy="false">−</mo>
                        <mo stretchy="false">μ</mo>
                      </mrow>
                    </mrow>
                    <mo stretchy="false">)</mo>
                  </mrow>
                  <mn>2</mn>
                </msup>
              </mrow>
              <msup>
                <mo stretchy="false">σ</mo>
                <mrow>
                  <mrow>
                    <mo stretchy="false">−</mo>
                    <mn>2</mn>
                  </mrow>
                </mrow>
              </msup>
            </mrow>
            <mo stretchy="false">]</mo>
          </mrow>
        </mrow>
        <mo stretchy="false">=</mo>
        <mn>...</mn>
      </mrow>
    </mrow>
    <annotation encoding="StarMath 5.0">...= sum_{x in X}[-1 over %isigma + (x-%imi)^2 %isigma^{-3}] = -1 over {%isigma} sum_{x in X}[1-(x-%imi)^2 %isigma^{-2}]=...</annotation>
  </semantics>
</math>
</file>

<file path=Object 73/content.xml><?xml version="1.0" encoding="utf-8"?>
<math xmlns="http://www.w3.org/1998/Math/MathML">
  <semantics>
    <mrow>
      <mrow>
        <mn>...</mn>
        <mo stretchy="false">=</mo>
        <mn>0</mn>
      </mrow>
      <mo stretchy="false">⇔</mo>
      <msup>
        <mo stretchy="false">σ</mo>
        <mrow>
          <mrow>
            <mo stretchy="false">−</mo>
            <mn>2</mn>
          </mrow>
        </mrow>
      </msup>
      <mrow>
        <mrow>
          <mrow>
            <msub>
              <mo stretchy="false">∑</mo>
              <mrow>
                <mrow>
                  <mi>x</mi>
                  <mo stretchy="false">∈</mo>
                  <mi>X</mi>
                </mrow>
              </mrow>
            </msub>
            <msup>
              <mrow>
                <mo stretchy="false">(</mo>
                <mrow>
                  <mrow>
                    <mi>x</mi>
                    <mo stretchy="false">−</mo>
                    <mo stretchy="false">μ</mo>
                  </mrow>
                </mrow>
                <mo stretchy="false">)</mo>
              </mrow>
              <mn>2</mn>
            </msup>
          </mrow>
          <mo stretchy="false">−</mo>
          <mrow>
            <mo stretchy="false">∣</mo>
            <mrow>
              <mi>X</mi>
            </mrow>
            <mo stretchy="false">∣</mo>
          </mrow>
        </mrow>
        <mo stretchy="false">=</mo>
        <mn>0</mn>
      </mrow>
      <mo stretchy="false">⇔</mo>
      <msup>
        <mo stretchy="false">σ</mo>
        <mrow>
          <mrow>
            <mo stretchy="false">−</mo>
            <mn>2</mn>
          </mrow>
        </mrow>
      </msup>
      <mrow>
        <mrow>
          <mo stretchy="false">∣</mo>
          <mrow>
            <mi>X</mi>
          </mrow>
          <mo stretchy="false">∣</mo>
        </mrow>
        <mo stretchy="false">=</mo>
        <mrow>
          <msub>
            <mo stretchy="false">∑</mo>
            <mrow>
              <mrow>
                <mi>x</mi>
                <mo stretchy="false">∈</mo>
                <mi>X</mi>
              </mrow>
            </mrow>
          </msub>
          <msup>
            <mrow>
              <mo stretchy="false">(</mo>
              <mrow>
                <mrow>
                  <mi>x</mi>
                  <mo stretchy="false">−</mo>
                  <mo stretchy="false">μ</mo>
                </mrow>
              </mrow>
              <mo stretchy="false">)</mo>
            </mrow>
            <mn>2</mn>
          </msup>
        </mrow>
      </mrow>
      <mo stretchy="false">⇔</mo>
      <mrow>
        <msup>
          <mo stretchy="false">σ</mo>
          <mn>2</mn>
        </msup>
        <mo stretchy="false">=</mo>
        <mfrac>
          <mn>1</mn>
          <mrow>
            <mo stretchy="false">∣</mo>
            <mrow>
              <mi>X</mi>
            </mrow>
            <mo stretchy="false">∣</mo>
          </mrow>
        </mfrac>
      </mrow>
      <mrow>
        <msub>
          <mo stretchy="false">∑</mo>
          <mrow>
            <mrow>
              <mi>x</mi>
              <mo stretchy="false">∈</mo>
              <mi>X</mi>
            </mrow>
          </mrow>
        </msub>
        <msup>
          <mrow>
            <mo stretchy="false">(</mo>
            <mrow>
              <mrow>
                <mi>x</mi>
                <mo stretchy="false">−</mo>
                <mo stretchy="false">μ</mo>
              </mrow>
            </mrow>
            <mo stretchy="false">)</mo>
          </mrow>
          <mn>2</mn>
        </msup>
      </mrow>
    </mrow>
    <annotation encoding="StarMath 5.0">...= 0 dlrarrow %isigma^{-2} sum_{x in X}(x-%imi)^2 - lline X rline=0 dlrarrow %isigma^{-2} lline X rline = sum_{x in X}(x-%imi)^2 dlrarrow %isigma^2 = 1 over lline X rline sum_{x in X}(x-%imi)^2</annotation>
  </semantics>
</math>
</file>

<file path=Object 74/content.xml><?xml version="1.0" encoding="utf-8"?>
<math xmlns="http://www.w3.org/1998/Math/MathML">
  <semantics>
    <mrow>
      <mo stretchy="false">Υ</mo>
    </mrow>
    <annotation encoding="StarMath 5.0">%iYPSILON</annotation>
  </semantics>
</math>
</file>

<file path=Object 75/content.xml><?xml version="1.0" encoding="utf-8"?>
<math xmlns="http://www.w3.org/1998/Math/MathML">
  <semantics>
    <mrow>
      <mrow>
        <mn>...</mn>
        <mo stretchy="false">=</mo>
        <mfrac>
          <mrow>
            <mo stretchy="false">−</mo>
            <mn>1</mn>
          </mrow>
          <mrow>
            <mn>2</mn>
            <msup>
              <mo stretchy="false">σ</mo>
              <mn>2</mn>
            </msup>
          </mrow>
        </mfrac>
      </mrow>
      <mrow>
        <msub>
          <mo stretchy="false">∑</mo>
          <mrow>
            <mrow>
              <mi>x</mi>
              <mo stretchy="false">∈</mo>
              <mi>X</mi>
            </mrow>
          </mrow>
        </msub>
        <mrow>
          <msup>
            <mrow>
              <mo stretchy="false">(</mo>
              <mrow>
                <mrow>
                  <mi>x</mi>
                  <mo stretchy="false">−</mo>
                  <mo stretchy="false">μ</mo>
                </mrow>
              </mrow>
              <mo stretchy="false">)</mo>
            </mrow>
            <mn>2</mn>
          </msup>
        </mrow>
      </mrow>
      <mi>d</mi>
      <mrow>
        <mo stretchy="false">μ</mo>
        <mo stretchy="false">=</mo>
        <mfrac>
          <mn>1</mn>
          <mrow>
            <msup>
              <mo stretchy="false">σ</mo>
              <mn>2</mn>
            </msup>
          </mrow>
        </mfrac>
      </mrow>
      <mrow>
        <mrow>
          <msub>
            <mo stretchy="false">∑</mo>
            <mrow>
              <mrow>
                <mi>x</mi>
                <mo stretchy="false">∈</mo>
                <mi>X</mi>
              </mrow>
            </mrow>
          </msub>
          <mrow>
            <mrow>
              <mo stretchy="false">(</mo>
              <mrow>
                <mrow>
                  <mi>x</mi>
                  <mo stretchy="false">−</mo>
                  <mo stretchy="false">μ</mo>
                </mrow>
              </mrow>
              <mo stretchy="false">)</mo>
            </mrow>
          </mrow>
        </mrow>
        <mo stretchy="false">=</mo>
        <mn>0</mn>
      </mrow>
      <mo stretchy="false">⇔</mo>
      <mrow>
        <mrow>
          <msub>
            <mo stretchy="false">∑</mo>
            <mrow>
              <mrow>
                <mi>x</mi>
                <mo stretchy="false">∈</mo>
                <mi>X</mi>
              </mrow>
            </mrow>
          </msub>
          <mrow>
            <mrow>
              <mo stretchy="false">(</mo>
              <mrow>
                <mrow>
                  <mi>x</mi>
                  <mo stretchy="false">−</mo>
                  <mo stretchy="false">μ</mo>
                </mrow>
              </mrow>
              <mo stretchy="false">)</mo>
            </mrow>
          </mrow>
        </mrow>
        <mo stretchy="false">=</mo>
        <mn>0</mn>
      </mrow>
      <mo stretchy="false">⇔</mo>
      <mrow>
        <mo stretchy="false">μ</mo>
        <mo stretchy="false">=</mo>
        <mfrac>
          <mn>1</mn>
          <mrow>
            <mo stretchy="false">∣</mo>
            <mrow>
              <mi>X</mi>
            </mrow>
            <mo stretchy="false">∣</mo>
          </mrow>
        </mfrac>
      </mrow>
      <mrow>
        <msub>
          <mo stretchy="false">∑</mo>
          <mrow>
            <mrow>
              <mi>x</mi>
              <mo stretchy="false">∈</mo>
              <mi>X</mi>
            </mrow>
          </mrow>
        </msub>
        <mi>x</mi>
      </mrow>
    </mrow>
    <annotation encoding="StarMath 5.0">...= -1 over {2 %isigma^2} sum_{x in X}{(x-%imi)^2}d%imi = 1 over {%isigma^2} sum_{x in X}{(x-%imi)}=0 dlrarrow sum_{x in X}{(x-%imi)}=0 dlrarrow %imi = 1 over lline X rline sum_{x in X}x</annotation>
  </semantics>
</math>
</file>

<file path=Object 76/content.xml><?xml version="1.0" encoding="utf-8"?>
<math xmlns="http://www.w3.org/1998/Math/MathML">
  <semantics>
    <mrow>
      <mi>ln</mi>
      <mrow>
        <mo stretchy="false">(</mo>
        <mrow>
          <mrow>
            <msub>
              <mo stretchy="false">∏</mo>
              <mrow>
                <mrow>
                  <mi>x</mi>
                  <mo stretchy="false">∈</mo>
                  <mi>X</mi>
                </mrow>
              </mrow>
            </msub>
            <mrow>
              <mo stretchy="false">(</mo>
              <mrow>
                <mfrac>
                  <mn>1</mn>
                  <mrow>
                    <msqrt>
                      <mrow>
                        <mo stretchy="false">(</mo>
                        <mrow>
                          <mn>2</mn>
                          <mo stretchy="false">π</mo>
                          <msup>
                            <mo stretchy="false">σ</mo>
                            <mn>2</mn>
                          </msup>
                        </mrow>
                        <mo stretchy="false">)</mo>
                      </mrow>
                    </msqrt>
                  </mrow>
                </mfrac>
                <msup>
                  <mi>e</mi>
                  <mrow>
                    <mfrac>
                      <mrow>
                        <mo stretchy="false">−</mo>
                        <mrow>
                          <msup>
                            <mrow>
                              <mo stretchy="false">(</mo>
                              <mrow>
                                <mrow>
                                  <mi>x</mi>
                                  <mo stretchy="false">−</mo>
                                  <mo stretchy="false">μ</mo>
                                </mrow>
                              </mrow>
                              <mo stretchy="false">)</mo>
                            </mrow>
                            <mn>2</mn>
                          </msup>
                        </mrow>
                      </mrow>
                      <mrow>
                        <mn>2</mn>
                        <msup>
                          <mo stretchy="false">σ</mo>
                          <mn>2</mn>
                        </msup>
                      </mrow>
                    </mfrac>
                  </mrow>
                </msup>
              </mrow>
              <mo stretchy="false">)</mo>
            </mrow>
          </mrow>
        </mrow>
        <mo stretchy="false">)</mo>
      </mrow>
      <mi>d</mi>
      <mrow>
        <mo stretchy="false">μ</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μ</mo>
        <mo stretchy="false">=</mo>
        <mn>...</mn>
      </mrow>
    </mrow>
    <annotation encoding="StarMath 5.0">ln(prod_{x in X} (1 over {sqrt(2%ipi%isigma^2)} e^{-{(x-%imi)^2}over{2%isigma^2}}))d%imi  = sum_{x in X}[-1 over 2 ln(2%ipi)-ln(%isigma)- {(x-%imi)^2} over {2 %isigma^2} ]d%imi =...</annotation>
  </semantics>
</math>
</file>

<file path=Object 77/content.xml><?xml version="1.0" encoding="utf-8"?>
<math xmlns="http://www.w3.org/1998/Math/MathML">
  <semantics>
    <mrow>
      <mo stretchy="false">Υ</mo>
    </mrow>
    <annotation encoding="StarMath 5.0">%iYPSILON</annotation>
  </semantics>
</math>
</file>

<file path=Object 78/content.xml><?xml version="1.0" encoding="utf-8"?>
<math xmlns="http://www.w3.org/1998/Math/MathML">
  <semantics>
    <mrow>
      <mo stretchy="false">Θ</mo>
    </mrow>
    <annotation encoding="StarMath 5.0">%iTETA</annotation>
  </semantics>
</math>
</file>

<file path=Object 79/content.xml><?xml version="1.0" encoding="utf-8"?>
<math xmlns="http://www.w3.org/1998/Math/MathML">
  <semantics>
    <mrow>
      <mo stretchy="false">Θ</mo>
    </mrow>
    <annotation encoding="StarMath 5.0">%iTET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80/content.xml><?xml version="1.0" encoding="utf-8"?>
<math xmlns="http://www.w3.org/1998/Math/MathML">
  <semantics>
    <mrow>
      <mi>Q</mi>
      <mrow>
        <mo stretchy="false">(</mo>
        <mrow>
          <msup>
            <mo stretchy="false">Θ</mo>
            <mi>i</mi>
          </msup>
          <mi>,</mi>
          <msup>
            <mo stretchy="false">Θ</mo>
            <mrow>
              <mrow>
                <mi>i</mi>
                <mo stretchy="false">−</mo>
                <mn>1</mn>
              </mrow>
            </mrow>
          </msup>
        </mrow>
        <mo stretchy="false">)</mo>
      </mrow>
    </mrow>
    <annotation encoding="StarMath 5.0">Q(%iTETA^i,%iTETA^{ i-1})</annotation>
  </semantics>
</math>
</file>

<file path=Object 81/content.xml><?xml version="1.0" encoding="utf-8"?>
<math xmlns="http://www.w3.org/1998/Math/MathML">
  <semantics>
    <mrow>
      <mrow>
        <mo stretchy="false">{</mo>
        <mrow>
          <mrow>
            <mo stretchy="false">(</mo>
            <mrow>
              <msub>
                <mo stretchy="false">μ</mo>
                <mi>i</mi>
              </msub>
              <mi>,</mi>
              <msub>
                <mo stretchy="false">σ</mo>
                <mi>i</mi>
              </msub>
              <mi>,</mi>
              <msub>
                <mi>p</mi>
                <mi>i</mi>
              </msub>
            </mrow>
            <mo stretchy="false">)</mo>
          </mrow>
        </mrow>
        <mo stretchy="false">}</mo>
      </mrow>
    </mrow>
    <annotation encoding="StarMath 5.0">lbrace(%imi_i, %isigma_i, p_i) rbrace</annotation>
  </semantics>
</math>
</file>

<file path=Object 82/content.xml><?xml version="1.0" encoding="utf-8"?>
<math xmlns="http://www.w3.org/1998/Math/MathML">
  <semantics>
    <mrow>
      <mrow>
        <mo stretchy="false">λ</mo>
        <mo stretchy="false">=</mo>
        <mrow>
          <mo stretchy="false">(</mo>
          <mrow>
            <mi>A</mi>
            <mi>,</mi>
            <mi>B</mi>
            <mi>,</mi>
            <mo stretchy="false">π</mo>
          </mrow>
          <mo stretchy="false">)</mo>
        </mrow>
      </mrow>
    </mrow>
    <annotation encoding="StarMath 5.0">%ilambda=(A, B, %ipi)</annotation>
  </semantics>
</math>
</file>

<file path=Object 83/content.xml><?xml version="1.0" encoding="utf-8"?>
<math xmlns="http://www.w3.org/1998/Math/MathML">
  <semantics>
    <mrow>
      <mi>π</mi>
    </mrow>
    <annotation encoding="StarMath 5.0">π</annotation>
  </semantics>
</math>
</file>

<file path=Object 84/content.xml><?xml version="1.0" encoding="utf-8"?>
<math xmlns="http://www.w3.org/1998/Math/MathML">
  <semantics>
    <mrow>
      <mo stretchy="false">π</mo>
    </mrow>
    <annotation encoding="StarMath 5.0">%ipi</annotation>
  </semantics>
</math>
</file>

<file path=Object 85/content.xml><?xml version="1.0" encoding="utf-8"?>
<math xmlns="http://www.w3.org/1998/Math/MathML">
  <semantics>
    <mrow>
      <msub>
        <mi>P</mi>
        <mrow>
          <mrow>
            <mi>k</mi>
            <mo stretchy="false">+</mo>
            <mn>1</mn>
          </mrow>
        </mrow>
      </msub>
    </mrow>
    <annotation encoding="StarMath 5.0">P_{k+1}</annotation>
  </semantics>
</math>
</file>

<file path=Object 86/content.xml><?xml version="1.0" encoding="utf-8"?>
<math xmlns="http://www.w3.org/1998/Math/MathML">
  <semantics>
    <mrow>
      <msub>
        <mi>P</mi>
        <mrow>
          <mrow>
            <mi>k</mi>
            <mo stretchy="false">+</mo>
            <mn>1</mn>
          </mrow>
        </mrow>
      </msub>
      <mrow>
        <mrow>
          <mo stretchy="false">(</mo>
          <mrow>
            <mi>i</mi>
          </mrow>
          <mo stretchy="false">)</mo>
        </mrow>
        <mo stretchy="false">=</mo>
        <mi mathvariant="italic">max</mi>
      </mrow>
      <mrow>
        <mo stretchy="false">(</mo>
        <mrow>
          <msub>
            <mi>P</mi>
            <mi>k</mi>
          </msub>
          <mrow>
            <mo stretchy="false">(</mo>
            <mrow>
              <mi>j</mi>
            </mrow>
            <mo stretchy="false">)</mo>
          </mrow>
          <msub>
            <mi>a</mi>
            <mi mathvariant="italic">ji</mi>
          </msub>
          <msub>
            <mi>b</mi>
            <mi>i</mi>
          </msub>
          <mrow>
            <mo stretchy="false">(</mo>
            <mrow>
              <msub>
                <mi>Q</mi>
                <mrow>
                  <mrow>
                    <mi>k</mi>
                    <mo stretchy="false">+</mo>
                    <mn>1</mn>
                  </mrow>
                </mrow>
              </msub>
            </mrow>
            <mo stretchy="false">)</mo>
          </mrow>
        </mrow>
        <mo stretchy="false">)</mo>
      </mrow>
    </mrow>
    <annotation encoding="StarMath 5.0">P_{k+1}(i) = max(P_k(j) a_ji b_i(Q_{k+1}))</annotation>
  </semantics>
</math>
</file>

<file path=Object 87/content.xml><?xml version="1.0" encoding="utf-8"?>
<math xmlns="http://www.w3.org/1998/Math/MathML">
  <semantics>
    <mrow>
      <msub>
        <mi>a</mi>
        <mi mathvariant="italic">ji</mi>
      </msub>
    </mrow>
    <annotation encoding="StarMath 5.0">a_ji</annotation>
  </semantics>
</math>
</file>

<file path=Object 88/content.xml><?xml version="1.0" encoding="utf-8"?>
<math xmlns="http://www.w3.org/1998/Math/MathML">
  <semantics>
    <mrow>
      <msub>
        <mi>b</mi>
        <mi>i</mi>
      </msub>
      <mrow>
        <mo stretchy="false">(</mo>
        <mrow>
          <msub>
            <mi>Q</mi>
            <mrow>
              <mrow>
                <mi>k</mi>
                <mo stretchy="false">+</mo>
                <mn>1</mn>
              </mrow>
            </mrow>
          </msub>
        </mrow>
        <mo stretchy="false">)</mo>
      </mrow>
    </mrow>
    <annotation encoding="StarMath 5.0">b_i(Q_{k+1})</annotation>
  </semantics>
</math>
</file>

<file path=Object 89/content.xml><?xml version="1.0" encoding="utf-8"?>
<math xmlns="http://www.w3.org/1998/Math/MathML">
  <semantics>
    <mrow>
      <msub>
        <mi>P</mi>
        <mi>n</mi>
      </msub>
      <mrow>
        <mo stretchy="false">(</mo>
        <mrow>
          <mi>i</mi>
        </mrow>
        <mo stretchy="false">)</mo>
      </mrow>
    </mrow>
    <annotation encoding="StarMath 5.0">P_n(i)</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

<file path=Object 90/content.xml><?xml version="1.0" encoding="utf-8"?>
<math xmlns="http://www.w3.org/1998/Math/MathML">
  <semantics>
    <mrow>
      <mi mathvariant="italic">Ave</mi>
      <mrow>
        <mrow>
          <mo stretchy="false">(</mo>
          <mrow>
            <mi mathvariant="italic">signal</mi>
          </mrow>
          <mo stretchy="false">)</mo>
        </mrow>
        <mo stretchy="false">−</mo>
        <mi mathvariant="italic">Ave</mi>
      </mrow>
      <mrow>
        <mrow>
          <mo stretchy="false">(</mo>
          <mrow>
            <mi mathvariant="italic">background</mi>
          </mrow>
          <mo stretchy="false">)</mo>
        </mrow>
        <mo stretchy="false">&gt;</mo>
        <mi mathvariant="italic">threshold</mi>
      </mrow>
    </mrow>
    <annotation encoding="StarMath 5.0">Ave(signal) - Ave(background) &gt; threshold
</annotation>
  </semantics>
</math>
</file>

<file path=Object 91/content.xml><?xml version="1.0" encoding="utf-8"?>
<math xmlns="http://www.w3.org/1998/Math/MathML">
  <semantics>
    <mrow>
      <mi>E</mi>
      <mrow>
        <mrow>
          <mo stretchy="false">(</mo>
          <mrow>
            <mstyle mathsize="10pt">
              <mrow>
                <mrow>
                  <mi mathvariant="italic">time</mi>
                  <mi mathvariant="italic">of</mi>
                  <mi mathvariant="italic">single</mi>
                  <mi mathvariant="italic">word</mi>
                </mrow>
              </mrow>
            </mstyle>
          </mrow>
          <mo stretchy="false">)</mo>
        </mrow>
        <mo stretchy="false">=</mo>
        <mfrac>
          <mrow>
            <mrow>
              <msub>
                <mo stretchy="false">∑</mo>
                <mrow>
                  <mi>W</mi>
                </mrow>
              </msub>
              <mrow>
                <msub>
                  <mo stretchy="false">∑</mo>
                  <mrow>
                    <mrow>
                      <mi>w</mi>
                      <mo stretchy="false">∈</mo>
                      <mi>W</mi>
                    </mrow>
                  </mrow>
                </msub>
                <mn>1</mn>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word}) = {sum_{W} sum_{w in W} 1 } over {sum_{lline s_i, e_i rline in S} (e_i - s_i)}</annotation>
  </semantics>
</math>
</file>

<file path=Object 92/content.xml><?xml version="1.0" encoding="utf-8"?>
<math xmlns="http://www.w3.org/1998/Math/MathML">
  <semantics>
    <mrow>
      <mn>0.95</mn>
      <mi>E</mi>
      <mrow>
        <mrow>
          <mo stretchy="false">(</mo>
          <mrow>
            <mstyle mathsize="10pt">
              <mrow>
                <mrow>
                  <mi mathvariant="italic">time</mi>
                  <mi mathvariant="italic">of</mi>
                  <mi mathvariant="italic">chunk</mi>
                  <mi mathvariant="italic">using</mi>
                  <mi mathvariant="italic">character</mi>
                  <mi mathvariant="italic">estimation</mi>
                </mrow>
              </mrow>
            </mstyle>
          </mrow>
          <mo stretchy="false">)</mo>
        </mrow>
        <mo stretchy="false">+</mo>
        <mn>0.05</mn>
      </mrow>
      <mi>E</mi>
      <mrow>
        <mo stretchy="false">(</mo>
        <mrow>
          <mstyle mathsize="10pt">
            <mrow>
              <mrow>
                <mi mathvariant="italic">time</mi>
                <mi mathvariant="italic">of</mi>
                <mi mathvariant="italic">chunk</mi>
                <mi mathvariant="italic">using</mi>
                <mi mathvariant="italic">word</mi>
                <mi mathvariant="italic">estimation</mi>
              </mrow>
            </mrow>
          </mstyle>
        </mrow>
        <mo stretchy="false">)</mo>
      </mrow>
    </mrow>
    <annotation encoding="StarMath 5.0">0.95 E(size 10 {time of chunk using character estimation}) + 0.05 E(size 10 {time of chunk using word estimation})</annotation>
  </semantics>
</math>
</file>

<file path=Object 93/content.xml><?xml version="1.0" encoding="utf-8"?>
<math xmlns="http://www.w3.org/1998/Math/MathML">
  <semantics>
    <mrow>
      <mi>P</mi>
      <mrow>
        <mrow>
          <mo stretchy="false">(</mo>
          <mrow>
            <mi>i</mi>
          </mrow>
          <mo stretchy="false">)</mo>
        </mrow>
        <mo stretchy="false">=</mo>
        <msup>
          <mrow>
            <mo stretchy="false">(</mo>
            <mrow>
              <mi mathvariant="italic">time</mi>
              <mrow>
                <mrow>
                  <mo stretchy="false">(</mo>
                  <mrow>
                    <mi mathvariant="italic">speech</mi>
                    <mrow>
                      <mo stretchy="false">(</mo>
                      <mrow>
                        <mn>0</mn>
                      </mrow>
                      <mo stretchy="false">)</mo>
                    </mrow>
                  </mrow>
                  <mo stretchy="false">)</mo>
                </mrow>
                <mo stretchy="false">−</mo>
                <mrow>
                  <munderover>
                    <mo stretchy="false">∑</mo>
                    <mrow>
                      <mi>k</mi>
                      <mo stretchy="false">=</mo>
                      <mn>0</mn>
                    </mrow>
                    <mi>i</mi>
                  </munderover>
                  <mi>E</mi>
                </mrow>
              </mrow>
              <mrow>
                <mo stretchy="false">(</mo>
                <mrow>
                  <mi mathvariant="italic">time</mi>
                  <mrow>
                    <mo stretchy="false">(</mo>
                    <mrow>
                      <msub>
                        <mi mathvariant="italic">chunk</mi>
                        <mi>i</mi>
                      </msub>
                    </mrow>
                    <mo stretchy="false">)</mo>
                  </mrow>
                </mrow>
                <mo stretchy="false">)</mo>
              </mrow>
            </mrow>
            <mo stretchy="false">)</mo>
          </mrow>
          <mn>2</mn>
        </msup>
      </mrow>
    </mrow>
    <annotation encoding="StarMath 5.0">P(i) = (time(speech(0)) - sum from k = 0 to i E(time(chunk_i)))^2</annotation>
  </semantics>
</math>
</file>

<file path=Object 94/content.xml><?xml version="1.0" encoding="utf-8"?>
<math xmlns="http://www.w3.org/1998/Math/MathML">
  <semantics>
    <mrow>
      <mi>P</mi>
      <mrow>
        <mrow>
          <mo stretchy="false">(</mo>
          <mrow>
            <mi>i</mi>
          </mrow>
          <mo stretchy="false">)</mo>
        </mrow>
        <mo stretchy="false">=</mo>
        <msub>
          <mi mathvariant="italic">argmax</mi>
          <mrow>
            <mrow>
              <mi>d</mi>
              <mo stretchy="false">∈</mo>
              <mrow>
                <mo stretchy="false">〈</mo>
                <mrow>
                  <mn>0,</mn>
                  <mrow>
                    <mi>i</mi>
                    <mo stretchy="false">−</mo>
                    <mn>1</mn>
                  </mrow>
                </mrow>
                <mo stretchy="false">〉</mo>
              </mrow>
            </mrow>
          </mrow>
        </msub>
      </mrow>
      <mrow>
        <mo stretchy="false">[</mo>
        <mrow>
          <mi>P</mi>
          <mrow>
            <mrow>
              <mo stretchy="false">(</mo>
              <mrow>
                <mrow>
                  <mi>i</mi>
                  <mo stretchy="false">−</mo>
                  <mi>l</mi>
                </mrow>
              </mrow>
              <mo stretchy="false">)</mo>
            </mrow>
            <mo stretchy="false">+</mo>
            <msup>
              <mrow>
                <mo stretchy="false">[</mo>
                <mrow>
                  <mi mathvariant="italic">time</mi>
                  <mrow>
                    <mrow>
                      <mo stretchy="false">(</mo>
                      <mrow>
                        <mi mathvariant="italic">speech</mi>
                        <mrow>
                          <mo stretchy="false">(</mo>
                          <mrow>
                            <mi>k</mi>
                          </mrow>
                          <mo stretchy="false">)</mo>
                        </mrow>
                      </mrow>
                      <mo stretchy="false">)</mo>
                    </mrow>
                    <mo stretchy="false">−</mo>
                    <mrow>
                      <munderover>
                        <mo stretchy="false">∑</mo>
                        <mrow>
                          <mi>j</mi>
                          <mo stretchy="false">=</mo>
                          <mrow>
                            <mi>i</mi>
                            <mo stretchy="false">−</mo>
                            <mi>l</mi>
                          </mrow>
                        </mrow>
                        <mi>d</mi>
                      </munderover>
                      <mi>E</mi>
                    </mrow>
                  </mrow>
                  <mrow>
                    <mo stretchy="false">(</mo>
                    <mrow>
                      <mi mathvariant="italic">time</mi>
                      <mrow>
                        <mo stretchy="false">(</mo>
                        <mrow>
                          <msub>
                            <mi mathvariant="italic">text</mi>
                            <mi>j</mi>
                          </msub>
                        </mrow>
                        <mo stretchy="false">)</mo>
                      </mrow>
                    </mrow>
                    <mo stretchy="false">)</mo>
                  </mrow>
                </mrow>
                <mo stretchy="false">]</mo>
              </mrow>
              <mn>2</mn>
            </msup>
          </mrow>
        </mrow>
        <mo stretchy="false">]</mo>
      </mrow>
    </mrow>
    <annotation encoding="StarMath 5.0">P(i) = argmax_{d in langle 0, i - 1 rangle } [ P(i-l) + [time(speech(k)) - sum from j = i - l to d E(time(text_j))]^2 ]</annotation>
  </semantics>
</math>
</file>

<file path=Object 95/content.xml><?xml version="1.0" encoding="utf-8"?>
<math xmlns="http://www.w3.org/1998/Math/MathML">
  <semantics>
    <mrow>
      <mrow>
        <msub>
          <mo stretchy="false">∑</mo>
          <mrow>
            <mrow>
              <mo stretchy="false">σ</mo>
              <mo stretchy="false">∈</mo>
              <mi mathvariant="italic">frequencies</mi>
            </mrow>
          </mrow>
        </msub>
        <mi mathvariant="italic">sgn</mi>
      </mrow>
      <mrow>
        <mrow>
          <mo stretchy="false">(</mo>
          <mrow>
            <mi mathvariant="italic">max</mi>
            <mrow>
              <mo stretchy="false">(</mo>
              <mrow>
                <mn>0,</mn>
                <mi mathvariant="italic">pow</mi>
                <mrow>
                  <mrow>
                    <mo stretchy="false">(</mo>
                    <mrow>
                      <mo stretchy="false">σ</mo>
                    </mrow>
                    <mo stretchy="false">)</mo>
                  </mrow>
                  <mo stretchy="false">−</mo>
                  <mi mathvariant="italic">ave</mi>
                </mrow>
                <mrow>
                  <mo stretchy="false">(</mo>
                  <mrow>
                    <mi mathvariant="italic">pow</mi>
                    <mrow>
                      <mo stretchy="false">(</mo>
                      <mrow>
                        <mo stretchy="false">σ</mo>
                      </mrow>
                      <mo stretchy="false">)</mo>
                    </mrow>
                  </mrow>
                  <mo stretchy="false">)</mo>
                </mrow>
              </mrow>
              <mo stretchy="false">)</mo>
            </mrow>
          </mrow>
          <mo stretchy="false">)</mo>
        </mrow>
        <mo stretchy="false">=</mo>
        <mn>0</mn>
      </mrow>
    </mrow>
    <annotation encoding="StarMath 5.0">sum_{%isigma in frequencies} sgn(max(0, pow(%isigma) - ave(pow(%isigma)))) = 0</annotation>
  </semantics>
</math>
</file>

<file path=Object 96/content.xml><?xml version="1.0" encoding="utf-8"?>
<math xmlns="http://www.w3.org/1998/Math/MathML">
  <semantics>
    <mrow>
      <mrow>
        <mi mathvariant="italic">diff</mi>
        <mo stretchy="false">=</mo>
        <mi mathvariant="italic">len</mi>
      </mrow>
      <mrow>
        <mrow>
          <mo stretchy="false">(</mo>
          <mrow>
            <mi mathvariant="italic">first</mi>
          </mrow>
          <mo stretchy="false">)</mo>
        </mrow>
        <mo stretchy="false">+</mo>
        <mi mathvariant="italic">len</mi>
      </mrow>
      <mrow>
        <mrow>
          <mo stretchy="false">(</mo>
          <mrow>
            <mi mathvariant="italic">second</mi>
          </mrow>
          <mo stretchy="false">)</mo>
        </mrow>
        <mo stretchy="false">−</mo>
        <mn>2</mn>
      </mrow>
      <mi mathvariant="italic">len</mi>
      <mrow>
        <mo stretchy="false">(</mo>
        <mrow>
          <mi mathvariant="italic">biggest</mi>
          <mi mathvariant="italic">subsequence</mi>
        </mrow>
        <mo stretchy="false">)</mo>
      </mrow>
    </mrow>
    <annotation encoding="StarMath 5.0">diff = len(first) + len(second) - 2 len(biggest subsequence)</annotation>
  </semantics>
</math>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894cm" svg:height="6.305cm"/>
          <chart:axis chart:dimension="x" chart:name="primary-x" chart:style-name="ch4" chartooo:axis-type="auto">
            <chartooo:date-scale/>
            <chart:categories table:cell-range-address="local-table.$A$2:.$A$72"/>
          </chart:axis>
          <chart:axis chart:dimension="y" chart:name="primary-y" chart:style-name="ch5">
            <chart:grid chart:style-name="ch6" chart:class="major"/>
          </chart:axis>
          <chart:series chart:style-name="ch7" chart:values-cell-range-address="local-table.$B$2:.$B$72" chart:label-cell-address="local-table.$B$1" chart:class="chart:bar">
            <chart:data-point chart:repeated="7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179">
                <text:p>179</text:p>
              </table:table-cell>
            </table:table-row>
            <table:table-row>
              <table:table-cell office:value-type="string">
                <text:p>1</text:p>
              </table:table-cell>
              <table:table-cell office:value-type="float" office:value="54">
                <text:p>54</text:p>
              </table:table-cell>
            </table:table-row>
            <table:table-row>
              <table:table-cell office:value-type="string">
                <text:p/>
              </table:table-cell>
              <table:table-cell office:value-type="float" office:value="20">
                <text:p>20</text:p>
              </table:table-cell>
            </table:table-row>
            <table:table-row>
              <table:table-cell office:value-type="string">
                <text:p/>
              </table:table-cell>
              <table:table-cell office:value-type="float" office:value="27">
                <text:p>27</text:p>
              </table:table-cell>
            </table:table-row>
            <table:table-row>
              <table:table-cell office:value-type="string">
                <text:p/>
              </table:table-cell>
              <table:table-cell office:value-type="float" office:value="25">
                <text:p>25</text:p>
              </table:table-cell>
            </table:table-row>
            <table:table-row>
              <table:table-cell office:value-type="string">
                <text:p>5</text:p>
              </table:table-cell>
              <table:table-cell office:value-type="float" office:value="27">
                <text:p>27</text:p>
              </table:table-cell>
            </table:table-row>
            <table:table-row>
              <table:table-cell office:value-type="string">
                <text:p/>
              </table:table-cell>
              <table:table-cell office:value-type="float" office:value="26">
                <text:p>26</text:p>
              </table:table-cell>
            </table:table-row>
            <table:table-row>
              <table:table-cell office:value-type="string">
                <text:p/>
              </table:table-cell>
              <table:table-cell office:value-type="float" office:value="16">
                <text:p>16</text:p>
              </table:table-cell>
            </table:table-row>
            <table:table-row>
              <table:table-cell office:value-type="string">
                <text:p/>
              </table:table-cell>
              <table:table-cell office:value-type="float" office:value="21">
                <text:p>21</text:p>
              </table:table-cell>
            </table:table-row>
            <table:table-row>
              <table:table-cell office:value-type="string">
                <text:p/>
              </table:table-cell>
              <table:table-cell office:value-type="float" office:value="14">
                <text:p>14</text:p>
              </table:table-cell>
            </table:table-row>
            <table:table-row>
              <table:table-cell office:value-type="string">
                <text:p>10</text:p>
              </table:table-cell>
              <table:table-cell office:value-type="float" office:value="5">
                <text:p>5</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7">
                <text:p>7</text:p>
              </table:table-cell>
            </table:table-row>
            <table:table-row>
              <table:table-cell office:value-type="string">
                <text:p>15</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
              <table:table-cell office:value-type="string">
                <text:p>20</text:p>
              </table:table-cell>
              <table:table-cell office:value-type="float" office:value="6">
                <text:p>6</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30</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2">
                <text:p>2</text:p>
              </table:table-cell>
            </table:table-row>
            <table:table-row>
              <table:table-cell office:value-type="string">
                <text:p>40</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45</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5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60</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6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70</text:p>
              </table:table-cell>
              <table:table-cell office:value-type="float" office:value="NaN">
                <text:p>NaN</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8/content.xml><?xml version="1.0" encoding="utf-8"?>
<math xmlns="http://www.w3.org/1998/Math/MathML">
  <semantics>
    <mrow>
      <mi>c</mi>
    </mrow>
    <annotation encoding="StarMath 5.0">c</annotation>
  </semantics>
</math>
</file>

<file path=Object 99/content.xml><?xml version="1.0" encoding="utf-8"?>
<math xmlns="http://www.w3.org/1998/Math/MathML">
  <semantics>
    <mrow>
      <mi>S</mi>
    </mrow>
    <annotation encoding="StarMath 5.0">S</annotation>
  </semantics>
</math>
</file>